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3.221cm"/>
    </style:style>
    <style:style style:name="co4" style:family="table-column">
      <style:table-column-properties fo:break-before="auto" style:column-width="4.856cm"/>
    </style:style>
    <style:style style:name="co5" style:family="table-column">
      <style:table-column-properties fo:break-before="auto" style:column-width="4.25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e_indices_salario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COMPETENCIA</text:p>
          </table:table-cell>
          <table:table-cell office:value-type="string" calcext:value-type="string">
            <text:p>INDICE_CALCULADO</text:p>
          </table:table-cell>
          <table:table-cell office:value-type="string" calcext:value-type="string">
            <text:p>INDICE_GOOGLE</text:p>
          </table:table-cell>
          <table:table-cell office:value-type="string" calcext:value-type="string">
            <text:p>ACUMULADO_CALCULADO</text:p>
          </table:table-cell>
          <table:table-cell office:value-type="string" calcext:value-type="string">
            <text:p>ACUMULADO_GOOGLE</text:p>
          </table:table-cell>
        </table:table-row>
        <table:table-row table:style-name="ro1">
          <table:table-cell office:value-type="string" calcext:value-type="string">
            <text:p>01/10/19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09.15636808826" calcext:value-type="float">
            <text:p>8209,15636808826</text:p>
          </table:table-cell>
          <table:table-cell office:value-type="float" office:value="8209.1562111394" calcext:value-type="float">
            <text:p>8209,1562111394</text:p>
          </table:table-cell>
        </table:table-row>
        <table:table-row table:style-name="ro1">
          <table:table-cell office:value-type="string" calcext:value-type="string">
            <text:p>01/11/19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09.15636808826" calcext:value-type="float">
            <text:p>8209,15636808826</text:p>
          </table:table-cell>
          <table:table-cell office:value-type="float" office:value="8209.1562111394" calcext:value-type="float">
            <text:p>8209,1562111394</text:p>
          </table:table-cell>
        </table:table-row>
        <table:table-row table:style-name="ro1">
          <table:table-cell office:value-type="string" calcext:value-type="string">
            <text:p>01/12/1964</text:p>
          </table:table-cell>
          <table:table-cell table:number-columns-repeated="2" office:value-type="float" office:value="1.13" calcext:value-type="float">
            <text:p>1,13</text:p>
          </table:table-cell>
          <table:table-cell office:value-type="float" office:value="8209.15636808826" calcext:value-type="float">
            <text:p>8209,15636808826</text:p>
          </table:table-cell>
          <table:table-cell office:value-type="float" office:value="8209.1562111394" calcext:value-type="float">
            <text:p>8209,1562111394</text:p>
          </table:table-cell>
        </table:table-row>
        <table:table-row table:style-name="ro1">
          <table:table-cell office:value-type="string" calcext:value-type="string">
            <text:p>01/01/19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64.74014875067" calcext:value-type="float">
            <text:p>7264,74014875067</text:p>
          </table:table-cell>
          <table:table-cell office:value-type="float" office:value="7264.7400098579" calcext:value-type="float">
            <text:p>7264,7400098579</text:p>
          </table:table-cell>
        </table:table-row>
        <table:table-row table:style-name="ro1">
          <table:table-cell office:value-type="string" calcext:value-type="string">
            <text:p>01/02/19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64.74014875067" calcext:value-type="float">
            <text:p>7264,74014875067</text:p>
          </table:table-cell>
          <table:table-cell office:value-type="float" office:value="7264.7400098579" calcext:value-type="float">
            <text:p>7264,7400098579</text:p>
          </table:table-cell>
        </table:table-row>
        <table:table-row table:style-name="ro1">
          <table:table-cell office:value-type="string" calcext:value-type="string">
            <text:p>01/03/1965</text:p>
          </table:table-cell>
          <table:table-cell table:number-columns-repeated="2" office:value-type="float" office:value="1.185840708" calcext:value-type="float">
            <text:p>1,185840708</text:p>
          </table:table-cell>
          <table:table-cell office:value-type="float" office:value="7264.74014875067" calcext:value-type="float">
            <text:p>7264,74014875067</text:p>
          </table:table-cell>
          <table:table-cell office:value-type="float" office:value="7264.7400098579" calcext:value-type="float">
            <text:p>7264,7400098579</text:p>
          </table:table-cell>
        </table:table-row>
        <table:table-row table:style-name="ro1">
          <table:table-cell office:value-type="string" calcext:value-type="string">
            <text:p>01/04/19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26.23609540538" calcext:value-type="float">
            <text:p>6126,23609540538</text:p>
          </table:table-cell>
          <table:table-cell office:value-type="float" office:value="6126.2359784623" calcext:value-type="float">
            <text:p>6126,2359784623</text:p>
          </table:table-cell>
        </table:table-row>
        <table:table-row table:style-name="ro1">
          <table:table-cell office:value-type="string" calcext:value-type="string">
            <text:p>01/05/19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26.23609540538" calcext:value-type="float">
            <text:p>6126,23609540538</text:p>
          </table:table-cell>
          <table:table-cell office:value-type="float" office:value="6126.2359784623" calcext:value-type="float">
            <text:p>6126,2359784623</text:p>
          </table:table-cell>
        </table:table-row>
        <table:table-row table:style-name="ro1">
          <table:table-cell office:value-type="string" calcext:value-type="string">
            <text:p>01/06/1965</text:p>
          </table:table-cell>
          <table:table-cell table:number-columns-repeated="2" office:value-type="float" office:value="1.1343283582" calcext:value-type="float">
            <text:p>1,1343283582</text:p>
          </table:table-cell>
          <table:table-cell office:value-type="float" office:value="6126.23609540538" calcext:value-type="float">
            <text:p>6126,23609540538</text:p>
          </table:table-cell>
          <table:table-cell office:value-type="float" office:value="6126.2359784623" calcext:value-type="float">
            <text:p>6126,2359784623</text:p>
          </table:table-cell>
        </table:table-row>
        <table:table-row table:style-name="ro1">
          <table:table-cell office:value-type="string" calcext:value-type="string">
            <text:p>01/07/19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00.76076836054" calcext:value-type="float">
            <text:p>5400,76076836054</text:p>
          </table:table-cell>
          <table:table-cell office:value-type="float" office:value="5400.7606652233" calcext:value-type="float">
            <text:p>5400,7606652233</text:p>
          </table:table-cell>
        </table:table-row>
        <table:table-row table:style-name="ro1">
          <table:table-cell office:value-type="string" calcext:value-type="string">
            <text:p>01/08/1965</text:p>
          </table:table-cell>
          <table:table-cell table:number-columns-repeated="2" office:value-type="float" office:value="1.0328947368" calcext:value-type="float">
            <text:p>1,0328947368</text:p>
          </table:table-cell>
          <table:table-cell office:value-type="float" office:value="5400.76076836054" calcext:value-type="float">
            <text:p>5400,76076836054</text:p>
          </table:table-cell>
          <table:table-cell office:value-type="float" office:value="5400.7606652233" calcext:value-type="float">
            <text:p>5400,7606652233</text:p>
          </table:table-cell>
        </table:table-row>
        <table:table-row table:style-name="ro1">
          <table:table-cell office:value-type="string" calcext:value-type="string">
            <text:p>01/09/1965</text:p>
          </table:table-cell>
          <table:table-cell table:number-columns-repeated="2" office:value-type="float" office:value="1.0127388535" calcext:value-type="float">
            <text:p>1,0127388535</text:p>
          </table:table-cell>
          <table:table-cell office:value-type="float" office:value="5228.76201798896" calcext:value-type="float">
            <text:p>5228,76201798896</text:p>
          </table:table-cell>
          <table:table-cell office:value-type="float" office:value="5228.7619179232" calcext:value-type="float">
            <text:p>5228,7619179232</text:p>
          </table:table-cell>
        </table:table-row>
        <table:table-row table:style-name="ro1">
          <table:table-cell office:value-type="string" calcext:value-type="string">
            <text:p>01/10/1965</text:p>
          </table:table-cell>
          <table:table-cell table:number-columns-repeated="2" office:value-type="float" office:value="1.0094339623" calcext:value-type="float">
            <text:p>1,0094339623</text:p>
          </table:table-cell>
          <table:table-cell office:value-type="float" office:value="5162.99142658395" calcext:value-type="float">
            <text:p>5162,99142658395</text:p>
          </table:table-cell>
          <table:table-cell office:value-type="float" office:value="5162.9913277606" calcext:value-type="float">
            <text:p>5162,9913277606</text:p>
          </table:table-cell>
        </table:table-row>
        <table:table-row table:style-name="ro1">
          <table:table-cell office:value-type="string" calcext:value-type="string">
            <text:p>01/11/1965</text:p>
          </table:table-cell>
          <table:table-cell table:number-columns-repeated="2" office:value-type="float" office:value="1.015576324" calcext:value-type="float">
            <text:p>1,015576324</text:p>
          </table:table-cell>
          <table:table-cell office:value-type="float" office:value="5114.73917007909" calcext:value-type="float">
            <text:p>5114,73917007909</text:p>
          </table:table-cell>
          <table:table-cell office:value-type="float" office:value="5114.739072361" calcext:value-type="float">
            <text:p>5114,739072361</text:p>
          </table:table-cell>
        </table:table-row>
        <table:table-row table:style-name="ro1">
          <table:table-cell office:value-type="string" calcext:value-type="string">
            <text:p>01/12/1965</text:p>
          </table:table-cell>
          <table:table-cell table:number-columns-repeated="2" office:value-type="float" office:value="1.018404908" calcext:value-type="float">
            <text:p>1,018404908</text:p>
          </table:table-cell>
          <table:table-cell office:value-type="float" office:value="5036.2922502308" calcext:value-type="float">
            <text:p>5036,2922502308</text:p>
          </table:table-cell>
          <table:table-cell office:value-type="float" office:value="5036.2921540733" calcext:value-type="float">
            <text:p>5036,2921540733</text:p>
          </table:table-cell>
        </table:table-row>
        <table:table-row table:style-name="ro1">
          <table:table-cell office:value-type="string" calcext:value-type="string">
            <text:p>01/01/1966</text:p>
          </table:table-cell>
          <table:table-cell table:number-columns-repeated="2" office:value-type="float" office:value="1.0271084337" calcext:value-type="float">
            <text:p>1,0271084337</text:p>
          </table:table-cell>
          <table:table-cell office:value-type="float" office:value="4945.27492028819" calcext:value-type="float">
            <text:p>4945,27492028819</text:p>
          </table:table-cell>
          <table:table-cell office:value-type="float" office:value="4945.2748259876" calcext:value-type="float">
            <text:p>4945,2748259876</text:p>
          </table:table-cell>
        </table:table-row>
        <table:table-row table:style-name="ro1">
          <table:table-cell office:value-type="string" calcext:value-type="string">
            <text:p>01/02/1966</text:p>
          </table:table-cell>
          <table:table-cell table:number-columns-repeated="2" office:value-type="float" office:value="1.0146627566" calcext:value-type="float">
            <text:p>1,0146627566</text:p>
          </table:table-cell>
          <table:table-cell office:value-type="float" office:value="4814.75446801036" calcext:value-type="float">
            <text:p>4814,75446801036</text:p>
          </table:table-cell>
          <table:table-cell office:value-type="float" office:value="4814.7543760349" calcext:value-type="float">
            <text:p>4814,7543760349</text:p>
          </table:table-cell>
        </table:table-row>
        <table:table-row table:style-name="ro1">
          <table:table-cell office:value-type="string" calcext:value-type="string">
            <text:p>01/03/1966</text:p>
          </table:table-cell>
          <table:table-cell table:number-columns-repeated="2" office:value-type="float" office:value="1.0173410405" calcext:value-type="float">
            <text:p>1,0173410405</text:p>
          </table:table-cell>
          <table:table-cell office:value-type="float" office:value="4745.17709129677" calcext:value-type="float">
            <text:p>4745,17709129677</text:p>
          </table:table-cell>
          <table:table-cell office:value-type="float" office:value="4745.1770006586" calcext:value-type="float">
            <text:p>4745,1770006586</text:p>
          </table:table-cell>
        </table:table-row>
        <table:table-row table:style-name="ro1">
          <table:table-cell office:value-type="string" calcext:value-type="string">
            <text:p>01/04/1966</text:p>
          </table:table-cell>
          <table:table-cell table:number-columns-repeated="2" office:value-type="float" office:value="1.0386363636" calcext:value-type="float">
            <text:p>1,0386363636</text:p>
          </table:table-cell>
          <table:table-cell office:value-type="float" office:value="4664.29339070468" calcext:value-type="float">
            <text:p>4664,29339070468</text:p>
          </table:table-cell>
          <table:table-cell office:value-type="float" office:value="4664.2933017838" calcext:value-type="float">
            <text:p>4664,2933017838</text:p>
          </table:table-cell>
        </table:table-row>
        <table:table-row table:style-name="ro1">
          <table:table-cell office:value-type="string" calcext:value-type="string">
            <text:p>01/05/1966</text:p>
          </table:table-cell>
          <table:table-cell table:number-columns-repeated="2" office:value-type="float" office:value="1.0443107221" calcext:value-type="float">
            <text:p>1,0443107221</text:p>
          </table:table-cell>
          <table:table-cell office:value-type="float" office:value="4490.7857592602" calcext:value-type="float">
            <text:p>4490,7857592602</text:p>
          </table:table-cell>
          <table:table-cell office:value-type="float" office:value="4490.7856734898" calcext:value-type="float">
            <text:p>4490,7856734898</text:p>
          </table:table-cell>
        </table:table-row>
        <table:table-row table:style-name="ro1">
          <table:table-cell office:value-type="string" calcext:value-type="string">
            <text:p>01/06/1966</text:p>
          </table:table-cell>
          <table:table-cell table:number-columns-repeated="2" office:value-type="float" office:value="1.0408590885" calcext:value-type="float">
            <text:p>1,0408590885</text:p>
          </table:table-cell>
          <table:table-cell office:value-type="float" office:value="4300.23906125344" calcext:value-type="float">
            <text:p>4300,23906125344</text:p>
          </table:table-cell>
          <table:table-cell office:value-type="float" office:value="4300.2389791197" calcext:value-type="float">
            <text:p>4300,2389791197</text:p>
          </table:table-cell>
        </table:table-row>
        <table:table-row table:style-name="ro1">
          <table:table-cell office:value-type="string" calcext:value-type="string">
            <text:p>01/07/1966</text:p>
          </table:table-cell>
          <table:table-cell table:number-columns-repeated="2" office:value-type="float" office:value="1.0281831907" calcext:value-type="float">
            <text:p>1,0281831907</text:p>
          </table:table-cell>
          <table:table-cell office:value-type="float" office:value="4131.43249529635" calcext:value-type="float">
            <text:p>4131,43249529635</text:p>
          </table:table-cell>
          <table:table-cell office:value-type="float" office:value="4131.4324162755" calcext:value-type="float">
            <text:p>4131,4324162755</text:p>
          </table:table-cell>
        </table:table-row>
        <table:table-row table:style-name="ro1">
          <table:table-cell office:value-type="string" calcext:value-type="string">
            <text:p>01/08/1966</text:p>
          </table:table-cell>
          <table:table-cell table:number-columns-repeated="2" office:value-type="float" office:value="1.0283896231" calcext:value-type="float">
            <text:p>1,0283896231</text:p>
          </table:table-cell>
          <table:table-cell office:value-type="float" office:value="4018.18716028961" calcext:value-type="float">
            <text:p>4018,18716028961</text:p>
          </table:table-cell>
          <table:table-cell office:value-type="float" office:value="4018.1870832792" calcext:value-type="float">
            <text:p>4018,1870832792</text:p>
          </table:table-cell>
        </table:table-row>
        <table:table-row table:style-name="ro1">
          <table:table-cell office:value-type="string" calcext:value-type="string">
            <text:p>01/09/1966</text:p>
          </table:table-cell>
          <table:table-cell table:number-columns-repeated="2" office:value-type="float" office:value="1.0285578296" calcext:value-type="float">
            <text:p>1,0285578296</text:p>
          </table:table-cell>
          <table:table-cell office:value-type="float" office:value="3907.26147953254" calcext:value-type="float">
            <text:p>3907,26147953254</text:p>
          </table:table-cell>
          <table:table-cell office:value-type="float" office:value="3907.2614046356" calcext:value-type="float">
            <text:p>3907,2614046356</text:p>
          </table:table-cell>
        </table:table-row>
        <table:table-row table:style-name="ro1">
          <table:table-cell office:value-type="string" calcext:value-type="string">
            <text:p>01/10/1966</text:p>
          </table:table-cell>
          <table:table-cell table:number-columns-repeated="2" office:value-type="float" office:value="1.0263766775" calcext:value-type="float">
            <text:p>1,0263766775</text:p>
          </table:table-cell>
          <table:table-cell office:value-type="float" office:value="3798.77666290484" calcext:value-type="float">
            <text:p>3798,77666290484</text:p>
          </table:table-cell>
          <table:table-cell office:value-type="float" office:value="3798.7765900692" calcext:value-type="float">
            <text:p>3798,7765900692</text:p>
          </table:table-cell>
        </table:table-row>
        <table:table-row table:style-name="ro1">
          <table:table-cell office:value-type="string" calcext:value-type="string">
            <text:p>01/11/1966</text:p>
          </table:table-cell>
          <table:table-cell table:number-columns-repeated="2" office:value-type="float" office:value="1.022993688" calcext:value-type="float">
            <text:p>1,022993688</text:p>
          </table:table-cell>
          <table:table-cell office:value-type="float" office:value="3701.15255556832" calcext:value-type="float">
            <text:p>3701,15255556832</text:p>
          </table:table-cell>
          <table:table-cell office:value-type="float" office:value="3701.1524847337" calcext:value-type="float">
            <text:p>3701,1524847337</text:p>
          </table:table-cell>
        </table:table-row>
        <table:table-row table:style-name="ro1">
          <table:table-cell office:value-type="string" calcext:value-type="string">
            <text:p>01/12/1966</text:p>
          </table:table-cell>
          <table:table-cell table:number-columns-repeated="2" office:value-type="float" office:value="1.0237990304" calcext:value-type="float">
            <text:p>1,0237990304</text:p>
          </table:table-cell>
          <table:table-cell office:value-type="float" office:value="3617.96226016237" calcext:value-type="float">
            <text:p>3617,96226016237</text:p>
          </table:table-cell>
          <table:table-cell office:value-type="float" office:value="3617.9621908944" calcext:value-type="float">
            <text:p>3617,9621908944</text:p>
          </table:table-cell>
        </table:table-row>
        <table:table-row table:style-name="ro1">
          <table:table-cell office:value-type="string" calcext:value-type="string">
            <text:p>01/01/1967</text:p>
          </table:table-cell>
          <table:table-cell table:number-columns-repeated="2" office:value-type="float" office:value="0.0010236763" calcext:value-type="float">
            <text:p>0,0010236763</text:p>
          </table:table-cell>
          <table:table-cell office:value-type="float" office:value="3533.85982280998" calcext:value-type="float">
            <text:p>3533,85982280998</text:p>
          </table:table-cell>
          <table:table-cell office:value-type="float" office:value="3533.8597551181" calcext:value-type="float">
            <text:p>3533,8597551181</text:p>
          </table:table-cell>
        </table:table-row>
        <table:table-row table:style-name="ro1">
          <table:table-cell office:value-type="string" calcext:value-type="string">
            <text:p>01/02/1967</text:p>
          </table:table-cell>
          <table:table-cell table:number-columns-repeated="2" office:value-type="float" office:value="1.0210260723" calcext:value-type="float">
            <text:p>1,0210260723</text:p>
          </table:table-cell>
          <table:table-cell office:value-type="float" office:value="3452126.24616783" calcext:value-type="float">
            <text:p>3452126,24616783</text:p>
          </table:table-cell>
          <table:table-cell office:value-type="float" office:value="3452126.24522293" calcext:value-type="float">
            <text:p>3452126,24522293</text:p>
          </table:table-cell>
        </table:table-row>
        <table:table-row table:style-name="ro1">
          <table:table-cell office:value-type="string" calcext:value-type="string">
            <text:p>01/03/1967</text:p>
          </table:table-cell>
          <table:table-cell table:number-columns-repeated="2" office:value-type="float" office:value="1.0148270181" calcext:value-type="float">
            <text:p>1,0148270181</text:p>
          </table:table-cell>
          <table:table-cell office:value-type="float" office:value="3381036.33180635" calcext:value-type="float">
            <text:p>3381036,33180635</text:p>
          </table:table-cell>
          <table:table-cell office:value-type="float" office:value="3381036.33078258" calcext:value-type="float">
            <text:p>3381036,33078258</text:p>
          </table:table-cell>
        </table:table-row>
        <table:table-row table:style-name="ro1">
          <table:table-cell office:value-type="string" calcext:value-type="string">
            <text:p>01/04/1967</text:p>
          </table:table-cell>
          <table:table-cell table:number-columns-repeated="2" office:value-type="float" office:value="1.0150162338" calcext:value-type="float">
            <text:p>1,0150162338</text:p>
          </table:table-cell>
          <table:table-cell office:value-type="float" office:value="3331638.07378371" calcext:value-type="float">
            <text:p>3331638,07378371</text:p>
          </table:table-cell>
          <table:table-cell office:value-type="float" office:value="3331638.07270297" calcext:value-type="float">
            <text:p>3331638,07270297</text:p>
          </table:table-cell>
        </table:table-row>
        <table:table-row table:style-name="ro1">
          <table:table-cell office:value-type="string" calcext:value-type="string">
            <text:p>01/05/1967</text:p>
          </table:table-cell>
          <table:table-cell table:number-columns-repeated="2" office:value-type="float" office:value="1.0179928029" calcext:value-type="float">
            <text:p>1,0179928029</text:p>
          </table:table-cell>
          <table:table-cell office:value-type="float" office:value="3282349.54559375" calcext:value-type="float">
            <text:p>3282349,54559375</text:p>
          </table:table-cell>
          <table:table-cell office:value-type="float" office:value="3282349.54463819" calcext:value-type="float">
            <text:p>3282349,54463819</text:p>
          </table:table-cell>
        </table:table-row>
        <table:table-row table:style-name="ro1">
          <table:table-cell office:value-type="string" calcext:value-type="string">
            <text:p>01/06/1967</text:p>
          </table:table-cell>
          <table:table-cell table:number-columns-repeated="2" office:value-type="float" office:value="1.0282796544" calcext:value-type="float">
            <text:p>1,0282796544</text:p>
          </table:table-cell>
          <table:table-cell office:value-type="float" office:value="3224334.72637839" calcext:value-type="float">
            <text:p>3224334,72637839</text:p>
          </table:table-cell>
          <table:table-cell office:value-type="float" office:value="3224334.72550672" calcext:value-type="float">
            <text:p>3224334,72550672</text:p>
          </table:table-cell>
        </table:table-row>
        <table:table-row table:style-name="ro1">
          <table:table-cell office:value-type="string" calcext:value-type="string">
            <text:p>01/07/1967</text:p>
          </table:table-cell>
          <table:table-cell table:number-columns-repeated="2" office:value-type="float" office:value="1.025210084" calcext:value-type="float">
            <text:p>1,025210084</text:p>
          </table:table-cell>
          <table:table-cell office:value-type="float" office:value="3135659.36326902" calcext:value-type="float">
            <text:p>3135659,36326902</text:p>
          </table:table-cell>
          <table:table-cell office:value-type="float" office:value="3135659.36254396" calcext:value-type="float">
            <text:p>3135659,36254396</text:p>
          </table:table-cell>
        </table:table-row>
        <table:table-row table:style-name="ro1">
          <table:table-cell office:value-type="string" calcext:value-type="string">
            <text:p>01/08/1967</text:p>
          </table:table-cell>
          <table:table-cell table:number-columns-repeated="2" office:value-type="float" office:value="1.0152757079" calcext:value-type="float">
            <text:p>1,0152757079</text:p>
          </table:table-cell>
          <table:table-cell office:value-type="float" office:value="3058552.985584" calcext:value-type="float">
            <text:p>3058552,985584</text:p>
          </table:table-cell>
          <table:table-cell office:value-type="float" office:value="3058552.9847765" calcext:value-type="float">
            <text:p>3058552,9847765</text:p>
          </table:table-cell>
        </table:table-row>
        <table:table-row table:style-name="ro1">
          <table:table-cell office:value-type="string" calcext:value-type="string">
            <text:p>01/09/1967</text:p>
          </table:table-cell>
          <table:table-cell table:number-columns-repeated="2" office:value-type="float" office:value="1.0047706422" calcext:value-type="float">
            <text:p>1,0047706422</text:p>
          </table:table-cell>
          <table:table-cell office:value-type="float" office:value="3012534.39020059" calcext:value-type="float">
            <text:p>3012534,39020059</text:p>
          </table:table-cell>
          <table:table-cell office:value-type="float" office:value="3012534.38940921" calcext:value-type="float">
            <text:p>3012534,38940921</text:p>
          </table:table-cell>
        </table:table-row>
        <table:table-row table:style-name="ro1">
          <table:table-cell office:value-type="string" calcext:value-type="string">
            <text:p>01/10/1967</text:p>
          </table:table-cell>
          <table:table-cell table:number-columns-repeated="2" office:value-type="float" office:value="1.0069393718" calcext:value-type="float">
            <text:p>1,0069393718</text:p>
          </table:table-cell>
          <table:table-cell office:value-type="float" office:value="2998230.90332783" calcext:value-type="float">
            <text:p>2998230,90332783</text:p>
          </table:table-cell>
          <table:table-cell office:value-type="float" office:value="2998230.90253474" calcext:value-type="float">
            <text:p>2998230,90253474</text:p>
          </table:table-cell>
        </table:table-row>
        <table:table-row table:style-name="ro1">
          <table:table-cell office:value-type="string" calcext:value-type="string">
            <text:p>01/11/1967</text:p>
          </table:table-cell>
          <table:table-cell table:number-columns-repeated="2" office:value-type="float" office:value="1.0141458107" calcext:value-type="float">
            <text:p>1,0141458107</text:p>
          </table:table-cell>
          <table:table-cell office:value-type="float" office:value="2977568.44880165" calcext:value-type="float">
            <text:p>2977568,44880165</text:p>
          </table:table-cell>
          <table:table-cell office:value-type="float" office:value="2977568.44800149" calcext:value-type="float">
            <text:p>2977568,44800149</text:p>
          </table:table-cell>
        </table:table-row>
        <table:table-row table:style-name="ro1">
          <table:table-cell office:value-type="string" calcext:value-type="string">
            <text:p>01/12/1967</text:p>
          </table:table-cell>
          <table:table-cell table:number-columns-repeated="2" office:value-type="float" office:value="1.0185979971" calcext:value-type="float">
            <text:p>1,0185979971</text:p>
          </table:table-cell>
          <table:table-cell office:value-type="float" office:value="2936035.84157827" calcext:value-type="float">
            <text:p>2936035,84157827</text:p>
          </table:table-cell>
          <table:table-cell office:value-type="float" office:value="2936035.84089417" calcext:value-type="float">
            <text:p>2936035,84089417</text:p>
          </table:table-cell>
        </table:table-row>
        <table:table-row table:style-name="ro1">
          <table:table-cell office:value-type="string" calcext:value-type="string">
            <text:p>01/01/1968</text:p>
          </table:table-cell>
          <table:table-cell table:number-columns-repeated="2" office:value-type="float" office:value="1.0175561798" calcext:value-type="float">
            <text:p>1,0175561798</text:p>
          </table:table-cell>
          <table:table-cell office:value-type="float" office:value="2882428.4457041" calcext:value-type="float">
            <text:p>2882428,4457041</text:p>
          </table:table-cell>
          <table:table-cell office:value-type="float" office:value="2882428.4449228" calcext:value-type="float">
            <text:p>2882428,4449228</text:p>
          </table:table-cell>
        </table:table-row>
        <table:table-row table:style-name="ro1">
          <table:table-cell office:value-type="string" calcext:value-type="string">
            <text:p>01/02/1968</text:p>
          </table:table-cell>
          <table:table-cell table:number-columns-repeated="2" office:value-type="float" office:value="1.0144927536" calcext:value-type="float">
            <text:p>1,0144927536</text:p>
          </table:table-cell>
          <table:table-cell office:value-type="float" office:value="2832697.10599236" calcext:value-type="float">
            <text:p>2832697,10599236</text:p>
          </table:table-cell>
          <table:table-cell office:value-type="float" office:value="2832697.10529335" calcext:value-type="float">
            <text:p>2832697,10529335</text:p>
          </table:table-cell>
        </table:table-row>
        <table:table-row table:style-name="ro1">
          <table:table-cell office:value-type="string" calcext:value-type="string">
            <text:p>01/03/1968</text:p>
          </table:table-cell>
          <table:table-cell table:number-columns-repeated="2" office:value-type="float" office:value="1.0146258503" calcext:value-type="float">
            <text:p>1,0146258503</text:p>
          </table:table-cell>
          <table:table-cell office:value-type="float" office:value="2792230.00454201" calcext:value-type="float">
            <text:p>2792230,00454201</text:p>
          </table:table-cell>
          <table:table-cell office:value-type="float" office:value="2792230.00378916" calcext:value-type="float">
            <text:p>2792230,00378916</text:p>
          </table:table-cell>
        </table:table-row>
        <table:table-row table:style-name="ro1">
          <table:table-cell office:value-type="string" calcext:value-type="string">
            <text:p>01/04/1968</text:p>
          </table:table-cell>
          <table:table-cell table:number-columns-repeated="2" office:value-type="float" office:value="1.0187730473" calcext:value-type="float">
            <text:p>1,0187730473</text:p>
          </table:table-cell>
          <table:table-cell office:value-type="float" office:value="2751979.95765278" calcext:value-type="float">
            <text:p>2751979,95765278</text:p>
          </table:table-cell>
          <table:table-cell office:value-type="float" office:value="2751979.95680192" calcext:value-type="float">
            <text:p>2751979,95680192</text:p>
          </table:table-cell>
        </table:table-row>
        <table:table-row table:style-name="ro1">
          <table:table-cell office:value-type="string" calcext:value-type="string">
            <text:p>01/05/1968</text:p>
          </table:table-cell>
          <table:table-cell table:number-columns-repeated="2" office:value-type="float" office:value="1.0266535044" calcext:value-type="float">
            <text:p>1,0266535044</text:p>
          </table:table-cell>
          <table:table-cell office:value-type="float" office:value="2701268.90866047" calcext:value-type="float">
            <text:p>2701268,90866047</text:p>
          </table:table-cell>
          <table:table-cell office:value-type="float" office:value="2701268.90791054" calcext:value-type="float">
            <text:p>2701268,90791054</text:p>
          </table:table-cell>
        </table:table-row>
        <table:table-row table:style-name="ro1">
          <table:table-cell office:value-type="string" calcext:value-type="string">
            <text:p>01/06/1968</text:p>
          </table:table-cell>
          <table:table-cell table:number-columns-repeated="2" office:value-type="float" office:value="1.028525641" calcext:value-type="float">
            <text:p>1,028525641</text:p>
          </table:table-cell>
          <table:table-cell office:value-type="float" office:value="2631139.81210161" calcext:value-type="float">
            <text:p>2631139,81210161</text:p>
          </table:table-cell>
          <table:table-cell office:value-type="float" office:value="2631139.81126285" calcext:value-type="float">
            <text:p>2631139,81126285</text:p>
          </table:table-cell>
        </table:table-row>
        <table:table-row table:style-name="ro1">
          <table:table-cell office:value-type="string" calcext:value-type="string">
            <text:p>01/07/1968</text:p>
          </table:table-cell>
          <table:table-cell table:number-columns-repeated="2" office:value-type="float" office:value="1.0224368962" calcext:value-type="float">
            <text:p>1,0224368962</text:p>
          </table:table-cell>
          <table:table-cell office:value-type="float" office:value="2558166.47365587" calcext:value-type="float">
            <text:p>2558166,47365587</text:p>
          </table:table-cell>
          <table:table-cell office:value-type="float" office:value="2558166.47277661" calcext:value-type="float">
            <text:p>2558166,47277661</text:p>
          </table:table-cell>
        </table:table-row>
        <table:table-row table:style-name="ro1">
          <table:table-cell office:value-type="string" calcext:value-type="string">
            <text:p>01/08/1968</text:p>
          </table:table-cell>
          <table:table-cell table:number-columns-repeated="2" office:value-type="float" office:value="1.0182871076" calcext:value-type="float">
            <text:p>1,0182871076</text:p>
          </table:table-cell>
          <table:table-cell office:value-type="float" office:value="2502028.71508606" calcext:value-type="float">
            <text:p>2502028,71508606</text:p>
          </table:table-cell>
          <table:table-cell office:value-type="float" office:value="2502028.71415426" calcext:value-type="float">
            <text:p>2502028,71415426</text:p>
          </table:table-cell>
        </table:table-row>
        <table:table-row table:style-name="ro1">
          <table:table-cell office:value-type="string" calcext:value-type="string">
            <text:p>01/09/1968</text:p>
          </table:table-cell>
          <table:table-cell table:number-columns-repeated="2" office:value-type="float" office:value="1.0140676444" calcext:value-type="float">
            <text:p>1,0140676444</text:p>
          </table:table-cell>
          <table:table-cell office:value-type="float" office:value="2457095.54448066" calcext:value-type="float">
            <text:p>2457095,54448066</text:p>
          </table:table-cell>
          <table:table-cell office:value-type="float" office:value="2457095.54359177" calcext:value-type="float">
            <text:p>2457095,54359177</text:p>
          </table:table-cell>
        </table:table-row>
        <table:table-row table:style-name="ro1">
          <table:table-cell office:value-type="string" calcext:value-type="string">
            <text:p>01/10/1968</text:p>
          </table:table-cell>
          <table:table-cell table:number-columns-repeated="2" office:value-type="float" office:value="1.0150531287" calcext:value-type="float">
            <text:p>1,0150531287</text:p>
          </table:table-cell>
          <table:table-cell office:value-type="float" office:value="2423009.50833952" calcext:value-type="float">
            <text:p>2423009,50833952</text:p>
          </table:table-cell>
          <table:table-cell office:value-type="float" office:value="2423009.50742034" calcext:value-type="float">
            <text:p>2423009,50742034</text:p>
          </table:table-cell>
        </table:table-row>
        <table:table-row table:style-name="ro1">
          <table:table-cell office:value-type="string" calcext:value-type="string">
            <text:p>01/11/1968</text:p>
          </table:table-cell>
          <table:table-cell table:number-columns-repeated="2" office:value-type="float" office:value="1.0162838034" calcext:value-type="float">
            <text:p>1,0162838034</text:p>
          </table:table-cell>
          <table:table-cell office:value-type="float" office:value="2387076.53799631" calcext:value-type="float">
            <text:p>2387076,53799631</text:p>
          </table:table-cell>
          <table:table-cell office:value-type="float" office:value="2387076.53711548" calcext:value-type="float">
            <text:p>2387076,53711548</text:p>
          </table:table-cell>
        </table:table-row>
        <table:table-row table:style-name="ro1">
          <table:table-cell office:value-type="string" calcext:value-type="string">
            <text:p>01/12/1968</text:p>
          </table:table-cell>
          <table:table-cell table:number-columns-repeated="2" office:value-type="float" office:value="1.0191702432" calcext:value-type="float">
            <text:p>1,0191702432</text:p>
          </table:table-cell>
          <table:table-cell office:value-type="float" office:value="2348828.67365425" calcext:value-type="float">
            <text:p>2348828,67365425</text:p>
          </table:table-cell>
          <table:table-cell office:value-type="float" office:value="2348828.67271534" calcext:value-type="float">
            <text:p>2348828,67271534</text:p>
          </table:table-cell>
        </table:table-row>
        <table:table-row table:style-name="ro1">
          <table:table-cell office:value-type="string" calcext:value-type="string">
            <text:p>01/01/1969</text:p>
          </table:table-cell>
          <table:table-cell table:number-columns-repeated="2" office:value-type="float" office:value="1.0182481752" calcext:value-type="float">
            <text:p>1,0182481752</text:p>
          </table:table-cell>
          <table:table-cell office:value-type="float" office:value="2304648.01079687" calcext:value-type="float">
            <text:p>2304648,01079687</text:p>
          </table:table-cell>
          <table:table-cell office:value-type="float" office:value="2304648.00986528" calcext:value-type="float">
            <text:p>2304648,00986528</text:p>
          </table:table-cell>
        </table:table-row>
        <table:table-row table:style-name="ro1">
          <table:table-cell office:value-type="string" calcext:value-type="string">
            <text:p>01/02/1969</text:p>
          </table:table-cell>
          <table:table-cell table:number-columns-repeated="2" office:value-type="float" office:value="1.017645437" calcext:value-type="float">
            <text:p>1,017645437</text:p>
          </table:table-cell>
          <table:table-cell office:value-type="float" office:value="2263346.07508057" calcext:value-type="float">
            <text:p>2263346,07508057</text:p>
          </table:table-cell>
          <table:table-cell office:value-type="float" office:value="2263346.07420461" calcext:value-type="float">
            <text:p>2263346,07420461</text:p>
          </table:table-cell>
        </table:table-row>
        <table:table-row table:style-name="ro1">
          <table:table-cell office:value-type="string" calcext:value-type="string">
            <text:p>01/03/1969</text:p>
          </table:table-cell>
          <table:table-cell table:number-columns-repeated="2" office:value-type="float" office:value="1.0140883229" calcext:value-type="float">
            <text:p>1,0140883229</text:p>
          </table:table-cell>
          <table:table-cell office:value-type="float" office:value="2224100.84376035" calcext:value-type="float">
            <text:p>2224100,84376035</text:p>
          </table:table-cell>
          <table:table-cell office:value-type="float" office:value="2224100.84289897" calcext:value-type="float">
            <text:p>2224100,84289897</text:p>
          </table:table-cell>
        </table:table-row>
        <table:table-row table:style-name="ro1">
          <table:table-cell office:value-type="string" calcext:value-type="string">
            <text:p>01/04/1969</text:p>
          </table:table-cell>
          <table:table-cell table:number-columns-repeated="2" office:value-type="float" office:value="1.0154955918" calcext:value-type="float">
            <text:p>1,0154955918</text:p>
          </table:table-cell>
          <table:table-cell office:value-type="float" office:value="2193202.30155108" calcext:value-type="float">
            <text:p>2193202,30155108</text:p>
          </table:table-cell>
          <table:table-cell office:value-type="float" office:value="2193202.30059848" calcext:value-type="float">
            <text:p>2193202,30059848</text:p>
          </table:table-cell>
        </table:table-row>
        <table:table-row table:style-name="ro1">
          <table:table-cell office:value-type="string" calcext:value-type="string">
            <text:p>01/05/1969</text:p>
          </table:table-cell>
          <table:table-cell table:number-columns-repeated="2" office:value-type="float" office:value="1.0123651671" calcext:value-type="float">
            <text:p>1,0123651671</text:p>
          </table:table-cell>
          <table:table-cell office:value-type="float" office:value="2159735.91541008" calcext:value-type="float">
            <text:p>2159735,91541008</text:p>
          </table:table-cell>
          <table:table-cell office:value-type="float" office:value="2159735.91453305" calcext:value-type="float">
            <text:p>2159735,91453305</text:p>
          </table:table-cell>
        </table:table-row>
        <table:table-row table:style-name="ro1">
          <table:table-cell office:value-type="string" calcext:value-type="string">
            <text:p>01/06/1969</text:p>
          </table:table-cell>
          <table:table-cell table:number-columns-repeated="2" office:value-type="float" office:value="1.0135135135" calcext:value-type="float">
            <text:p>1,0135135135</text:p>
          </table:table-cell>
          <table:table-cell office:value-type="float" office:value="2133356.60451141" calcext:value-type="float">
            <text:p>2133356,60451141</text:p>
          </table:table-cell>
          <table:table-cell office:value-type="float" office:value="2133356.60372664" calcext:value-type="float">
            <text:p>2133356,60372664</text:p>
          </table:table-cell>
        </table:table-row>
        <table:table-row table:style-name="ro1">
          <table:table-cell office:value-type="string" calcext:value-type="string">
            <text:p>01/07/1969</text:p>
          </table:table-cell>
          <table:table-cell table:number-columns-repeated="2" office:value-type="float" office:value="1.0069230769" calcext:value-type="float">
            <text:p>1,0069230769</text:p>
          </table:table-cell>
          <table:table-cell office:value-type="float" office:value="2104911.84981266" calcext:value-type="float">
            <text:p>2104911,84981266</text:p>
          </table:table-cell>
          <table:table-cell office:value-type="float" office:value="2104911.84901029" calcext:value-type="float">
            <text:p>2104911,84901029</text:p>
          </table:table-cell>
        </table:table-row>
        <table:table-row table:style-name="ro1">
          <table:table-cell office:value-type="string" calcext:value-type="string">
            <text:p>01/08/1969</text:p>
          </table:table-cell>
          <table:table-cell table:number-columns-repeated="2" office:value-type="float" office:value="1.0073847721" calcext:value-type="float">
            <text:p>1,0073847721</text:p>
          </table:table-cell>
          <table:table-cell office:value-type="float" office:value="2090439.57587408" calcext:value-type="float">
            <text:p>2090439,57587408</text:p>
          </table:table-cell>
          <table:table-cell office:value-type="float" office:value="2090439.57502932" calcext:value-type="float">
            <text:p>2090439,57502932</text:p>
          </table:table-cell>
        </table:table-row>
        <table:table-row table:style-name="ro1">
          <table:table-cell office:value-type="string" calcext:value-type="string">
            <text:p>01/09/1969</text:p>
          </table:table-cell>
          <table:table-cell table:number-columns-repeated="2" office:value-type="float" office:value="1.0091001011" calcext:value-type="float">
            <text:p>1,0091001011</text:p>
          </table:table-cell>
          <table:table-cell office:value-type="float" office:value="2075115.32213886" calcext:value-type="float">
            <text:p>2075115,32213886</text:p>
          </table:table-cell>
          <table:table-cell office:value-type="float" office:value="2075115.32131955" calcext:value-type="float">
            <text:p>2075115,32131955</text:p>
          </table:table-cell>
        </table:table-row>
        <table:table-row table:style-name="ro1">
          <table:table-cell office:value-type="string" calcext:value-type="string">
            <text:p>01/10/1969</text:p>
          </table:table-cell>
          <table:table-cell table:number-columns-repeated="2" office:value-type="float" office:value="1.0162825651" calcext:value-type="float">
            <text:p>1,0162825651</text:p>
          </table:table-cell>
          <table:table-cell office:value-type="float" office:value="2056401.85733489" calcext:value-type="float">
            <text:p>2056401,85733489</text:p>
          </table:table-cell>
          <table:table-cell office:value-type="float" office:value="2056401.85649803" calcext:value-type="float">
            <text:p>2056401,85649803</text:p>
          </table:table-cell>
        </table:table-row>
        <table:table-row table:style-name="ro1">
          <table:table-cell office:value-type="string" calcext:value-type="string">
            <text:p>01/11/1969</text:p>
          </table:table-cell>
          <table:table-cell table:number-columns-repeated="2" office:value-type="float" office:value="1.020951442" calcext:value-type="float">
            <text:p>1,020951442</text:p>
          </table:table-cell>
          <table:table-cell office:value-type="float" office:value="2023454.82246125" calcext:value-type="float">
            <text:p>2023454,82246125</text:p>
          </table:table-cell>
          <table:table-cell office:value-type="float" office:value="2023454.82157755" calcext:value-type="float">
            <text:p>2023454,82157755</text:p>
          </table:table-cell>
        </table:table-row>
        <table:table-row table:style-name="ro1">
          <table:table-cell office:value-type="string" calcext:value-type="string">
            <text:p>01/12/1969</text:p>
          </table:table-cell>
          <table:table-cell table:number-columns-repeated="2" office:value-type="float" office:value="1.0224529213" calcext:value-type="float">
            <text:p>1,0224529213</text:p>
          </table:table-cell>
          <table:table-cell office:value-type="float" office:value="1981930.52012091" calcext:value-type="float">
            <text:p>1981930,52012091</text:p>
          </table:table-cell>
          <table:table-cell office:value-type="float" office:value="1981930.51934817" calcext:value-type="float">
            <text:p>1981930,51934817</text:p>
          </table:table-cell>
        </table:table-row>
        <table:table-row table:style-name="ro1">
          <table:table-cell office:value-type="string" calcext:value-type="string">
            <text:p>01/01/1970</text:p>
          </table:table-cell>
          <table:table-cell table:number-columns-repeated="2" office:value-type="float" office:value="1.0224321133" calcext:value-type="float">
            <text:p>1,0224321133</text:p>
          </table:table-cell>
          <table:table-cell office:value-type="float" office:value="1938407.60668079" calcext:value-type="float">
            <text:p>1938407,60668079</text:p>
          </table:table-cell>
          <table:table-cell office:value-type="float" office:value="1938407.60593627" calcext:value-type="float">
            <text:p>1938407,60593627</text:p>
          </table:table-cell>
        </table:table-row>
        <table:table-row table:style-name="ro1">
          <table:table-cell office:value-type="string" calcext:value-type="string">
            <text:p>01/02/1970</text:p>
          </table:table-cell>
          <table:table-cell table:number-columns-repeated="2" office:value-type="float" office:value="1.0200923788" calcext:value-type="float">
            <text:p>1,0200923788</text:p>
          </table:table-cell>
          <table:table-cell office:value-type="float" office:value="1895879.03340045" calcext:value-type="float">
            <text:p>1895879,03340045</text:p>
          </table:table-cell>
          <table:table-cell office:value-type="float" office:value="1895879.03259587" calcext:value-type="float">
            <text:p>1895879,03259587</text:p>
          </table:table-cell>
        </table:table-row>
        <table:table-row table:style-name="ro1">
          <table:table-cell office:value-type="string" calcext:value-type="string">
            <text:p>01/03/1970</text:p>
          </table:table-cell>
          <table:table-cell table:number-columns-repeated="2" office:value-type="float" office:value="1.0113199004" calcext:value-type="float">
            <text:p>1,0113199004</text:p>
          </table:table-cell>
          <table:table-cell office:value-type="float" office:value="1858536.61178284" calcext:value-type="float">
            <text:p>1858536,61178284</text:p>
          </table:table-cell>
          <table:table-cell office:value-type="float" office:value="1858536.61107995" calcext:value-type="float">
            <text:p>1858536,61107995</text:p>
          </table:table-cell>
        </table:table-row>
        <table:table-row table:style-name="ro1">
          <table:table-cell office:value-type="string" calcext:value-type="string">
            <text:p>01/04/1970</text:p>
          </table:table-cell>
          <table:table-cell table:number-columns-repeated="2" office:value-type="float" office:value="1.0091784195" calcext:value-type="float">
            <text:p>1,0091784195</text:p>
          </table:table-cell>
          <table:table-cell office:value-type="float" office:value="1837733.6499042" calcext:value-type="float">
            <text:p>1837733,6499042</text:p>
          </table:table-cell>
          <table:table-cell office:value-type="float" office:value="1837733.64923665" calcext:value-type="float">
            <text:p>1837733,64923665</text:p>
          </table:table-cell>
        </table:table-row>
        <table:table-row table:style-name="ro1">
          <table:table-cell office:value-type="string" calcext:value-type="string">
            <text:p>01/05/1970</text:p>
          </table:table-cell>
          <table:table-cell table:number-columns-repeated="2" office:value-type="float" office:value="1.0093167702" calcext:value-type="float">
            <text:p>1,0093167702</text:p>
          </table:table-cell>
          <table:table-cell office:value-type="float" office:value="1821019.56838783" calcext:value-type="float">
            <text:p>1821019,56838783</text:p>
          </table:table-cell>
          <table:table-cell office:value-type="float" office:value="1821019.56768858" calcext:value-type="float">
            <text:p>1821019,56768858</text:p>
          </table:table-cell>
        </table:table-row>
        <table:table-row table:style-name="ro1">
          <table:table-cell office:value-type="string" calcext:value-type="string">
            <text:p>01/06/1970</text:p>
          </table:table-cell>
          <table:table-cell table:number-columns-repeated="2" office:value-type="float" office:value="1.0153846154" calcext:value-type="float">
            <text:p>1,0153846154</text:p>
          </table:table-cell>
          <table:table-cell office:value-type="float" office:value="1804210.1569629" calcext:value-type="float">
            <text:p>1804210,1569629</text:p>
          </table:table-cell>
          <table:table-cell office:value-type="float" office:value="1804210.15629453" calcext:value-type="float">
            <text:p>1804210,15629453</text:p>
          </table:table-cell>
        </table:table-row>
        <table:table-row table:style-name="ro1">
          <table:table-cell office:value-type="string" calcext:value-type="string">
            <text:p>01/07/1970</text:p>
          </table:table-cell>
          <table:table-cell table:number-columns-repeated="2" office:value-type="float" office:value="1.0088744589" calcext:value-type="float">
            <text:p>1,0088744589</text:p>
          </table:table-cell>
          <table:table-cell office:value-type="float" office:value="1776873.63940623" calcext:value-type="float">
            <text:p>1776873,63940623</text:p>
          </table:table-cell>
          <table:table-cell office:value-type="float" office:value="1776873.63877492" calcext:value-type="float">
            <text:p>1776873,63877492</text:p>
          </table:table-cell>
        </table:table-row>
        <table:table-row table:style-name="ro1">
          <table:table-cell office:value-type="string" calcext:value-type="string">
            <text:p>01/08/1970</text:p>
          </table:table-cell>
          <table:table-cell table:number-columns-repeated="2" office:value-type="float" office:value="1.0094400343" calcext:value-type="float">
            <text:p>1,0094400343</text:p>
          </table:table-cell>
          <table:table-cell office:value-type="float" office:value="1761243.55585689" calcext:value-type="float">
            <text:p>1761243,55585689</text:p>
          </table:table-cell>
          <table:table-cell office:value-type="float" office:value="1761243.55527572" calcext:value-type="float">
            <text:p>1761243,55527572</text:p>
          </table:table-cell>
        </table:table-row>
        <table:table-row table:style-name="ro1">
          <table:table-cell office:value-type="string" calcext:value-type="string">
            <text:p>01/09/1970</text:p>
          </table:table-cell>
          <table:table-cell table:number-columns-repeated="2" office:value-type="float" office:value="1.0119022317" calcext:value-type="float">
            <text:p>1,0119022317</text:p>
          </table:table-cell>
          <table:table-cell office:value-type="float" office:value="1744772.84039783" calcext:value-type="float">
            <text:p>1744772,84039783</text:p>
          </table:table-cell>
          <table:table-cell office:value-type="float" office:value="1744772.83977473" calcext:value-type="float">
            <text:p>1744772,83977473</text:p>
          </table:table-cell>
        </table:table-row>
        <table:table-row table:style-name="ro1">
          <table:table-cell office:value-type="string" calcext:value-type="string">
            <text:p>01/10/1970</text:p>
          </table:table-cell>
          <table:table-cell table:number-columns-repeated="2" office:value-type="float" office:value="1.0189035917" calcext:value-type="float">
            <text:p>1,0189035917</text:p>
          </table:table-cell>
          <table:table-cell office:value-type="float" office:value="1724250.41247967" calcext:value-type="float">
            <text:p>1724250,41247967</text:p>
          </table:table-cell>
          <table:table-cell office:value-type="float" office:value="1724250.41191769" calcext:value-type="float">
            <text:p>1724250,41191769</text:p>
          </table:table-cell>
        </table:table-row>
        <table:table-row table:style-name="ro1">
          <table:table-cell office:value-type="string" calcext:value-type="string">
            <text:p>01/11/1970</text:p>
          </table:table-cell>
          <table:table-cell table:number-columns-repeated="2" office:value-type="float" office:value="1.0212327355" calcext:value-type="float">
            <text:p>1,0212327355</text:p>
          </table:table-cell>
          <table:table-cell office:value-type="float" office:value="1692260.60887942" calcext:value-type="float">
            <text:p>1692260,60887942</text:p>
          </table:table-cell>
          <table:table-cell office:value-type="float" office:value="1692260.60835707" calcext:value-type="float">
            <text:p>1692260,60835707</text:p>
          </table:table-cell>
        </table:table-row>
        <table:table-row table:style-name="ro1">
          <table:table-cell office:value-type="string" calcext:value-type="string">
            <text:p>01/12/1970</text:p>
          </table:table-cell>
          <table:table-cell table:number-columns-repeated="2" office:value-type="float" office:value="1.0195801373" calcext:value-type="float">
            <text:p>1,0195801373</text:p>
          </table:table-cell>
          <table:table-cell office:value-type="float" office:value="1657076.34513977" calcext:value-type="float">
            <text:p>1657076,34513977</text:p>
          </table:table-cell>
          <table:table-cell office:value-type="float" office:value="1657076.34459833" calcext:value-type="float">
            <text:p>1657076,34459833</text:p>
          </table:table-cell>
        </table:table-row>
        <table:table-row table:style-name="ro1">
          <table:table-cell office:value-type="string" calcext:value-type="string">
            <text:p>01/01/1971</text:p>
          </table:table-cell>
          <table:table-cell table:number-columns-repeated="2" office:value-type="float" office:value="1.0184121956" calcext:value-type="float">
            <text:p>1,0184121956</text:p>
          </table:table-cell>
          <table:table-cell office:value-type="float" office:value="1625253.65541933" calcext:value-type="float">
            <text:p>1625253,65541933</text:p>
          </table:table-cell>
          <table:table-cell office:value-type="float" office:value="1625253.65494756" calcext:value-type="float">
            <text:p>1625253,65494756</text:p>
          </table:table-cell>
        </table:table-row>
        <table:table-row table:style-name="ro1">
          <table:table-cell office:value-type="string" calcext:value-type="string">
            <text:p>01/02/1971</text:p>
          </table:table-cell>
          <table:table-cell table:number-columns-repeated="2" office:value-type="float" office:value="1.0132192846" calcext:value-type="float">
            <text:p>1,0132192846</text:p>
          </table:table-cell>
          <table:table-cell office:value-type="float" office:value="1595870.18148561" calcext:value-type="float">
            <text:p>1595870,18148561</text:p>
          </table:table-cell>
          <table:table-cell office:value-type="float" office:value="1595870.1810148" calcext:value-type="float">
            <text:p>1595870,1810148</text:p>
          </table:table-cell>
        </table:table-row>
        <table:table-row table:style-name="ro1">
          <table:table-cell office:value-type="string" calcext:value-type="string">
            <text:p>01/03/1971</text:p>
          </table:table-cell>
          <table:table-cell table:number-columns-repeated="2" office:value-type="float" office:value="1.0099769762" calcext:value-type="float">
            <text:p>1,0099769762</text:p>
          </table:table-cell>
          <table:table-cell office:value-type="float" office:value="1575049.1584017" calcext:value-type="float">
            <text:p>1575049,1584017</text:p>
          </table:table-cell>
          <table:table-cell office:value-type="float" office:value="1575049.15793172" calcext:value-type="float">
            <text:p>1575049,15793172</text:p>
          </table:table-cell>
        </table:table-row>
        <table:table-row table:style-name="ro1">
          <table:table-cell office:value-type="string" calcext:value-type="string">
            <text:p>01/04/1971</text:p>
          </table:table-cell>
          <table:table-cell table:number-columns-repeated="2" office:value-type="float" office:value="1.0115881459" calcext:value-type="float">
            <text:p>1,0115881459</text:p>
          </table:table-cell>
          <table:table-cell office:value-type="float" office:value="1559490.1621696" calcext:value-type="float">
            <text:p>1559490,1621696</text:p>
          </table:table-cell>
          <table:table-cell office:value-type="float" office:value="1559490.16169075" calcext:value-type="float">
            <text:p>1559490,16169075</text:p>
          </table:table-cell>
        </table:table-row>
        <table:table-row table:style-name="ro1">
          <table:table-cell office:value-type="string" calcext:value-type="string">
            <text:p>01/05/1971</text:p>
          </table:table-cell>
          <table:table-cell table:number-columns-repeated="2" office:value-type="float" office:value="1.0142723005" calcext:value-type="float">
            <text:p>1,0142723005</text:p>
          </table:table-cell>
          <table:table-cell office:value-type="float" office:value="1541625.5800251" calcext:value-type="float">
            <text:p>1541625,5800251</text:p>
          </table:table-cell>
          <table:table-cell office:value-type="float" office:value="1541625.57955683" calcext:value-type="float">
            <text:p>1541625,57955683</text:p>
          </table:table-cell>
        </table:table-row>
        <table:table-row table:style-name="ro1">
          <table:table-cell office:value-type="string" calcext:value-type="string">
            <text:p>01/06/1971</text:p>
          </table:table-cell>
          <table:table-cell table:number-columns-repeated="2" office:value-type="float" office:value="1.0198111461" calcext:value-type="float">
            <text:p>1,0198111461</text:p>
          </table:table-cell>
          <table:table-cell office:value-type="float" office:value="1519932.64458187" calcext:value-type="float">
            <text:p>1519932,64458187</text:p>
          </table:table-cell>
          <table:table-cell office:value-type="float" office:value="1519932.64416592" calcext:value-type="float">
            <text:p>1519932,64416592</text:p>
          </table:table-cell>
        </table:table-row>
        <table:table-row table:style-name="ro1">
          <table:table-cell office:value-type="string" calcext:value-type="string">
            <text:p>01/07/1971</text:p>
          </table:table-cell>
          <table:table-cell table:number-columns-repeated="2" office:value-type="float" office:value="1.0199709513" calcext:value-type="float">
            <text:p>1,0199709513</text:p>
          </table:table-cell>
          <table:table-cell office:value-type="float" office:value="1490405.99369251" calcext:value-type="float">
            <text:p>1490405,99369251</text:p>
          </table:table-cell>
          <table:table-cell office:value-type="float" office:value="1490405.99330794" calcext:value-type="float">
            <text:p>1490405,99330794</text:p>
          </table:table-cell>
        </table:table-row>
        <table:table-row table:style-name="ro1">
          <table:table-cell office:value-type="string" calcext:value-type="string">
            <text:p>01/08/1971</text:p>
          </table:table-cell>
          <table:table-cell table:number-columns-repeated="2" office:value-type="float" office:value="1.021003916" calcext:value-type="float">
            <text:p>1,021003916</text:p>
          </table:table-cell>
          <table:table-cell office:value-type="float" office:value="1461223.96112646" calcext:value-type="float">
            <text:p>1461223,96112646</text:p>
          </table:table-cell>
          <table:table-cell office:value-type="float" office:value="1461223.9606871" calcext:value-type="float">
            <text:p>1461223,9606871</text:p>
          </table:table-cell>
        </table:table-row>
        <table:table-row table:style-name="ro1">
          <table:table-cell office:value-type="string" calcext:value-type="string">
            <text:p>01/09/1971</text:p>
          </table:table-cell>
          <table:table-cell table:number-columns-repeated="2" office:value-type="float" office:value="1.0217921897" calcext:value-type="float">
            <text:p>1,0217921897</text:p>
          </table:table-cell>
          <table:table-cell office:value-type="float" office:value="1431163.9144844" calcext:value-type="float">
            <text:p>1431163,9144844</text:p>
          </table:table-cell>
          <table:table-cell office:value-type="float" office:value="1431163.91407603" calcext:value-type="float">
            <text:p>1431163,91407603</text:p>
          </table:table-cell>
        </table:table-row>
        <table:table-row table:style-name="ro1">
          <table:table-cell office:value-type="string" calcext:value-type="string">
            <text:p>01/10/1971</text:p>
          </table:table-cell>
          <table:table-cell table:number-columns-repeated="2" office:value-type="float" office:value="1.0201330831" calcext:value-type="float">
            <text:p>1,0201330831</text:p>
          </table:table-cell>
          <table:table-cell office:value-type="float" office:value="1400640.88266773" calcext:value-type="float">
            <text:p>1400640,88266773</text:p>
          </table:table-cell>
          <table:table-cell office:value-type="float" office:value="1400640.88229656" calcext:value-type="float">
            <text:p>1400640,88229656</text:p>
          </table:table-cell>
        </table:table-row>
        <table:table-row table:style-name="ro1">
          <table:table-cell office:value-type="string" calcext:value-type="string">
            <text:p>01/11/1971</text:p>
          </table:table-cell>
          <table:table-cell table:number-columns-repeated="2" office:value-type="float" office:value="1.0163907008" calcext:value-type="float">
            <text:p>1,0163907008</text:p>
          </table:table-cell>
          <table:table-cell office:value-type="float" office:value="1372998.19589365" calcext:value-type="float">
            <text:p>1372998,19589365</text:p>
          </table:table-cell>
          <table:table-cell office:value-type="float" office:value="1372998.19554108" calcext:value-type="float">
            <text:p>1372998,19554108</text:p>
          </table:table-cell>
        </table:table-row>
        <table:table-row table:style-name="ro1">
          <table:table-cell office:value-type="string" calcext:value-type="string">
            <text:p>01/12/1971</text:p>
          </table:table-cell>
          <table:table-cell table:number-columns-repeated="2" office:value-type="float" office:value="1.0123416159" calcext:value-type="float">
            <text:p>1,0123416159</text:p>
          </table:table-cell>
          <table:table-cell office:value-type="float" office:value="1350856.70777287" calcext:value-type="float">
            <text:p>1350856,70777287</text:p>
          </table:table-cell>
          <table:table-cell office:value-type="float" office:value="1350856.70744449" calcext:value-type="float">
            <text:p>1350856,70744449</text:p>
          </table:table-cell>
        </table:table-row>
        <table:table-row table:style-name="ro1">
          <table:table-cell office:value-type="string" calcext:value-type="string">
            <text:p>01/01/1972</text:p>
          </table:table-cell>
          <table:table-cell table:number-columns-repeated="2" office:value-type="float" office:value="1.0120286086" calcext:value-type="float">
            <text:p>1,0120286086</text:p>
          </table:table-cell>
          <table:table-cell office:value-type="float" office:value="1334388.201133" calcext:value-type="float">
            <text:p>1334388,201133</text:p>
          </table:table-cell>
          <table:table-cell office:value-type="float" office:value="1334388.2007705" calcext:value-type="float">
            <text:p>1334388,2007705</text:p>
          </table:table-cell>
        </table:table-row>
        <table:table-row table:style-name="ro1">
          <table:table-cell office:value-type="string" calcext:value-type="string">
            <text:p>01/02/1972</text:p>
          </table:table-cell>
          <table:table-cell table:number-columns-repeated="2" office:value-type="float" office:value="1.0133311918" calcext:value-type="float">
            <text:p>1,0133311918</text:p>
          </table:table-cell>
          <table:table-cell office:value-type="float" office:value="1318528.1421826" calcext:value-type="float">
            <text:p>1318528,1421826</text:p>
          </table:table-cell>
          <table:table-cell office:value-type="float" office:value="1318528.14184711" calcext:value-type="float">
            <text:p>1318528,14184711</text:p>
          </table:table-cell>
        </table:table-row>
        <table:table-row table:style-name="ro1">
          <table:table-cell office:value-type="string" calcext:value-type="string">
            <text:p>01/03/1972</text:p>
          </table:table-cell>
          <table:table-cell table:number-columns-repeated="2" office:value-type="float" office:value="1.0114122682" calcext:value-type="float">
            <text:p>1,0114122682</text:p>
          </table:table-cell>
          <table:table-cell office:value-type="float" office:value="1301181.83753968" calcext:value-type="float">
            <text:p>1301181,83753968</text:p>
          </table:table-cell>
          <table:table-cell office:value-type="float" office:value="1301181.83723888" calcext:value-type="float">
            <text:p>1301181,83723888</text:p>
          </table:table-cell>
        </table:table-row>
        <table:table-row table:style-name="ro1">
          <table:table-cell office:value-type="string" calcext:value-type="string">
            <text:p>01/04/1972</text:p>
          </table:table-cell>
          <table:table-cell table:number-columns-repeated="2" office:value-type="float" office:value="1.0133207961" calcext:value-type="float">
            <text:p>1,0133207961</text:p>
          </table:table-cell>
          <table:table-cell office:value-type="float" office:value="1286499.95501378" calcext:value-type="float">
            <text:p>1286499,95501378</text:p>
          </table:table-cell>
          <table:table-cell office:value-type="float" office:value="1286499.95473125" calcext:value-type="float">
            <text:p>1286499,95473125</text:p>
          </table:table-cell>
        </table:table-row>
        <table:table-row table:style-name="ro1">
          <table:table-cell office:value-type="string" calcext:value-type="string">
            <text:p>01/05/1972</text:p>
          </table:table-cell>
          <table:table-cell table:number-columns-repeated="2" office:value-type="float" office:value="1.016857408" calcext:value-type="float">
            <text:p>1,016857408</text:p>
          </table:table-cell>
          <table:table-cell office:value-type="float" office:value="1269588.03171234" calcext:value-type="float">
            <text:p>1269588,03171234</text:p>
          </table:table-cell>
          <table:table-cell office:value-type="float" office:value="1269588.03141666" calcext:value-type="float">
            <text:p>1269588,03141666</text:p>
          </table:table-cell>
        </table:table-row>
        <table:table-row table:style-name="ro1">
          <table:table-cell office:value-type="string" calcext:value-type="string">
            <text:p>01/06/1972</text:p>
          </table:table-cell>
          <table:table-cell table:number-columns-repeated="2" office:value-type="float" office:value="1.0179467681" calcext:value-type="float">
            <text:p>1,0179467681</text:p>
          </table:table-cell>
          <table:table-cell office:value-type="float" office:value="1248540.86888094" calcext:value-type="float">
            <text:p>1248540,86888094</text:p>
          </table:table-cell>
          <table:table-cell office:value-type="float" office:value="1248540.86861447" calcext:value-type="float">
            <text:p>1248540,86861447</text:p>
          </table:table-cell>
        </table:table-row>
        <table:table-row table:style-name="ro1">
          <table:table-cell office:value-type="string" calcext:value-type="string">
            <text:p>01/07/1972</text:p>
          </table:table-cell>
          <table:table-cell table:number-columns-repeated="2" office:value-type="float" office:value="1.0143433438" calcext:value-type="float">
            <text:p>1,0143433438</text:p>
          </table:table-cell>
          <table:table-cell office:value-type="float" office:value="1226528.64374366" calcext:value-type="float">
            <text:p>1226528,64374366</text:p>
          </table:table-cell>
          <table:table-cell office:value-type="float" office:value="1226528.64352908" calcext:value-type="float">
            <text:p>1226528,64352908</text:p>
          </table:table-cell>
        </table:table-row>
        <table:table-row table:style-name="ro1">
          <table:table-cell office:value-type="string" calcext:value-type="string">
            <text:p>01/08/1972</text:p>
          </table:table-cell>
          <table:table-cell table:number-columns-repeated="2" office:value-type="float" office:value="1.0083959346" calcext:value-type="float">
            <text:p>1,0083959346</text:p>
          </table:table-cell>
          <table:table-cell office:value-type="float" office:value="1209184.88916066" calcext:value-type="float">
            <text:p>1209184,88916066</text:p>
          </table:table-cell>
          <table:table-cell office:value-type="float" office:value="1209184.88895863" calcext:value-type="float">
            <text:p>1209184,88895863</text:p>
          </table:table-cell>
        </table:table-row>
        <table:table-row table:style-name="ro1">
          <table:table-cell office:value-type="string" calcext:value-type="string">
            <text:p>01/09/1972</text:p>
          </table:table-cell>
          <table:table-cell table:number-columns-repeated="2" office:value-type="float" office:value="1.0071574642" calcext:value-type="float">
            <text:p>1,0071574642</text:p>
          </table:table-cell>
          <table:table-cell office:value-type="float" office:value="1199117.17974182" calcext:value-type="float">
            <text:p>1199117,17974182</text:p>
          </table:table-cell>
          <table:table-cell office:value-type="float" office:value="1199117.17954136" calcext:value-type="float">
            <text:p>1199117,17954136</text:p>
          </table:table-cell>
        </table:table-row>
        <table:table-row table:style-name="ro1">
          <table:table-cell office:value-type="string" calcext:value-type="string">
            <text:p>01/10/1972</text:p>
          </table:table-cell>
          <table:table-cell table:number-columns-repeated="2" office:value-type="float" office:value="1.0095721537" calcext:value-type="float">
            <text:p>1,0095721537</text:p>
          </table:table-cell>
          <table:table-cell office:value-type="float" office:value="1190595.53482463" calcext:value-type="float">
            <text:p>1190595,53482463</text:p>
          </table:table-cell>
          <table:table-cell office:value-type="float" office:value="1190595.5346106" calcext:value-type="float">
            <text:p>1190595,5346106</text:p>
          </table:table-cell>
        </table:table-row>
        <table:table-row table:style-name="ro1">
          <table:table-cell office:value-type="string" calcext:value-type="string">
            <text:p>01/11/1972</text:p>
          </table:table-cell>
          <table:table-cell table:number-columns-repeated="2" office:value-type="float" office:value="1.0066082459" calcext:value-type="float">
            <text:p>1,0066082459</text:p>
          </table:table-cell>
          <table:table-cell office:value-type="float" office:value="1179307.02670551" calcext:value-type="float">
            <text:p>1179307,02670551</text:p>
          </table:table-cell>
          <table:table-cell office:value-type="float" office:value="1179307.02645311" calcext:value-type="float">
            <text:p>1179307,02645311</text:p>
          </table:table-cell>
        </table:table-row>
        <table:table-row table:style-name="ro1">
          <table:table-cell office:value-type="string" calcext:value-type="string">
            <text:p>01/12/1972</text:p>
          </table:table-cell>
          <table:table-cell table:number-columns-repeated="2" office:value-type="float" office:value="1.0114171543" calcext:value-type="float">
            <text:p>1,0114171543</text:p>
          </table:table-cell>
          <table:table-cell office:value-type="float" office:value="1171565.03685414" calcext:value-type="float">
            <text:p>1171565,03685414</text:p>
          </table:table-cell>
          <table:table-cell office:value-type="float" office:value="1171565.03655489" calcext:value-type="float">
            <text:p>1171565,03655489</text:p>
          </table:table-cell>
        </table:table-row>
        <table:table-row table:style-name="ro1">
          <table:table-cell office:value-type="string" calcext:value-type="string">
            <text:p>01/01/1973</text:p>
          </table:table-cell>
          <table:table-cell table:number-columns-repeated="2" office:value-type="float" office:value="1.00987724" calcext:value-type="float">
            <text:p>1,00987724</text:p>
          </table:table-cell>
          <table:table-cell office:value-type="float" office:value="1158340.08932247" calcext:value-type="float">
            <text:p>1158340,08932247</text:p>
          </table:table-cell>
          <table:table-cell office:value-type="float" office:value="1158340.08905604" calcext:value-type="float">
            <text:p>1158340,08905604</text:p>
          </table:table-cell>
        </table:table-row>
        <table:table-row table:style-name="ro1">
          <table:table-cell office:value-type="string" calcext:value-type="string">
            <text:p>01/02/1973</text:p>
          </table:table-cell>
          <table:table-cell table:number-columns-repeated="2" office:value-type="float" office:value="1.0104792511" calcext:value-type="float">
            <text:p>1,0104792511</text:p>
          </table:table-cell>
          <table:table-cell office:value-type="float" office:value="1147010.78848204" calcext:value-type="float">
            <text:p>1147010,78848204</text:p>
          </table:table-cell>
          <table:table-cell office:value-type="float" office:value="1147010.78819899" calcext:value-type="float">
            <text:p>1147010,78819899</text:p>
          </table:table-cell>
        </table:table-row>
        <table:table-row table:style-name="ro1">
          <table:table-cell office:value-type="string" calcext:value-type="string">
            <text:p>01/03/1973</text:p>
          </table:table-cell>
          <table:table-cell table:number-columns-repeated="2" office:value-type="float" office:value="1.0120298673" calcext:value-type="float">
            <text:p>1,0120298673</text:p>
          </table:table-cell>
          <table:table-cell office:value-type="float" office:value="1135115.62680126" calcext:value-type="float">
            <text:p>1135115,62680126</text:p>
          </table:table-cell>
          <table:table-cell office:value-type="float" office:value="1135115.6265404" calcext:value-type="float">
            <text:p>1135115,6265404</text:p>
          </table:table-cell>
        </table:table-row>
        <table:table-row table:style-name="ro1">
          <table:table-cell office:value-type="string" calcext:value-type="string">
            <text:p>01/04/1973</text:p>
          </table:table-cell>
          <table:table-cell table:number-columns-repeated="2" office:value-type="float" office:value="1.0114769777" calcext:value-type="float">
            <text:p>1,0114769777</text:p>
          </table:table-cell>
          <table:table-cell office:value-type="float" office:value="1121622.65509973" calcext:value-type="float">
            <text:p>1121622,65509973</text:p>
          </table:table-cell>
          <table:table-cell office:value-type="float" office:value="1121622.65489003" calcext:value-type="float">
            <text:p>1121622,65489003</text:p>
          </table:table-cell>
        </table:table-row>
        <table:table-row table:style-name="ro1">
          <table:table-cell office:value-type="string" calcext:value-type="string">
            <text:p>01/05/1973</text:p>
          </table:table-cell>
          <table:table-cell table:number-columns-repeated="2" office:value-type="float" office:value="1.012697555" calcext:value-type="float">
            <text:p>1,012697555</text:p>
          </table:table-cell>
          <table:table-cell office:value-type="float" office:value="1108895.88179278" calcext:value-type="float">
            <text:p>1108895,88179278</text:p>
          </table:table-cell>
          <table:table-cell office:value-type="float" office:value="1108895.88155344" calcext:value-type="float">
            <text:p>1108895,88155344</text:p>
          </table:table-cell>
        </table:table-row>
        <table:table-row table:style-name="ro1">
          <table:table-cell office:value-type="string" calcext:value-type="string">
            <text:p>01/06/1973</text:p>
          </table:table-cell>
          <table:table-cell table:number-columns-repeated="2" office:value-type="float" office:value="1.0110710951" calcext:value-type="float">
            <text:p>1,0110710951</text:p>
          </table:table-cell>
          <table:table-cell office:value-type="float" office:value="1094992.15863395" calcext:value-type="float">
            <text:p>1094992,15863395</text:p>
          </table:table-cell>
          <table:table-cell office:value-type="float" office:value="1094992.15834869" calcext:value-type="float">
            <text:p>1094992,15834869</text:p>
          </table:table-cell>
        </table:table-row>
        <table:table-row table:style-name="ro1">
          <table:table-cell office:value-type="string" calcext:value-type="string">
            <text:p>01/07/1973</text:p>
          </table:table-cell>
          <table:table-cell table:number-columns-repeated="2" office:value-type="float" office:value="1.0089709763" calcext:value-type="float">
            <text:p>1,0089709763</text:p>
          </table:table-cell>
          <table:table-cell office:value-type="float" office:value="1083002.13896002" calcext:value-type="float">
            <text:p>1083002,13896002</text:p>
          </table:table-cell>
          <table:table-cell office:value-type="float" office:value="1083002.13867284" calcext:value-type="float">
            <text:p>1083002,13867284</text:p>
          </table:table-cell>
        </table:table-row>
        <table:table-row table:style-name="ro1">
          <table:table-cell office:value-type="string" calcext:value-type="string">
            <text:p>01/08/1973</text:p>
          </table:table-cell>
          <table:table-cell table:number-columns-repeated="2" office:value-type="float" office:value="1.0083682008" calcext:value-type="float">
            <text:p>1,0083682008</text:p>
          </table:table-cell>
          <table:table-cell office:value-type="float" office:value="1073372.93579197" calcext:value-type="float">
            <text:p>1073372,93579197</text:p>
          </table:table-cell>
          <table:table-cell office:value-type="float" office:value="1073372.93555703" calcext:value-type="float">
            <text:p>1073372,93555703</text:p>
          </table:table-cell>
        </table:table-row>
        <table:table-row table:style-name="ro1">
          <table:table-cell office:value-type="string" calcext:value-type="string">
            <text:p>01/09/1973</text:p>
          </table:table-cell>
          <table:table-cell table:number-columns-repeated="2" office:value-type="float" office:value="1.0097251037" calcext:value-type="float">
            <text:p>1,0097251037</text:p>
          </table:table-cell>
          <table:table-cell office:value-type="float" office:value="1064465.27661265" calcext:value-type="float">
            <text:p>1064465,27661265</text:p>
          </table:table-cell>
          <table:table-cell office:value-type="float" office:value="1064465.27634078" calcext:value-type="float">
            <text:p>1064465,27634078</text:p>
          </table:table-cell>
        </table:table-row>
        <table:table-row table:style-name="ro1">
          <table:table-cell office:value-type="string" calcext:value-type="string">
            <text:p>01/10/1973</text:p>
          </table:table-cell>
          <table:table-cell table:number-columns-repeated="2" office:value-type="float" office:value="1.0068062155" calcext:value-type="float">
            <text:p>1,0068062155</text:p>
          </table:table-cell>
          <table:table-cell office:value-type="float" office:value="1054212.94638715" calcext:value-type="float">
            <text:p>1054212,94638715</text:p>
          </table:table-cell>
          <table:table-cell office:value-type="float" office:value="1054212.94608195" calcext:value-type="float">
            <text:p>1054212,94608195</text:p>
          </table:table-cell>
        </table:table-row>
        <table:table-row table:style-name="ro1">
          <table:table-cell office:value-type="string" calcext:value-type="string">
            <text:p>01/11/1973</text:p>
          </table:table-cell>
          <table:table-cell table:number-columns-repeated="2" office:value-type="float" office:value="1.0085459184" calcext:value-type="float">
            <text:p>1,0085459184</text:p>
          </table:table-cell>
          <table:table-cell office:value-type="float" office:value="1047086.25171092" calcext:value-type="float">
            <text:p>1047086,25171092</text:p>
          </table:table-cell>
          <table:table-cell office:value-type="float" office:value="1047086.25142093" calcext:value-type="float">
            <text:p>1047086,25142093</text:p>
          </table:table-cell>
        </table:table-row>
        <table:table-row table:style-name="ro1">
          <table:table-cell office:value-type="string" calcext:value-type="string">
            <text:p>01/12/1973</text:p>
          </table:table-cell>
          <table:table-cell table:number-columns-repeated="2" office:value-type="float" office:value="1.0196028835" calcext:value-type="float">
            <text:p>1,0196028835</text:p>
          </table:table-cell>
          <table:table-cell office:value-type="float" office:value="1038213.76162234" calcext:value-type="float">
            <text:p>1038213,76162234</text:p>
          </table:table-cell>
          <table:table-cell office:value-type="float" office:value="1038213.76136842" calcext:value-type="float">
            <text:p>1038213,76136842</text:p>
          </table:table-cell>
        </table:table-row>
        <table:table-row table:style-name="ro1">
          <table:table-cell office:value-type="string" calcext:value-type="string">
            <text:p>01/01/1974</text:p>
          </table:table-cell>
          <table:table-cell table:number-columns-repeated="2" office:value-type="float" office:value="1.0105432895" calcext:value-type="float">
            <text:p>1,0105432895</text:p>
          </table:table-cell>
          <table:table-cell office:value-type="float" office:value="1018253.06540764" calcext:value-type="float">
            <text:p>1018253,06540764</text:p>
          </table:table-cell>
          <table:table-cell office:value-type="float" office:value="1018253.0651377" calcext:value-type="float">
            <text:p>1018253,0651377</text:p>
          </table:table-cell>
        </table:table-row>
        <table:table-row table:style-name="ro1">
          <table:table-cell office:value-type="string" calcext:value-type="string">
            <text:p>01/02/1974</text:p>
          </table:table-cell>
          <table:table-cell table:number-columns-repeated="2" office:value-type="float" office:value="1.0149748374" calcext:value-type="float">
            <text:p>1,0149748374</text:p>
          </table:table-cell>
          <table:table-cell office:value-type="float" office:value="1007629.3375927" calcext:value-type="float">
            <text:p>1007629,3375927</text:p>
          </table:table-cell>
          <table:table-cell office:value-type="float" office:value="1007629.33731927" calcext:value-type="float">
            <text:p>1007629,33731927</text:p>
          </table:table-cell>
        </table:table-row>
        <table:table-row table:style-name="ro1">
          <table:table-cell office:value-type="string" calcext:value-type="string">
            <text:p>01/03/1974</text:p>
          </table:table-cell>
          <table:table-cell table:number-columns-repeated="2" office:value-type="float" office:value="1.0125770952" calcext:value-type="float">
            <text:p>1,0125770952</text:p>
          </table:table-cell>
          <table:table-cell office:value-type="float" office:value="992762.874963369" calcext:value-type="float">
            <text:p>992762,874963369</text:p>
          </table:table-cell>
          <table:table-cell office:value-type="float" office:value="992762.874729729" calcext:value-type="float">
            <text:p>992762,874729729</text:p>
          </table:table-cell>
        </table:table-row>
        <table:table-row table:style-name="ro1">
          <table:table-cell office:value-type="string" calcext:value-type="string">
            <text:p>01/04/1974</text:p>
          </table:table-cell>
          <table:table-cell table:number-columns-repeated="2" office:value-type="float" office:value="1.0163621163" calcext:value-type="float">
            <text:p>1,0163621163</text:p>
          </table:table-cell>
          <table:table-cell office:value-type="float" office:value="980431.889748881" calcext:value-type="float">
            <text:p>980431,889748881</text:p>
          </table:table-cell>
          <table:table-cell office:value-type="float" office:value="980431.889542592" calcext:value-type="float">
            <text:p>980431,889542592</text:p>
          </table:table-cell>
        </table:table-row>
        <table:table-row table:style-name="ro1">
          <table:table-cell office:value-type="string" calcext:value-type="string">
            <text:p>01/05/1974</text:p>
          </table:table-cell>
          <table:table-cell table:number-columns-repeated="2" office:value-type="float" office:value="1.0212690952" calcext:value-type="float">
            <text:p>1,0212690952</text:p>
          </table:table-cell>
          <table:table-cell office:value-type="float" office:value="964648.203652139" calcext:value-type="float">
            <text:p>964648,203652139</text:p>
          </table:table-cell>
          <table:table-cell office:value-type="float" office:value="964648.203424219" calcext:value-type="float">
            <text:p>964648,203424219</text:p>
          </table:table-cell>
        </table:table-row>
        <table:table-row table:style-name="ro1">
          <table:table-cell office:value-type="string" calcext:value-type="string">
            <text:p>01/06/1974</text:p>
          </table:table-cell>
          <table:table-cell table:number-columns-repeated="2" office:value-type="float" office:value="1.0332527902" calcext:value-type="float">
            <text:p>1,0332527902</text:p>
          </table:table-cell>
          <table:table-cell office:value-type="float" office:value="944558.303179856" calcext:value-type="float">
            <text:p>944558,303179856</text:p>
          </table:table-cell>
          <table:table-cell office:value-type="float" office:value="944558.302973204" calcext:value-type="float">
            <text:p>944558,302973204</text:p>
          </table:table-cell>
        </table:table-row>
        <table:table-row table:style-name="ro1">
          <table:table-cell office:value-type="string" calcext:value-type="string">
            <text:p>01/07/1974</text:p>
          </table:table-cell>
          <table:table-cell table:number-columns-repeated="2" office:value-type="float" office:value="1.043986637" calcext:value-type="float">
            <text:p>1,043986637</text:p>
          </table:table-cell>
          <table:table-cell office:value-type="float" office:value="914159.934663253" calcext:value-type="float">
            <text:p>914159,934663253</text:p>
          </table:table-cell>
          <table:table-cell office:value-type="float" office:value="914159.934425404" calcext:value-type="float">
            <text:p>914159,934425404</text:p>
          </table:table-cell>
        </table:table-row>
        <table:table-row table:style-name="ro1">
          <table:table-cell office:value-type="string" calcext:value-type="string">
            <text:p>01/08/1974</text:p>
          </table:table-cell>
          <table:table-cell table:number-columns-repeated="2" office:value-type="float" office:value="1.04768" calcext:value-type="float">
            <text:p>1,04768</text:p>
          </table:table-cell>
          <table:table-cell office:value-type="float" office:value="875643.329391824" calcext:value-type="float">
            <text:p>875643,329391824</text:p>
          </table:table-cell>
          <table:table-cell office:value-type="float" office:value="875643.329188281" calcext:value-type="float">
            <text:p>875643,329188281</text:p>
          </table:table-cell>
        </table:table-row>
        <table:table-row table:style-name="ro1">
          <table:table-cell office:value-type="string" calcext:value-type="string">
            <text:p>01/09/1974</text:p>
          </table:table-cell>
          <table:table-cell table:number-columns-repeated="2" office:value-type="float" office:value="1.037466911" calcext:value-type="float">
            <text:p>1,037466911</text:p>
          </table:table-cell>
          <table:table-cell office:value-type="float" office:value="835792.731933246" calcext:value-type="float">
            <text:p>835792,731933246</text:p>
          </table:table-cell>
          <table:table-cell office:value-type="float" office:value="835792.731738965" calcext:value-type="float">
            <text:p>835792,731738965</text:p>
          </table:table-cell>
        </table:table-row>
        <table:table-row table:style-name="ro1">
          <table:table-cell office:value-type="string" calcext:value-type="string">
            <text:p>01/10/1974</text:p>
          </table:table-cell>
          <table:table-cell table:number-columns-repeated="2" office:value-type="float" office:value="1.0215897939" calcext:value-type="float">
            <text:p>1,0215897939</text:p>
          </table:table-cell>
          <table:table-cell office:value-type="float" office:value="805609.049379356" calcext:value-type="float">
            <text:p>805609,049379356</text:p>
          </table:table-cell>
          <table:table-cell office:value-type="float" office:value="805609.049179599" calcext:value-type="float">
            <text:p>805609,049179599</text:p>
          </table:table-cell>
        </table:table-row>
        <table:table-row table:style-name="ro1">
          <table:table-cell office:value-type="string" calcext:value-type="string">
            <text:p>01/11/1974</text:p>
          </table:table-cell>
          <table:table-cell table:number-columns-repeated="2" office:value-type="float" office:value="1.0125840538" calcext:value-type="float">
            <text:p>1,0125840538</text:p>
          </table:table-cell>
          <table:table-cell office:value-type="float" office:value="788583.690038522" calcext:value-type="float">
            <text:p>788583,690038522</text:p>
          </table:table-cell>
          <table:table-cell office:value-type="float" office:value="788583.689830944" calcext:value-type="float">
            <text:p>788583,689830944</text:p>
          </table:table-cell>
        </table:table-row>
        <table:table-row table:style-name="ro1">
          <table:table-cell office:value-type="string" calcext:value-type="string">
            <text:p>01/12/1974</text:p>
          </table:table-cell>
          <table:table-cell table:number-columns-repeated="2" office:value-type="float" office:value="1.012807134" calcext:value-type="float">
            <text:p>1,012807134</text:p>
          </table:table-cell>
          <table:table-cell office:value-type="float" office:value="778783.437364183" calcext:value-type="float">
            <text:p>778783,437364183</text:p>
          </table:table-cell>
          <table:table-cell office:value-type="float" office:value="778783.437163467" calcext:value-type="float">
            <text:p>778783,437163467</text:p>
          </table:table-cell>
        </table:table-row>
        <table:table-row table:style-name="ro1">
          <table:table-cell office:value-type="string" calcext:value-type="string">
            <text:p>01/01/1975</text:p>
          </table:table-cell>
          <table:table-cell table:number-columns-repeated="2" office:value-type="float" office:value="1.0151742226" calcext:value-type="float">
            <text:p>1,0151742226</text:p>
          </table:table-cell>
          <table:table-cell office:value-type="float" office:value="768935.576399862" calcext:value-type="float">
            <text:p>768935,576399862</text:p>
          </table:table-cell>
          <table:table-cell office:value-type="float" office:value="768935.576165242" calcext:value-type="float">
            <text:p>768935,576165242</text:p>
          </table:table-cell>
        </table:table-row>
        <table:table-row table:style-name="ro1">
          <table:table-cell office:value-type="string" calcext:value-type="string">
            <text:p>01/02/1975</text:p>
          </table:table-cell>
          <table:table-cell table:number-columns-repeated="2" office:value-type="float" office:value="1.0166082303" calcext:value-type="float">
            <text:p>1,0166082303</text:p>
          </table:table-cell>
          <table:table-cell office:value-type="float" office:value="757441.983141094" calcext:value-type="float">
            <text:p>757441,983141094</text:p>
          </table:table-cell>
          <table:table-cell office:value-type="float" office:value="757441.982943359" calcext:value-type="float">
            <text:p>757441,982943359</text:p>
          </table:table-cell>
        </table:table-row>
        <table:table-row table:style-name="ro1">
          <table:table-cell office:value-type="string" calcext:value-type="string">
            <text:p>01/03/1975</text:p>
          </table:table-cell>
          <table:table-cell table:number-columns-repeated="2" office:value-type="float" office:value="1.0187874387" calcext:value-type="float">
            <text:p>1,0187874387</text:p>
          </table:table-cell>
          <table:table-cell office:value-type="float" office:value="745067.726746196" calcext:value-type="float">
            <text:p>745067,726746196</text:p>
          </table:table-cell>
          <table:table-cell office:value-type="float" office:value="745067.72655111" calcext:value-type="float">
            <text:p>745067,72655111</text:p>
          </table:table-cell>
        </table:table-row>
        <table:table-row table:style-name="ro1">
          <table:table-cell office:value-type="string" calcext:value-type="string">
            <text:p>01/04/1975</text:p>
          </table:table-cell>
          <table:table-cell table:number-columns-repeated="2" office:value-type="float" office:value="1.0199554566" calcext:value-type="float">
            <text:p>1,0199554566</text:p>
          </table:table-cell>
          <table:table-cell office:value-type="float" office:value="731327.947758094" calcext:value-type="float">
            <text:p>731327,947758094</text:p>
          </table:table-cell>
          <table:table-cell office:value-type="float" office:value="731327.947540324" calcext:value-type="float">
            <text:p>731327,947540324</text:p>
          </table:table-cell>
        </table:table-row>
        <table:table-row table:style-name="ro1">
          <table:table-cell office:value-type="string" calcext:value-type="string">
            <text:p>01/05/1975</text:p>
          </table:table-cell>
          <table:table-cell table:number-columns-repeated="2" office:value-type="float" office:value="1.0230587824" calcext:value-type="float">
            <text:p>1,0230587824</text:p>
          </table:table-cell>
          <table:table-cell office:value-type="float" office:value="717019.496317967" calcext:value-type="float">
            <text:p>717019,496317967</text:p>
          </table:table-cell>
          <table:table-cell office:value-type="float" office:value="717019.496125438" calcext:value-type="float">
            <text:p>717019,496125438</text:p>
          </table:table-cell>
        </table:table-row>
        <table:table-row table:style-name="ro1">
          <table:table-cell office:value-type="string" calcext:value-type="string">
            <text:p>01/06/1975</text:p>
          </table:table-cell>
          <table:table-cell table:number-columns-repeated="2" office:value-type="float" office:value="1.018270298" calcext:value-type="float">
            <text:p>1,018270298</text:p>
          </table:table-cell>
          <table:table-cell office:value-type="float" office:value="700858.55148607" calcext:value-type="float">
            <text:p>700858,55148607</text:p>
          </table:table-cell>
          <table:table-cell office:value-type="float" office:value="700858.551279784" calcext:value-type="float">
            <text:p>700858,551279784</text:p>
          </table:table-cell>
        </table:table-row>
        <table:table-row table:style-name="ro1">
          <table:table-cell office:value-type="string" calcext:value-type="string">
            <text:p>01/07/1975</text:p>
          </table:table-cell>
          <table:table-cell table:number-columns-repeated="2" office:value-type="float" office:value="1.0171040496" calcext:value-type="float">
            <text:p>1,0171040496</text:p>
          </table:table-cell>
          <table:table-cell office:value-type="float" office:value="688283.408504242" calcext:value-type="float">
            <text:p>688283,408504242</text:p>
          </table:table-cell>
          <table:table-cell office:value-type="float" office:value="688283.408329012" calcext:value-type="float">
            <text:p>688283,408329012</text:p>
          </table:table-cell>
        </table:table-row>
        <table:table-row table:style-name="ro1">
          <table:table-cell office:value-type="string" calcext:value-type="string">
            <text:p>01/08/1975</text:p>
          </table:table-cell>
          <table:table-cell table:number-columns-repeated="2" office:value-type="float" office:value="1.0155799192" calcext:value-type="float">
            <text:p>1,0155799192</text:p>
          </table:table-cell>
          <table:table-cell office:value-type="float" office:value="676708.945141773" calcext:value-type="float">
            <text:p>676708,945141773</text:p>
          </table:table-cell>
          <table:table-cell office:value-type="float" office:value="676708.944946018" calcext:value-type="float">
            <text:p>676708,944946018</text:p>
          </table:table-cell>
        </table:table-row>
        <table:table-row table:style-name="ro1">
          <table:table-cell office:value-type="string" calcext:value-type="string">
            <text:p>01/09/1975</text:p>
          </table:table-cell>
          <table:table-cell table:number-columns-repeated="2" office:value-type="float" office:value="1.0202922078" calcext:value-type="float">
            <text:p>1,0202922078</text:p>
          </table:table-cell>
          <table:table-cell office:value-type="float" office:value="666327.614743343" calcext:value-type="float">
            <text:p>666327,614743343</text:p>
          </table:table-cell>
          <table:table-cell office:value-type="float" office:value="666327.614540595" calcext:value-type="float">
            <text:p>666327,614540595</text:p>
          </table:table-cell>
        </table:table-row>
        <table:table-row table:style-name="ro1">
          <table:table-cell office:value-type="string" calcext:value-type="string">
            <text:p>01/10/1975</text:p>
          </table:table-cell>
          <table:table-cell table:number-columns-repeated="2" office:value-type="float" office:value="1.0217183771" calcext:value-type="float">
            <text:p>1,0217183771</text:p>
          </table:table-cell>
          <table:table-cell office:value-type="float" office:value="653075.275542983" calcext:value-type="float">
            <text:p>653075,275542983</text:p>
          </table:table-cell>
          <table:table-cell office:value-type="float" office:value="653075.275349255" calcext:value-type="float">
            <text:p>653075,275349255</text:p>
          </table:table-cell>
        </table:table-row>
        <table:table-row table:style-name="ro1">
          <table:table-cell office:value-type="string" calcext:value-type="string">
            <text:p>01/11/1975</text:p>
          </table:table-cell>
          <table:table-cell table:number-columns-repeated="2" office:value-type="float" office:value="1.0194658569" calcext:value-type="float">
            <text:p>1,0194658569</text:p>
          </table:table-cell>
          <table:table-cell office:value-type="float" office:value="639193.04005928" calcext:value-type="float">
            <text:p>639193,04005928</text:p>
          </table:table-cell>
          <table:table-cell office:value-type="float" office:value="639193.039876984" calcext:value-type="float">
            <text:p>639193,039876984</text:p>
          </table:table-cell>
        </table:table-row>
        <table:table-row table:style-name="ro1">
          <table:table-cell office:value-type="string" calcext:value-type="string">
            <text:p>01/12/1975</text:p>
          </table:table-cell>
          <table:table-cell table:number-columns-repeated="2" office:value-type="float" office:value="1.0184067823" calcext:value-type="float">
            <text:p>1,0184067823</text:p>
          </table:table-cell>
          <table:table-cell office:value-type="float" office:value="626988.17791009" calcext:value-type="float">
            <text:p>626988,17791009</text:p>
          </table:table-cell>
          <table:table-cell office:value-type="float" office:value="626988.17773926" calcext:value-type="float">
            <text:p>626988,17773926</text:p>
          </table:table-cell>
        </table:table-row>
        <table:table-row table:style-name="ro1">
          <table:table-cell office:value-type="string" calcext:value-type="string">
            <text:p>01/01/1976</text:p>
          </table:table-cell>
          <table:table-cell table:number-columns-repeated="2" office:value-type="float" office:value="1.01919904" calcext:value-type="float">
            <text:p>1,01919904</text:p>
          </table:table-cell>
          <table:table-cell office:value-type="float" office:value="615655.933176409" calcext:value-type="float">
            <text:p>615655,933176409</text:p>
          </table:table-cell>
          <table:table-cell office:value-type="float" office:value="615655.933038856" calcext:value-type="float">
            <text:p>615655,933038856</text:p>
          </table:table-cell>
        </table:table-row>
        <table:table-row table:style-name="ro1">
          <table:table-cell office:value-type="string" calcext:value-type="string">
            <text:p>01/02/1976</text:p>
          </table:table-cell>
          <table:table-cell table:number-columns-repeated="2" office:value-type="float" office:value="1.0223693893" calcext:value-type="float">
            <text:p>1,0223693893</text:p>
          </table:table-cell>
          <table:table-cell office:value-type="float" office:value="604058.588179605" calcext:value-type="float">
            <text:p>604058,588179605</text:p>
          </table:table-cell>
          <table:table-cell office:value-type="float" office:value="604058.588016198" calcext:value-type="float">
            <text:p>604058,588016198</text:p>
          </table:table-cell>
        </table:table-row>
        <table:table-row table:style-name="ro1">
          <table:table-cell office:value-type="string" calcext:value-type="string">
            <text:p>01/03/1976</text:p>
          </table:table-cell>
          <table:table-cell table:number-columns-repeated="2" office:value-type="float" office:value="1.0237512595" calcext:value-type="float">
            <text:p>1,0237512595</text:p>
          </table:table-cell>
          <table:table-cell office:value-type="float" office:value="590841.817548151" calcext:value-type="float">
            <text:p>590841,817548151</text:p>
          </table:table-cell>
          <table:table-cell office:value-type="float" office:value="590841.817413281" calcext:value-type="float">
            <text:p>590841,817413281</text:p>
          </table:table-cell>
        </table:table-row>
        <table:table-row table:style-name="ro1">
          <table:table-cell office:value-type="string" calcext:value-type="string">
            <text:p>01/04/1976</text:p>
          </table:table-cell>
          <table:table-cell table:number-columns-repeated="2" office:value-type="float" office:value="1.0252390326" calcext:value-type="float">
            <text:p>1,0252390326</text:p>
          </table:table-cell>
          <table:table-cell office:value-type="float" office:value="577134.154478812" calcext:value-type="float">
            <text:p>577134,154478812</text:p>
          </table:table-cell>
          <table:table-cell office:value-type="float" office:value="577134.154326499" calcext:value-type="float">
            <text:p>577134,154326499</text:p>
          </table:table-cell>
        </table:table-row>
        <table:table-row table:style-name="ro1">
          <table:table-cell office:value-type="string" calcext:value-type="string">
            <text:p>01/05/1976</text:p>
          </table:table-cell>
          <table:table-cell table:number-columns-repeated="2" office:value-type="float" office:value="1.0297606802" calcext:value-type="float">
            <text:p>1,0297606802</text:p>
          </table:table-cell>
          <table:table-cell office:value-type="float" office:value="562926.435813903" calcext:value-type="float">
            <text:p>562926,435813903</text:p>
          </table:table-cell>
          <table:table-cell office:value-type="float" office:value="562926.435653852" calcext:value-type="float">
            <text:p>562926,435653852</text:p>
          </table:table-cell>
        </table:table-row>
        <table:table-row table:style-name="ro1">
          <table:table-cell office:value-type="string" calcext:value-type="string">
            <text:p>01/06/1976</text:p>
          </table:table-cell>
          <table:table-cell table:number-columns-repeated="2" office:value-type="float" office:value="1.0294999001" calcext:value-type="float">
            <text:p>1,0294999001</text:p>
          </table:table-cell>
          <table:table-cell office:value-type="float" office:value="546657.535714581" calcext:value-type="float">
            <text:p>546657,535714581</text:p>
          </table:table-cell>
          <table:table-cell office:value-type="float" office:value="546657.535535735" calcext:value-type="float">
            <text:p>546657,535535735</text:p>
          </table:table-cell>
        </table:table-row>
        <table:table-row table:style-name="ro1">
          <table:table-cell office:value-type="string" calcext:value-type="string">
            <text:p>01/07/1976</text:p>
          </table:table-cell>
          <table:table-cell table:number-columns-repeated="2" office:value-type="float" office:value="1.025549806" calcext:value-type="float">
            <text:p>1,025549806</text:p>
          </table:table-cell>
          <table:table-cell office:value-type="float" office:value="530993.286800204" calcext:value-type="float">
            <text:p>530993,286800204</text:p>
          </table:table-cell>
          <table:table-cell office:value-type="float" office:value="530993.286619671" calcext:value-type="float">
            <text:p>530993,286619671</text:p>
          </table:table-cell>
        </table:table-row>
        <table:table-row table:style-name="ro1">
          <table:table-cell office:value-type="string" calcext:value-type="string">
            <text:p>01/08/1976</text:p>
          </table:table-cell>
          <table:table-cell table:number-columns-repeated="2" office:value-type="float" office:value="1.0278776411" calcext:value-type="float">
            <text:p>1,0278776411</text:p>
          </table:table-cell>
          <table:table-cell office:value-type="float" office:value="517764.5041651" calcext:value-type="float">
            <text:p>517764,5041651</text:p>
          </table:table-cell>
          <table:table-cell office:value-type="float" office:value="517764.504013883" calcext:value-type="float">
            <text:p>517764,504013883</text:p>
          </table:table-cell>
        </table:table-row>
        <table:table-row table:style-name="ro1">
          <table:table-cell office:value-type="string" calcext:value-type="string">
            <text:p>01/09/1976</text:p>
          </table:table-cell>
          <table:table-cell table:number-columns-repeated="2" office:value-type="float" office:value="1.0328894889" calcext:value-type="float">
            <text:p>1,0328894889</text:p>
          </table:table-cell>
          <table:table-cell office:value-type="float" office:value="503721.925122338" calcext:value-type="float">
            <text:p>503721,925122338</text:p>
          </table:table-cell>
          <table:table-cell office:value-type="float" office:value="503721.924964111" calcext:value-type="float">
            <text:p>503721,924964111</text:p>
          </table:table-cell>
        </table:table-row>
        <table:table-row table:style-name="ro1">
          <table:table-cell office:value-type="string" calcext:value-type="string">
            <text:p>01/10/1976</text:p>
          </table:table-cell>
          <table:table-cell table:number-columns-repeated="2" office:value-type="float" office:value="1.03606012" calcext:value-type="float">
            <text:p>1,03606012</text:p>
          </table:table-cell>
          <table:table-cell office:value-type="float" office:value="487682.303417366" calcext:value-type="float">
            <text:p>487682,303417366</text:p>
          </table:table-cell>
          <table:table-cell office:value-type="float" office:value="487682.303281656" calcext:value-type="float">
            <text:p>487682,303281656</text:p>
          </table:table-cell>
        </table:table-row>
        <table:table-row table:style-name="ro1">
          <table:table-cell office:value-type="string" calcext:value-type="string">
            <text:p>01/11/1976</text:p>
          </table:table-cell>
          <table:table-cell table:number-columns-repeated="2" office:value-type="float" office:value="1.0302752294" calcext:value-type="float">
            <text:p>1,0302752294</text:p>
          </table:table-cell>
          <table:table-cell office:value-type="float" office:value="470708.498477257" calcext:value-type="float">
            <text:p>470708,498477257</text:p>
          </table:table-cell>
          <table:table-cell office:value-type="float" office:value="470708.49834519" calcext:value-type="float">
            <text:p>470708,49834519</text:p>
          </table:table-cell>
        </table:table-row>
        <table:table-row table:style-name="ro1">
          <table:table-cell office:value-type="string" calcext:value-type="string">
            <text:p>01/12/1976</text:p>
          </table:table-cell>
          <table:table-cell table:number-columns-repeated="2" office:value-type="float" office:value="1.0220948353" calcext:value-type="float">
            <text:p>1,0220948353</text:p>
          </table:table-cell>
          <table:table-cell office:value-type="float" office:value="456876.458877287" calcext:value-type="float">
            <text:p>456876,458877287</text:p>
          </table:table-cell>
          <table:table-cell office:value-type="float" office:value="456876.458767816" calcext:value-type="float">
            <text:p>456876,458767816</text:p>
          </table:table-cell>
        </table:table-row>
        <table:table-row table:style-name="ro1">
          <table:table-cell office:value-type="string" calcext:value-type="string">
            <text:p>01/01/1977</text:p>
          </table:table-cell>
          <table:table-cell table:number-columns-repeated="2" office:value-type="float" office:value="1.0173155459" calcext:value-type="float">
            <text:p>1,0173155459</text:p>
          </table:table-cell>
          <table:table-cell office:value-type="float" office:value="447000.066039065" calcext:value-type="float">
            <text:p>447000,066039065</text:p>
          </table:table-cell>
          <table:table-cell office:value-type="float" office:value="447000.065948278" calcext:value-type="float">
            <text:p>447000,065948278</text:p>
          </table:table-cell>
        </table:table-row>
        <table:table-row table:style-name="ro1">
          <table:table-cell office:value-type="string" calcext:value-type="string">
            <text:p>01/02/1977</text:p>
          </table:table-cell>
          <table:table-cell table:number-columns-repeated="2" office:value-type="float" office:value="1.0196970508" calcext:value-type="float">
            <text:p>1,0196970508</text:p>
          </table:table-cell>
          <table:table-cell office:value-type="float" office:value="439391.757887286" calcext:value-type="float">
            <text:p>439391,757887286</text:p>
          </table:table-cell>
          <table:table-cell office:value-type="float" office:value="439391.75780871" calcext:value-type="float">
            <text:p>439391,75780871</text:p>
          </table:table-cell>
        </table:table-row>
        <table:table-row table:style-name="ro1">
          <table:table-cell office:value-type="string" calcext:value-type="string">
            <text:p>01/03/1977</text:p>
          </table:table-cell>
          <table:table-cell table:number-columns-repeated="2" office:value-type="float" office:value="1.022675975" calcext:value-type="float">
            <text:p>1,022675975</text:p>
          </table:table-cell>
          <table:table-cell office:value-type="float" office:value="430904.215661468" calcext:value-type="float">
            <text:p>430904,215661468</text:p>
          </table:table-cell>
          <table:table-cell office:value-type="float" office:value="430904.215586589" calcext:value-type="float">
            <text:p>430904,215586589</text:p>
          </table:table-cell>
        </table:table-row>
        <table:table-row table:style-name="ro1">
          <table:table-cell office:value-type="string" calcext:value-type="string">
            <text:p>01/04/1977</text:p>
          </table:table-cell>
          <table:table-cell table:number-columns-repeated="2" office:value-type="float" office:value="1.0288456603" calcext:value-type="float">
            <text:p>1,0288456603</text:p>
          </table:table-cell>
          <table:table-cell office:value-type="float" office:value="421349.700389185" calcext:value-type="float">
            <text:p>421349,700389185</text:p>
          </table:table-cell>
          <table:table-cell office:value-type="float" office:value="421349.70031002" calcext:value-type="float">
            <text:p>421349,70031002</text:p>
          </table:table-cell>
        </table:table-row>
        <table:table-row table:style-name="ro1">
          <table:table-cell office:value-type="string" calcext:value-type="string">
            <text:p>01/05/1977</text:p>
          </table:table-cell>
          <table:table-cell table:number-columns-repeated="2" office:value-type="float" office:value="1.0321776004" calcext:value-type="float">
            <text:p>1,0321776004</text:p>
          </table:table-cell>
          <table:table-cell office:value-type="float" office:value="409536.353845653" calcext:value-type="float">
            <text:p>409536,353845653</text:p>
          </table:table-cell>
          <table:table-cell office:value-type="float" office:value="409536.353761044" calcext:value-type="float">
            <text:p>409536,353761044</text:p>
          </table:table-cell>
        </table:table-row>
        <table:table-row table:style-name="ro1">
          <table:table-cell office:value-type="string" calcext:value-type="string">
            <text:p>01/06/1977</text:p>
          </table:table-cell>
          <table:table-cell table:number-columns-repeated="2" office:value-type="float" office:value="1.0333494442" calcext:value-type="float">
            <text:p>1,0333494442</text:p>
          </table:table-cell>
          <table:table-cell office:value-type="float" office:value="396769.270798887" calcext:value-type="float">
            <text:p>396769,270798887</text:p>
          </table:table-cell>
          <table:table-cell office:value-type="float" office:value="396769.270717261" calcext:value-type="float">
            <text:p>396769,270717261</text:p>
          </table:table-cell>
        </table:table-row>
        <table:table-row table:style-name="ro1">
          <table:table-cell office:value-type="string" calcext:value-type="string">
            <text:p>01/07/1977</text:p>
          </table:table-cell>
          <table:table-cell table:number-columns-repeated="2" office:value-type="float" office:value="1.026707203" calcext:value-type="float">
            <text:p>1,026707203</text:p>
          </table:table-cell>
          <table:table-cell office:value-type="float" office:value="383964.275614488" calcext:value-type="float">
            <text:p>383964,275614488</text:p>
          </table:table-cell>
          <table:table-cell office:value-type="float" office:value="383964.27554444" calcext:value-type="float">
            <text:p>383964,27554444</text:p>
          </table:table-cell>
        </table:table-row>
        <table:table-row table:style-name="ro1">
          <table:table-cell office:value-type="string" calcext:value-type="string">
            <text:p>01/08/1977</text:p>
          </table:table-cell>
          <table:table-cell table:number-columns-repeated="2" office:value-type="float" office:value="1.020500205" calcext:value-type="float">
            <text:p>1,020500205</text:p>
          </table:table-cell>
          <table:table-cell office:value-type="float" office:value="373976.411670785" calcext:value-type="float">
            <text:p>373976,411670785</text:p>
          </table:table-cell>
          <table:table-cell office:value-type="float" office:value="373976.411604944" calcext:value-type="float">
            <text:p>373976,411604944</text:p>
          </table:table-cell>
        </table:table-row>
        <table:table-row table:style-name="ro1">
          <table:table-cell office:value-type="string" calcext:value-type="string">
            <text:p>01/09/1977</text:p>
          </table:table-cell>
          <table:table-cell table:number-columns-repeated="2" office:value-type="float" office:value="1.0140172314" calcext:value-type="float">
            <text:p>1,0140172314</text:p>
          </table:table-cell>
          <table:table-cell office:value-type="float" office:value="366463.82807026" calcext:value-type="float">
            <text:p>366463,82807026</text:p>
          </table:table-cell>
          <table:table-cell office:value-type="float" office:value="366463.828005005" calcext:value-type="float">
            <text:p>366463,828005005</text:p>
          </table:table-cell>
        </table:table-row>
        <table:table-row table:style-name="ro1">
          <table:table-cell office:value-type="string" calcext:value-type="string">
            <text:p>01/10/1977</text:p>
          </table:table-cell>
          <table:table-cell table:number-columns-repeated="2" office:value-type="float" office:value="1.0138674884" calcext:value-type="float">
            <text:p>1,0138674884</text:p>
          </table:table-cell>
          <table:table-cell office:value-type="float" office:value="361398.02828035" calcext:value-type="float">
            <text:p>361398,02828035</text:p>
          </table:table-cell>
          <table:table-cell office:value-type="float" office:value="361398.028225406" calcext:value-type="float">
            <text:p>361398,028225406</text:p>
          </table:table-cell>
        </table:table-row>
        <table:table-row table:style-name="ro1">
          <table:table-cell office:value-type="string" calcext:value-type="string">
            <text:p>01/11/1977</text:p>
          </table:table-cell>
          <table:table-cell table:number-columns-repeated="2" office:value-type="float" office:value="1.0149370386" calcext:value-type="float">
            <text:p>1,0149370386</text:p>
          </table:table-cell>
          <table:table-cell office:value-type="float" office:value="356454.89417032" calcext:value-type="float">
            <text:p>356454,89417032</text:p>
          </table:table-cell>
          <table:table-cell office:value-type="float" office:value="356454.894100744" calcext:value-type="float">
            <text:p>356454,894100744</text:p>
          </table:table-cell>
        </table:table-row>
        <table:table-row table:style-name="ro1">
          <table:table-cell office:value-type="string" calcext:value-type="string">
            <text:p>01/12/1977</text:p>
          </table:table-cell>
          <table:table-cell table:number-columns-repeated="2" office:value-type="float" office:value="1.0195944212" calcext:value-type="float">
            <text:p>1,0195944212</text:p>
          </table:table-cell>
          <table:table-cell office:value-type="float" office:value="351208.873667683" calcext:value-type="float">
            <text:p>351208,873667683</text:p>
          </table:table-cell>
          <table:table-cell office:value-type="float" office:value="351208.873583474" calcext:value-type="float">
            <text:p>351208,873583474</text:p>
          </table:table-cell>
        </table:table-row>
        <table:table-row table:style-name="ro1">
          <table:table-cell office:value-type="string" calcext:value-type="string">
            <text:p>01/01/1978</text:p>
          </table:table-cell>
          <table:table-cell table:number-columns-repeated="2" office:value-type="float" office:value="1.0211060759" calcext:value-type="float">
            <text:p>1,0211060759</text:p>
          </table:table-cell>
          <table:table-cell office:value-type="float" office:value="344459.391268866" calcext:value-type="float">
            <text:p>344459,391268866</text:p>
          </table:table-cell>
          <table:table-cell office:value-type="float" office:value="344459.391202591" calcext:value-type="float">
            <text:p>344459,391202591</text:p>
          </table:table-cell>
        </table:table-row>
        <table:table-row table:style-name="ro1">
          <table:table-cell office:value-type="string" calcext:value-type="string">
            <text:p>01/02/1978</text:p>
          </table:table-cell>
          <table:table-cell table:number-columns-repeated="2" office:value-type="float" office:value="1.0231764948" calcext:value-type="float">
            <text:p>1,0231764948</text:p>
          </table:table-cell>
          <table:table-cell office:value-type="float" office:value="337339.478628859" calcext:value-type="float">
            <text:p>337339,478628859</text:p>
          </table:table-cell>
          <table:table-cell office:value-type="float" office:value="337339.47857572" calcext:value-type="float">
            <text:p>337339,47857572</text:p>
          </table:table-cell>
        </table:table-row>
        <table:table-row table:style-name="ro1">
          <table:table-cell office:value-type="string" calcext:value-type="string">
            <text:p>01/03/1978</text:p>
          </table:table-cell>
          <table:table-cell table:number-columns-repeated="2" office:value-type="float" office:value="1.025784168" calcext:value-type="float">
            <text:p>1,025784168</text:p>
          </table:table-cell>
          <table:table-cell office:value-type="float" office:value="329698.229331195" calcext:value-type="float">
            <text:p>329698,229331195</text:p>
          </table:table-cell>
          <table:table-cell office:value-type="float" office:value="329698.229291944" calcext:value-type="float">
            <text:p>329698,229291944</text:p>
          </table:table-cell>
        </table:table-row>
        <table:table-row table:style-name="ro1">
          <table:table-cell office:value-type="string" calcext:value-type="string">
            <text:p>01/04/1978</text:p>
          </table:table-cell>
          <table:table-cell table:number-columns-repeated="2" office:value-type="float" office:value="1.0292079402" calcext:value-type="float">
            <text:p>1,0292079402</text:p>
          </table:table-cell>
          <table:table-cell office:value-type="float" office:value="321410.916269079" calcext:value-type="float">
            <text:p>321410,916269079</text:p>
          </table:table-cell>
          <table:table-cell office:value-type="float" office:value="321410.916218634" calcext:value-type="float">
            <text:p>321410,916218634</text:p>
          </table:table-cell>
        </table:table-row>
        <table:table-row table:style-name="ro1">
          <table:table-cell office:value-type="string" calcext:value-type="string">
            <text:p>01/05/1978</text:p>
          </table:table-cell>
          <table:table-cell table:number-columns-repeated="2" office:value-type="float" office:value="1.0304713356" calcext:value-type="float">
            <text:p>1,0304713356</text:p>
          </table:table-cell>
          <table:table-cell office:value-type="float" office:value="312289.58086606" calcext:value-type="float">
            <text:p>312289,58086606</text:p>
          </table:table-cell>
          <table:table-cell office:value-type="float" office:value="312289.580824747" calcext:value-type="float">
            <text:p>312289,580824747</text:p>
          </table:table-cell>
        </table:table-row>
        <table:table-row table:style-name="ro1">
          <table:table-cell office:value-type="string" calcext:value-type="string">
            <text:p>01/06/1978</text:p>
          </table:table-cell>
          <table:table-cell table:number-columns-repeated="2" office:value-type="float" office:value="1.0301240402" calcext:value-type="float">
            <text:p>1,0301240402</text:p>
          </table:table-cell>
          <table:table-cell office:value-type="float" office:value="303055.087586912" calcext:value-type="float">
            <text:p>303055,087586912</text:p>
          </table:table-cell>
          <table:table-cell office:value-type="float" office:value="303055.087534706" calcext:value-type="float">
            <text:p>303055,087534706</text:p>
          </table:table-cell>
        </table:table-row>
        <table:table-row table:style-name="ro1">
          <table:table-cell office:value-type="string" calcext:value-type="string">
            <text:p>01/07/1978</text:p>
          </table:table-cell>
          <table:table-cell table:number-columns-repeated="2" office:value-type="float" office:value="1.0306049312" calcext:value-type="float">
            <text:p>1,0306049312</text:p>
          </table:table-cell>
          <table:table-cell office:value-type="float" office:value="294192.811506538" calcext:value-type="float">
            <text:p>294192,811506538</text:p>
          </table:table-cell>
          <table:table-cell office:value-type="float" office:value="294192.811465744" calcext:value-type="float">
            <text:p>294192,811465744</text:p>
          </table:table-cell>
        </table:table-row>
        <table:table-row table:style-name="ro1">
          <table:table-cell office:value-type="string" calcext:value-type="string">
            <text:p>01/08/1978</text:p>
          </table:table-cell>
          <table:table-cell table:number-columns-repeated="2" office:value-type="float" office:value="1.0277835733" calcext:value-type="float">
            <text:p>1,0277835733</text:p>
          </table:table-cell>
          <table:table-cell office:value-type="float" office:value="285456.436894776" calcext:value-type="float">
            <text:p>285456,436894776</text:p>
          </table:table-cell>
          <table:table-cell office:value-type="float" office:value="285456.436857226" calcext:value-type="float">
            <text:p>285456,436857226</text:p>
          </table:table-cell>
        </table:table-row>
        <table:table-row table:style-name="ro1">
          <table:table-cell office:value-type="string" calcext:value-type="string">
            <text:p>01/09/1978</text:p>
          </table:table-cell>
          <table:table-cell table:number-columns-repeated="2" office:value-type="float" office:value="1.0261190243" calcext:value-type="float">
            <text:p>1,0261190243</text:p>
          </table:table-cell>
          <table:table-cell office:value-type="float" office:value="277739.831916397" calcext:value-type="float">
            <text:p>277739,831916397</text:p>
          </table:table-cell>
          <table:table-cell office:value-type="float" office:value="277739.831888897" calcext:value-type="float">
            <text:p>277739,831888897</text:p>
          </table:table-cell>
        </table:table-row>
        <table:table-row table:style-name="ro1">
          <table:table-cell office:value-type="string" calcext:value-type="string">
            <text:p>01/10/1978</text:p>
          </table:table-cell>
          <table:table-cell table:number-columns-repeated="2" office:value-type="float" office:value="1.0237396551" calcext:value-type="float">
            <text:p>1,0237396551</text:p>
          </table:table-cell>
          <table:table-cell office:value-type="float" office:value="270670.190630046" calcext:value-type="float">
            <text:p>270670,190630046</text:p>
          </table:table-cell>
          <table:table-cell office:value-type="float" office:value="270670.190614267" calcext:value-type="float">
            <text:p>270670,190614267</text:p>
          </table:table-cell>
        </table:table-row>
        <table:table-row table:style-name="ro1">
          <table:table-cell office:value-type="string" calcext:value-type="string">
            <text:p>01/11/1978</text:p>
          </table:table-cell>
          <table:table-cell table:number-columns-repeated="2" office:value-type="float" office:value="1.0256046894" calcext:value-type="float">
            <text:p>1,0256046894</text:p>
          </table:table-cell>
          <table:table-cell office:value-type="float" office:value="264393.578271232" calcext:value-type="float">
            <text:p>264393,578271232</text:p>
          </table:table-cell>
          <table:table-cell office:value-type="float" office:value="264393.578251799" calcext:value-type="float">
            <text:p>264393,578251799</text:p>
          </table:table-cell>
        </table:table-row>
        <table:table-row table:style-name="ro1">
          <table:table-cell office:value-type="string" calcext:value-type="string">
            <text:p>01/12/1978</text:p>
          </table:table-cell>
          <table:table-cell table:number-columns-repeated="2" office:value-type="float" office:value="1.0263157895" calcext:value-type="float">
            <text:p>1,0263157895</text:p>
          </table:table-cell>
          <table:table-cell office:value-type="float" office:value="257792.871857779" calcext:value-type="float">
            <text:p>257792,871857779</text:p>
          </table:table-cell>
          <table:table-cell office:value-type="float" office:value="257792.871848389" calcext:value-type="float">
            <text:p>257792,871848389</text:p>
          </table:table-cell>
        </table:table-row>
        <table:table-row table:style-name="ro1">
          <table:table-cell office:value-type="string" calcext:value-type="string">
            <text:p>01/01/1979</text:p>
          </table:table-cell>
          <table:table-cell table:number-columns-repeated="2" office:value-type="float" office:value="1.0225812374" calcext:value-type="float">
            <text:p>1,0225812374</text:p>
          </table:table-cell>
          <table:table-cell office:value-type="float" office:value="251182.79821396" calcext:value-type="float">
            <text:p>251182,79821396</text:p>
          </table:table-cell>
          <table:table-cell office:value-type="float" office:value="251182.798211251" calcext:value-type="float">
            <text:p>251182,798211251</text:p>
          </table:table-cell>
        </table:table-row>
        <table:table-row table:style-name="ro1">
          <table:table-cell office:value-type="string" calcext:value-type="string">
            <text:p>01/02/1979</text:p>
          </table:table-cell>
          <table:table-cell table:number-columns-repeated="2" office:value-type="float" office:value="1.0232495512" calcext:value-type="float">
            <text:p>1,0232495512</text:p>
          </table:table-cell>
          <table:table-cell office:value-type="float" office:value="245636.032646769" calcext:value-type="float">
            <text:p>245636,032646769</text:p>
          </table:table-cell>
          <table:table-cell office:value-type="float" office:value="245636.032649316" calcext:value-type="float">
            <text:p>245636,032649316</text:p>
          </table:table-cell>
        </table:table-row>
        <table:table-row table:style-name="ro1">
          <table:table-cell office:value-type="string" calcext:value-type="string">
            <text:p>01/03/1979</text:p>
          </table:table-cell>
          <table:table-cell table:number-columns-repeated="2" office:value-type="float" office:value="1.0249729508" calcext:value-type="float">
            <text:p>1,0249729508</text:p>
          </table:table-cell>
          <table:table-cell office:value-type="float" office:value="240054.864777319" calcext:value-type="float">
            <text:p>240054,864777319</text:p>
          </table:table-cell>
          <table:table-cell office:value-type="float" office:value="240054.864787558" calcext:value-type="float">
            <text:p>240054,864787558</text:p>
          </table:table-cell>
        </table:table-row>
        <table:table-row table:style-name="ro1">
          <table:table-cell office:value-type="string" calcext:value-type="string">
            <text:p>01/04/1979</text:p>
          </table:table-cell>
          <table:table-cell table:number-columns-repeated="2" office:value-type="float" office:value="1.0345" calcext:value-type="float">
            <text:p>1,0345</text:p>
          </table:table-cell>
          <table:table-cell office:value-type="float" office:value="234206.048647386" calcext:value-type="float">
            <text:p>234206,048647386</text:p>
          </table:table-cell>
          <table:table-cell office:value-type="float" office:value="234206.048647403" calcext:value-type="float">
            <text:p>234206,048647403</text:p>
          </table:table-cell>
        </table:table-row>
        <table:table-row table:style-name="ro1">
          <table:table-cell office:value-type="string" calcext:value-type="string">
            <text:p>01/05/1979</text:p>
          </table:table-cell>
          <table:table-cell table:number-columns-repeated="2" office:value-type="float" office:value="1.0176" calcext:value-type="float">
            <text:p>1,0176</text:p>
          </table:table-cell>
          <table:table-cell office:value-type="float" office:value="226395.407102355" calcext:value-type="float">
            <text:p>226395,407102355</text:p>
          </table:table-cell>
          <table:table-cell office:value-type="float" office:value="226395.407102371" calcext:value-type="float">
            <text:p>226395,407102371</text:p>
          </table:table-cell>
        </table:table-row>
        <table:table-row table:style-name="ro1">
          <table:table-cell office:value-type="string" calcext:value-type="string">
            <text:p>01/06/1979</text:p>
          </table:table-cell>
          <table:table-cell table:number-columns-repeated="2" office:value-type="float" office:value="1.03" calcext:value-type="float">
            <text:p>1,03</text:p>
          </table:table-cell>
          <table:table-cell office:value-type="float" office:value="222479.763268823" calcext:value-type="float">
            <text:p>222479,763268823</text:p>
          </table:table-cell>
          <table:table-cell office:value-type="float" office:value="222479.76326884" calcext:value-type="float">
            <text:p>222479,76326884</text:p>
          </table:table-cell>
        </table:table-row>
        <table:table-row table:style-name="ro1">
          <table:table-cell office:value-type="string" calcext:value-type="string">
            <text:p>01/07/1979</text:p>
          </table:table-cell>
          <table:table-cell table:number-columns-repeated="2" office:value-type="float" office:value="1.0536" calcext:value-type="float">
            <text:p>1,0536</text:p>
          </table:table-cell>
          <table:table-cell office:value-type="float" office:value="215999.770163906" calcext:value-type="float">
            <text:p>215999,770163906</text:p>
          </table:table-cell>
          <table:table-cell office:value-type="float" office:value="215999.770163922" calcext:value-type="float">
            <text:p>215999,770163922</text:p>
          </table:table-cell>
        </table:table-row>
        <table:table-row table:style-name="ro1">
          <table:table-cell office:value-type="string" calcext:value-type="string">
            <text:p>01/08/1979</text:p>
          </table:table-cell>
          <table:table-cell table:number-columns-repeated="2" office:value-type="float" office:value="1.0579" calcext:value-type="float">
            <text:p>1,0579</text:p>
          </table:table-cell>
          <table:table-cell office:value-type="float" office:value="205011.171378043" calcext:value-type="float">
            <text:p>205011,171378043</text:p>
          </table:table-cell>
          <table:table-cell office:value-type="float" office:value="205011.171378058" calcext:value-type="float">
            <text:p>205011,171378058</text:p>
          </table:table-cell>
        </table:table-row>
        <table:table-row table:style-name="ro1">
          <table:table-cell office:value-type="string" calcext:value-type="string">
            <text:p>01/09/1979</text:p>
          </table:table-cell>
          <table:table-cell table:number-columns-repeated="2" office:value-type="float" office:value="1.0661" calcext:value-type="float">
            <text:p>1,0661</text:p>
          </table:table-cell>
          <table:table-cell office:value-type="float" office:value="193790.690403671" calcext:value-type="float">
            <text:p>193790,690403671</text:p>
          </table:table-cell>
          <table:table-cell office:value-type="float" office:value="193790.690403684" calcext:value-type="float">
            <text:p>193790,690403684</text:p>
          </table:table-cell>
        </table:table-row>
        <table:table-row table:style-name="ro1">
          <table:table-cell office:value-type="string" calcext:value-type="string">
            <text:p>01/10/1979</text:p>
          </table:table-cell>
          <table:table-cell table:number-columns-repeated="2" office:value-type="float" office:value="1.0506" calcext:value-type="float">
            <text:p>1,0506</text:p>
          </table:table-cell>
          <table:table-cell office:value-type="float" office:value="181775.34040303" calcext:value-type="float">
            <text:p>181775,34040303</text:p>
          </table:table-cell>
          <table:table-cell office:value-type="float" office:value="181775.340403043" calcext:value-type="float">
            <text:p>181775,340403043</text:p>
          </table:table-cell>
        </table:table-row>
        <table:table-row table:style-name="ro1">
          <table:table-cell office:value-type="string" calcext:value-type="string">
            <text:p>01/11/1979</text:p>
          </table:table-cell>
          <table:table-cell table:number-columns-repeated="2" office:value-type="float" office:value="1.061" calcext:value-type="float">
            <text:p>1,061</text:p>
          </table:table-cell>
          <table:table-cell office:value-type="float" office:value="173020.502953579" calcext:value-type="float">
            <text:p>173020,502953579</text:p>
          </table:table-cell>
          <table:table-cell office:value-type="float" office:value="173020.502953592" calcext:value-type="float">
            <text:p>173020,502953592</text:p>
          </table:table-cell>
        </table:table-row>
        <table:table-row table:style-name="ro1">
          <table:table-cell office:value-type="string" calcext:value-type="string">
            <text:p>01/12/1979</text:p>
          </table:table-cell>
          <table:table-cell table:number-columns-repeated="2" office:value-type="float" office:value="1.0451" calcext:value-type="float">
            <text:p>1,0451</text:p>
          </table:table-cell>
          <table:table-cell office:value-type="float" office:value="163073.047081601" calcext:value-type="float">
            <text:p>163073,047081601</text:p>
          </table:table-cell>
          <table:table-cell office:value-type="float" office:value="163073.047081613" calcext:value-type="float">
            <text:p>163073,047081613</text:p>
          </table:table-cell>
        </table:table-row>
        <table:table-row table:style-name="ro1">
          <table:table-cell office:value-type="string" calcext:value-type="string">
            <text:p>01/01/1980</text:p>
          </table:table-cell>
          <table:table-cell table:number-columns-repeated="2" office:value-type="float" office:value="1.0656" calcext:value-type="float">
            <text:p>1,0656</text:p>
          </table:table-cell>
          <table:table-cell office:value-type="float" office:value="156035.831099035" calcext:value-type="float">
            <text:p>156035,831099035</text:p>
          </table:table-cell>
          <table:table-cell office:value-type="float" office:value="156035.831099046" calcext:value-type="float">
            <text:p>156035,831099046</text:p>
          </table:table-cell>
        </table:table-row>
        <table:table-row table:style-name="ro1">
          <table:table-cell office:value-type="string" calcext:value-type="string">
            <text:p>01/02/1980</text:p>
          </table:table-cell>
          <table:table-cell table:number-columns-repeated="2" office:value-type="float" office:value="1.0415" calcext:value-type="float">
            <text:p>1,0415</text:p>
          </table:table-cell>
          <table:table-cell office:value-type="float" office:value="146430.021677022" calcext:value-type="float">
            <text:p>146430,021677022</text:p>
          </table:table-cell>
          <table:table-cell office:value-type="float" office:value="146430.021677033" calcext:value-type="float">
            <text:p>146430,021677033</text:p>
          </table:table-cell>
        </table:table-row>
        <table:table-row table:style-name="ro1">
          <table:table-cell office:value-type="string" calcext:value-type="string">
            <text:p>01/03/1980</text:p>
          </table:table-cell>
          <table:table-cell table:number-columns-repeated="2" office:value-type="float" office:value="1.0512" calcext:value-type="float">
            <text:p>1,0512</text:p>
          </table:table-cell>
          <table:table-cell office:value-type="float" office:value="140595.316060511" calcext:value-type="float">
            <text:p>140595,316060511</text:p>
          </table:table-cell>
          <table:table-cell office:value-type="float" office:value="140595.316060521" calcext:value-type="float">
            <text:p>140595,316060521</text:p>
          </table:table-cell>
        </table:table-row>
        <table:table-row table:style-name="ro1">
          <table:table-cell office:value-type="string" calcext:value-type="string">
            <text:p>01/04/1980</text:p>
          </table:table-cell>
          <table:table-cell table:number-columns-repeated="2" office:value-type="float" office:value="1.0485" calcext:value-type="float">
            <text:p>1,0485</text:p>
          </table:table-cell>
          <table:table-cell office:value-type="float" office:value="133747.446785113" calcext:value-type="float">
            <text:p>133747,446785113</text:p>
          </table:table-cell>
          <table:table-cell office:value-type="float" office:value="133747.446785123" calcext:value-type="float">
            <text:p>133747,446785123</text:p>
          </table:table-cell>
        </table:table-row>
        <table:table-row table:style-name="ro1">
          <table:table-cell office:value-type="string" calcext:value-type="string">
            <text:p>01/05/1980</text:p>
          </table:table-cell>
          <table:table-cell table:number-columns-repeated="2" office:value-type="float" office:value="1.0553" calcext:value-type="float">
            <text:p>1,0553</text:p>
          </table:table-cell>
          <table:table-cell office:value-type="float" office:value="127560.750391143" calcext:value-type="float">
            <text:p>127560,750391143</text:p>
          </table:table-cell>
          <table:table-cell office:value-type="float" office:value="127560.750391152" calcext:value-type="float">
            <text:p>127560,750391152</text:p>
          </table:table-cell>
        </table:table-row>
        <table:table-row table:style-name="ro1">
          <table:table-cell office:value-type="string" calcext:value-type="string">
            <text:p>01/06/1980</text:p>
          </table:table-cell>
          <table:table-cell table:number-columns-repeated="2" office:value-type="float" office:value="1.0552" calcext:value-type="float">
            <text:p>1,0552</text:p>
          </table:table-cell>
          <table:table-cell office:value-type="float" office:value="120876.291472702" calcext:value-type="float">
            <text:p>120876,291472702</text:p>
          </table:table-cell>
          <table:table-cell office:value-type="float" office:value="120876.291472711" calcext:value-type="float">
            <text:p>120876,291472711</text:p>
          </table:table-cell>
        </table:table-row>
        <table:table-row table:style-name="ro1">
          <table:table-cell office:value-type="string" calcext:value-type="string">
            <text:p>01/07/1980</text:p>
          </table:table-cell>
          <table:table-cell table:number-columns-repeated="2" office:value-type="float" office:value="1.0551" calcext:value-type="float">
            <text:p>1,0551</text:p>
          </table:table-cell>
          <table:table-cell office:value-type="float" office:value="114552.967657982" calcext:value-type="float">
            <text:p>114552,967657982</text:p>
          </table:table-cell>
          <table:table-cell office:value-type="float" office:value="114552.96765799" calcext:value-type="float">
            <text:p>114552,96765799</text:p>
          </table:table-cell>
        </table:table-row>
        <table:table-row table:style-name="ro1">
          <table:table-cell office:value-type="string" calcext:value-type="string">
            <text:p>01/08/1980</text:p>
          </table:table-cell>
          <table:table-cell table:number-columns-repeated="2" office:value-type="float" office:value="1.0515" calcext:value-type="float">
            <text:p>1,0515</text:p>
          </table:table-cell>
          <table:table-cell office:value-type="float" office:value="108570.720934491" calcext:value-type="float">
            <text:p>108570,720934491</text:p>
          </table:table-cell>
          <table:table-cell office:value-type="float" office:value="108570.720934499" calcext:value-type="float">
            <text:p>108570,720934499</text:p>
          </table:table-cell>
        </table:table-row>
        <table:table-row table:style-name="ro1">
          <table:table-cell office:value-type="string" calcext:value-type="string">
            <text:p>01/09/1980</text:p>
          </table:table-cell>
          <table:table-cell table:number-columns-repeated="2" office:value-type="float" office:value="1.0445" calcext:value-type="float">
            <text:p>1,0445</text:p>
          </table:table-cell>
          <table:table-cell office:value-type="float" office:value="103253.18205848" calcext:value-type="float">
            <text:p>103253,18205848</text:p>
          </table:table-cell>
          <table:table-cell office:value-type="float" office:value="103253.182058487" calcext:value-type="float">
            <text:p>103253,182058487</text:p>
          </table:table-cell>
        </table:table-row>
        <table:table-row table:style-name="ro1">
          <table:table-cell office:value-type="string" calcext:value-type="string">
            <text:p>01/10/1980</text:p>
          </table:table-cell>
          <table:table-cell table:number-columns-repeated="2" office:value-type="float" office:value="1.0965" calcext:value-type="float">
            <text:p>1,0965</text:p>
          </table:table-cell>
          <table:table-cell office:value-type="float" office:value="98854.1714298513" calcext:value-type="float">
            <text:p>98854,1714298513</text:p>
          </table:table-cell>
          <table:table-cell office:value-type="float" office:value="98854.1714298584" calcext:value-type="float">
            <text:p>98854,1714298584</text:p>
          </table:table-cell>
        </table:table-row>
        <table:table-row table:style-name="ro1">
          <table:table-cell office:value-type="string" calcext:value-type="string">
            <text:p>01/11/1980</text:p>
          </table:table-cell>
          <table:table-cell table:number-columns-repeated="2" office:value-type="float" office:value="1.0803" calcext:value-type="float">
            <text:p>1,0803</text:p>
          </table:table-cell>
          <table:table-cell office:value-type="float" office:value="90154.2831097595" calcext:value-type="float">
            <text:p>90154,2831097595</text:p>
          </table:table-cell>
          <table:table-cell office:value-type="float" office:value="90154.283109766" calcext:value-type="float">
            <text:p>90154,283109766</text:p>
          </table:table-cell>
        </table:table-row>
        <table:table-row table:style-name="ro1">
          <table:table-cell office:value-type="string" calcext:value-type="string">
            <text:p>01/12/1980</text:p>
          </table:table-cell>
          <table:table-cell table:number-columns-repeated="2" office:value-type="float" office:value="1.068" calcext:value-type="float">
            <text:p>1,068</text:p>
          </table:table-cell>
          <table:table-cell office:value-type="float" office:value="83453.0066738494" calcext:value-type="float">
            <text:p>83453,0066738494</text:p>
          </table:table-cell>
          <table:table-cell office:value-type="float" office:value="83453.0066738556" calcext:value-type="float">
            <text:p>83453,0066738556</text:p>
          </table:table-cell>
        </table:table-row>
        <table:table-row table:style-name="ro1">
          <table:table-cell office:value-type="string" calcext:value-type="string">
            <text:p>01/01/1981</text:p>
          </table:table-cell>
          <table:table-cell table:number-columns-repeated="2" office:value-type="float" office:value="1.0621" calcext:value-type="float">
            <text:p>1,0621</text:p>
          </table:table-cell>
          <table:table-cell office:value-type="float" office:value="78139.5193575369" calcext:value-type="float">
            <text:p>78139,5193575369</text:p>
          </table:table-cell>
          <table:table-cell office:value-type="float" office:value="78139.5193575425" calcext:value-type="float">
            <text:p>78139,5193575425</text:p>
          </table:table-cell>
        </table:table-row>
        <table:table-row table:style-name="ro1">
          <table:table-cell office:value-type="string" calcext:value-type="string">
            <text:p>01/02/1981</text:p>
          </table:table-cell>
          <table:table-cell table:number-columns-repeated="2" office:value-type="float" office:value="1.0605" calcext:value-type="float">
            <text:p>1,0605</text:p>
          </table:table-cell>
          <table:table-cell office:value-type="float" office:value="73570.7742750559" calcext:value-type="float">
            <text:p>73570,7742750559</text:p>
          </table:table-cell>
          <table:table-cell office:value-type="float" office:value="73570.7742750611" calcext:value-type="float">
            <text:p>73570,7742750611</text:p>
          </table:table-cell>
        </table:table-row>
        <table:table-row table:style-name="ro1">
          <table:table-cell office:value-type="string" calcext:value-type="string">
            <text:p>01/03/1981</text:p>
          </table:table-cell>
          <table:table-cell table:number-columns-repeated="2" office:value-type="float" office:value="1.0535" calcext:value-type="float">
            <text:p>1,0535</text:p>
          </table:table-cell>
          <table:table-cell office:value-type="float" office:value="69373.6673975067" calcext:value-type="float">
            <text:p>69373,6673975067</text:p>
          </table:table-cell>
          <table:table-cell office:value-type="float" office:value="69373.6673975117" calcext:value-type="float">
            <text:p>69373,6673975117</text:p>
          </table:table-cell>
        </table:table-row>
        <table:table-row table:style-name="ro1">
          <table:table-cell office:value-type="string" calcext:value-type="string">
            <text:p>01/04/1981</text:p>
          </table:table-cell>
          <table:table-cell table:number-columns-repeated="2" office:value-type="float" office:value="1.0654" calcext:value-type="float">
            <text:p>1,0654</text:p>
          </table:table-cell>
          <table:table-cell office:value-type="float" office:value="65850.6572354122" calcext:value-type="float">
            <text:p>65850,6572354122</text:p>
          </table:table-cell>
          <table:table-cell office:value-type="float" office:value="65850.6572354169" calcext:value-type="float">
            <text:p>65850,6572354169</text:p>
          </table:table-cell>
        </table:table-row>
        <table:table-row table:style-name="ro1">
          <table:table-cell office:value-type="string" calcext:value-type="string">
            <text:p>01/05/1981</text:p>
          </table:table-cell>
          <table:table-cell table:number-columns-repeated="2" office:value-type="float" office:value="1.0551" calcext:value-type="float">
            <text:p>1,0551</text:p>
          </table:table-cell>
          <table:table-cell office:value-type="float" office:value="61808.3886196848" calcext:value-type="float">
            <text:p>61808,3886196848</text:p>
          </table:table-cell>
          <table:table-cell office:value-type="float" office:value="61808.3886196892" calcext:value-type="float">
            <text:p>61808,3886196892</text:p>
          </table:table-cell>
        </table:table-row>
        <table:table-row table:style-name="ro1">
          <table:table-cell office:value-type="string" calcext:value-type="string">
            <text:p>01/06/1981</text:p>
          </table:table-cell>
          <table:table-cell table:number-columns-repeated="2" office:value-type="float" office:value="1.0507" calcext:value-type="float">
            <text:p>1,0507</text:p>
          </table:table-cell>
          <table:table-cell office:value-type="float" office:value="58580.5976871243" calcext:value-type="float">
            <text:p>58580,5976871243</text:p>
          </table:table-cell>
          <table:table-cell office:value-type="float" office:value="58580.5976871286" calcext:value-type="float">
            <text:p>58580,5976871286</text:p>
          </table:table-cell>
        </table:table-row>
        <table:table-row table:style-name="ro1">
          <table:table-cell office:value-type="string" calcext:value-type="string">
            <text:p>01/07/1981</text:p>
          </table:table-cell>
          <table:table-cell table:number-columns-repeated="2" office:value-type="float" office:value="1.062" calcext:value-type="float">
            <text:p>1,062</text:p>
          </table:table-cell>
          <table:table-cell office:value-type="float" office:value="55753.8761655318" calcext:value-type="float">
            <text:p>55753,8761655318</text:p>
          </table:table-cell>
          <table:table-cell office:value-type="float" office:value="55753.8761655359" calcext:value-type="float">
            <text:p>55753,8761655359</text:p>
          </table:table-cell>
        </table:table-row>
        <table:table-row table:style-name="ro1">
          <table:table-cell office:value-type="string" calcext:value-type="string">
            <text:p>01/08/1981</text:p>
          </table:table-cell>
          <table:table-cell table:number-columns-repeated="2" office:value-type="float" office:value="1.0612" calcext:value-type="float">
            <text:p>1,0612</text:p>
          </table:table-cell>
          <table:table-cell office:value-type="float" office:value="52498.9417754537" calcext:value-type="float">
            <text:p>52498,9417754537</text:p>
          </table:table-cell>
          <table:table-cell office:value-type="float" office:value="52498.9417754576" calcext:value-type="float">
            <text:p>52498,9417754576</text:p>
          </table:table-cell>
        </table:table-row>
        <table:table-row table:style-name="ro1">
          <table:table-cell office:value-type="string" calcext:value-type="string">
            <text:p>01/09/1981</text:p>
          </table:table-cell>
          <table:table-cell table:number-columns-repeated="2" office:value-type="float" office:value="1.0528" calcext:value-type="float">
            <text:p>1,0528</text:p>
          </table:table-cell>
          <table:table-cell office:value-type="float" office:value="49471.2983183695" calcext:value-type="float">
            <text:p>49471,2983183695</text:p>
          </table:table-cell>
          <table:table-cell office:value-type="float" office:value="49471.2983183731" calcext:value-type="float">
            <text:p>49471,2983183731</text:p>
          </table:table-cell>
        </table:table-row>
        <table:table-row table:style-name="ro1">
          <table:table-cell office:value-type="string" calcext:value-type="string">
            <text:p>01/10/1981</text:p>
          </table:table-cell>
          <table:table-cell table:number-columns-repeated="2" office:value-type="float" office:value="1.0462" calcext:value-type="float">
            <text:p>1,0462</text:p>
          </table:table-cell>
          <table:table-cell office:value-type="float" office:value="46990.2149680561" calcext:value-type="float">
            <text:p>46990,2149680561</text:p>
          </table:table-cell>
          <table:table-cell office:value-type="float" office:value="46990.2149680594" calcext:value-type="float">
            <text:p>46990,2149680594</text:p>
          </table:table-cell>
        </table:table-row>
        <table:table-row table:style-name="ro1">
          <table:table-cell office:value-type="string" calcext:value-type="string">
            <text:p>01/11/1981</text:p>
          </table:table-cell>
          <table:table-cell table:number-columns-repeated="2" office:value-type="float" office:value="1.0523" calcext:value-type="float">
            <text:p>1,0523</text:p>
          </table:table-cell>
          <table:table-cell office:value-type="float" office:value="44915.1356987728" calcext:value-type="float">
            <text:p>44915,1356987728</text:p>
          </table:table-cell>
          <table:table-cell office:value-type="float" office:value="44915.1356987761" calcext:value-type="float">
            <text:p>44915,1356987761</text:p>
          </table:table-cell>
        </table:table-row>
        <table:table-row table:style-name="ro1">
          <table:table-cell office:value-type="string" calcext:value-type="string">
            <text:p>01/12/1981</text:p>
          </table:table-cell>
          <table:table-cell table:number-columns-repeated="2" office:value-type="float" office:value="1.0569" calcext:value-type="float">
            <text:p>1,0569</text:p>
          </table:table-cell>
          <table:table-cell office:value-type="float" office:value="42682.8240033952" calcext:value-type="float">
            <text:p>42682,8240033952</text:p>
          </table:table-cell>
          <table:table-cell office:value-type="float" office:value="42682.8240033983" calcext:value-type="float">
            <text:p>42682,8240033983</text:p>
          </table:table-cell>
        </table:table-row>
        <table:table-row table:style-name="ro1">
          <table:table-cell office:value-type="string" calcext:value-type="string">
            <text:p>01/01/1982</text:p>
          </table:table-cell>
          <table:table-cell table:number-columns-repeated="2" office:value-type="float" office:value="1.0671" calcext:value-type="float">
            <text:p>1,0671</text:p>
          </table:table-cell>
          <table:table-cell office:value-type="float" office:value="40384.9219447395" calcext:value-type="float">
            <text:p>40384,9219447395</text:p>
          </table:table-cell>
          <table:table-cell office:value-type="float" office:value="40384.9219447425" calcext:value-type="float">
            <text:p>40384,9219447425</text:p>
          </table:table-cell>
        </table:table-row>
        <table:table-row table:style-name="ro1">
          <table:table-cell office:value-type="string" calcext:value-type="string">
            <text:p>01/02/1982</text:p>
          </table:table-cell>
          <table:table-cell table:number-columns-repeated="2" office:value-type="float" office:value="1.0658" calcext:value-type="float">
            <text:p>1,0658</text:p>
          </table:table-cell>
          <table:table-cell office:value-type="float" office:value="37845.4895930461" calcext:value-type="float">
            <text:p>37845,4895930461</text:p>
          </table:table-cell>
          <table:table-cell office:value-type="float" office:value="37845.4895930489" calcext:value-type="float">
            <text:p>37845,4895930489</text:p>
          </table:table-cell>
        </table:table-row>
        <table:table-row table:style-name="ro1">
          <table:table-cell office:value-type="string" calcext:value-type="string">
            <text:p>01/03/1982</text:p>
          </table:table-cell>
          <table:table-cell table:number-columns-repeated="2" office:value-type="float" office:value="1.0524" calcext:value-type="float">
            <text:p>1,0524</text:p>
          </table:table-cell>
          <table:table-cell office:value-type="float" office:value="35508.9975539934" calcext:value-type="float">
            <text:p>35508,9975539934</text:p>
          </table:table-cell>
          <table:table-cell office:value-type="float" office:value="35508.997553996" calcext:value-type="float">
            <text:p>35508,997553996</text:p>
          </table:table-cell>
        </table:table-row>
        <table:table-row table:style-name="ro1">
          <table:table-cell office:value-type="string" calcext:value-type="string">
            <text:p>01/04/1982</text:p>
          </table:table-cell>
          <table:table-cell table:number-columns-repeated="2" office:value-type="float" office:value="1.0565" calcext:value-type="float">
            <text:p>1,0565</text:p>
          </table:table-cell>
          <table:table-cell office:value-type="float" office:value="33740.9706898455" calcext:value-type="float">
            <text:p>33740,9706898455</text:p>
          </table:table-cell>
          <table:table-cell office:value-type="float" office:value="33740.9706898479" calcext:value-type="float">
            <text:p>33740,9706898479</text:p>
          </table:table-cell>
        </table:table-row>
        <table:table-row table:style-name="ro1">
          <table:table-cell office:value-type="string" calcext:value-type="string">
            <text:p>01/05/1982</text:p>
          </table:table-cell>
          <table:table-cell table:number-columns-repeated="2" office:value-type="float" office:value="1.0666" calcext:value-type="float">
            <text:p>1,0666</text:p>
          </table:table-cell>
          <table:table-cell office:value-type="float" office:value="31936.5553145721" calcext:value-type="float">
            <text:p>31936,5553145721</text:p>
          </table:table-cell>
          <table:table-cell office:value-type="float" office:value="31936.5553145744" calcext:value-type="float">
            <text:p>31936,5553145744</text:p>
          </table:table-cell>
        </table:table-row>
        <table:table-row table:style-name="ro1">
          <table:table-cell office:value-type="string" calcext:value-type="string">
            <text:p>01/06/1982</text:p>
          </table:table-cell>
          <table:table-cell table:number-columns-repeated="2" office:value-type="float" office:value="1.0714" calcext:value-type="float">
            <text:p>1,0714</text:p>
          </table:table-cell>
          <table:table-cell office:value-type="float" office:value="29942.3920069118" calcext:value-type="float">
            <text:p>29942,3920069118</text:p>
          </table:table-cell>
          <table:table-cell office:value-type="float" office:value="29942.3920069141" calcext:value-type="float">
            <text:p>29942,3920069141</text:p>
          </table:table-cell>
        </table:table-row>
        <table:table-row table:style-name="ro1">
          <table:table-cell office:value-type="string" calcext:value-type="string">
            <text:p>01/07/1982</text:p>
          </table:table-cell>
          <table:table-cell table:number-columns-repeated="2" office:value-type="float" office:value="1.0639" calcext:value-type="float">
            <text:p>1,0639</text:p>
          </table:table-cell>
          <table:table-cell office:value-type="float" office:value="27946.9777925255" calcext:value-type="float">
            <text:p>27946,9777925255</text:p>
          </table:table-cell>
          <table:table-cell office:value-type="float" office:value="27946.9777925275" calcext:value-type="float">
            <text:p>27946,9777925275</text:p>
          </table:table-cell>
        </table:table-row>
        <table:table-row table:style-name="ro1">
          <table:table-cell office:value-type="string" calcext:value-type="string">
            <text:p>01/08/1982</text:p>
          </table:table-cell>
          <table:table-cell table:number-columns-repeated="2" office:value-type="float" office:value="1.0557" calcext:value-type="float">
            <text:p>1,0557</text:p>
          </table:table-cell>
          <table:table-cell office:value-type="float" office:value="26268.425408897" calcext:value-type="float">
            <text:p>26268,425408897</text:p>
          </table:table-cell>
          <table:table-cell office:value-type="float" office:value="26268.4254088989" calcext:value-type="float">
            <text:p>26268,4254088989</text:p>
          </table:table-cell>
        </table:table-row>
        <table:table-row table:style-name="ro1">
          <table:table-cell office:value-type="string" calcext:value-type="string">
            <text:p>01/09/1982</text:p>
          </table:table-cell>
          <table:table-cell table:number-columns-repeated="2" office:value-type="float" office:value="1.043" calcext:value-type="float">
            <text:p>1,043</text:p>
          </table:table-cell>
          <table:table-cell office:value-type="float" office:value="24882.4717333494" calcext:value-type="float">
            <text:p>24882,4717333494</text:p>
          </table:table-cell>
          <table:table-cell office:value-type="float" office:value="24882.4717333512" calcext:value-type="float">
            <text:p>24882,4717333512</text:p>
          </table:table-cell>
        </table:table-row>
        <table:table-row table:style-name="ro1">
          <table:table-cell office:value-type="string" calcext:value-type="string">
            <text:p>01/10/1982</text:p>
          </table:table-cell>
          <table:table-cell table:number-columns-repeated="2" office:value-type="float" office:value="1.0391" calcext:value-type="float">
            <text:p>1,0391</text:p>
          </table:table-cell>
          <table:table-cell office:value-type="float" office:value="23856.6363694625" calcext:value-type="float">
            <text:p>23856,6363694625</text:p>
          </table:table-cell>
          <table:table-cell office:value-type="float" office:value="23856.6363694642" calcext:value-type="float">
            <text:p>23856,6363694642</text:p>
          </table:table-cell>
        </table:table-row>
        <table:table-row table:style-name="ro1">
          <table:table-cell office:value-type="string" calcext:value-type="string">
            <text:p>01/11/1982</text:p>
          </table:table-cell>
          <table:table-cell table:number-columns-repeated="2" office:value-type="float" office:value="1.0526" calcext:value-type="float">
            <text:p>1,0526</text:p>
          </table:table-cell>
          <table:table-cell office:value-type="float" office:value="22958.941747149" calcext:value-type="float">
            <text:p>22958,941747149</text:p>
          </table:table-cell>
          <table:table-cell office:value-type="float" office:value="22958.9417471507" calcext:value-type="float">
            <text:p>22958,9417471507</text:p>
          </table:table-cell>
        </table:table-row>
        <table:table-row table:style-name="ro1">
          <table:table-cell office:value-type="string" calcext:value-type="string">
            <text:p>01/12/1982</text:p>
          </table:table-cell>
          <table:table-cell table:number-columns-repeated="2" office:value-type="float" office:value="1.0819" calcext:value-type="float">
            <text:p>1,0819</text:p>
          </table:table-cell>
          <table:table-cell office:value-type="float" office:value="21811.6490092618" calcext:value-type="float">
            <text:p>21811,6490092618</text:p>
          </table:table-cell>
          <table:table-cell office:value-type="float" office:value="21811.6490092634" calcext:value-type="float">
            <text:p>21811,6490092634</text:p>
          </table:table-cell>
        </table:table-row>
        <table:table-row table:style-name="ro1">
          <table:table-cell office:value-type="string" calcext:value-type="string">
            <text:p>01/01/1983</text:p>
          </table:table-cell>
          <table:table-cell table:number-columns-repeated="2" office:value-type="float" office:value="1.0914" calcext:value-type="float">
            <text:p>1,0914</text:p>
          </table:table-cell>
          <table:table-cell office:value-type="float" office:value="20160.5037519751" calcext:value-type="float">
            <text:p>20160,5037519751</text:p>
          </table:table-cell>
          <table:table-cell office:value-type="float" office:value="20160.5037519765" calcext:value-type="float">
            <text:p>20160,5037519765</text:p>
          </table:table-cell>
        </table:table-row>
        <table:table-row table:style-name="ro1">
          <table:table-cell office:value-type="string" calcext:value-type="string">
            <text:p>01/02/1983</text:p>
          </table:table-cell>
          <table:table-cell table:number-columns-repeated="2" office:value-type="float" office:value="1.0804" calcext:value-type="float">
            <text:p>1,0804</text:p>
          </table:table-cell>
          <table:table-cell office:value-type="float" office:value="18472.1493054564" calcext:value-type="float">
            <text:p>18472,1493054564</text:p>
          </table:table-cell>
          <table:table-cell office:value-type="float" office:value="18472.1493054577" calcext:value-type="float">
            <text:p>18472,1493054577</text:p>
          </table:table-cell>
        </table:table-row>
        <table:table-row table:style-name="ro1">
          <table:table-cell office:value-type="string" calcext:value-type="string">
            <text:p>01/03/1983</text:p>
          </table:table-cell>
          <table:table-cell table:number-columns-repeated="2" office:value-type="float" office:value="1.0722" calcext:value-type="float">
            <text:p>1,0722</text:p>
          </table:table-cell>
          <table:table-cell office:value-type="float" office:value="17097.5095385564" calcext:value-type="float">
            <text:p>17097,5095385564</text:p>
          </table:table-cell>
          <table:table-cell office:value-type="float" office:value="17097.5095385577" calcext:value-type="float">
            <text:p>17097,5095385577</text:p>
          </table:table-cell>
        </table:table-row>
        <table:table-row table:style-name="ro1">
          <table:table-cell office:value-type="string" calcext:value-type="string">
            <text:p>01/04/1983</text:p>
          </table:table-cell>
          <table:table-cell table:number-columns-repeated="2" office:value-type="float" office:value="1.0657" calcext:value-type="float">
            <text:p>1,0657</text:p>
          </table:table-cell>
          <table:table-cell office:value-type="float" office:value="15946.1943094166" calcext:value-type="float">
            <text:p>15946,1943094166</text:p>
          </table:table-cell>
          <table:table-cell office:value-type="float" office:value="15946.1943094177" calcext:value-type="float">
            <text:p>15946,1943094177</text:p>
          </table:table-cell>
        </table:table-row>
        <table:table-row table:style-name="ro1">
          <table:table-cell office:value-type="string" calcext:value-type="string">
            <text:p>01/05/1983</text:p>
          </table:table-cell>
          <table:table-cell table:number-columns-repeated="2" office:value-type="float" office:value="1.0671" calcext:value-type="float">
            <text:p>1,0671</text:p>
          </table:table-cell>
          <table:table-cell office:value-type="float" office:value="14963.1174903036" calcext:value-type="float">
            <text:p>14963,1174903036</text:p>
          </table:table-cell>
          <table:table-cell office:value-type="float" office:value="14963.1174903047" calcext:value-type="float">
            <text:p>14963,1174903047</text:p>
          </table:table-cell>
        </table:table-row>
        <table:table-row table:style-name="ro1">
          <table:table-cell office:value-type="string" calcext:value-type="string">
            <text:p>01/06/1983</text:p>
          </table:table-cell>
          <table:table-cell table:number-columns-repeated="2" office:value-type="float" office:value="1.1083" calcext:value-type="float">
            <text:p>1,1083</text:p>
          </table:table-cell>
          <table:table-cell office:value-type="float" office:value="14022.2261177993" calcext:value-type="float">
            <text:p>14022,2261177993</text:p>
          </table:table-cell>
          <table:table-cell office:value-type="float" office:value="14022.2261178003" calcext:value-type="float">
            <text:p>14022,2261178003</text:p>
          </table:table-cell>
        </table:table-row>
        <table:table-row table:style-name="ro1">
          <table:table-cell office:value-type="string" calcext:value-type="string">
            <text:p>01/07/1983</text:p>
          </table:table-cell>
          <table:table-cell table:number-columns-repeated="2" office:value-type="float" office:value="1.1143" calcext:value-type="float">
            <text:p>1,1143</text:p>
          </table:table-cell>
          <table:table-cell office:value-type="float" office:value="12652.0130991602" calcext:value-type="float">
            <text:p>12652,0130991602</text:p>
          </table:table-cell>
          <table:table-cell office:value-type="float" office:value="12652.0130991611" calcext:value-type="float">
            <text:p>12652,0130991611</text:p>
          </table:table-cell>
        </table:table-row>
        <table:table-row table:style-name="ro1">
          <table:table-cell office:value-type="string" calcext:value-type="string">
            <text:p>01/08/1983</text:p>
          </table:table-cell>
          <table:table-cell table:number-columns-repeated="2" office:value-type="float" office:value="1.0985" calcext:value-type="float">
            <text:p>1,0985</text:p>
          </table:table-cell>
          <table:table-cell office:value-type="float" office:value="11354.2251630263" calcext:value-type="float">
            <text:p>11354,2251630263</text:p>
          </table:table-cell>
          <table:table-cell office:value-type="float" office:value="11354.2251630271" calcext:value-type="float">
            <text:p>11354,2251630271</text:p>
          </table:table-cell>
        </table:table-row>
        <table:table-row table:style-name="ro1">
          <table:table-cell office:value-type="string" calcext:value-type="string">
            <text:p>01/09/1983</text:p>
          </table:table-cell>
          <table:table-cell table:number-columns-repeated="2" office:value-type="float" office:value="1.1127" calcext:value-type="float">
            <text:p>1,1127</text:p>
          </table:table-cell>
          <table:table-cell office:value-type="float" office:value="10336.1175812711" calcext:value-type="float">
            <text:p>10336,1175812711</text:p>
          </table:table-cell>
          <table:table-cell office:value-type="float" office:value="10336.1175812719" calcext:value-type="float">
            <text:p>10336,1175812719</text:p>
          </table:table-cell>
        </table:table-row>
        <table:table-row table:style-name="ro1">
          <table:table-cell office:value-type="string" calcext:value-type="string">
            <text:p>01/10/1983</text:p>
          </table:table-cell>
          <table:table-cell table:number-columns-repeated="2" office:value-type="float" office:value="1.101" calcext:value-type="float">
            <text:p>1,101</text:p>
          </table:table-cell>
          <table:table-cell office:value-type="float" office:value="9289.22223534745" calcext:value-type="float">
            <text:p>9289,22223534745</text:p>
          </table:table-cell>
          <table:table-cell office:value-type="float" office:value="9289.2222353481" calcext:value-type="float">
            <text:p>9289,2222353481</text:p>
          </table:table-cell>
        </table:table-row>
        <table:table-row table:style-name="ro1">
          <table:table-cell office:value-type="string" calcext:value-type="string">
            <text:p>01/11/1983</text:p>
          </table:table-cell>
          <table:table-cell table:number-columns-repeated="2" office:value-type="float" office:value="1.0737" calcext:value-type="float">
            <text:p>1,0737</text:p>
          </table:table-cell>
          <table:table-cell office:value-type="float" office:value="8437.07741630105" calcext:value-type="float">
            <text:p>8437,07741630105</text:p>
          </table:table-cell>
          <table:table-cell office:value-type="float" office:value="8437.0774163017" calcext:value-type="float">
            <text:p>8437,0774163017</text:p>
          </table:table-cell>
        </table:table-row>
        <table:table-row table:style-name="ro1">
          <table:table-cell office:value-type="string" calcext:value-type="string">
            <text:p>01/12/1983</text:p>
          </table:table-cell>
          <table:table-cell table:number-columns-repeated="2" office:value-type="float" office:value="1.0834" calcext:value-type="float">
            <text:p>1,0834</text:p>
          </table:table-cell>
          <table:table-cell office:value-type="float" office:value="7857.94674145576" calcext:value-type="float">
            <text:p>7857,94674145576</text:p>
          </table:table-cell>
          <table:table-cell office:value-type="float" office:value="7857.9467414563" calcext:value-type="float">
            <text:p>7857,9467414563</text:p>
          </table:table-cell>
        </table:table-row>
        <table:table-row table:style-name="ro1">
          <table:table-cell office:value-type="string" calcext:value-type="string">
            <text:p>01/01/1984</text:p>
          </table:table-cell>
          <table:table-cell table:number-columns-repeated="2" office:value-type="float" office:value="1.0939" calcext:value-type="float">
            <text:p>1,0939</text:p>
          </table:table-cell>
          <table:table-cell office:value-type="float" office:value="7253.04295870016" calcext:value-type="float">
            <text:p>7253,04295870016</text:p>
          </table:table-cell>
          <table:table-cell office:value-type="float" office:value="7253.0429587007" calcext:value-type="float">
            <text:p>7253,0429587007</text:p>
          </table:table-cell>
        </table:table-row>
        <table:table-row table:style-name="ro1">
          <table:table-cell office:value-type="string" calcext:value-type="string">
            <text:p>01/02/1984</text:p>
          </table:table-cell>
          <table:table-cell table:number-columns-repeated="2" office:value-type="float" office:value="1.0974" calcext:value-type="float">
            <text:p>1,0974</text:p>
          </table:table-cell>
          <table:table-cell office:value-type="float" office:value="6630.44424417238" calcext:value-type="float">
            <text:p>6630,44424417238</text:p>
          </table:table-cell>
          <table:table-cell office:value-type="float" office:value="6630.4442441729" calcext:value-type="float">
            <text:p>6630,4442441729</text:p>
          </table:table-cell>
        </table:table-row>
        <table:table-row table:style-name="ro1">
          <table:table-cell office:value-type="string" calcext:value-type="string">
            <text:p>01/03/1984</text:p>
          </table:table-cell>
          <table:table-cell table:number-columns-repeated="2" office:value-type="float" office:value="1.0983" calcext:value-type="float">
            <text:p>1,0983</text:p>
          </table:table-cell>
          <table:table-cell office:value-type="float" office:value="6041.95757624602" calcext:value-type="float">
            <text:p>6041,95757624602</text:p>
          </table:table-cell>
          <table:table-cell office:value-type="float" office:value="6041.9575762465" calcext:value-type="float">
            <text:p>6041,9575762465</text:p>
          </table:table-cell>
        </table:table-row>
        <table:table-row table:style-name="ro1">
          <table:table-cell office:value-type="string" calcext:value-type="string">
            <text:p>01/04/1984</text:p>
          </table:table-cell>
          <table:table-cell table:number-columns-repeated="2" office:value-type="float" office:value="1.0952" calcext:value-type="float">
            <text:p>1,0952</text:p>
          </table:table-cell>
          <table:table-cell office:value-type="float" office:value="5501.19054561232" calcext:value-type="float">
            <text:p>5501,19054561232</text:p>
          </table:table-cell>
          <table:table-cell office:value-type="float" office:value="5501.1905456127" calcext:value-type="float">
            <text:p>5501,1905456127</text:p>
          </table:table-cell>
        </table:table-row>
        <table:table-row table:style-name="ro1">
          <table:table-cell office:value-type="string" calcext:value-type="string">
            <text:p>01/05/1984</text:p>
          </table:table-cell>
          <table:table-cell table:number-columns-repeated="2" office:value-type="float" office:value="1.0871" calcext:value-type="float">
            <text:p>1,0871</text:p>
          </table:table-cell>
          <table:table-cell office:value-type="float" office:value="5023.0008634152" calcext:value-type="float">
            <text:p>5023,0008634152</text:p>
          </table:table-cell>
          <table:table-cell office:value-type="float" office:value="5023.0008634156" calcext:value-type="float">
            <text:p>5023,0008634156</text:p>
          </table:table-cell>
        </table:table-row>
        <table:table-row table:style-name="ro1">
          <table:table-cell office:value-type="string" calcext:value-type="string">
            <text:p>01/06/1984</text:p>
          </table:table-cell>
          <table:table-cell table:number-columns-repeated="2" office:value-type="float" office:value="1.0996" calcext:value-type="float">
            <text:p>1,0996</text:p>
          </table:table-cell>
          <table:table-cell office:value-type="float" office:value="4620.55088162561" calcext:value-type="float">
            <text:p>4620,55088162561</text:p>
          </table:table-cell>
          <table:table-cell office:value-type="float" office:value="4620.550881626" calcext:value-type="float">
            <text:p>4620,550881626</text:p>
          </table:table-cell>
        </table:table-row>
        <table:table-row table:style-name="ro1">
          <table:table-cell office:value-type="string" calcext:value-type="string">
            <text:p>01/07/1984</text:p>
          </table:table-cell>
          <table:table-cell table:number-columns-repeated="2" office:value-type="float" office:value="1.0911" calcext:value-type="float">
            <text:p>1,0911</text:p>
          </table:table-cell>
          <table:table-cell office:value-type="float" office:value="4202.0288119549" calcext:value-type="float">
            <text:p>4202,0288119549</text:p>
          </table:table-cell>
          <table:table-cell office:value-type="float" office:value="4202.0288119552" calcext:value-type="float">
            <text:p>4202,0288119552</text:p>
          </table:table-cell>
        </table:table-row>
        <table:table-row table:style-name="ro1">
          <table:table-cell office:value-type="string" calcext:value-type="string">
            <text:p>01/08/1984</text:p>
          </table:table-cell>
          <table:table-cell table:number-columns-repeated="2" office:value-type="float" office:value="1.0857" calcext:value-type="float">
            <text:p>1,0857</text:p>
          </table:table-cell>
          <table:table-cell office:value-type="float" office:value="3851.1857867793" calcext:value-type="float">
            <text:p>3851,1857867793</text:p>
          </table:table-cell>
          <table:table-cell office:value-type="float" office:value="3851.1857867796" calcext:value-type="float">
            <text:p>3851,1857867796</text:p>
          </table:table-cell>
        </table:table-row>
        <table:table-row table:style-name="ro1">
          <table:table-cell office:value-type="string" calcext:value-type="string">
            <text:p>01/09/1984</text:p>
          </table:table-cell>
          <table:table-cell table:number-columns-repeated="2" office:value-type="float" office:value="1.111" calcext:value-type="float">
            <text:p>1,111</text:p>
          </table:table-cell>
          <table:table-cell office:value-type="float" office:value="3547.19147718459" calcext:value-type="float">
            <text:p>3547,19147718459</text:p>
          </table:table-cell>
          <table:table-cell office:value-type="float" office:value="3547.1914771848" calcext:value-type="float">
            <text:p>3547,1914771848</text:p>
          </table:table-cell>
        </table:table-row>
        <table:table-row table:style-name="ro1">
          <table:table-cell office:value-type="string" calcext:value-type="string">
            <text:p>01/10/1984</text:p>
          </table:table-cell>
          <table:table-cell table:number-columns-repeated="2" office:value-type="float" office:value="1.1049" calcext:value-type="float">
            <text:p>1,1049</text:p>
          </table:table-cell>
          <table:table-cell office:value-type="float" office:value="3192.79160862699" calcext:value-type="float">
            <text:p>3192,79160862699</text:p>
          </table:table-cell>
          <table:table-cell office:value-type="float" office:value="3192.7916086272" calcext:value-type="float">
            <text:p>3192,7916086272</text:p>
          </table:table-cell>
        </table:table-row>
        <table:table-row table:style-name="ro1">
          <table:table-cell office:value-type="string" calcext:value-type="string">
            <text:p>01/11/1984</text:p>
          </table:table-cell>
          <table:table-cell table:number-columns-repeated="2" office:value-type="float" office:value="1.1033" calcext:value-type="float">
            <text:p>1,1033</text:p>
          </table:table-cell>
          <table:table-cell office:value-type="float" office:value="2889.66567890939" calcext:value-type="float">
            <text:p>2889,66567890939</text:p>
          </table:table-cell>
          <table:table-cell office:value-type="float" office:value="2889.6656789096" calcext:value-type="float">
            <text:p>2889,6656789096</text:p>
          </table:table-cell>
        </table:table-row>
        <table:table-row table:style-name="ro1">
          <table:table-cell office:value-type="string" calcext:value-type="string">
            <text:p>01/12/1984</text:p>
          </table:table-cell>
          <table:table-cell table:number-columns-repeated="2" office:value-type="float" office:value="1.1162" calcext:value-type="float">
            <text:p>1,1162</text:p>
          </table:table-cell>
          <table:table-cell office:value-type="float" office:value="2619.1114646147" calcext:value-type="float">
            <text:p>2619,1114646147</text:p>
          </table:table-cell>
          <table:table-cell office:value-type="float" office:value="2619.1114646149" calcext:value-type="float">
            <text:p>2619,1114646149</text:p>
          </table:table-cell>
        </table:table-row>
        <table:table-row table:style-name="ro1">
          <table:table-cell office:value-type="string" calcext:value-type="string">
            <text:p>01/01/1985</text:p>
          </table:table-cell>
          <table:table-cell table:number-columns-repeated="2" office:value-type="float" office:value="1.1184" calcext:value-type="float">
            <text:p>1,1184</text:p>
          </table:table-cell>
          <table:table-cell office:value-type="float" office:value="2346.45356084456" calcext:value-type="float">
            <text:p>2346,45356084456</text:p>
          </table:table-cell>
          <table:table-cell office:value-type="float" office:value="2346.4535608447" calcext:value-type="float">
            <text:p>2346,4535608447</text:p>
          </table:table-cell>
        </table:table-row>
        <table:table-row table:style-name="ro1">
          <table:table-cell office:value-type="string" calcext:value-type="string">
            <text:p>01/02/1985</text:p>
          </table:table-cell>
          <table:table-cell table:number-columns-repeated="2" office:value-type="float" office:value="1.1095" calcext:value-type="float">
            <text:p>1,1095</text:p>
          </table:table-cell>
          <table:table-cell office:value-type="float" office:value="2098.04502936745" calcext:value-type="float">
            <text:p>2098,04502936745</text:p>
          </table:table-cell>
          <table:table-cell office:value-type="float" office:value="2098.0450293676" calcext:value-type="float">
            <text:p>2098,0450293676</text:p>
          </table:table-cell>
        </table:table-row>
        <table:table-row table:style-name="ro1">
          <table:table-cell office:value-type="string" calcext:value-type="string">
            <text:p>01/03/1985</text:p>
          </table:table-cell>
          <table:table-cell table:number-columns-repeated="2" office:value-type="float" office:value="1.0994" calcext:value-type="float">
            <text:p>1,0994</text:p>
          </table:table-cell>
          <table:table-cell office:value-type="float" office:value="1890.98245098463" calcext:value-type="float">
            <text:p>1890,98245098463</text:p>
          </table:table-cell>
          <table:table-cell office:value-type="float" office:value="1890.9824509848" calcext:value-type="float">
            <text:p>1890,9824509848</text:p>
          </table:table-cell>
        </table:table-row>
        <table:table-row table:style-name="ro1">
          <table:table-cell office:value-type="string" calcext:value-type="string">
            <text:p>01/04/1985</text:p>
          </table:table-cell>
          <table:table-cell table:number-columns-repeated="2" office:value-type="float" office:value="1.0858" calcext:value-type="float">
            <text:p>1,0858</text:p>
          </table:table-cell>
          <table:table-cell office:value-type="float" office:value="1720.01314442845" calcext:value-type="float">
            <text:p>1720,01314442845</text:p>
          </table:table-cell>
          <table:table-cell office:value-type="float" office:value="1720.0131444286" calcext:value-type="float">
            <text:p>1720,0131444286</text:p>
          </table:table-cell>
        </table:table-row>
        <table:table-row table:style-name="ro1">
          <table:table-cell office:value-type="string" calcext:value-type="string">
            <text:p>01/05/1985</text:p>
          </table:table-cell>
          <table:table-cell table:number-columns-repeated="2" office:value-type="float" office:value="1.072" calcext:value-type="float">
            <text:p>1,072</text:p>
          </table:table-cell>
          <table:table-cell office:value-type="float" office:value="1584.09757269152" calcext:value-type="float">
            <text:p>1584,09757269152</text:p>
          </table:table-cell>
          <table:table-cell office:value-type="float" office:value="1584.0975726916" calcext:value-type="float">
            <text:p>1584,0975726916</text:p>
          </table:table-cell>
        </table:table-row>
        <table:table-row table:style-name="ro1">
          <table:table-cell office:value-type="string" calcext:value-type="string">
            <text:p>01/06/1985</text:p>
          </table:table-cell>
          <table:table-cell table:number-columns-repeated="2" office:value-type="float" office:value="1.0833" calcext:value-type="float">
            <text:p>1,0833</text:p>
          </table:table-cell>
          <table:table-cell office:value-type="float" office:value="1477.70295960029" calcext:value-type="float">
            <text:p>1477,70295960029</text:p>
          </table:table-cell>
          <table:table-cell office:value-type="float" office:value="1477.7029596004" calcext:value-type="float">
            <text:p>1477,7029596004</text:p>
          </table:table-cell>
        </table:table-row>
        <table:table-row table:style-name="ro1">
          <table:table-cell office:value-type="string" calcext:value-type="string">
            <text:p>01/07/1985</text:p>
          </table:table-cell>
          <table:table-cell table:number-columns-repeated="2" office:value-type="float" office:value="1.1008" calcext:value-type="float">
            <text:p>1,1008</text:p>
          </table:table-cell>
          <table:table-cell office:value-type="float" office:value="1364.07547272251" calcext:value-type="float">
            <text:p>1364,07547272251</text:p>
          </table:table-cell>
          <table:table-cell office:value-type="float" office:value="1364.0754727226" calcext:value-type="float">
            <text:p>1364,0754727226</text:p>
          </table:table-cell>
        </table:table-row>
        <table:table-row table:style-name="ro1">
          <table:table-cell office:value-type="string" calcext:value-type="string">
            <text:p>01/08/1985</text:p>
          </table:table-cell>
          <table:table-cell table:number-columns-repeated="2" office:value-type="float" office:value="1.1161" calcext:value-type="float">
            <text:p>1,1161</text:p>
          </table:table-cell>
          <table:table-cell office:value-type="float" office:value="1239.16739891216" calcext:value-type="float">
            <text:p>1239,16739891216</text:p>
          </table:table-cell>
          <table:table-cell office:value-type="float" office:value="1239.1673989123" calcext:value-type="float">
            <text:p>1239,1673989123</text:p>
          </table:table-cell>
        </table:table-row>
        <table:table-row table:style-name="ro1">
          <table:table-cell office:value-type="string" calcext:value-type="string">
            <text:p>01/09/1985</text:p>
          </table:table-cell>
          <table:table-cell table:number-columns-repeated="2" office:value-type="float" office:value="1.1009" calcext:value-type="float">
            <text:p>1,1009</text:p>
          </table:table-cell>
          <table:table-cell office:value-type="float" office:value="1110.26556662679" calcext:value-type="float">
            <text:p>1110,26556662679</text:p>
          </table:table-cell>
          <table:table-cell office:value-type="float" office:value="1110.2655666269" calcext:value-type="float">
            <text:p>1110,2655666269</text:p>
          </table:table-cell>
        </table:table-row>
        <table:table-row table:style-name="ro1">
          <table:table-cell office:value-type="string" calcext:value-type="string">
            <text:p>01/10/1985</text:p>
          </table:table-cell>
          <table:table-cell table:number-columns-repeated="2" office:value-type="float" office:value="1.1025" calcext:value-type="float">
            <text:p>1,1025</text:p>
          </table:table-cell>
          <table:table-cell office:value-type="float" office:value="1008.50719104986" calcext:value-type="float">
            <text:p>1008,50719104986</text:p>
          </table:table-cell>
          <table:table-cell office:value-type="float" office:value="1008.5071910499" calcext:value-type="float">
            <text:p>1008,5071910499</text:p>
          </table:table-cell>
        </table:table-row>
        <table:table-row table:style-name="ro1">
          <table:table-cell office:value-type="string" calcext:value-type="string">
            <text:p>01/11/1985</text:p>
          </table:table-cell>
          <table:table-cell table:number-columns-repeated="2" office:value-type="float" office:value="1.1418" calcext:value-type="float">
            <text:p>1,1418</text:p>
          </table:table-cell>
          <table:table-cell office:value-type="float" office:value="914.745751519149" calcext:value-type="float">
            <text:p>914,745751519149</text:p>
          </table:table-cell>
          <table:table-cell office:value-type="float" office:value="914.7457515192" calcext:value-type="float">
            <text:p>914,7457515192</text:p>
          </table:table-cell>
        </table:table-row>
        <table:table-row table:style-name="ro1">
          <table:table-cell office:value-type="string" calcext:value-type="string">
            <text:p>01/12/1985</text:p>
          </table:table-cell>
          <table:table-cell table:number-columns-repeated="2" office:value-type="float" office:value="1.1575" calcext:value-type="float">
            <text:p>1,1575</text:p>
          </table:table-cell>
          <table:table-cell office:value-type="float" office:value="801.143590400375" calcext:value-type="float">
            <text:p>801,143590400375</text:p>
          </table:table-cell>
          <table:table-cell office:value-type="float" office:value="801.1435904004" calcext:value-type="float">
            <text:p>801,1435904004</text:p>
          </table:table-cell>
        </table:table-row>
        <table:table-row table:style-name="ro1">
          <table:table-cell office:value-type="string" calcext:value-type="string">
            <text:p>01/01/1986</text:p>
          </table:table-cell>
          <table:table-cell table:number-columns-repeated="2" office:value-type="float" office:value="1.1501" calcext:value-type="float">
            <text:p>1,1501</text:p>
          </table:table-cell>
          <table:table-cell office:value-type="float" office:value="692.132691490605" calcext:value-type="float">
            <text:p>692,132691490605</text:p>
          </table:table-cell>
          <table:table-cell office:value-type="float" office:value="692.1326914907" calcext:value-type="float">
            <text:p>692,1326914907</text:p>
          </table:table-cell>
        </table:table-row>
        <table:table-row table:style-name="ro1">
          <table:table-cell office:value-type="string" calcext:value-type="string">
            <text:p>01/02/1986</text:p>
          </table:table-cell>
          <table:table-cell table:number-columns-repeated="2" office:value-type="float" office:value="1.1246" calcext:value-type="float">
            <text:p>1,1246</text:p>
          </table:table-cell>
          <table:table-cell office:value-type="float" office:value="601.802183714986" calcext:value-type="float">
            <text:p>601,802183714986</text:p>
          </table:table-cell>
          <table:table-cell office:value-type="float" office:value="601.802183715" calcext:value-type="float">
            <text:p>601,802183715</text:p>
          </table:table-cell>
        </table:table-row>
        <table:table-row table:style-name="ro1">
          <table:table-cell office:value-type="string" calcext:value-type="string">
            <text:p>01/03/1986</text:p>
          </table:table-cell>
          <table:table-cell table:number-columns-repeated="2" office:value-type="float" office:value="1.0318" calcext:value-type="float">
            <text:p>1,0318</text:p>
          </table:table-cell>
          <table:table-cell office:value-type="float" office:value="535.12554127244" calcext:value-type="float">
            <text:p>535,12554127244</text:p>
          </table:table-cell>
          <table:table-cell office:value-type="float" office:value="535.1255412725" calcext:value-type="float">
            <text:p>535,1255412725</text:p>
          </table:table-cell>
        </table:table-row>
        <table:table-row table:style-name="ro1">
          <table:table-cell office:value-type="string" calcext:value-type="string">
            <text:p>01/04/1986</text:p>
          </table:table-cell>
          <table:table-cell table:number-columns-repeated="2" office:value-type="float" office:value="1.0043" calcext:value-type="float">
            <text:p>1,0043</text:p>
          </table:table-cell>
          <table:table-cell office:value-type="float" office:value="518.633011506532" calcext:value-type="float">
            <text:p>518,633011506532</text:p>
          </table:table-cell>
          <table:table-cell office:value-type="float" office:value="518.6330115066" calcext:value-type="float">
            <text:p>518,6330115066</text:p>
          </table:table-cell>
        </table:table-row>
        <table:table-row table:style-name="ro1">
          <table:table-cell office:value-type="string" calcext:value-type="string">
            <text:p>01/05/1986</text:p>
          </table:table-cell>
          <table:table-cell table:number-columns-repeated="2" office:value-type="float" office:value="1.0108" calcext:value-type="float">
            <text:p>1,0108</text:p>
          </table:table-cell>
          <table:table-cell office:value-type="float" office:value="516.412438023033" calcext:value-type="float">
            <text:p>516,412438023033</text:p>
          </table:table-cell>
          <table:table-cell office:value-type="float" office:value="516.4124380231" calcext:value-type="float">
            <text:p>516,4124380231</text:p>
          </table:table-cell>
        </table:table-row>
        <table:table-row table:style-name="ro1">
          <table:table-cell office:value-type="string" calcext:value-type="string">
            <text:p>01/06/1986</text:p>
          </table:table-cell>
          <table:table-cell table:number-columns-repeated="2" office:value-type="float" office:value="1.0097" calcext:value-type="float">
            <text:p>1,0097</text:p>
          </table:table-cell>
          <table:table-cell office:value-type="float" office:value="510.894774458877" calcext:value-type="float">
            <text:p>510,894774458877</text:p>
          </table:table-cell>
          <table:table-cell office:value-type="float" office:value="510.8947744589" calcext:value-type="float">
            <text:p>510,8947744589</text:p>
          </table:table-cell>
        </table:table-row>
        <table:table-row table:style-name="ro1">
          <table:table-cell office:value-type="string" calcext:value-type="string">
            <text:p>01/07/1986</text:p>
          </table:table-cell>
          <table:table-cell table:number-columns-repeated="2" office:value-type="float" office:value="1.0091" calcext:value-type="float">
            <text:p>1,0091</text:p>
          </table:table-cell>
          <table:table-cell office:value-type="float" office:value="505.986703435552" calcext:value-type="float">
            <text:p>505,986703435552</text:p>
          </table:table-cell>
          <table:table-cell office:value-type="float" office:value="505.9867034356" calcext:value-type="float">
            <text:p>505,9867034356</text:p>
          </table:table-cell>
        </table:table-row>
        <table:table-row table:style-name="ro1">
          <table:table-cell office:value-type="string" calcext:value-type="string">
            <text:p>01/08/1986</text:p>
          </table:table-cell>
          <table:table-cell table:number-columns-repeated="2" office:value-type="float" office:value="1.0143" calcext:value-type="float">
            <text:p>1,0143</text:p>
          </table:table-cell>
          <table:table-cell office:value-type="float" office:value="501.423747334805" calcext:value-type="float">
            <text:p>501,423747334805</text:p>
          </table:table-cell>
          <table:table-cell office:value-type="float" office:value="501.4237473348" calcext:value-type="float">
            <text:p>501,4237473348</text:p>
          </table:table-cell>
        </table:table-row>
        <table:table-row table:style-name="ro1">
          <table:table-cell office:value-type="string" calcext:value-type="string">
            <text:p>01/09/1986</text:p>
          </table:table-cell>
          <table:table-cell table:number-columns-repeated="2" office:value-type="float" office:value="1.0119" calcext:value-type="float">
            <text:p>1,0119</text:p>
          </table:table-cell>
          <table:table-cell office:value-type="float" office:value="494.354478295184" calcext:value-type="float">
            <text:p>494,354478295184</text:p>
          </table:table-cell>
          <table:table-cell office:value-type="float" office:value="494.3544782952" calcext:value-type="float">
            <text:p>494,3544782952</text:p>
          </table:table-cell>
        </table:table-row>
        <table:table-row table:style-name="ro1">
          <table:table-cell office:value-type="string" calcext:value-type="string">
            <text:p>01/10/1986</text:p>
          </table:table-cell>
          <table:table-cell table:number-columns-repeated="2" office:value-type="float" office:value="1.0143" calcext:value-type="float">
            <text:p>1,0143</text:p>
          </table:table-cell>
          <table:table-cell office:value-type="float" office:value="488.540842272146" calcext:value-type="float">
            <text:p>488,540842272146</text:p>
          </table:table-cell>
          <table:table-cell office:value-type="float" office:value="488.5408422722" calcext:value-type="float">
            <text:p>488,5408422722</text:p>
          </table:table-cell>
        </table:table-row>
        <table:table-row table:style-name="ro1">
          <table:table-cell office:value-type="string" calcext:value-type="string">
            <text:p>01/11/1986</text:p>
          </table:table-cell>
          <table:table-cell table:number-columns-repeated="2" office:value-type="float" office:value="1.0329" calcext:value-type="float">
            <text:p>1,0329</text:p>
          </table:table-cell>
          <table:table-cell office:value-type="float" office:value="481.653201490827" calcext:value-type="float">
            <text:p>481,653201490827</text:p>
          </table:table-cell>
          <table:table-cell office:value-type="float" office:value="481.6532014909" calcext:value-type="float">
            <text:p>481,6532014909</text:p>
          </table:table-cell>
        </table:table-row>
        <table:table-row table:style-name="ro1">
          <table:table-cell office:value-type="string" calcext:value-type="string">
            <text:p>01/12/1986</text:p>
          </table:table-cell>
          <table:table-cell table:number-columns-repeated="2" office:value-type="float" office:value="1.0727" calcext:value-type="float">
            <text:p>1,0727</text:p>
          </table:table-cell>
          <table:table-cell office:value-type="float" office:value="466.311551448182" calcext:value-type="float">
            <text:p>466,311551448182</text:p>
          </table:table-cell>
          <table:table-cell office:value-type="float" office:value="466.3115514482" calcext:value-type="float">
            <text:p>466,3115514482</text:p>
          </table:table-cell>
        </table:table-row>
        <table:table-row table:style-name="ro1">
          <table:table-cell office:value-type="string" calcext:value-type="string">
            <text:p>01/01/1987</text:p>
          </table:table-cell>
          <table:table-cell table:number-columns-repeated="2" office:value-type="float" office:value="1.1682" calcext:value-type="float">
            <text:p>1,1682</text:p>
          </table:table-cell>
          <table:table-cell office:value-type="float" office:value="434.708260882056" calcext:value-type="float">
            <text:p>434,708260882056</text:p>
          </table:table-cell>
          <table:table-cell office:value-type="float" office:value="434.7082608821" calcext:value-type="float">
            <text:p>434,7082608821</text:p>
          </table:table-cell>
        </table:table-row>
        <table:table-row table:style-name="ro1">
          <table:table-cell office:value-type="string" calcext:value-type="string">
            <text:p>01/02/1987</text:p>
          </table:table-cell>
          <table:table-cell table:number-columns-repeated="2" office:value-type="float" office:value="1.1394" calcext:value-type="float">
            <text:p>1,1394</text:p>
          </table:table-cell>
          <table:table-cell office:value-type="float" office:value="372.118011369677" calcext:value-type="float">
            <text:p>372,118011369677</text:p>
          </table:table-cell>
          <table:table-cell office:value-type="float" office:value="372.1180113697" calcext:value-type="float">
            <text:p>372,1180113697</text:p>
          </table:table-cell>
        </table:table-row>
        <table:table-row table:style-name="ro1">
          <table:table-cell office:value-type="string" calcext:value-type="string">
            <text:p>01/03/1987</text:p>
          </table:table-cell>
          <table:table-cell table:number-columns-repeated="2" office:value-type="float" office:value="1.144" calcext:value-type="float">
            <text:p>1,144</text:p>
          </table:table-cell>
          <table:table-cell office:value-type="float" office:value="326.591198323395" calcext:value-type="float">
            <text:p>326,591198323395</text:p>
          </table:table-cell>
          <table:table-cell office:value-type="float" office:value="326.5911983234" calcext:value-type="float">
            <text:p>326,5911983234</text:p>
          </table:table-cell>
        </table:table-row>
        <table:table-row table:style-name="ro1">
          <table:table-cell office:value-type="string" calcext:value-type="string">
            <text:p>01/04/1987</text:p>
          </table:table-cell>
          <table:table-cell table:number-columns-repeated="2" office:value-type="float" office:value="1.2096" calcext:value-type="float">
            <text:p>1,2096</text:p>
          </table:table-cell>
          <table:table-cell office:value-type="float" office:value="285.481816716255" calcext:value-type="float">
            <text:p>285,481816716255</text:p>
          </table:table-cell>
          <table:table-cell office:value-type="float" office:value="285.4818167163" calcext:value-type="float">
            <text:p>285,4818167163</text:p>
          </table:table-cell>
        </table:table-row>
        <table:table-row table:style-name="ro1">
          <table:table-cell office:value-type="string" calcext:value-type="string">
            <text:p>01/05/1987</text:p>
          </table:table-cell>
          <table:table-cell table:number-columns-repeated="2" office:value-type="float" office:value="1.2314" calcext:value-type="float">
            <text:p>1,2314</text:p>
          </table:table-cell>
          <table:table-cell office:value-type="float" office:value="236.013406676798" calcext:value-type="float">
            <text:p>236,013406676798</text:p>
          </table:table-cell>
          <table:table-cell office:value-type="float" office:value="236.0134066768" calcext:value-type="float">
            <text:p>236,0134066768</text:p>
          </table:table-cell>
        </table:table-row>
        <table:table-row table:style-name="ro1">
          <table:table-cell office:value-type="string" calcext:value-type="string">
            <text:p>01/06/1987</text:p>
          </table:table-cell>
          <table:table-cell table:number-columns-repeated="2" office:value-type="float" office:value="1.213" calcext:value-type="float">
            <text:p>1,213</text:p>
          </table:table-cell>
          <table:table-cell office:value-type="float" office:value="191.662665808671" calcext:value-type="float">
            <text:p>191,662665808671</text:p>
          </table:table-cell>
          <table:table-cell office:value-type="float" office:value="191.6626658087" calcext:value-type="float">
            <text:p>191,6626658087</text:p>
          </table:table-cell>
        </table:table-row>
        <table:table-row table:style-name="ro1">
          <table:table-cell office:value-type="string" calcext:value-type="string">
            <text:p>01/07/1987</text:p>
          </table:table-cell>
          <table:table-cell table:number-columns-repeated="2" office:value-type="float" office:value="1.0993" calcext:value-type="float">
            <text:p>1,0993</text:p>
          </table:table-cell>
          <table:table-cell office:value-type="float" office:value="158.007144112672" calcext:value-type="float">
            <text:p>158,007144112672</text:p>
          </table:table-cell>
          <table:table-cell office:value-type="float" office:value="158.0071441127" calcext:value-type="float">
            <text:p>158,0071441127</text:p>
          </table:table-cell>
        </table:table-row>
        <table:table-row table:style-name="ro1">
          <table:table-cell office:value-type="string" calcext:value-type="string">
            <text:p>01/08/1987</text:p>
          </table:table-cell>
          <table:table-cell table:number-columns-repeated="2" office:value-type="float" office:value="1.0509" calcext:value-type="float">
            <text:p>1,0509</text:p>
          </table:table-cell>
          <table:table-cell office:value-type="float" office:value="143.734325582345" calcext:value-type="float">
            <text:p>143,734325582345</text:p>
          </table:table-cell>
          <table:table-cell office:value-type="float" office:value="143.7343255824" calcext:value-type="float">
            <text:p>143,7343255824</text:p>
          </table:table-cell>
        </table:table-row>
        <table:table-row table:style-name="ro1">
          <table:table-cell office:value-type="string" calcext:value-type="string">
            <text:p>01/09/1987</text:p>
          </table:table-cell>
          <table:table-cell table:number-columns-repeated="2" office:value-type="float" office:value="1.0715" calcext:value-type="float">
            <text:p>1,0715</text:p>
          </table:table-cell>
          <table:table-cell office:value-type="float" office:value="136.772600230607" calcext:value-type="float">
            <text:p>136,772600230607</text:p>
          </table:table-cell>
          <table:table-cell office:value-type="float" office:value="136.7726002306" calcext:value-type="float">
            <text:p>136,7726002306</text:p>
          </table:table-cell>
        </table:table-row>
        <table:table-row table:style-name="ro1">
          <table:table-cell office:value-type="string" calcext:value-type="string">
            <text:p>01/10/1987</text:p>
          </table:table-cell>
          <table:table-cell table:number-columns-repeated="2" office:value-type="float" office:value="1.1088" calcext:value-type="float">
            <text:p>1,1088</text:p>
          </table:table-cell>
          <table:table-cell office:value-type="float" office:value="127.64591715409" calcext:value-type="float">
            <text:p>127,64591715409</text:p>
          </table:table-cell>
          <table:table-cell office:value-type="float" office:value="127.6459171541" calcext:value-type="float">
            <text:p>127,6459171541</text:p>
          </table:table-cell>
        </table:table-row>
        <table:table-row table:style-name="ro1">
          <table:table-cell office:value-type="string" calcext:value-type="string">
            <text:p>01/11/1987</text:p>
          </table:table-cell>
          <table:table-cell table:number-columns-repeated="2" office:value-type="float" office:value="1.1493" calcext:value-type="float">
            <text:p>1,1493</text:p>
          </table:table-cell>
          <table:table-cell office:value-type="float" office:value="115.120776654121" calcext:value-type="float">
            <text:p>115,120776654121</text:p>
          </table:table-cell>
          <table:table-cell office:value-type="float" office:value="115.1207766541" calcext:value-type="float">
            <text:p>115,1207766541</text:p>
          </table:table-cell>
        </table:table-row>
        <table:table-row table:style-name="ro1">
          <table:table-cell office:value-type="string" calcext:value-type="string">
            <text:p>01/12/1987</text:p>
          </table:table-cell>
          <table:table-cell table:number-columns-repeated="2" office:value-type="float" office:value="1.1397" calcext:value-type="float">
            <text:p>1,1397</text:p>
          </table:table-cell>
          <table:table-cell office:value-type="float" office:value="100.165993782408" calcext:value-type="float">
            <text:p>100,165993782408</text:p>
          </table:table-cell>
          <table:table-cell office:value-type="float" office:value="100.1659937824" calcext:value-type="float">
            <text:p>100,1659937824</text:p>
          </table:table-cell>
        </table:table-row>
        <table:table-row table:style-name="ro1">
          <table:table-cell office:value-type="string" calcext:value-type="string">
            <text:p>01/01/1988</text:p>
          </table:table-cell>
          <table:table-cell table:number-columns-repeated="2" office:value-type="float" office:value="1.1897" calcext:value-type="float">
            <text:p>1,1897</text:p>
          </table:table-cell>
          <table:table-cell office:value-type="float" office:value="87.8880352570045" calcext:value-type="float">
            <text:p>87,8880352570045</text:p>
          </table:table-cell>
          <table:table-cell office:value-type="float" office:value="87.888035257" calcext:value-type="float">
            <text:p>87,888035257</text:p>
          </table:table-cell>
        </table:table-row>
        <table:table-row table:style-name="ro1">
          <table:table-cell office:value-type="string" calcext:value-type="string">
            <text:p>01/02/1988</text:p>
          </table:table-cell>
          <table:table-cell table:number-columns-repeated="2" office:value-type="float" office:value="1.1581" calcext:value-type="float">
            <text:p>1,1581</text:p>
          </table:table-cell>
          <table:table-cell office:value-type="float" office:value="73.8741155392153" calcext:value-type="float">
            <text:p>73,8741155392153</text:p>
          </table:table-cell>
          <table:table-cell office:value-type="float" office:value="73.8741155392" calcext:value-type="float">
            <text:p>73,8741155392</text:p>
          </table:table-cell>
        </table:table-row>
        <table:table-row table:style-name="ro1">
          <table:table-cell office:value-type="string" calcext:value-type="string">
            <text:p>01/03/1988</text:p>
          </table:table-cell>
          <table:table-cell table:number-columns-repeated="2" office:value-type="float" office:value="1.1809" calcext:value-type="float">
            <text:p>1,1809</text:p>
          </table:table-cell>
          <table:table-cell office:value-type="float" office:value="63.7890644497153" calcext:value-type="float">
            <text:p>63,7890644497153</text:p>
          </table:table-cell>
          <table:table-cell office:value-type="float" office:value="63.7890644497" calcext:value-type="float">
            <text:p>63,7890644497</text:p>
          </table:table-cell>
        </table:table-row>
        <table:table-row table:style-name="ro1">
          <table:table-cell office:value-type="string" calcext:value-type="string">
            <text:p>01/04/1988</text:p>
          </table:table-cell>
          <table:table-cell table:number-columns-repeated="2" office:value-type="float" office:value="1.1833" calcext:value-type="float">
            <text:p>1,1833</text:p>
          </table:table-cell>
          <table:table-cell office:value-type="float" office:value="54.0173295365529" calcext:value-type="float">
            <text:p>54,0173295365529</text:p>
          </table:table-cell>
          <table:table-cell office:value-type="float" office:value="54.0173295366" calcext:value-type="float">
            <text:p>54,0173295366</text:p>
          </table:table-cell>
        </table:table-row>
        <table:table-row table:style-name="ro1">
          <table:table-cell office:value-type="string" calcext:value-type="string">
            <text:p>01/05/1988</text:p>
          </table:table-cell>
          <table:table-cell table:number-columns-repeated="2" office:value-type="float" office:value="1.1824" calcext:value-type="float">
            <text:p>1,1824</text:p>
          </table:table-cell>
          <table:table-cell office:value-type="float" office:value="45.6497334036617" calcext:value-type="float">
            <text:p>45,6497334036617</text:p>
          </table:table-cell>
          <table:table-cell office:value-type="float" office:value="45.6497334037" calcext:value-type="float">
            <text:p>45,6497334037</text:p>
          </table:table-cell>
        </table:table-row>
        <table:table-row table:style-name="ro1">
          <table:table-cell office:value-type="string" calcext:value-type="string">
            <text:p>01/06/1988</text:p>
          </table:table-cell>
          <table:table-cell table:number-columns-repeated="2" office:value-type="float" office:value="1.2228" calcext:value-type="float">
            <text:p>1,2228</text:p>
          </table:table-cell>
          <table:table-cell office:value-type="float" office:value="38.6076906323255" calcext:value-type="float">
            <text:p>38,6076906323255</text:p>
          </table:table-cell>
          <table:table-cell office:value-type="float" office:value="38.6076906323" calcext:value-type="float">
            <text:p>38,6076906323</text:p>
          </table:table-cell>
        </table:table-row>
        <table:table-row table:style-name="ro1">
          <table:table-cell office:value-type="string" calcext:value-type="string">
            <text:p>01/07/1988</text:p>
          </table:table-cell>
          <table:table-cell table:number-columns-repeated="2" office:value-type="float" office:value="1.2302" calcext:value-type="float">
            <text:p>1,2302</text:p>
          </table:table-cell>
          <table:table-cell office:value-type="float" office:value="31.5731850117153" calcext:value-type="float">
            <text:p>31,5731850117153</text:p>
          </table:table-cell>
          <table:table-cell office:value-type="float" office:value="31.5731850117" calcext:value-type="float">
            <text:p>31,5731850117</text:p>
          </table:table-cell>
        </table:table-row>
        <table:table-row table:style-name="ro1">
          <table:table-cell office:value-type="string" calcext:value-type="string">
            <text:p>01/08/1988</text:p>
          </table:table-cell>
          <table:table-cell table:number-columns-repeated="2" office:value-type="float" office:value="1.2063" calcext:value-type="float">
            <text:p>1,2063</text:p>
          </table:table-cell>
          <table:table-cell office:value-type="float" office:value="25.6650829228705" calcext:value-type="float">
            <text:p>25,6650829228705</text:p>
          </table:table-cell>
          <table:table-cell office:value-type="float" office:value="25.6650829229" calcext:value-type="float">
            <text:p>25,6650829229</text:p>
          </table:table-cell>
        </table:table-row>
        <table:table-row table:style-name="ro1">
          <table:table-cell office:value-type="string" calcext:value-type="string">
            <text:p>01/09/1988</text:p>
          </table:table-cell>
          <table:table-cell table:number-columns-repeated="2" office:value-type="float" office:value="1.2693" calcext:value-type="float">
            <text:p>1,2693</text:p>
          </table:table-cell>
          <table:table-cell office:value-type="float" office:value="21.275870780793" calcext:value-type="float">
            <text:p>21,275870780793</text:p>
          </table:table-cell>
          <table:table-cell office:value-type="float" office:value="21.2758707808" calcext:value-type="float">
            <text:p>21,2758707808</text:p>
          </table:table-cell>
        </table:table-row>
        <table:table-row table:style-name="ro1">
          <table:table-cell office:value-type="string" calcext:value-type="string">
            <text:p>01/10/1988</text:p>
          </table:table-cell>
          <table:table-cell table:number-columns-repeated="2" office:value-type="float" office:value="1.2669" calcext:value-type="float">
            <text:p>1,2669</text:p>
          </table:table-cell>
          <table:table-cell office:value-type="float" office:value="16.7618929967643" calcext:value-type="float">
            <text:p>16,7618929967643</text:p>
          </table:table-cell>
          <table:table-cell office:value-type="float" office:value="16.7618929968" calcext:value-type="float">
            <text:p>16,7618929968</text:p>
          </table:table-cell>
        </table:table-row>
        <table:table-row table:style-name="ro1">
          <table:table-cell office:value-type="string" calcext:value-type="string">
            <text:p>01/11/1988</text:p>
          </table:table-cell>
          <table:table-cell table:number-columns-repeated="2" office:value-type="float" office:value="1.2815" calcext:value-type="float">
            <text:p>1,2815</text:p>
          </table:table-cell>
          <table:table-cell office:value-type="float" office:value="13.230636196041" calcext:value-type="float">
            <text:p>13,230636196041</text:p>
          </table:table-cell>
          <table:table-cell office:value-type="float" office:value="13.230636196" calcext:value-type="float">
            <text:p>13,230636196</text:p>
          </table:table-cell>
        </table:table-row>
        <table:table-row table:style-name="ro1">
          <table:table-cell office:value-type="string" calcext:value-type="string">
            <text:p>01/12/1988</text:p>
          </table:table-cell>
          <table:table-cell table:number-columns-repeated="2" office:value-type="float" office:value="1.2843" calcext:value-type="float">
            <text:p>1,2843</text:p>
          </table:table-cell>
          <table:table-cell office:value-type="float" office:value="10.3243356972618" calcext:value-type="float">
            <text:p>10,3243356972618</text:p>
          </table:table-cell>
          <table:table-cell office:value-type="float" office:value="10.3243356973" calcext:value-type="float">
            <text:p>10,3243356973</text:p>
          </table:table-cell>
        </table:table-row>
        <table:table-row table:style-name="ro1">
          <table:table-cell office:value-type="string" calcext:value-type="string">
            <text:p>01/01/1989</text:p>
          </table:table-cell>
          <table:table-cell table:number-columns-repeated="2" office:value-type="float" office:value="1.3548" calcext:value-type="float">
            <text:p>1,3548</text:p>
          </table:table-cell>
          <table:table-cell office:value-type="float" office:value="8038.88164545807" calcext:value-type="float">
            <text:p>8038,88164545807</text:p>
          </table:table-cell>
          <table:table-cell office:value-type="float" office:value="8038.8816454587" calcext:value-type="float">
            <text:p>8038,8816454587</text:p>
          </table:table-cell>
        </table:table-row>
        <table:table-row table:style-name="ro1">
          <table:table-cell office:value-type="string" calcext:value-type="string">
            <text:p>01/02/1989</text:p>
          </table:table-cell>
          <table:table-cell table:number-columns-repeated="2" office:value-type="float" office:value="1.1635" calcext:value-type="float">
            <text:p>1,1635</text:p>
          </table:table-cell>
          <table:table-cell office:value-type="float" office:value="5933.62979440365" calcext:value-type="float">
            <text:p>5933,62979440365</text:p>
          </table:table-cell>
          <table:table-cell office:value-type="float" office:value="5933.6297944041" calcext:value-type="float">
            <text:p>5933,6297944041</text:p>
          </table:table-cell>
        </table:table-row>
        <table:table-row table:style-name="ro1">
          <table:table-cell office:value-type="string" calcext:value-type="string">
            <text:p>01/03/1989</text:p>
          </table:table-cell>
          <table:table-cell table:number-columns-repeated="2" office:value-type="float" office:value="1.059" calcext:value-type="float">
            <text:p>1,059</text:p>
          </table:table-cell>
          <table:table-cell office:value-type="float" office:value="5099.81073863657" calcext:value-type="float">
            <text:p>5099,81073863657</text:p>
          </table:table-cell>
          <table:table-cell office:value-type="float" office:value="5099.810738637" calcext:value-type="float">
            <text:p>5099,810738637</text:p>
          </table:table-cell>
        </table:table-row>
        <table:table-row table:style-name="ro1">
          <table:table-cell office:value-type="string" calcext:value-type="string">
            <text:p>01/04/1989</text:p>
          </table:table-cell>
          <table:table-cell table:number-columns-repeated="2" office:value-type="float" office:value="1.0806" calcext:value-type="float">
            <text:p>1,0806</text:p>
          </table:table-cell>
          <table:table-cell office:value-type="float" office:value="4815.68530560583" calcext:value-type="float">
            <text:p>4815,68530560583</text:p>
          </table:table-cell>
          <table:table-cell office:value-type="float" office:value="4815.6853056062" calcext:value-type="float">
            <text:p>4815,6853056062</text:p>
          </table:table-cell>
        </table:table-row>
        <table:table-row table:style-name="ro1">
          <table:table-cell office:value-type="string" calcext:value-type="string">
            <text:p>01/05/1989</text:p>
          </table:table-cell>
          <table:table-cell table:number-columns-repeated="2" office:value-type="float" office:value="1.1667" calcext:value-type="float">
            <text:p>1,1667</text:p>
          </table:table-cell>
          <table:table-cell office:value-type="float" office:value="4456.49204664615" calcext:value-type="float">
            <text:p>4456,49204664615</text:p>
          </table:table-cell>
          <table:table-cell office:value-type="float" office:value="4456.4920466465" calcext:value-type="float">
            <text:p>4456,4920466465</text:p>
          </table:table-cell>
        </table:table-row>
        <table:table-row table:style-name="ro1">
          <table:table-cell office:value-type="string" calcext:value-type="string">
            <text:p>01/06/1989</text:p>
          </table:table-cell>
          <table:table-cell table:number-columns-repeated="2" office:value-type="float" office:value="1.294" calcext:value-type="float">
            <text:p>1,294</text:p>
          </table:table-cell>
          <table:table-cell office:value-type="float" office:value="3819.74119023412" calcext:value-type="float">
            <text:p>3819,74119023412</text:p>
          </table:table-cell>
          <table:table-cell office:value-type="float" office:value="3819.7411902344" calcext:value-type="float">
            <text:p>3819,7411902344</text:p>
          </table:table-cell>
        </table:table-row>
        <table:table-row table:style-name="ro1">
          <table:table-cell office:value-type="string" calcext:value-type="string">
            <text:p>01/07/1989</text:p>
          </table:table-cell>
          <table:table-cell table:number-columns-repeated="2" office:value-type="float" office:value="1.274" calcext:value-type="float">
            <text:p>1,274</text:p>
          </table:table-cell>
          <table:table-cell office:value-type="float" office:value="2951.88654577598" calcext:value-type="float">
            <text:p>2951,88654577598</text:p>
          </table:table-cell>
          <table:table-cell office:value-type="float" office:value="2951.8865457762" calcext:value-type="float">
            <text:p>2951,8865457762</text:p>
          </table:table-cell>
        </table:table-row>
        <table:table-row table:style-name="ro1">
          <table:table-cell office:value-type="string" calcext:value-type="string">
            <text:p>01/08/1989</text:p>
          </table:table-cell>
          <table:table-cell table:number-columns-repeated="2" office:value-type="float" office:value="1.3318" calcext:value-type="float">
            <text:p>1,3318</text:p>
          </table:table-cell>
          <table:table-cell office:value-type="float" office:value="2317.02240641757" calcext:value-type="float">
            <text:p>2317,02240641757</text:p>
          </table:table-cell>
          <table:table-cell office:value-type="float" office:value="2317.0224064177" calcext:value-type="float">
            <text:p>2317,0224064177</text:p>
          </table:table-cell>
        </table:table-row>
        <table:table-row table:style-name="ro1">
          <table:table-cell office:value-type="string" calcext:value-type="string">
            <text:p>01/09/1989</text:p>
          </table:table-cell>
          <table:table-cell table:number-columns-repeated="2" office:value-type="float" office:value="1.3635" calcext:value-type="float">
            <text:p>1,3635</text:p>
          </table:table-cell>
          <table:table-cell office:value-type="float" office:value="1739.76753748128" calcext:value-type="float">
            <text:p>1739,76753748128</text:p>
          </table:table-cell>
          <table:table-cell office:value-type="float" office:value="1739.7675374814" calcext:value-type="float">
            <text:p>1739,7675374814</text:p>
          </table:table-cell>
        </table:table-row>
        <table:table-row table:style-name="ro1">
          <table:table-cell office:value-type="string" calcext:value-type="string">
            <text:p>01/10/1989</text:p>
          </table:table-cell>
          <table:table-cell table:number-columns-repeated="2" office:value-type="float" office:value="1.3876" calcext:value-type="float">
            <text:p>1,3876</text:p>
          </table:table-cell>
          <table:table-cell office:value-type="float" office:value="1275.95712319859" calcext:value-type="float">
            <text:p>1275,95712319859</text:p>
          </table:table-cell>
          <table:table-cell office:value-type="float" office:value="1275.9571231987" calcext:value-type="float">
            <text:p>1275,9571231987</text:p>
          </table:table-cell>
        </table:table-row>
        <table:table-row table:style-name="ro1">
          <table:table-cell office:value-type="string" calcext:value-type="string">
            <text:p>01/11/1989</text:p>
          </table:table-cell>
          <table:table-cell table:number-columns-repeated="2" office:value-type="float" office:value="1.4847" calcext:value-type="float">
            <text:p>1,4847</text:p>
          </table:table-cell>
          <table:table-cell office:value-type="float" office:value="919.54246410968" calcext:value-type="float">
            <text:p>919,54246410968</text:p>
          </table:table-cell>
          <table:table-cell office:value-type="float" office:value="919.5424641097" calcext:value-type="float">
            <text:p>919,5424641097</text:p>
          </table:table-cell>
        </table:table-row>
        <table:table-row table:style-name="ro1">
          <table:table-cell office:value-type="string" calcext:value-type="string">
            <text:p>01/12/1989</text:p>
          </table:table-cell>
          <table:table-cell table:number-columns-repeated="2" office:value-type="float" office:value="1.5128" calcext:value-type="float">
            <text:p>1,5128</text:p>
          </table:table-cell>
          <table:table-cell office:value-type="float" office:value="619.345634882252" calcext:value-type="float">
            <text:p>619,345634882252</text:p>
          </table:table-cell>
          <table:table-cell office:value-type="float" office:value="619.3456348823" calcext:value-type="float">
            <text:p>619,3456348823</text:p>
          </table:table-cell>
        </table:table-row>
        <table:table-row table:style-name="ro1">
          <table:table-cell office:value-type="string" calcext:value-type="string">
            <text:p>01/01/1990</text:p>
          </table:table-cell>
          <table:table-cell table:number-columns-repeated="2" office:value-type="float" office:value="1.6819" calcext:value-type="float">
            <text:p>1,6819</text:p>
          </table:table-cell>
          <table:table-cell office:value-type="float" office:value="409.403513274889" calcext:value-type="float">
            <text:p>409,403513274889</text:p>
          </table:table-cell>
          <table:table-cell office:value-type="float" office:value="409.4035132749" calcext:value-type="float">
            <text:p>409,4035132749</text:p>
          </table:table-cell>
        </table:table-row>
        <table:table-row table:style-name="ro1">
          <table:table-cell office:value-type="string" calcext:value-type="string">
            <text:p>01/02/1990</text:p>
          </table:table-cell>
          <table:table-cell table:number-columns-repeated="2" office:value-type="float" office:value="1.7399" calcext:value-type="float">
            <text:p>1,7399</text:p>
          </table:table-cell>
          <table:table-cell office:value-type="float" office:value="243.417274079844" calcext:value-type="float">
            <text:p>243,417274079844</text:p>
          </table:table-cell>
          <table:table-cell office:value-type="float" office:value="243.4172740799" calcext:value-type="float">
            <text:p>243,4172740799</text:p>
          </table:table-cell>
        </table:table-row>
        <table:table-row table:style-name="ro1">
          <table:table-cell office:value-type="string" calcext:value-type="string">
            <text:p>01/03/1990</text:p>
          </table:table-cell>
          <table:table-cell table:number-columns-repeated="2" office:value-type="float" office:value="1.8218" calcext:value-type="float">
            <text:p>1,8218</text:p>
          </table:table-cell>
          <table:table-cell office:value-type="float" office:value="139.903025507123" calcext:value-type="float">
            <text:p>139,903025507123</text:p>
          </table:table-cell>
          <table:table-cell office:value-type="float" office:value="139.9030255071" calcext:value-type="float">
            <text:p>139,9030255071</text:p>
          </table:table-cell>
        </table:table-row>
        <table:table-row table:style-name="ro1">
          <table:table-cell office:value-type="string" calcext:value-type="string">
            <text:p>01/04/1990</text:p>
          </table:table-cell>
          <table:table-cell table:number-columns-repeated="2" office:value-type="float" office:value="1.1467" calcext:value-type="float">
            <text:p>1,1467</text:p>
          </table:table-cell>
          <table:table-cell office:value-type="float" office:value="76.7938442788029" calcext:value-type="float">
            <text:p>76,7938442788029</text:p>
          </table:table-cell>
          <table:table-cell office:value-type="float" office:value="76.7938442788" calcext:value-type="float">
            <text:p>76,7938442788</text:p>
          </table:table-cell>
        </table:table-row>
        <table:table-row table:style-name="ro1">
          <table:table-cell office:value-type="string" calcext:value-type="string">
            <text:p>01/05/1990</text:p>
          </table:table-cell>
          <table:table-cell table:number-columns-repeated="2" office:value-type="float" office:value="1.0731" calcext:value-type="float">
            <text:p>1,0731</text:p>
          </table:table-cell>
          <table:table-cell office:value-type="float" office:value="66.9694290388096" calcext:value-type="float">
            <text:p>66,9694290388096</text:p>
          </table:table-cell>
          <table:table-cell office:value-type="float" office:value="66.9694290388" calcext:value-type="float">
            <text:p>66,9694290388</text:p>
          </table:table-cell>
        </table:table-row>
        <table:table-row table:style-name="ro1">
          <table:table-cell office:value-type="string" calcext:value-type="string">
            <text:p>01/06/1990</text:p>
          </table:table-cell>
          <table:table-cell table:number-columns-repeated="2" office:value-type="float" office:value="1.1164" calcext:value-type="float">
            <text:p>1,1164</text:p>
          </table:table-cell>
          <table:table-cell office:value-type="float" office:value="62.4074448222995" calcext:value-type="float">
            <text:p>62,4074448222995</text:p>
          </table:table-cell>
          <table:table-cell office:value-type="float" office:value="62.4074448223" calcext:value-type="float">
            <text:p>62,4074448223</text:p>
          </table:table-cell>
        </table:table-row>
        <table:table-row table:style-name="ro1">
          <table:table-cell office:value-type="string" calcext:value-type="string">
            <text:p>01/07/1990</text:p>
          </table:table-cell>
          <table:table-cell table:number-columns-repeated="2" office:value-type="float" office:value="1.1262" calcext:value-type="float">
            <text:p>1,1262</text:p>
          </table:table-cell>
          <table:table-cell office:value-type="float" office:value="55.9006134201894" calcext:value-type="float">
            <text:p>55,9006134201894</text:p>
          </table:table-cell>
          <table:table-cell office:value-type="float" office:value="55.9006134202" calcext:value-type="float">
            <text:p>55,9006134202</text:p>
          </table:table-cell>
        </table:table-row>
        <table:table-row table:style-name="ro1">
          <table:table-cell office:value-type="string" calcext:value-type="string">
            <text:p>01/08/1990</text:p>
          </table:table-cell>
          <table:table-cell table:number-columns-repeated="2" office:value-type="float" office:value="1.1218" calcext:value-type="float">
            <text:p>1,1218</text:p>
          </table:table-cell>
          <table:table-cell office:value-type="float" office:value="49.6364885634785" calcext:value-type="float">
            <text:p>49,6364885634785</text:p>
          </table:table-cell>
          <table:table-cell office:value-type="float" office:value="49.6364885635" calcext:value-type="float">
            <text:p>49,6364885635</text:p>
          </table:table-cell>
        </table:table-row>
        <table:table-row table:style-name="ro1">
          <table:table-cell office:value-type="string" calcext:value-type="string">
            <text:p>01/09/1990</text:p>
          </table:table-cell>
          <table:table-cell table:number-columns-repeated="2" office:value-type="float" office:value="1.1426" calcext:value-type="float">
            <text:p>1,1426</text:p>
          </table:table-cell>
          <table:table-cell office:value-type="float" office:value="44.247181818041" calcext:value-type="float">
            <text:p>44,247181818041</text:p>
          </table:table-cell>
          <table:table-cell office:value-type="float" office:value="44.247181818" calcext:value-type="float">
            <text:p>44,247181818</text:p>
          </table:table-cell>
        </table:table-row>
        <table:table-row table:style-name="ro1">
          <table:table-cell office:value-type="string" calcext:value-type="string">
            <text:p>01/10/1990</text:p>
          </table:table-cell>
          <table:table-cell table:number-columns-repeated="2" office:value-type="float" office:value="1.1443" calcext:value-type="float">
            <text:p>1,1443</text:p>
          </table:table-cell>
          <table:table-cell office:value-type="float" office:value="38.7249972151593" calcext:value-type="float">
            <text:p>38,7249972151593</text:p>
          </table:table-cell>
          <table:table-cell office:value-type="float" office:value="38.7249972152" calcext:value-type="float">
            <text:p>38,7249972152</text:p>
          </table:table-cell>
        </table:table-row>
        <table:table-row table:style-name="ro1">
          <table:table-cell office:value-type="string" calcext:value-type="string">
            <text:p>01/11/1990</text:p>
          </table:table-cell>
          <table:table-cell table:number-columns-repeated="2" office:value-type="float" office:value="1.1692" calcext:value-type="float">
            <text:p>1,1692</text:p>
          </table:table-cell>
          <table:table-cell office:value-type="float" office:value="33.8416474833167" calcext:value-type="float">
            <text:p>33,8416474833167</text:p>
          </table:table-cell>
          <table:table-cell office:value-type="float" office:value="33.8416474833" calcext:value-type="float">
            <text:p>33,8416474833</text:p>
          </table:table-cell>
        </table:table-row>
        <table:table-row table:style-name="ro1">
          <table:table-cell office:value-type="string" calcext:value-type="string">
            <text:p>01/12/1990</text:p>
          </table:table-cell>
          <table:table-cell table:number-columns-repeated="2" office:value-type="float" office:value="1.1914" calcext:value-type="float">
            <text:p>1,1914</text:p>
          </table:table-cell>
          <table:table-cell office:value-type="float" office:value="28.9442759864153" calcext:value-type="float">
            <text:p>28,9442759864153</text:p>
          </table:table-cell>
          <table:table-cell office:value-type="float" office:value="28.9442759864" calcext:value-type="float">
            <text:p>28,9442759864</text:p>
          </table:table-cell>
        </table:table-row>
        <table:table-row table:style-name="ro1">
          <table:table-cell office:value-type="string" calcext:value-type="string">
            <text:p>01/01/1991</text:p>
          </table:table-cell>
          <table:table-cell table:number-columns-repeated="2" office:value-type="float" office:value="1.2095" calcext:value-type="float">
            <text:p>1,2095</text:p>
          </table:table-cell>
          <table:table-cell office:value-type="float" office:value="24.294339421198" calcext:value-type="float">
            <text:p>24,294339421198</text:p>
          </table:table-cell>
          <table:table-cell office:value-type="float" office:value="24.2943394212" calcext:value-type="float">
            <text:p>24,2943394212</text:p>
          </table:table-cell>
        </table:table-row>
        <table:table-row table:style-name="ro1">
          <table:table-cell office:value-type="string" calcext:value-type="string">
            <text:p>01/02/1991</text:p>
          </table:table-cell>
          <table:table-cell table:number-columns-repeated="2" office:value-type="float" office:value="1.202" calcext:value-type="float">
            <text:p>1,202</text:p>
          </table:table-cell>
          <table:table-cell office:value-type="float" office:value="20.0862665739545" calcext:value-type="float">
            <text:p>20,0862665739545</text:p>
          </table:table-cell>
          <table:table-cell office:value-type="float" office:value="20.086266574" calcext:value-type="float">
            <text:p>20,086266574</text:p>
          </table:table-cell>
        </table:table-row>
        <table:table-row table:style-name="ro1">
          <table:table-cell office:value-type="string" calcext:value-type="string">
            <text:p>01/03/1991</text:p>
          </table:table-cell>
          <table:table-cell table:number-columns-repeated="2" office:value-type="float" office:value="1.1179" calcext:value-type="float">
            <text:p>1,1179</text:p>
          </table:table-cell>
          <table:table-cell office:value-type="float" office:value="16.7107043044547" calcext:value-type="float">
            <text:p>16,7107043044547</text:p>
          </table:table-cell>
          <table:table-cell office:value-type="float" office:value="16.7107043045" calcext:value-type="float">
            <text:p>16,7107043045</text:p>
          </table:table-cell>
        </table:table-row>
        <table:table-row table:style-name="ro1">
          <table:table-cell office:value-type="string" calcext:value-type="string">
            <text:p>01/04/1991</text:p>
          </table:table-cell>
          <table:table-cell table:number-columns-repeated="2" office:value-type="float" office:value="1.0501" calcext:value-type="float">
            <text:p>1,0501</text:p>
          </table:table-cell>
          <table:table-cell office:value-type="float" office:value="14.9482997624606" calcext:value-type="float">
            <text:p>14,9482997624606</text:p>
          </table:table-cell>
          <table:table-cell office:value-type="float" office:value="14.9482997625" calcext:value-type="float">
            <text:p>14,9482997625</text:p>
          </table:table-cell>
        </table:table-row>
        <table:table-row table:style-name="ro1">
          <table:table-cell office:value-type="string" calcext:value-type="string">
            <text:p>01/05/1991</text:p>
          </table:table-cell>
          <table:table-cell table:number-columns-repeated="2" office:value-type="float" office:value="1.0668" calcext:value-type="float">
            <text:p>1,0668</text:p>
          </table:table-cell>
          <table:table-cell office:value-type="float" office:value="14.2351202385112" calcext:value-type="float">
            <text:p>14,2351202385112</text:p>
          </table:table-cell>
          <table:table-cell office:value-type="float" office:value="14.2351202385" calcext:value-type="float">
            <text:p>14,2351202385</text:p>
          </table:table-cell>
        </table:table-row>
        <table:table-row table:style-name="ro1">
          <table:table-cell office:value-type="string" calcext:value-type="string">
            <text:p>01/06/1991</text:p>
          </table:table-cell>
          <table:table-cell table:number-columns-repeated="2" office:value-type="float" office:value="1.1083" calcext:value-type="float">
            <text:p>1,1083</text:p>
          </table:table-cell>
          <table:table-cell office:value-type="float" office:value="13.3437572539475" calcext:value-type="float">
            <text:p>13,3437572539475</text:p>
          </table:table-cell>
          <table:table-cell office:value-type="float" office:value="13.3437572539" calcext:value-type="float">
            <text:p>13,3437572539</text:p>
          </table:table-cell>
        </table:table-row>
        <table:table-row table:style-name="ro1">
          <table:table-cell office:value-type="string" calcext:value-type="string">
            <text:p>01/07/1991</text:p>
          </table:table-cell>
          <table:table-cell table:number-columns-repeated="2" office:value-type="float" office:value="1.1214" calcext:value-type="float">
            <text:p>1,1214</text:p>
          </table:table-cell>
          <table:table-cell office:value-type="float" office:value="12.0398423296467" calcext:value-type="float">
            <text:p>12,0398423296467</text:p>
          </table:table-cell>
          <table:table-cell office:value-type="float" office:value="12.0398423296" calcext:value-type="float">
            <text:p>12,0398423296</text:p>
          </table:table-cell>
        </table:table-row>
        <table:table-row table:style-name="ro1">
          <table:table-cell office:value-type="string" calcext:value-type="string">
            <text:p>01/08/1991</text:p>
          </table:table-cell>
          <table:table-cell table:number-columns-repeated="2" office:value-type="float" office:value="1.1562" calcext:value-type="float">
            <text:p>1,1562</text:p>
          </table:table-cell>
          <table:table-cell office:value-type="float" office:value="10.7364386745557" calcext:value-type="float">
            <text:p>10,7364386745557</text:p>
          </table:table-cell>
          <table:table-cell office:value-type="float" office:value="10.7364386746" calcext:value-type="float">
            <text:p>10,7364386746</text:p>
          </table:table-cell>
        </table:table-row>
        <table:table-row table:style-name="ro1">
          <table:table-cell office:value-type="string" calcext:value-type="string">
            <text:p>01/09/1991</text:p>
          </table:table-cell>
          <table:table-cell table:number-columns-repeated="2" office:value-type="float" office:value="1.1562" calcext:value-type="float">
            <text:p>1,1562</text:p>
          </table:table-cell>
          <table:table-cell office:value-type="float" office:value="9.28597013886496" calcext:value-type="float">
            <text:p>9,28597013886496</text:p>
          </table:table-cell>
          <table:table-cell office:value-type="float" office:value="9.2859701389" calcext:value-type="float">
            <text:p>9,2859701389</text:p>
          </table:table-cell>
        </table:table-row>
        <table:table-row table:style-name="ro1">
          <table:table-cell office:value-type="string" calcext:value-type="string">
            <text:p>01/10/1991</text:p>
          </table:table-cell>
          <table:table-cell table:number-columns-repeated="2" office:value-type="float" office:value="1.2108" calcext:value-type="float">
            <text:p>1,2108</text:p>
          </table:table-cell>
          <table:table-cell office:value-type="float" office:value="8.03145661552063" calcext:value-type="float">
            <text:p>8,03145661552063</text:p>
          </table:table-cell>
          <table:table-cell office:value-type="float" office:value="8.0314566155" calcext:value-type="float">
            <text:p>8,0314566155</text:p>
          </table:table-cell>
        </table:table-row>
        <table:table-row table:style-name="ro1">
          <table:table-cell office:value-type="string" calcext:value-type="string">
            <text:p>01/11/1991</text:p>
          </table:table-cell>
          <table:table-cell table:number-columns-repeated="2" office:value-type="float" office:value="1.2648" calcext:value-type="float">
            <text:p>1,2648</text:p>
          </table:table-cell>
          <table:table-cell office:value-type="float" office:value="6.63318187604942" calcext:value-type="float">
            <text:p>6,63318187604942</text:p>
          </table:table-cell>
          <table:table-cell office:value-type="float" office:value="6.633181876" calcext:value-type="float">
            <text:p>6,633181876</text:p>
          </table:table-cell>
        </table:table-row>
        <table:table-row table:style-name="ro1">
          <table:table-cell office:value-type="string" calcext:value-type="string">
            <text:p>01/12/1991</text:p>
          </table:table-cell>
          <table:table-cell table:number-columns-repeated="2" office:value-type="float" office:value="1.2415" calcext:value-type="float">
            <text:p>1,2415</text:p>
          </table:table-cell>
          <table:table-cell office:value-type="float" office:value="5.24445119864755" calcext:value-type="float">
            <text:p>5,24445119864755</text:p>
          </table:table-cell>
          <table:table-cell office:value-type="float" office:value="5.2444511986" calcext:value-type="float">
            <text:p>5,2444511986</text:p>
          </table:table-cell>
        </table:table-row>
        <table:table-row table:style-name="ro1">
          <table:table-cell office:value-type="string" calcext:value-type="string">
            <text:p>01/01/1992</text:p>
          </table:table-cell>
          <table:table-cell table:number-columns-repeated="2" office:value-type="float" office:value="1.2592" calcext:value-type="float">
            <text:p>1,2592</text:p>
          </table:table-cell>
          <table:table-cell office:value-type="float" office:value="4.22428610442815" calcext:value-type="float">
            <text:p>4,22428610442815</text:p>
          </table:table-cell>
          <table:table-cell office:value-type="float" office:value="4.2242861044" calcext:value-type="float">
            <text:p>4,2242861044</text:p>
          </table:table-cell>
        </table:table-row>
        <table:table-row table:style-name="ro1">
          <table:table-cell office:value-type="string" calcext:value-type="string">
            <text:p>01/02/1992</text:p>
          </table:table-cell>
          <table:table-cell table:number-columns-repeated="2" office:value-type="float" office:value="1.2448" calcext:value-type="float">
            <text:p>1,2448</text:p>
          </table:table-cell>
          <table:table-cell office:value-type="float" office:value="3.35473801177585" calcext:value-type="float">
            <text:p>3,35473801177585</text:p>
          </table:table-cell>
          <table:table-cell office:value-type="float" office:value="3.3547380118" calcext:value-type="float">
            <text:p>3,3547380118</text:p>
          </table:table-cell>
        </table:table-row>
        <table:table-row table:style-name="ro1">
          <table:table-cell office:value-type="string" calcext:value-type="string">
            <text:p>01/03/1992</text:p>
          </table:table-cell>
          <table:table-cell table:number-columns-repeated="2" office:value-type="float" office:value="1.2162" calcext:value-type="float">
            <text:p>1,2162</text:p>
          </table:table-cell>
          <table:table-cell office:value-type="float" office:value="2.69500161614384" calcext:value-type="float">
            <text:p>2,69500161614384</text:p>
          </table:table-cell>
          <table:table-cell office:value-type="float" office:value="2.6950016161" calcext:value-type="float">
            <text:p>2,6950016161</text:p>
          </table:table-cell>
        </table:table-row>
        <table:table-row table:style-name="ro1">
          <table:table-cell office:value-type="string" calcext:value-type="string">
            <text:p>01/04/1992</text:p>
          </table:table-cell>
          <table:table-cell table:number-columns-repeated="2" office:value-type="float" office:value="1.2084" calcext:value-type="float">
            <text:p>1,2084</text:p>
          </table:table-cell>
          <table:table-cell office:value-type="float" office:value="2.21591976331511" calcext:value-type="float">
            <text:p>2,21591976331511</text:p>
          </table:table-cell>
          <table:table-cell office:value-type="float" office:value="2.2159197633" calcext:value-type="float">
            <text:p>2,2159197633</text:p>
          </table:table-cell>
        </table:table-row>
        <table:table-row table:style-name="ro1">
          <table:table-cell office:value-type="string" calcext:value-type="string">
            <text:p>01/05/1992</text:p>
          </table:table-cell>
          <table:table-cell table:number-columns-repeated="2" office:value-type="float" office:value="1.245" calcext:value-type="float">
            <text:p>1,245</text:p>
          </table:table-cell>
          <table:table-cell office:value-type="float" office:value="1.83376345855272" calcext:value-type="float">
            <text:p>1,83376345855272</text:p>
          </table:table-cell>
          <table:table-cell office:value-type="float" office:value="1.8337634586" calcext:value-type="float">
            <text:p>1,8337634586</text:p>
          </table:table-cell>
        </table:table-row>
        <table:table-row table:style-name="ro1">
          <table:table-cell office:value-type="string" calcext:value-type="string">
            <text:p>01/06/1992</text:p>
          </table:table-cell>
          <table:table-cell table:number-columns-repeated="2" office:value-type="float" office:value="1.2085" calcext:value-type="float">
            <text:p>1,2085</text:p>
          </table:table-cell>
          <table:table-cell office:value-type="float" office:value="1.47290237634757" calcext:value-type="float">
            <text:p>1,47290237634757</text:p>
          </table:table-cell>
          <table:table-cell office:value-type="float" office:value="1.4729023763" calcext:value-type="float">
            <text:p>1,4729023763</text:p>
          </table:table-cell>
        </table:table-row>
        <table:table-row table:style-name="ro1">
          <table:table-cell office:value-type="string" calcext:value-type="string">
            <text:p>01/07/1992</text:p>
          </table:table-cell>
          <table:table-cell table:number-columns-repeated="2" office:value-type="float" office:value="1.2208" calcext:value-type="float">
            <text:p>1,2208</text:p>
          </table:table-cell>
          <table:table-cell office:value-type="float" office:value="1.21878558241421" calcext:value-type="float">
            <text:p>1,21878558241421</text:p>
          </table:table-cell>
          <table:table-cell office:value-type="float" office:value="1.2187855824" calcext:value-type="float">
            <text:p>1,2187855824</text:p>
          </table:table-cell>
        </table:table-row>
        <table:table-row table:style-name="ro1">
          <table:table-cell office:value-type="string" calcext:value-type="string">
            <text:p>01/08/1992</text:p>
          </table:table-cell>
          <table:table-cell table:number-columns-repeated="2" office:value-type="float" office:value="1.2238" calcext:value-type="float">
            <text:p>1,2238</text:p>
          </table:table-cell>
          <table:table-cell office:value-type="float" office:value="0.99834992006406" calcext:value-type="float">
            <text:p>0,99834992006406</text:p>
          </table:table-cell>
          <table:table-cell office:value-type="float" office:value="0.9983499201" calcext:value-type="float">
            <text:p>0,9983499201</text:p>
          </table:table-cell>
        </table:table-row>
        <table:table-row table:style-name="ro1">
          <table:table-cell office:value-type="string" calcext:value-type="string">
            <text:p>01/09/1992</text:p>
          </table:table-cell>
          <table:table-cell table:number-columns-repeated="2" office:value-type="float" office:value="1.2398" calcext:value-type="float">
            <text:p>1,2398</text:p>
          </table:table-cell>
          <table:table-cell office:value-type="float" office:value="0.81577865669559" calcext:value-type="float">
            <text:p>0,81577865669559</text:p>
          </table:table-cell>
          <table:table-cell office:value-type="float" office:value="0.8157786567" calcext:value-type="float">
            <text:p>0,8157786567</text:p>
          </table:table-cell>
        </table:table-row>
        <table:table-row table:style-name="ro1">
          <table:table-cell office:value-type="string" calcext:value-type="string">
            <text:p>01/10/1992</text:p>
          </table:table-cell>
          <table:table-cell table:number-columns-repeated="2" office:value-type="float" office:value="1.2607" calcext:value-type="float">
            <text:p>1,2607</text:p>
          </table:table-cell>
          <table:table-cell office:value-type="float" office:value="0.6579921412289" calcext:value-type="float">
            <text:p>0,6579921412289</text:p>
          </table:table-cell>
          <table:table-cell office:value-type="float" office:value="0.6579921412" calcext:value-type="float">
            <text:p>0,6579921412</text:p>
          </table:table-cell>
        </table:table-row>
        <table:table-row table:style-name="ro1">
          <table:table-cell office:value-type="string" calcext:value-type="string">
            <text:p>01/11/1992</text:p>
          </table:table-cell>
          <table:table-cell table:number-columns-repeated="2" office:value-type="float" office:value="1.2289" calcext:value-type="float">
            <text:p>1,2289</text:p>
          </table:table-cell>
          <table:table-cell office:value-type="float" office:value="0.52192602619886" calcext:value-type="float">
            <text:p>0,52192602619886</text:p>
          </table:table-cell>
          <table:table-cell office:value-type="float" office:value="0.5219260262" calcext:value-type="float">
            <text:p>0,5219260262</text:p>
          </table:table-cell>
        </table:table-row>
        <table:table-row table:style-name="ro1">
          <table:table-cell office:value-type="string" calcext:value-type="string">
            <text:p>01/12/1992</text:p>
          </table:table-cell>
          <table:table-cell table:number-columns-repeated="2" office:value-type="float" office:value="1.2558" calcext:value-type="float">
            <text:p>1,2558</text:p>
          </table:table-cell>
          <table:table-cell office:value-type="float" office:value="0.42470992448438" calcext:value-type="float">
            <text:p>0,42470992448438</text:p>
          </table:table-cell>
          <table:table-cell office:value-type="float" office:value="0.4247099245" calcext:value-type="float">
            <text:p>0,4247099245</text:p>
          </table:table-cell>
        </table:table-row>
        <table:table-row table:style-name="ro1">
          <table:table-cell office:value-type="string" calcext:value-type="string">
            <text:p>01/01/1993</text:p>
          </table:table-cell>
          <table:table-cell table:number-columns-repeated="2" office:value-type="float" office:value="1.2791" calcext:value-type="float">
            <text:p>1,2791</text:p>
          </table:table-cell>
          <table:table-cell office:value-type="float" office:value="0.3381986976305" calcext:value-type="float">
            <text:p>0,3381986976305</text:p>
          </table:table-cell>
          <table:table-cell office:value-type="float" office:value="0.3381986976" calcext:value-type="float">
            <text:p>0,3381986976</text:p>
          </table:table-cell>
        </table:table-row>
        <table:table-row table:style-name="ro1">
          <table:table-cell office:value-type="string" calcext:value-type="string">
            <text:p>01/02/1993</text:p>
          </table:table-cell>
          <table:table-cell table:number-columns-repeated="2" office:value-type="float" office:value="1.2589" calcext:value-type="float">
            <text:p>1,2589</text:p>
          </table:table-cell>
          <table:table-cell office:value-type="float" office:value="0.26440364133414" calcext:value-type="float">
            <text:p>0,26440364133414</text:p>
          </table:table-cell>
          <table:table-cell office:value-type="float" office:value="0.2644036413" calcext:value-type="float">
            <text:p>0,2644036413</text:p>
          </table:table-cell>
        </table:table-row>
        <table:table-row table:style-name="ro1">
          <table:table-cell office:value-type="string" calcext:value-type="string">
            <text:p>01/03/1993</text:p>
          </table:table-cell>
          <table:table-cell table:number-columns-repeated="2" office:value-type="float" office:value="1.2687" calcext:value-type="float">
            <text:p>1,2687</text:p>
          </table:table-cell>
          <table:table-cell office:value-type="float" office:value="0.21002751714524" calcext:value-type="float">
            <text:p>0,21002751714524</text:p>
          </table:table-cell>
          <table:table-cell office:value-type="float" office:value="0.2100275171" calcext:value-type="float">
            <text:p>0,2100275171</text:p>
          </table:table-cell>
        </table:table-row>
        <table:table-row table:style-name="ro1">
          <table:table-cell office:value-type="string" calcext:value-type="string">
            <text:p>01/04/1993</text:p>
          </table:table-cell>
          <table:table-cell table:number-columns-repeated="2" office:value-type="float" office:value="1.2825" calcext:value-type="float">
            <text:p>1,2825</text:p>
          </table:table-cell>
          <table:table-cell office:value-type="float" office:value="0.16554545372841" calcext:value-type="float">
            <text:p>0,16554545372841</text:p>
          </table:table-cell>
          <table:table-cell office:value-type="float" office:value="0.1655454537" calcext:value-type="float">
            <text:p>0,1655454537</text:p>
          </table:table-cell>
        </table:table-row>
        <table:table-row table:style-name="ro1">
          <table:table-cell office:value-type="string" calcext:value-type="string">
            <text:p>01/05/1993</text:p>
          </table:table-cell>
          <table:table-cell table:number-columns-repeated="2" office:value-type="float" office:value="1.2839" calcext:value-type="float">
            <text:p>1,2839</text:p>
          </table:table-cell>
          <table:table-cell office:value-type="float" office:value="0.12908027581163" calcext:value-type="float">
            <text:p>0,12908027581163</text:p>
          </table:table-cell>
          <table:table-cell office:value-type="float" office:value="0.1290802758" calcext:value-type="float">
            <text:p>0,1290802758</text:p>
          </table:table-cell>
        </table:table-row>
        <table:table-row table:style-name="ro1">
          <table:table-cell office:value-type="string" calcext:value-type="string">
            <text:p>01/06/1993</text:p>
          </table:table-cell>
          <table:table-cell table:number-columns-repeated="2" office:value-type="float" office:value="1.3034" calcext:value-type="float">
            <text:p>1,3034</text:p>
          </table:table-cell>
          <table:table-cell office:value-type="float" office:value="0.1005376398564" calcext:value-type="float">
            <text:p>0,1005376398564</text:p>
          </table:table-cell>
          <table:table-cell office:value-type="float" office:value="0.1005376399" calcext:value-type="float">
            <text:p>0,1005376399</text:p>
          </table:table-cell>
        </table:table-row>
        <table:table-row table:style-name="ro1">
          <table:table-cell office:value-type="string" calcext:value-type="string">
            <text:p>01/07/1993</text:p>
          </table:table-cell>
          <table:table-cell table:number-columns-repeated="2" office:value-type="float" office:value="1.2926" calcext:value-type="float">
            <text:p>1,2926</text:p>
          </table:table-cell>
          <table:table-cell office:value-type="float" office:value="0.07713490859015" calcext:value-type="float">
            <text:p>0,07713490859015</text:p>
          </table:table-cell>
          <table:table-cell office:value-type="float" office:value="0.0771349086" calcext:value-type="float">
            <text:p>0,0771349086</text:p>
          </table:table-cell>
        </table:table-row>
        <table:table-row table:style-name="ro1">
          <table:table-cell office:value-type="string" calcext:value-type="string">
            <text:p>01/08/1993</text:p>
          </table:table-cell>
          <table:table-cell table:number-columns-repeated="2" office:value-type="float" office:value="1.3222" calcext:value-type="float">
            <text:p>1,3222</text:p>
          </table:table-cell>
          <table:table-cell office:value-type="float" office:value="59.6742291429267" calcext:value-type="float">
            <text:p>59,6742291429267</text:p>
          </table:table-cell>
          <table:table-cell office:value-type="float" office:value="59.6742291429" calcext:value-type="float">
            <text:p>59,6742291429</text:p>
          </table:table-cell>
        </table:table-row>
        <table:table-row table:style-name="ro1">
          <table:table-cell office:value-type="string" calcext:value-type="string">
            <text:p>01/09/1993</text:p>
          </table:table-cell>
          <table:table-cell table:number-columns-repeated="2" office:value-type="float" office:value="1.3517" calcext:value-type="float">
            <text:p>1,3517</text:p>
          </table:table-cell>
          <table:table-cell office:value-type="float" office:value="45.1325284699188" calcext:value-type="float">
            <text:p>45,1325284699188</text:p>
          </table:table-cell>
          <table:table-cell office:value-type="float" office:value="45.1325284699" calcext:value-type="float">
            <text:p>45,1325284699</text:p>
          </table:table-cell>
        </table:table-row>
        <table:table-row table:style-name="ro1">
          <table:table-cell office:value-type="string" calcext:value-type="string">
            <text:p>01/10/1993</text:p>
          </table:table-cell>
          <table:table-cell table:number-columns-repeated="2" office:value-type="float" office:value="1.3492" calcext:value-type="float">
            <text:p>1,3492</text:p>
          </table:table-cell>
          <table:table-cell office:value-type="float" office:value="33.3894565879402" calcext:value-type="float">
            <text:p>33,3894565879402</text:p>
          </table:table-cell>
          <table:table-cell office:value-type="float" office:value="33.3894565879" calcext:value-type="float">
            <text:p>33,3894565879</text:p>
          </table:table-cell>
        </table:table-row>
        <table:table-row table:style-name="ro1">
          <table:table-cell office:value-type="string" calcext:value-type="string">
            <text:p>01/11/1993</text:p>
          </table:table-cell>
          <table:table-cell table:number-columns-repeated="2" office:value-type="float" office:value="1.3489" calcext:value-type="float">
            <text:p>1,3489</text:p>
          </table:table-cell>
          <table:table-cell office:value-type="float" office:value="24.7475960479842" calcext:value-type="float">
            <text:p>24,7475960479842</text:p>
          </table:table-cell>
          <table:table-cell office:value-type="float" office:value="24.747596048" calcext:value-type="float">
            <text:p>24,747596048</text:p>
          </table:table-cell>
        </table:table-row>
        <table:table-row table:style-name="ro1">
          <table:table-cell office:value-type="string" calcext:value-type="string">
            <text:p>01/12/1993</text:p>
          </table:table-cell>
          <table:table-cell table:number-columns-repeated="2" office:value-type="float" office:value="1.3735" calcext:value-type="float">
            <text:p>1,3735</text:p>
          </table:table-cell>
          <table:table-cell office:value-type="float" office:value="18.3465016294641" calcext:value-type="float">
            <text:p>18,3465016294641</text:p>
          </table:table-cell>
          <table:table-cell office:value-type="float" office:value="18.3465016295" calcext:value-type="float">
            <text:p>18,3465016295</text:p>
          </table:table-cell>
        </table:table-row>
        <table:table-row table:style-name="ro1">
          <table:table-cell office:value-type="string" calcext:value-type="string">
            <text:p>01/01/1994</text:p>
          </table:table-cell>
          <table:table-cell table:number-columns-repeated="2" office:value-type="float" office:value="1.4025" calcext:value-type="float">
            <text:p>1,4025</text:p>
          </table:table-cell>
          <table:table-cell office:value-type="float" office:value="13.3574820746008" calcext:value-type="float">
            <text:p>13,3574820746008</text:p>
          </table:table-cell>
          <table:table-cell office:value-type="float" office:value="13.3574820746" calcext:value-type="float">
            <text:p>13,3574820746</text:p>
          </table:table-cell>
        </table:table-row>
        <table:table-row table:style-name="ro1">
          <table:table-cell office:value-type="string" calcext:value-type="string">
            <text:p>01/02/19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2405139008966" calcext:value-type="float">
            <text:p>9,52405139008966</text:p>
          </table:table-cell>
          <table:table-cell office:value-type="float" office:value="9.5240513901" calcext:value-type="float">
            <text:p>9,5240513901</text:p>
          </table:table-cell>
        </table:table-row>
        <table:table-row table:style-name="ro1">
          <table:table-cell office:value-type="string" calcext:value-type="string">
            <text:p>01/03/19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2405139008966" calcext:value-type="float">
            <text:p>9,52405139008966</text:p>
          </table:table-cell>
          <table:table-cell office:value-type="float" office:value="9.5240513901" calcext:value-type="float">
            <text:p>9,5240513901</text:p>
          </table:table-cell>
        </table:table-row>
        <table:table-row table:style-name="ro1">
          <table:table-cell office:value-type="string" calcext:value-type="string">
            <text:p>01/04/19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2405139008966" calcext:value-type="float">
            <text:p>9,52405139008966</text:p>
          </table:table-cell>
          <table:table-cell office:value-type="float" office:value="9.5240513901" calcext:value-type="float">
            <text:p>9,5240513901</text:p>
          </table:table-cell>
        </table:table-row>
        <table:table-row table:style-name="ro1">
          <table:table-cell office:value-type="string" calcext:value-type="string">
            <text:p>01/05/19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2405139008966" calcext:value-type="float">
            <text:p>9,52405139008966</text:p>
          </table:table-cell>
          <table:table-cell office:value-type="float" office:value="9.5240513901" calcext:value-type="float">
            <text:p>9,5240513901</text:p>
          </table:table-cell>
        </table:table-row>
        <table:table-row table:style-name="ro1">
          <table:table-cell office:value-type="string" calcext:value-type="string">
            <text:p>01/06/19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2405139008966" calcext:value-type="float">
            <text:p>9,52405139008966</text:p>
          </table:table-cell>
          <table:table-cell office:value-type="float" office:value="9.5240513901" calcext:value-type="float">
            <text:p>9,5240513901</text:p>
          </table:table-cell>
        </table:table-row>
        <table:table-row table:style-name="ro1">
          <table:table-cell office:value-type="string" calcext:value-type="string">
            <text:p>01/07/1994</text:p>
          </table:table-cell>
          <table:table-cell table:number-columns-repeated="2" office:value-type="float" office:value="1.0608" calcext:value-type="float">
            <text:p>1,0608</text:p>
          </table:table-cell>
          <table:table-cell office:value-type="float" office:value="9.52405139008966" calcext:value-type="float">
            <text:p>9,52405139008966</text:p>
          </table:table-cell>
          <table:table-cell office:value-type="float" office:value="9.5240513901" calcext:value-type="float">
            <text:p>9,5240513901</text:p>
          </table:table-cell>
        </table:table-row>
        <table:table-row table:style-name="ro1">
          <table:table-cell office:value-type="string" calcext:value-type="string">
            <text:p>01/08/1994</text:p>
          </table:table-cell>
          <table:table-cell table:number-columns-repeated="2" office:value-type="float" office:value="1.0546" calcext:value-type="float">
            <text:p>1,0546</text:p>
          </table:table-cell>
          <table:table-cell office:value-type="float" office:value="8.97817815807849" calcext:value-type="float">
            <text:p>8,97817815807849</text:p>
          </table:table-cell>
          <table:table-cell office:value-type="float" office:value="8.9781781581" calcext:value-type="float">
            <text:p>8,9781781581</text:p>
          </table:table-cell>
        </table:table-row>
        <table:table-row table:style-name="ro1">
          <table:table-cell office:value-type="string" calcext:value-type="string">
            <text:p>01/09/1994</text:p>
          </table:table-cell>
          <table:table-cell table:number-columns-repeated="2" office:value-type="float" office:value="1.0151" calcext:value-type="float">
            <text:p>1,0151</text:p>
          </table:table-cell>
          <table:table-cell office:value-type="float" office:value="8.51334928700786" calcext:value-type="float">
            <text:p>8,51334928700786</text:p>
          </table:table-cell>
          <table:table-cell office:value-type="float" office:value="8.513349287" calcext:value-type="float">
            <text:p>8,513349287</text:p>
          </table:table-cell>
        </table:table-row>
        <table:table-row table:style-name="ro1">
          <table:table-cell office:value-type="string" calcext:value-type="string">
            <text:p>01/10/1994</text:p>
          </table:table-cell>
          <table:table-cell table:number-columns-repeated="2" office:value-type="float" office:value="1.0186" calcext:value-type="float">
            <text:p>1,0186</text:p>
          </table:table-cell>
          <table:table-cell office:value-type="float" office:value="8.38670996651351" calcext:value-type="float">
            <text:p>8,38670996651351</text:p>
          </table:table-cell>
          <table:table-cell office:value-type="float" office:value="8.3867099665" calcext:value-type="float">
            <text:p>8,3867099665</text:p>
          </table:table-cell>
        </table:table-row>
        <table:table-row table:style-name="ro1">
          <table:table-cell office:value-type="string" calcext:value-type="string">
            <text:p>01/11/1994</text:p>
          </table:table-cell>
          <table:table-cell table:number-columns-repeated="2" office:value-type="float" office:value="1.0327" calcext:value-type="float">
            <text:p>1,0327</text:p>
          </table:table-cell>
          <table:table-cell office:value-type="float" office:value="8.23356564550708" calcext:value-type="float">
            <text:p>8,23356564550708</text:p>
          </table:table-cell>
          <table:table-cell office:value-type="float" office:value="8.2335656455" calcext:value-type="float">
            <text:p>8,2335656455</text:p>
          </table:table-cell>
        </table:table-row>
        <table:table-row table:style-name="ro1">
          <table:table-cell office:value-type="string" calcext:value-type="string">
            <text:p>01/12/1994</text:p>
          </table:table-cell>
          <table:table-cell table:number-columns-repeated="2" office:value-type="float" office:value="1.0219" calcext:value-type="float">
            <text:p>1,0219</text:p>
          </table:table-cell>
          <table:table-cell office:value-type="float" office:value="7.97285334124826" calcext:value-type="float">
            <text:p>7,97285334124826</text:p>
          </table:table-cell>
          <table:table-cell office:value-type="float" office:value="7.9728533412" calcext:value-type="float">
            <text:p>7,9728533412</text:p>
          </table:table-cell>
        </table:table-row>
        <table:table-row table:style-name="ro1">
          <table:table-cell office:value-type="string" calcext:value-type="string">
            <text:p>01/01/1995</text:p>
          </table:table-cell>
          <table:table-cell table:number-columns-repeated="2" office:value-type="float" office:value="1.0167" calcext:value-type="float">
            <text:p>1,0167</text:p>
          </table:table-cell>
          <table:table-cell office:value-type="float" office:value="7.8019897653863" calcext:value-type="float">
            <text:p>7,8019897653863</text:p>
          </table:table-cell>
          <table:table-cell office:value-type="float" office:value="7.8019897654" calcext:value-type="float">
            <text:p>7,8019897654</text:p>
          </table:table-cell>
        </table:table-row>
        <table:table-row table:style-name="ro1">
          <table:table-cell office:value-type="string" calcext:value-type="string">
            <text:p>01/02/1995</text:p>
          </table:table-cell>
          <table:table-cell table:number-columns-repeated="2" office:value-type="float" office:value="1.0099" calcext:value-type="float">
            <text:p>1,0099</text:p>
          </table:table-cell>
          <table:table-cell office:value-type="float" office:value="7.67383669261955" calcext:value-type="float">
            <text:p>7,67383669261955</text:p>
          </table:table-cell>
          <table:table-cell office:value-type="float" office:value="7.6738366926" calcext:value-type="float">
            <text:p>7,6738366926</text:p>
          </table:table-cell>
        </table:table-row>
        <table:table-row table:style-name="ro1">
          <table:table-cell office:value-type="string" calcext:value-type="string">
            <text:p>01/03/1995</text:p>
          </table:table-cell>
          <table:table-cell table:number-columns-repeated="2" office:value-type="float" office:value="1.0141" calcext:value-type="float">
            <text:p>1,0141</text:p>
          </table:table-cell>
          <table:table-cell office:value-type="float" office:value="7.59861044917274" calcext:value-type="float">
            <text:p>7,59861044917274</text:p>
          </table:table-cell>
          <table:table-cell office:value-type="float" office:value="7.5986104492" calcext:value-type="float">
            <text:p>7,5986104492</text:p>
          </table:table-cell>
        </table:table-row>
        <table:table-row table:style-name="ro1">
          <table:table-cell office:value-type="string" calcext:value-type="string">
            <text:p>01/04/1995</text:p>
          </table:table-cell>
          <table:table-cell table:number-columns-repeated="2" office:value-type="float" office:value="1.0192" calcext:value-type="float">
            <text:p>1,0192</text:p>
          </table:table-cell>
          <table:table-cell office:value-type="float" office:value="7.49295971716077" calcext:value-type="float">
            <text:p>7,49295971716077</text:p>
          </table:table-cell>
          <table:table-cell office:value-type="float" office:value="7.4929597172" calcext:value-type="float">
            <text:p>7,4929597172</text:p>
          </table:table-cell>
        </table:table-row>
        <table:table-row table:style-name="ro1">
          <table:table-cell office:value-type="string" calcext:value-type="string">
            <text:p>01/05/1995</text:p>
          </table:table-cell>
          <table:table-cell table:number-columns-repeated="2" office:value-type="float" office:value="1.0257" calcext:value-type="float">
            <text:p>1,0257</text:p>
          </table:table-cell>
          <table:table-cell office:value-type="float" office:value="7.3518050600086" calcext:value-type="float">
            <text:p>7,3518050600086</text:p>
          </table:table-cell>
          <table:table-cell office:value-type="float" office:value="7.35180506" calcext:value-type="float">
            <text:p>7,35180506</text:p>
          </table:table-cell>
        </table:table-row>
        <table:table-row table:style-name="ro1">
          <table:table-cell office:value-type="string" calcext:value-type="string">
            <text:p>01/06/1995</text:p>
          </table:table-cell>
          <table:table-cell table:number-columns-repeated="2" office:value-type="float" office:value="1.0182" calcext:value-type="float">
            <text:p>1,0182</text:p>
          </table:table-cell>
          <table:table-cell office:value-type="float" office:value="7.16759779663508" calcext:value-type="float">
            <text:p>7,16759779663508</text:p>
          </table:table-cell>
          <table:table-cell office:value-type="float" office:value="7.1675977966" calcext:value-type="float">
            <text:p>7,1675977966</text:p>
          </table:table-cell>
        </table:table-row>
        <table:table-row table:style-name="ro1">
          <table:table-cell office:value-type="string" calcext:value-type="string">
            <text:p>01/07/1995</text:p>
          </table:table-cell>
          <table:table-cell table:number-columns-repeated="2" office:value-type="float" office:value="1.0246" calcext:value-type="float">
            <text:p>1,0246</text:p>
          </table:table-cell>
          <table:table-cell office:value-type="float" office:value="7.03947927385099" calcext:value-type="float">
            <text:p>7,03947927385099</text:p>
          </table:table-cell>
          <table:table-cell office:value-type="float" office:value="7.0394792739" calcext:value-type="float">
            <text:p>7,0394792739</text:p>
          </table:table-cell>
        </table:table-row>
        <table:table-row table:style-name="ro1">
          <table:table-cell office:value-type="string" calcext:value-type="string">
            <text:p>01/08/1995</text:p>
          </table:table-cell>
          <table:table-cell table:number-columns-repeated="2" office:value-type="float" office:value="1.0102" calcext:value-type="float">
            <text:p>1,0102</text:p>
          </table:table-cell>
          <table:table-cell office:value-type="float" office:value="6.87046581480674" calcext:value-type="float">
            <text:p>6,87046581480674</text:p>
          </table:table-cell>
          <table:table-cell office:value-type="float" office:value="6.8704658148" calcext:value-type="float">
            <text:p>6,8704658148</text:p>
          </table:table-cell>
        </table:table-row>
        <table:table-row table:style-name="ro1">
          <table:table-cell office:value-type="string" calcext:value-type="string">
            <text:p>01/09/1995</text:p>
          </table:table-cell>
          <table:table-cell table:number-columns-repeated="2" office:value-type="float" office:value="1.0117" calcext:value-type="float">
            <text:p>1,0117</text:p>
          </table:table-cell>
          <table:table-cell office:value-type="float" office:value="6.80109464938303" calcext:value-type="float">
            <text:p>6,80109464938303</text:p>
          </table:table-cell>
          <table:table-cell office:value-type="float" office:value="6.8010946494" calcext:value-type="float">
            <text:p>6,8010946494</text:p>
          </table:table-cell>
        </table:table-row>
        <table:table-row table:style-name="ro1">
          <table:table-cell office:value-type="string" calcext:value-type="string">
            <text:p>01/10/1995</text:p>
          </table:table-cell>
          <table:table-cell table:number-columns-repeated="2" office:value-type="float" office:value="1.014" calcext:value-type="float">
            <text:p>1,014</text:p>
          </table:table-cell>
          <table:table-cell office:value-type="float" office:value="6.72244207708118" calcext:value-type="float">
            <text:p>6,72244207708118</text:p>
          </table:table-cell>
          <table:table-cell office:value-type="float" office:value="6.7224420771" calcext:value-type="float">
            <text:p>6,7224420771</text:p>
          </table:table-cell>
        </table:table-row>
        <table:table-row table:style-name="ro1">
          <table:table-cell office:value-type="string" calcext:value-type="string">
            <text:p>01/11/1995</text:p>
          </table:table-cell>
          <table:table-cell table:number-columns-repeated="2" office:value-type="float" office:value="1.0151" calcext:value-type="float">
            <text:p>1,0151</text:p>
          </table:table-cell>
          <table:table-cell office:value-type="float" office:value="6.62962729495185" calcext:value-type="float">
            <text:p>6,62962729495185</text:p>
          </table:table-cell>
          <table:table-cell office:value-type="float" office:value="6.629627295" calcext:value-type="float">
            <text:p>6,629627295</text:p>
          </table:table-cell>
        </table:table-row>
        <table:table-row table:style-name="ro1">
          <table:table-cell office:value-type="string" calcext:value-type="string">
            <text:p>01/12/1995</text:p>
          </table:table-cell>
          <table:table-cell table:number-columns-repeated="2" office:value-type="float" office:value="1.0165" calcext:value-type="float">
            <text:p>1,0165</text:p>
          </table:table-cell>
          <table:table-cell office:value-type="float" office:value="6.53100905817343" calcext:value-type="float">
            <text:p>6,53100905817343</text:p>
          </table:table-cell>
          <table:table-cell office:value-type="float" office:value="6.5310090582" calcext:value-type="float">
            <text:p>6,5310090582</text:p>
          </table:table-cell>
        </table:table-row>
        <table:table-row table:style-name="ro1">
          <table:table-cell office:value-type="string" calcext:value-type="string">
            <text:p>01/01/1996</text:p>
          </table:table-cell>
          <table:table-cell table:number-columns-repeated="2" office:value-type="float" office:value="1.0146" calcext:value-type="float">
            <text:p>1,0146</text:p>
          </table:table-cell>
          <table:table-cell office:value-type="float" office:value="6.42499661404174" calcext:value-type="float">
            <text:p>6,42499661404174</text:p>
          </table:table-cell>
          <table:table-cell office:value-type="float" office:value="6.424996614" calcext:value-type="float">
            <text:p>6,424996614</text:p>
          </table:table-cell>
        </table:table-row>
        <table:table-row table:style-name="ro1">
          <table:table-cell office:value-type="string" calcext:value-type="string">
            <text:p>01/02/1996</text:p>
          </table:table-cell>
          <table:table-cell table:number-columns-repeated="2" office:value-type="float" office:value="1.0071" calcext:value-type="float">
            <text:p>1,0071</text:p>
          </table:table-cell>
          <table:table-cell office:value-type="float" office:value="6.33254150802458" calcext:value-type="float">
            <text:p>6,33254150802458</text:p>
          </table:table-cell>
          <table:table-cell office:value-type="float" office:value="6.332541508" calcext:value-type="float">
            <text:p>6,332541508</text:p>
          </table:table-cell>
        </table:table-row>
        <table:table-row table:style-name="ro1">
          <table:table-cell office:value-type="string" calcext:value-type="string">
            <text:p>01/03/1996</text:p>
          </table:table-cell>
          <table:table-cell table:number-columns-repeated="2" office:value-type="float" office:value="1.0029" calcext:value-type="float">
            <text:p>1,0029</text:p>
          </table:table-cell>
          <table:table-cell office:value-type="float" office:value="6.28789743622737" calcext:value-type="float">
            <text:p>6,28789743622737</text:p>
          </table:table-cell>
          <table:table-cell office:value-type="float" office:value="6.2878974362" calcext:value-type="float">
            <text:p>6,2878974362</text:p>
          </table:table-cell>
        </table:table-row>
        <table:table-row table:style-name="ro1">
          <table:table-cell office:value-type="string" calcext:value-type="string">
            <text:p>01/04/1996</text:p>
          </table:table-cell>
          <table:table-cell table:number-columns-repeated="2" office:value-type="float" office:value="1.007" calcext:value-type="float">
            <text:p>1,007</text:p>
          </table:table-cell>
          <table:table-cell office:value-type="float" office:value="6.26971526196766" calcext:value-type="float">
            <text:p>6,26971526196766</text:p>
          </table:table-cell>
          <table:table-cell office:value-type="float" office:value="6.269715262" calcext:value-type="float">
            <text:p>6,269715262</text:p>
          </table:table-cell>
        </table:table-row>
        <table:table-row table:style-name="ro1">
          <table:table-cell office:value-type="string" calcext:value-type="string">
            <text:p>01/05/1996</text:p>
          </table:table-cell>
          <table:table-cell table:number-columns-repeated="2" office:value-type="float" office:value="1.0168" calcext:value-type="float">
            <text:p>1,0168</text:p>
          </table:table-cell>
          <table:table-cell office:value-type="float" office:value="6.22613233561833" calcext:value-type="float">
            <text:p>6,22613233561833</text:p>
          </table:table-cell>
          <table:table-cell office:value-type="float" office:value="6.2261323356" calcext:value-type="float">
            <text:p>6,2261323356</text:p>
          </table:table-cell>
        </table:table-row>
        <table:table-row table:style-name="ro1">
          <table:table-cell office:value-type="string" calcext:value-type="string">
            <text:p>01/06/1996</text:p>
          </table:table-cell>
          <table:table-cell table:number-columns-repeated="2" office:value-type="float" office:value="1.0122" calcext:value-type="float">
            <text:p>1,0122</text:p>
          </table:table-cell>
          <table:table-cell office:value-type="float" office:value="6.12326154171748" calcext:value-type="float">
            <text:p>6,12326154171748</text:p>
          </table:table-cell>
          <table:table-cell office:value-type="float" office:value="6.1232615417" calcext:value-type="float">
            <text:p>6,1232615417</text:p>
          </table:table-cell>
        </table:table-row>
        <table:table-row table:style-name="ro1">
          <table:table-cell office:value-type="string" calcext:value-type="string">
            <text:p>01/07/1996</text:p>
          </table:table-cell>
          <table:table-cell table:number-columns-repeated="2" office:value-type="float" office:value="1.0109" calcext:value-type="float">
            <text:p>1,0109</text:p>
          </table:table-cell>
          <table:table-cell office:value-type="float" office:value="6.04945815225991" calcext:value-type="float">
            <text:p>6,04945815225991</text:p>
          </table:table-cell>
          <table:table-cell office:value-type="float" office:value="6.0494581523" calcext:value-type="float">
            <text:p>6,0494581523</text:p>
          </table:table-cell>
        </table:table-row>
        <table:table-row table:style-name="ro1">
          <table:table-cell office:value-type="string" calcext:value-type="string">
            <text:p>01/08/1996</text:p>
          </table:table-cell>
          <table:table-cell table:number-columns-repeated="2" office:value-type="float" office:value="1.00004" calcext:value-type="float">
            <text:p>1,00004</text:p>
          </table:table-cell>
          <table:table-cell office:value-type="float" office:value="5.9842300447719" calcext:value-type="float">
            <text:p>5,9842300447719</text:p>
          </table:table-cell>
          <table:table-cell office:value-type="float" office:value="5.9842300448" calcext:value-type="float">
            <text:p>5,9842300448</text:p>
          </table:table-cell>
        </table:table-row>
        <table:table-row table:style-name="ro1">
          <table:table-cell office:value-type="string" calcext:value-type="string">
            <text:p>01/09/1996</text:p>
          </table:table-cell>
          <table:table-cell table:number-columns-repeated="2" office:value-type="float" office:value="1.0013" calcext:value-type="float">
            <text:p>1,0013</text:p>
          </table:table-cell>
          <table:table-cell office:value-type="float" office:value="5.98399068514449" calcext:value-type="float">
            <text:p>5,98399068514449</text:p>
          </table:table-cell>
          <table:table-cell office:value-type="float" office:value="5.9839906851" calcext:value-type="float">
            <text:p>5,9839906851</text:p>
          </table:table-cell>
        </table:table-row>
        <table:table-row table:style-name="ro1">
          <table:table-cell office:value-type="string" calcext:value-type="string">
            <text:p>01/10/1996</text:p>
          </table:table-cell>
          <table:table-cell table:number-columns-repeated="2" office:value-type="float" office:value="1.0022" calcext:value-type="float">
            <text:p>1,0022</text:p>
          </table:table-cell>
          <table:table-cell office:value-type="float" office:value="5.9762215970683" calcext:value-type="float">
            <text:p>5,9762215970683</text:p>
          </table:table-cell>
          <table:table-cell office:value-type="float" office:value="5.9762215971" calcext:value-type="float">
            <text:p>5,9762215971</text:p>
          </table:table-cell>
        </table:table-row>
        <table:table-row table:style-name="ro1">
          <table:table-cell office:value-type="string" calcext:value-type="string">
            <text:p>01/11/1996</text:p>
          </table:table-cell>
          <table:table-cell table:number-columns-repeated="2" office:value-type="float" office:value="1.0028" calcext:value-type="float">
            <text:p>1,0028</text:p>
          </table:table-cell>
          <table:table-cell office:value-type="float" office:value="5.96310277097216" calcext:value-type="float">
            <text:p>5,96310277097216</text:p>
          </table:table-cell>
          <table:table-cell office:value-type="float" office:value="5.963102771" calcext:value-type="float">
            <text:p>5,963102771</text:p>
          </table:table-cell>
        </table:table-row>
        <table:table-row table:style-name="ro1">
          <table:table-cell office:value-type="string" calcext:value-type="string">
            <text:p>01/12/1996</text:p>
          </table:table-cell>
          <table:table-cell table:number-columns-repeated="2" office:value-type="float" office:value="1.0088" calcext:value-type="float">
            <text:p>1,0088</text:p>
          </table:table-cell>
          <table:table-cell office:value-type="float" office:value="5.94645270340263" calcext:value-type="float">
            <text:p>5,94645270340263</text:p>
          </table:table-cell>
          <table:table-cell office:value-type="float" office:value="5.9464527034" calcext:value-type="float">
            <text:p>5,9464527034</text:p>
          </table:table-cell>
        </table:table-row>
        <table:table-row table:style-name="ro1">
          <table:table-cell office:value-type="string" calcext:value-type="string">
            <text:p>01/01/1997</text:p>
          </table:table-cell>
          <table:table-cell table:number-columns-repeated="2" office:value-type="float" office:value="1.0158" calcext:value-type="float">
            <text:p>1,0158</text:p>
          </table:table-cell>
          <table:table-cell office:value-type="float" office:value="5.89458039591855" calcext:value-type="float">
            <text:p>5,89458039591855</text:p>
          </table:table-cell>
          <table:table-cell office:value-type="float" office:value="5.8945803959" calcext:value-type="float">
            <text:p>5,8945803959</text:p>
          </table:table-cell>
        </table:table-row>
        <table:table-row table:style-name="ro1">
          <table:table-cell office:value-type="string" calcext:value-type="string">
            <text:p>01/02/1997</text:p>
          </table:table-cell>
          <table:table-cell table:number-columns-repeated="2" office:value-type="float" office:value="1.0042" calcext:value-type="float">
            <text:p>1,0042</text:p>
          </table:table-cell>
          <table:table-cell office:value-type="float" office:value="5.80289466028603" calcext:value-type="float">
            <text:p>5,80289466028603</text:p>
          </table:table-cell>
          <table:table-cell office:value-type="float" office:value="5.8028946603" calcext:value-type="float">
            <text:p>5,8028946603</text:p>
          </table:table-cell>
        </table:table-row>
        <table:table-row table:style-name="ro1">
          <table:table-cell office:value-type="string" calcext:value-type="string">
            <text:p>01/03/1997</text:p>
          </table:table-cell>
          <table:table-cell table:number-columns-repeated="2" office:value-type="float" office:value="1.0116" calcext:value-type="float">
            <text:p>1,0116</text:p>
          </table:table-cell>
          <table:table-cell office:value-type="float" office:value="5.77862443764791" calcext:value-type="float">
            <text:p>5,77862443764791</text:p>
          </table:table-cell>
          <table:table-cell office:value-type="float" office:value="5.7786244376" calcext:value-type="float">
            <text:p>5,7786244376</text:p>
          </table:table-cell>
        </table:table-row>
        <table:table-row table:style-name="ro1">
          <table:table-cell office:value-type="string" calcext:value-type="string">
            <text:p>01/04/1997</text:p>
          </table:table-cell>
          <table:table-cell table:number-columns-repeated="2" office:value-type="float" office:value="1.0059" calcext:value-type="float">
            <text:p>1,0059</text:p>
          </table:table-cell>
          <table:table-cell office:value-type="float" office:value="5.71236104947401" calcext:value-type="float">
            <text:p>5,71236104947401</text:p>
          </table:table-cell>
          <table:table-cell office:value-type="float" office:value="5.7123610495" calcext:value-type="float">
            <text:p>5,7123610495</text:p>
          </table:table-cell>
        </table:table-row>
        <table:table-row table:style-name="ro1">
          <table:table-cell office:value-type="string" calcext:value-type="string">
            <text:p>01/05/1997</text:p>
          </table:table-cell>
          <table:table-cell table:number-columns-repeated="2" office:value-type="float" office:value="1.003" calcext:value-type="float">
            <text:p>1,003</text:p>
          </table:table-cell>
          <table:table-cell office:value-type="float" office:value="5.67885580025252" calcext:value-type="float">
            <text:p>5,67885580025252</text:p>
          </table:table-cell>
          <table:table-cell office:value-type="float" office:value="5.6788558003" calcext:value-type="float">
            <text:p>5,6788558003</text:p>
          </table:table-cell>
        </table:table-row>
        <table:table-row table:style-name="ro1">
          <table:table-cell office:value-type="string" calcext:value-type="string">
            <text:p>01/06/1997</text:p>
          </table:table-cell>
          <table:table-cell table:number-columns-repeated="2" office:value-type="float" office:value="1.007" calcext:value-type="float">
            <text:p>1,007</text:p>
          </table:table-cell>
          <table:table-cell office:value-type="float" office:value="5.66187018968347" calcext:value-type="float">
            <text:p>5,66187018968347</text:p>
          </table:table-cell>
          <table:table-cell office:value-type="float" office:value="5.6618701897" calcext:value-type="float">
            <text:p>5,6618701897</text:p>
          </table:table-cell>
        </table:table-row>
        <table:table-row table:style-name="ro1">
          <table:table-cell office:value-type="string" calcext:value-type="string">
            <text:p>01/07/1997</text:p>
          </table:table-cell>
          <table:table-cell table:number-columns-repeated="2" office:value-type="float" office:value="1.0009" calcext:value-type="float">
            <text:p>1,0009</text:p>
          </table:table-cell>
          <table:table-cell office:value-type="float" office:value="5.62251260147316" calcext:value-type="float">
            <text:p>5,62251260147316</text:p>
          </table:table-cell>
          <table:table-cell office:value-type="float" office:value="5.6225126015" calcext:value-type="float">
            <text:p>5,6225126015</text:p>
          </table:table-cell>
        </table:table-row>
        <table:table-row table:style-name="ro1">
          <table:table-cell office:value-type="string" calcext:value-type="string">
            <text:p>01/08/19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.61745689027192" calcext:value-type="float">
            <text:p>5,61745689027192</text:p>
          </table:table-cell>
          <table:table-cell office:value-type="float" office:value="5.6174568903" calcext:value-type="float">
            <text:p>5,6174568903</text:p>
          </table:table-cell>
        </table:table-row>
        <table:table-row table:style-name="ro1">
          <table:table-cell office:value-type="string" calcext:value-type="string">
            <text:p>01/09/1997</text:p>
          </table:table-cell>
          <table:table-cell table:number-columns-repeated="2" office:value-type="float" office:value="1.0059" calcext:value-type="float">
            <text:p>1,0059</text:p>
          </table:table-cell>
          <table:table-cell office:value-type="float" office:value="5.61745689027192" calcext:value-type="float">
            <text:p>5,61745689027192</text:p>
          </table:table-cell>
          <table:table-cell office:value-type="float" office:value="5.6174568903" calcext:value-type="float">
            <text:p>5,6174568903</text:p>
          </table:table-cell>
        </table:table-row>
        <table:table-row table:style-name="ro1">
          <table:table-cell office:value-type="string" calcext:value-type="string">
            <text:p>01/10/1997</text:p>
          </table:table-cell>
          <table:table-cell table:number-columns-repeated="2" office:value-type="float" office:value="1.0034" calcext:value-type="float">
            <text:p>1,0034</text:p>
          </table:table-cell>
          <table:table-cell office:value-type="float" office:value="5.58450829135294" calcext:value-type="float">
            <text:p>5,58450829135294</text:p>
          </table:table-cell>
          <table:table-cell office:value-type="float" office:value="5.5845082914" calcext:value-type="float">
            <text:p>5,5845082914</text:p>
          </table:table-cell>
        </table:table-row>
        <table:table-row table:style-name="ro1">
          <table:table-cell office:value-type="string" calcext:value-type="string">
            <text:p>01/11/1997</text:p>
          </table:table-cell>
          <table:table-cell table:number-columns-repeated="2" office:value-type="float" office:value="1.0083" calcext:value-type="float">
            <text:p>1,0083</text:p>
          </table:table-cell>
          <table:table-cell office:value-type="float" office:value="5.56558530132842" calcext:value-type="float">
            <text:p>5,56558530132842</text:p>
          </table:table-cell>
          <table:table-cell office:value-type="float" office:value="5.5655853013" calcext:value-type="float">
            <text:p>5,5655853013</text:p>
          </table:table-cell>
        </table:table-row>
        <table:table-row table:style-name="ro1">
          <table:table-cell office:value-type="string" calcext:value-type="string">
            <text:p>01/12/1997</text:p>
          </table:table-cell>
          <table:table-cell table:number-columns-repeated="2" office:value-type="float" office:value="1.0069" calcext:value-type="float">
            <text:p>1,0069</text:p>
          </table:table-cell>
          <table:table-cell office:value-type="float" office:value="5.51977120036539" calcext:value-type="float">
            <text:p>5,51977120036539</text:p>
          </table:table-cell>
          <table:table-cell office:value-type="float" office:value="5.5197712004" calcext:value-type="float">
            <text:p>5,5197712004</text:p>
          </table:table-cell>
        </table:table-row>
        <table:table-row table:style-name="ro1">
          <table:table-cell office:value-type="string" calcext:value-type="string">
            <text:p>01/01/1998</text:p>
          </table:table-cell>
          <table:table-cell table:number-columns-repeated="2" office:value-type="float" office:value="1.0088" calcext:value-type="float">
            <text:p>1,0088</text:p>
          </table:table-cell>
          <table:table-cell office:value-type="float" office:value="5.48194577452119" calcext:value-type="float">
            <text:p>5,48194577452119</text:p>
          </table:table-cell>
          <table:table-cell office:value-type="float" office:value="5.4819457745" calcext:value-type="float">
            <text:p>5,4819457745</text:p>
          </table:table-cell>
        </table:table-row>
        <table:table-row table:style-name="ro1">
          <table:table-cell office:value-type="string" calcext:value-type="string">
            <text:p>01/02/1998</text:p>
          </table:table-cell>
          <table:table-cell table:number-columns-repeated="2" office:value-type="float" office:value="1.0002" calcext:value-type="float">
            <text:p>1,0002</text:p>
          </table:table-cell>
          <table:table-cell office:value-type="float" office:value="5.43412547038183" calcext:value-type="float">
            <text:p>5,43412547038183</text:p>
          </table:table-cell>
          <table:table-cell office:value-type="float" office:value="5.4341254704" calcext:value-type="float">
            <text:p>5,4341254704</text:p>
          </table:table-cell>
        </table:table-row>
        <table:table-row table:style-name="ro1">
          <table:table-cell office:value-type="string" calcext:value-type="string">
            <text:p>01/03/1998</text:p>
          </table:table-cell>
          <table:table-cell table:number-columns-repeated="2" office:value-type="float" office:value="1.0023" calcext:value-type="float">
            <text:p>1,0023</text:p>
          </table:table-cell>
          <table:table-cell office:value-type="float" office:value="5.43303886260931" calcext:value-type="float">
            <text:p>5,43303886260931</text:p>
          </table:table-cell>
          <table:table-cell office:value-type="float" office:value="5.4330388626" calcext:value-type="float">
            <text:p>5,4330388626</text:p>
          </table:table-cell>
        </table:table-row>
        <table:table-row table:style-name="ro1">
          <table:table-cell office:value-type="string" calcext:value-type="string">
            <text:p>01/04/1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.4205715480488" calcext:value-type="float">
            <text:p>5,4205715480488</text:p>
          </table:table-cell>
          <table:table-cell office:value-type="float" office:value="5.420571548" calcext:value-type="float">
            <text:p>5,420571548</text:p>
          </table:table-cell>
        </table:table-row>
        <table:table-row table:style-name="ro1">
          <table:table-cell office:value-type="string" calcext:value-type="string">
            <text:p>01/05/1998</text:p>
          </table:table-cell>
          <table:table-cell table:number-columns-repeated="2" office:value-type="float" office:value="1.0023" calcext:value-type="float">
            <text:p>1,0023</text:p>
          </table:table-cell>
          <table:table-cell office:value-type="float" office:value="5.4205715480488" calcext:value-type="float">
            <text:p>5,4205715480488</text:p>
          </table:table-cell>
          <table:table-cell office:value-type="float" office:value="5.420571548" calcext:value-type="float">
            <text:p>5,420571548</text:p>
          </table:table-cell>
        </table:table-row>
        <table:table-row table:style-name="ro1">
          <table:table-cell office:value-type="string" calcext:value-type="string">
            <text:p>01/06/1998</text:p>
          </table:table-cell>
          <table:table-cell table:number-columns-repeated="2" office:value-type="float" office:value="1.0028" calcext:value-type="float">
            <text:p>1,0028</text:p>
          </table:table-cell>
          <table:table-cell office:value-type="float" office:value="5.40813284251102" calcext:value-type="float">
            <text:p>5,40813284251102</text:p>
          </table:table-cell>
          <table:table-cell office:value-type="float" office:value="5.4081328425" calcext:value-type="float">
            <text:p>5,4081328425</text:p>
          </table:table-cell>
        </table:table-row>
        <table:table-row table:style-name="ro1">
          <table:table-cell office:value-type="string" calcext:value-type="string">
            <text:p>01/07/1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.39303235192563" calcext:value-type="float">
            <text:p>5,39303235192563</text:p>
          </table:table-cell>
          <table:table-cell office:value-type="float" office:value="5.3930323519" calcext:value-type="float">
            <text:p>5,3930323519</text:p>
          </table:table-cell>
        </table:table-row>
        <table:table-row table:style-name="ro1">
          <table:table-cell office:value-type="string" calcext:value-type="string">
            <text:p>01/08/1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.39303235192563" calcext:value-type="float">
            <text:p>5,39303235192563</text:p>
          </table:table-cell>
          <table:table-cell office:value-type="float" office:value="5.3930323519" calcext:value-type="float">
            <text:p>5,3930323519</text:p>
          </table:table-cell>
        </table:table-row>
        <table:table-row table:style-name="ro1">
          <table:table-cell office:value-type="string" calcext:value-type="string">
            <text:p>01/09/1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.39303235192563" calcext:value-type="float">
            <text:p>5,39303235192563</text:p>
          </table:table-cell>
          <table:table-cell office:value-type="float" office:value="5.3930323519" calcext:value-type="float">
            <text:p>5,3930323519</text:p>
          </table:table-cell>
        </table:table-row>
        <table:table-row table:style-name="ro1">
          <table:table-cell office:value-type="string" calcext:value-type="string">
            <text:p>01/10/1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.39303235192563" calcext:value-type="float">
            <text:p>5,39303235192563</text:p>
          </table:table-cell>
          <table:table-cell office:value-type="float" office:value="5.3930323519" calcext:value-type="float">
            <text:p>5,3930323519</text:p>
          </table:table-cell>
        </table:table-row>
        <table:table-row table:style-name="ro1">
          <table:table-cell office:value-type="string" calcext:value-type="string">
            <text:p>01/11/19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.39303235192563" calcext:value-type="float">
            <text:p>5,39303235192563</text:p>
          </table:table-cell>
          <table:table-cell office:value-type="float" office:value="5.3930323519" calcext:value-type="float">
            <text:p>5,3930323519</text:p>
          </table:table-cell>
        </table:table-row>
        <table:table-row table:style-name="ro1">
          <table:table-cell office:value-type="string" calcext:value-type="string">
            <text:p>01/12/1998</text:p>
          </table:table-cell>
          <table:table-cell table:number-columns-repeated="2" office:value-type="float" office:value="1.0098" calcext:value-type="float">
            <text:p>1,0098</text:p>
          </table:table-cell>
          <table:table-cell office:value-type="float" office:value="5.39303235192563" calcext:value-type="float">
            <text:p>5,39303235192563</text:p>
          </table:table-cell>
          <table:table-cell office:value-type="float" office:value="5.3930323519" calcext:value-type="float">
            <text:p>5,3930323519</text:p>
          </table:table-cell>
        </table:table-row>
        <table:table-row table:style-name="ro1">
          <table:table-cell office:value-type="string" calcext:value-type="string">
            <text:p>01/01/1999</text:p>
          </table:table-cell>
          <table:table-cell table:number-columns-repeated="2" office:value-type="float" office:value="1.0115" calcext:value-type="float">
            <text:p>1,0115</text:p>
          </table:table-cell>
          <table:table-cell office:value-type="float" office:value="5.34069355508579" calcext:value-type="float">
            <text:p>5,34069355508579</text:p>
          </table:table-cell>
          <table:table-cell office:value-type="float" office:value="5.3406935551" calcext:value-type="float">
            <text:p>5,3406935551</text:p>
          </table:table-cell>
        </table:table-row>
        <table:table-row table:style-name="ro1">
          <table:table-cell office:value-type="string" calcext:value-type="string">
            <text:p>01/02/1999</text:p>
          </table:table-cell>
          <table:table-cell table:number-columns-repeated="2" office:value-type="float" office:value="1.0444" calcext:value-type="float">
            <text:p>1,0444</text:p>
          </table:table-cell>
          <table:table-cell office:value-type="float" office:value="5.27997385574473" calcext:value-type="float">
            <text:p>5,27997385574473</text:p>
          </table:table-cell>
          <table:table-cell office:value-type="float" office:value="5.2799738557" calcext:value-type="float">
            <text:p>5,2799738557</text:p>
          </table:table-cell>
        </table:table-row>
        <table:table-row table:style-name="ro1">
          <table:table-cell office:value-type="string" calcext:value-type="string">
            <text:p>01/03/1999</text:p>
          </table:table-cell>
          <table:table-cell table:number-columns-repeated="2" office:value-type="float" office:value="1.0198" calcext:value-type="float">
            <text:p>1,0198</text:p>
          </table:table-cell>
          <table:table-cell office:value-type="float" office:value="5.05550924525539" calcext:value-type="float">
            <text:p>5,05550924525539</text:p>
          </table:table-cell>
          <table:table-cell office:value-type="float" office:value="5.0555092453" calcext:value-type="float">
            <text:p>5,0555092453</text:p>
          </table:table-cell>
        </table:table-row>
        <table:table-row table:style-name="ro1">
          <table:table-cell office:value-type="string" calcext:value-type="string">
            <text:p>01/04/1999</text:p>
          </table:table-cell>
          <table:table-cell table:number-columns-repeated="2" office:value-type="float" office:value="1.0003" calcext:value-type="float">
            <text:p>1,0003</text:p>
          </table:table-cell>
          <table:table-cell office:value-type="float" office:value="4.95735364312158" calcext:value-type="float">
            <text:p>4,95735364312158</text:p>
          </table:table-cell>
          <table:table-cell office:value-type="float" office:value="4.9573536431" calcext:value-type="float">
            <text:p>4,9573536431</text:p>
          </table:table-cell>
        </table:table-row>
        <table:table-row table:style-name="ro1">
          <table:table-cell office:value-type="string" calcext:value-type="string">
            <text:p>01/05/1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95586688305666" calcext:value-type="float">
            <text:p>4,95586688305666</text:p>
          </table:table-cell>
          <table:table-cell office:value-type="float" office:value="4.9558668831" calcext:value-type="float">
            <text:p>4,9558668831</text:p>
          </table:table-cell>
        </table:table-row>
        <table:table-row table:style-name="ro1">
          <table:table-cell office:value-type="string" calcext:value-type="string">
            <text:p>01/06/1999</text:p>
          </table:table-cell>
          <table:table-cell table:number-columns-repeated="2" office:value-type="float" office:value="1.0102" calcext:value-type="float">
            <text:p>1,0102</text:p>
          </table:table-cell>
          <table:table-cell office:value-type="float" office:value="4.95586688305666" calcext:value-type="float">
            <text:p>4,95586688305666</text:p>
          </table:table-cell>
          <table:table-cell office:value-type="float" office:value="4.9558668831" calcext:value-type="float">
            <text:p>4,9558668831</text:p>
          </table:table-cell>
        </table:table-row>
        <table:table-row table:style-name="ro1">
          <table:table-cell office:value-type="string" calcext:value-type="string">
            <text:p>01/07/1999</text:p>
          </table:table-cell>
          <table:table-cell table:number-columns-repeated="2" office:value-type="float" office:value="1.0159" calcext:value-type="float">
            <text:p>1,0159</text:p>
          </table:table-cell>
          <table:table-cell office:value-type="float" office:value="4.90582744313667" calcext:value-type="float">
            <text:p>4,90582744313667</text:p>
          </table:table-cell>
          <table:table-cell office:value-type="float" office:value="4.9058274431" calcext:value-type="float">
            <text:p>4,9058274431</text:p>
          </table:table-cell>
        </table:table-row>
        <table:table-row table:style-name="ro1">
          <table:table-cell office:value-type="string" calcext:value-type="string">
            <text:p>01/08/1999</text:p>
          </table:table-cell>
          <table:table-cell table:number-columns-repeated="2" office:value-type="float" office:value="1.0145" calcext:value-type="float">
            <text:p>1,0145</text:p>
          </table:table-cell>
          <table:table-cell office:value-type="float" office:value="4.82904561781344" calcext:value-type="float">
            <text:p>4,82904561781344</text:p>
          </table:table-cell>
          <table:table-cell office:value-type="float" office:value="4.8290456178" calcext:value-type="float">
            <text:p>4,8290456178</text:p>
          </table:table-cell>
        </table:table-row>
        <table:table-row table:style-name="ro1">
          <table:table-cell office:value-type="string" calcext:value-type="string">
            <text:p>01/09/1999</text:p>
          </table:table-cell>
          <table:table-cell table:number-columns-repeated="2" office:value-type="float" office:value="1.0147" calcext:value-type="float">
            <text:p>1,0147</text:p>
          </table:table-cell>
          <table:table-cell office:value-type="float" office:value="4.76002525166431" calcext:value-type="float">
            <text:p>4,76002525166431</text:p>
          </table:table-cell>
          <table:table-cell office:value-type="float" office:value="4.7600252517" calcext:value-type="float">
            <text:p>4,7600252517</text:p>
          </table:table-cell>
        </table:table-row>
        <table:table-row table:style-name="ro1">
          <table:table-cell office:value-type="string" calcext:value-type="string">
            <text:p>01/10/1999</text:p>
          </table:table-cell>
          <table:table-cell table:number-columns-repeated="2" office:value-type="float" office:value="1.0189" calcext:value-type="float">
            <text:p>1,0189</text:p>
          </table:table-cell>
          <table:table-cell office:value-type="float" office:value="4.69106657304061" calcext:value-type="float">
            <text:p>4,69106657304061</text:p>
          </table:table-cell>
          <table:table-cell office:value-type="float" office:value="4.691066573" calcext:value-type="float">
            <text:p>4,691066573</text:p>
          </table:table-cell>
        </table:table-row>
        <table:table-row table:style-name="ro1">
          <table:table-cell office:value-type="string" calcext:value-type="string">
            <text:p>01/11/1999</text:p>
          </table:table-cell>
          <table:table-cell table:number-columns-repeated="2" office:value-type="float" office:value="1.0253" calcext:value-type="float">
            <text:p>1,0253</text:p>
          </table:table-cell>
          <table:table-cell office:value-type="float" office:value="4.60405002752047" calcext:value-type="float">
            <text:p>4,60405002752047</text:p>
          </table:table-cell>
          <table:table-cell office:value-type="float" office:value="4.6040500275" calcext:value-type="float">
            <text:p>4,6040500275</text:p>
          </table:table-cell>
        </table:table-row>
        <table:table-row table:style-name="ro1">
          <table:table-cell office:value-type="string" calcext:value-type="string">
            <text:p>01/12/1999</text:p>
          </table:table-cell>
          <table:table-cell table:number-columns-repeated="2" office:value-type="float" office:value="1.0123" calcext:value-type="float">
            <text:p>1,0123</text:p>
          </table:table-cell>
          <table:table-cell office:value-type="float" office:value="4.49044184874717" calcext:value-type="float">
            <text:p>4,49044184874717</text:p>
          </table:table-cell>
          <table:table-cell office:value-type="float" office:value="4.4904418487" calcext:value-type="float">
            <text:p>4,4904418487</text:p>
          </table:table-cell>
        </table:table-row>
        <table:table-row table:style-name="ro1">
          <table:table-cell office:value-type="string" calcext:value-type="string">
            <text:p>01/01/2000</text:p>
          </table:table-cell>
          <table:table-cell table:number-columns-repeated="2" office:value-type="float" office:value="1.0102" calcext:value-type="float">
            <text:p>1,0102</text:p>
          </table:table-cell>
          <table:table-cell office:value-type="float" office:value="4.4358805183712" calcext:value-type="float">
            <text:p>4,4358805183712</text:p>
          </table:table-cell>
          <table:table-cell office:value-type="float" office:value="4.4358805184" calcext:value-type="float">
            <text:p>4,4358805184</text:p>
          </table:table-cell>
        </table:table-row>
        <table:table-row table:style-name="ro1">
          <table:table-cell office:value-type="string" calcext:value-type="string">
            <text:p>01/02/2000</text:p>
          </table:table-cell>
          <table:table-cell table:number-columns-repeated="2" office:value-type="float" office:value="1.0019" calcext:value-type="float">
            <text:p>1,0019</text:p>
          </table:table-cell>
          <table:table-cell office:value-type="float" office:value="4.39109138623164" calcext:value-type="float">
            <text:p>4,39109138623164</text:p>
          </table:table-cell>
          <table:table-cell office:value-type="float" office:value="4.3910913862" calcext:value-type="float">
            <text:p>4,3910913862</text:p>
          </table:table-cell>
        </table:table-row>
        <table:table-row table:style-name="ro1">
          <table:table-cell office:value-type="string" calcext:value-type="string">
            <text:p>01/03/2000</text:p>
          </table:table-cell>
          <table:table-cell table:number-columns-repeated="2" office:value-type="float" office:value="1.0018" calcext:value-type="float">
            <text:p>1,0018</text:p>
          </table:table-cell>
          <table:table-cell office:value-type="float" office:value="4.38276413437632" calcext:value-type="float">
            <text:p>4,38276413437632</text:p>
          </table:table-cell>
          <table:table-cell office:value-type="float" office:value="4.3827641344" calcext:value-type="float">
            <text:p>4,3827641344</text:p>
          </table:table-cell>
        </table:table-row>
        <table:table-row table:style-name="ro1">
          <table:table-cell office:value-type="string" calcext:value-type="string">
            <text:p>01/04/2000</text:p>
          </table:table-cell>
          <table:table-cell table:number-columns-repeated="2" office:value-type="float" office:value="1.0013" calcext:value-type="float">
            <text:p>1,0013</text:p>
          </table:table-cell>
          <table:table-cell office:value-type="float" office:value="4.37488933357588" calcext:value-type="float">
            <text:p>4,37488933357588</text:p>
          </table:table-cell>
          <table:table-cell office:value-type="float" office:value="4.3748893336" calcext:value-type="float">
            <text:p>4,3748893336</text:p>
          </table:table-cell>
        </table:table-row>
        <table:table-row table:style-name="ro1">
          <table:table-cell office:value-type="string" calcext:value-type="string">
            <text:p>01/05/2000</text:p>
          </table:table-cell>
          <table:table-cell table:number-columns-repeated="2" office:value-type="float" office:value="1.0067" calcext:value-type="float">
            <text:p>1,0067</text:p>
          </table:table-cell>
          <table:table-cell office:value-type="float" office:value="4.36920936140605" calcext:value-type="float">
            <text:p>4,36920936140605</text:p>
          </table:table-cell>
          <table:table-cell office:value-type="float" office:value="4.3692093614" calcext:value-type="float">
            <text:p>4,3692093614</text:p>
          </table:table-cell>
        </table:table-row>
        <table:table-row table:style-name="ro1">
          <table:table-cell office:value-type="string" calcext:value-type="string">
            <text:p>01/06/2000</text:p>
          </table:table-cell>
          <table:table-cell table:number-columns-repeated="2" office:value-type="float" office:value="1.0093" calcext:value-type="float">
            <text:p>1,0093</text:p>
          </table:table-cell>
          <table:table-cell office:value-type="float" office:value="4.3401304871422" calcext:value-type="float">
            <text:p>4,3401304871422</text:p>
          </table:table-cell>
          <table:table-cell office:value-type="float" office:value="4.3401304871" calcext:value-type="float">
            <text:p>4,3401304871</text:p>
          </table:table-cell>
        </table:table-row>
        <table:table-row table:style-name="ro1">
          <table:table-cell office:value-type="string" calcext:value-type="string">
            <text:p>01/07/2000</text:p>
          </table:table-cell>
          <table:table-cell table:number-columns-repeated="2" office:value-type="float" office:value="1.0226" calcext:value-type="float">
            <text:p>1,0226</text:p>
          </table:table-cell>
          <table:table-cell office:value-type="float" office:value="4.30013919265055" calcext:value-type="float">
            <text:p>4,30013919265055</text:p>
          </table:table-cell>
          <table:table-cell office:value-type="float" office:value="4.3001391927" calcext:value-type="float">
            <text:p>4,3001391927</text:p>
          </table:table-cell>
        </table:table-row>
        <table:table-row table:style-name="ro1">
          <table:table-cell office:value-type="string" calcext:value-type="string">
            <text:p>01/08/2000</text:p>
          </table:table-cell>
          <table:table-cell table:number-columns-repeated="2" office:value-type="float" office:value="1.0182" calcext:value-type="float">
            <text:p>1,0182</text:p>
          </table:table-cell>
          <table:table-cell office:value-type="float" office:value="4.2051038457369" calcext:value-type="float">
            <text:p>4,2051038457369</text:p>
          </table:table-cell>
          <table:table-cell office:value-type="float" office:value="4.2051038457" calcext:value-type="float">
            <text:p>4,2051038457</text:p>
          </table:table-cell>
        </table:table-row>
        <table:table-row table:style-name="ro1">
          <table:table-cell office:value-type="string" calcext:value-type="string">
            <text:p>01/09/2000</text:p>
          </table:table-cell>
          <table:table-cell table:number-columns-repeated="2" office:value-type="float" office:value="1.0069" calcext:value-type="float">
            <text:p>1,0069</text:p>
          </table:table-cell>
          <table:table-cell office:value-type="float" office:value="4.12993895672451" calcext:value-type="float">
            <text:p>4,12993895672451</text:p>
          </table:table-cell>
          <table:table-cell office:value-type="float" office:value="4.1299389567" calcext:value-type="float">
            <text:p>4,1299389567</text:p>
          </table:table-cell>
        </table:table-row>
        <table:table-row table:style-name="ro1">
          <table:table-cell office:value-type="string" calcext:value-type="string">
            <text:p>01/10/2000</text:p>
          </table:table-cell>
          <table:table-cell table:number-columns-repeated="2" office:value-type="float" office:value="1.0037" calcext:value-type="float">
            <text:p>1,0037</text:p>
          </table:table-cell>
          <table:table-cell office:value-type="float" office:value="4.10163765689196" calcext:value-type="float">
            <text:p>4,10163765689196</text:p>
          </table:table-cell>
          <table:table-cell office:value-type="float" office:value="4.1016376569" calcext:value-type="float">
            <text:p>4,1016376569</text:p>
          </table:table-cell>
        </table:table-row>
        <table:table-row table:style-name="ro1">
          <table:table-cell office:value-type="string" calcext:value-type="string">
            <text:p>01/11/2000</text:p>
          </table:table-cell>
          <table:table-cell table:number-columns-repeated="2" office:value-type="float" office:value="1.0039" calcext:value-type="float">
            <text:p>1,0039</text:p>
          </table:table-cell>
          <table:table-cell office:value-type="float" office:value="4.08651754198661" calcext:value-type="float">
            <text:p>4,08651754198661</text:p>
          </table:table-cell>
          <table:table-cell office:value-type="float" office:value="4.086517542" calcext:value-type="float">
            <text:p>4,086517542</text:p>
          </table:table-cell>
        </table:table-row>
        <table:table-row table:style-name="ro1">
          <table:table-cell office:value-type="string" calcext:value-type="string">
            <text:p>01/12/2000</text:p>
          </table:table-cell>
          <table:table-cell table:number-columns-repeated="2" office:value-type="float" office:value="1.0076" calcext:value-type="float">
            <text:p>1,0076</text:p>
          </table:table-cell>
          <table:table-cell office:value-type="float" office:value="4.07064203803826" calcext:value-type="float">
            <text:p>4,07064203803826</text:p>
          </table:table-cell>
          <table:table-cell office:value-type="float" office:value="4.070642038" calcext:value-type="float">
            <text:p>4,070642038</text:p>
          </table:table-cell>
        </table:table-row>
        <table:table-row table:style-name="ro1">
          <table:table-cell office:value-type="string" calcext:value-type="string">
            <text:p>01/01/2001</text:p>
          </table:table-cell>
          <table:table-cell table:number-columns-repeated="2" office:value-type="float" office:value="1.0049" calcext:value-type="float">
            <text:p>1,0049</text:p>
          </table:table-cell>
          <table:table-cell office:value-type="float" office:value="4.03993850539724" calcext:value-type="float">
            <text:p>4,03993850539724</text:p>
          </table:table-cell>
          <table:table-cell office:value-type="float" office:value="4.0399385054" calcext:value-type="float">
            <text:p>4,0399385054</text:p>
          </table:table-cell>
        </table:table-row>
        <table:table-row table:style-name="ro1">
          <table:table-cell office:value-type="string" calcext:value-type="string">
            <text:p>01/02/2001</text:p>
          </table:table-cell>
          <table:table-cell table:number-columns-repeated="2" office:value-type="float" office:value="1.0034" calcext:value-type="float">
            <text:p>1,0034</text:p>
          </table:table-cell>
          <table:table-cell office:value-type="float" office:value="4.02023933266717" calcext:value-type="float">
            <text:p>4,02023933266717</text:p>
          </table:table-cell>
          <table:table-cell office:value-type="float" office:value="4.0202393327" calcext:value-type="float">
            <text:p>4,0202393327</text:p>
          </table:table-cell>
        </table:table-row>
        <table:table-row table:style-name="ro1">
          <table:table-cell office:value-type="string" calcext:value-type="string">
            <text:p>01/03/2001</text:p>
          </table:table-cell>
          <table:table-cell table:number-columns-repeated="2" office:value-type="float" office:value="1.008" calcext:value-type="float">
            <text:p>1,008</text:p>
          </table:table-cell>
          <table:table-cell office:value-type="float" office:value="4.00661683542672" calcext:value-type="float">
            <text:p>4,00661683542672</text:p>
          </table:table-cell>
          <table:table-cell office:value-type="float" office:value="4.0066168354" calcext:value-type="float">
            <text:p>4,0066168354</text:p>
          </table:table-cell>
        </table:table-row>
        <table:table-row table:style-name="ro1">
          <table:table-cell office:value-type="string" calcext:value-type="string">
            <text:p>01/04/2001</text:p>
          </table:table-cell>
          <table:table-cell table:number-columns-repeated="2" office:value-type="float" office:value="1.0113" calcext:value-type="float">
            <text:p>1,0113</text:p>
          </table:table-cell>
          <table:table-cell office:value-type="float" office:value="3.97481828911381" calcext:value-type="float">
            <text:p>3,97481828911381</text:p>
          </table:table-cell>
          <table:table-cell office:value-type="float" office:value="3.9748182891" calcext:value-type="float">
            <text:p>3,9748182891</text:p>
          </table:table-cell>
        </table:table-row>
        <table:table-row table:style-name="ro1">
          <table:table-cell office:value-type="string" calcext:value-type="string">
            <text:p>01/05/2001</text:p>
          </table:table-cell>
          <table:table-cell table:number-columns-repeated="2" office:value-type="float" office:value="1.0044" calcext:value-type="float">
            <text:p>1,0044</text:p>
          </table:table-cell>
          <table:table-cell office:value-type="float" office:value="3.93040471582499" calcext:value-type="float">
            <text:p>3,93040471582499</text:p>
          </table:table-cell>
          <table:table-cell office:value-type="float" office:value="3.9304047158" calcext:value-type="float">
            <text:p>3,9304047158</text:p>
          </table:table-cell>
        </table:table-row>
        <table:table-row table:style-name="ro1">
          <table:table-cell office:value-type="string" calcext:value-type="string">
            <text:p>01/06/2001</text:p>
          </table:table-cell>
          <table:table-cell table:number-columns-repeated="2" office:value-type="float" office:value="1.0146" calcext:value-type="float">
            <text:p>1,0146</text:p>
          </table:table-cell>
          <table:table-cell office:value-type="float" office:value="3.91318669436976" calcext:value-type="float">
            <text:p>3,91318669436976</text:p>
          </table:table-cell>
          <table:table-cell office:value-type="float" office:value="3.9131866944" calcext:value-type="float">
            <text:p>3,9131866944</text:p>
          </table:table-cell>
        </table:table-row>
        <table:table-row table:style-name="ro1">
          <table:table-cell office:value-type="string" calcext:value-type="string">
            <text:p>01/07/2001</text:p>
          </table:table-cell>
          <table:table-cell table:number-columns-repeated="2" office:value-type="float" office:value="1.0162" calcext:value-type="float">
            <text:p>1,0162</text:p>
          </table:table-cell>
          <table:table-cell office:value-type="float" office:value="3.85687630038415" calcext:value-type="float">
            <text:p>3,85687630038415</text:p>
          </table:table-cell>
          <table:table-cell office:value-type="float" office:value="3.8568763004" calcext:value-type="float">
            <text:p>3,8568763004</text:p>
          </table:table-cell>
        </table:table-row>
        <table:table-row table:style-name="ro1">
          <table:table-cell office:value-type="string" calcext:value-type="string">
            <text:p>01/08/2001</text:p>
          </table:table-cell>
          <table:table-cell table:number-columns-repeated="2" office:value-type="float" office:value="1.009" calcext:value-type="float">
            <text:p>1,009</text:p>
          </table:table-cell>
          <table:table-cell office:value-type="float" office:value="3.79539096672323" calcext:value-type="float">
            <text:p>3,79539096672323</text:p>
          </table:table-cell>
          <table:table-cell office:value-type="float" office:value="3.7953909667" calcext:value-type="float">
            <text:p>3,7953909667</text:p>
          </table:table-cell>
        </table:table-row>
        <table:table-row table:style-name="ro1">
          <table:table-cell office:value-type="string" calcext:value-type="string">
            <text:p>01/09/2001</text:p>
          </table:table-cell>
          <table:table-cell table:number-columns-repeated="2" office:value-type="float" office:value="1.0038" calcext:value-type="float">
            <text:p>1,0038</text:p>
          </table:table-cell>
          <table:table-cell office:value-type="float" office:value="3.76153713253046" calcext:value-type="float">
            <text:p>3,76153713253046</text:p>
          </table:table-cell>
          <table:table-cell office:value-type="float" office:value="3.7615371325" calcext:value-type="float">
            <text:p>3,7615371325</text:p>
          </table:table-cell>
        </table:table-row>
        <table:table-row table:style-name="ro1">
          <table:table-cell office:value-type="string" calcext:value-type="string">
            <text:p>01/10/2001</text:p>
          </table:table-cell>
          <table:table-cell table:number-columns-repeated="2" office:value-type="float" office:value="1.0145" calcext:value-type="float">
            <text:p>1,0145</text:p>
          </table:table-cell>
          <table:table-cell office:value-type="float" office:value="3.74729740240133" calcext:value-type="float">
            <text:p>3,74729740240133</text:p>
          </table:table-cell>
          <table:table-cell office:value-type="float" office:value="3.7472974024" calcext:value-type="float">
            <text:p>3,7472974024</text:p>
          </table:table-cell>
        </table:table-row>
        <table:table-row table:style-name="ro1">
          <table:table-cell office:value-type="string" calcext:value-type="string">
            <text:p>01/11/2001</text:p>
          </table:table-cell>
          <table:table-cell table:number-columns-repeated="2" office:value-type="float" office:value="1.0076" calcext:value-type="float">
            <text:p>1,0076</text:p>
          </table:table-cell>
          <table:table-cell office:value-type="float" office:value="3.69373819852275" calcext:value-type="float">
            <text:p>3,69373819852275</text:p>
          </table:table-cell>
          <table:table-cell office:value-type="float" office:value="3.6937381985" calcext:value-type="float">
            <text:p>3,6937381985</text:p>
          </table:table-cell>
        </table:table-row>
        <table:table-row table:style-name="ro1">
          <table:table-cell office:value-type="string" calcext:value-type="string">
            <text:p>01/12/2001</text:p>
          </table:table-cell>
          <table:table-cell table:number-columns-repeated="2" office:value-type="float" office:value="1.0018" calcext:value-type="float">
            <text:p>1,0018</text:p>
          </table:table-cell>
          <table:table-cell office:value-type="float" office:value="3.66587752930007" calcext:value-type="float">
            <text:p>3,66587752930007</text:p>
          </table:table-cell>
          <table:table-cell office:value-type="float" office:value="3.6658775293" calcext:value-type="float">
            <text:p>3,6658775293</text:p>
          </table:table-cell>
        </table:table-row>
        <table:table-row table:style-name="ro1">
          <table:table-cell office:value-type="string" calcext:value-type="string">
            <text:p>01/01/2002</text:p>
          </table:table-cell>
          <table:table-cell table:number-columns-repeated="2" office:value-type="float" office:value="1.0019" calcext:value-type="float">
            <text:p>1,0019</text:p>
          </table:table-cell>
          <table:table-cell office:value-type="float" office:value="3.65929080584954" calcext:value-type="float">
            <text:p>3,65929080584954</text:p>
          </table:table-cell>
          <table:table-cell office:value-type="float" office:value="3.6592908058" calcext:value-type="float">
            <text:p>3,6592908058</text:p>
          </table:table-cell>
        </table:table-row>
        <table:table-row table:style-name="ro1">
          <table:table-cell office:value-type="string" calcext:value-type="string">
            <text:p>01/02/2002</text:p>
          </table:table-cell>
          <table:table-cell table:number-columns-repeated="2" office:value-type="float" office:value="1.0018" calcext:value-type="float">
            <text:p>1,0018</text:p>
          </table:table-cell>
          <table:table-cell office:value-type="float" office:value="3.65235133830676" calcext:value-type="float">
            <text:p>3,65235133830676</text:p>
          </table:table-cell>
          <table:table-cell office:value-type="float" office:value="3.6523513383" calcext:value-type="float">
            <text:p>3,6523513383</text:p>
          </table:table-cell>
        </table:table-row>
        <table:table-row table:style-name="ro1">
          <table:table-cell office:value-type="string" calcext:value-type="string">
            <text:p>01/03/2002</text:p>
          </table:table-cell>
          <table:table-cell table:number-columns-repeated="2" office:value-type="float" office:value="1.0011" calcext:value-type="float">
            <text:p>1,0011</text:p>
          </table:table-cell>
          <table:table-cell office:value-type="float" office:value="3.6457889182539" calcext:value-type="float">
            <text:p>3,6457889182539</text:p>
          </table:table-cell>
          <table:table-cell office:value-type="float" office:value="3.6457889183" calcext:value-type="float">
            <text:p>3,6457889183</text:p>
          </table:table-cell>
        </table:table-row>
        <table:table-row table:style-name="ro1">
          <table:table-cell office:value-type="string" calcext:value-type="string">
            <text:p>01/04/2002</text:p>
          </table:table-cell>
          <table:table-cell table:number-columns-repeated="2" office:value-type="float" office:value="1.007" calcext:value-type="float">
            <text:p>1,007</text:p>
          </table:table-cell>
          <table:table-cell office:value-type="float" office:value="3.6417829570012" calcext:value-type="float">
            <text:p>3,6417829570012</text:p>
          </table:table-cell>
          <table:table-cell office:value-type="float" office:value="3.641782957" calcext:value-type="float">
            <text:p>3,641782957</text:p>
          </table:table-cell>
        </table:table-row>
        <table:table-row table:style-name="ro1">
          <table:table-cell office:value-type="string" calcext:value-type="string">
            <text:p>01/05/2002</text:p>
          </table:table-cell>
          <table:table-cell table:number-columns-repeated="2" office:value-type="float" office:value="1.0111" calcext:value-type="float">
            <text:p>1,0111</text:p>
          </table:table-cell>
          <table:table-cell office:value-type="float" office:value="3.61646768321867" calcext:value-type="float">
            <text:p>3,61646768321867</text:p>
          </table:table-cell>
          <table:table-cell office:value-type="float" office:value="3.6164676832" calcext:value-type="float">
            <text:p>3,6164676832</text:p>
          </table:table-cell>
        </table:table-row>
        <table:table-row table:style-name="ro1">
          <table:table-cell office:value-type="string" calcext:value-type="string">
            <text:p>01/06/2002</text:p>
          </table:table-cell>
          <table:table-cell table:number-columns-repeated="2" office:value-type="float" office:value="1.0174" calcext:value-type="float">
            <text:p>1,0174</text:p>
          </table:table-cell>
          <table:table-cell office:value-type="float" office:value="3.5767655852227" calcext:value-type="float">
            <text:p>3,5767655852227</text:p>
          </table:table-cell>
          <table:table-cell office:value-type="float" office:value="3.5767655852" calcext:value-type="float">
            <text:p>3,5767655852</text:p>
          </table:table-cell>
        </table:table-row>
        <table:table-row table:style-name="ro1">
          <table:table-cell office:value-type="string" calcext:value-type="string">
            <text:p>01/07/2002</text:p>
          </table:table-cell>
          <table:table-cell table:number-columns-repeated="2" office:value-type="float" office:value="1.0205" calcext:value-type="float">
            <text:p>1,0205</text:p>
          </table:table-cell>
          <table:table-cell office:value-type="float" office:value="3.51559424535355" calcext:value-type="float">
            <text:p>3,51559424535355</text:p>
          </table:table-cell>
          <table:table-cell office:value-type="float" office:value="3.5155942454" calcext:value-type="float">
            <text:p>3,5155942454</text:p>
          </table:table-cell>
        </table:table-row>
        <table:table-row table:style-name="ro1">
          <table:table-cell office:value-type="string" calcext:value-type="string">
            <text:p>01/08/2002</text:p>
          </table:table-cell>
          <table:table-cell table:number-columns-repeated="2" office:value-type="float" office:value="1.0236" calcext:value-type="float">
            <text:p>1,0236</text:p>
          </table:table-cell>
          <table:table-cell office:value-type="float" office:value="3.44497231293831" calcext:value-type="float">
            <text:p>3,44497231293831</text:p>
          </table:table-cell>
          <table:table-cell office:value-type="float" office:value="3.4449723129" calcext:value-type="float">
            <text:p>3,4449723129</text:p>
          </table:table-cell>
        </table:table-row>
        <table:table-row table:style-name="ro1">
          <table:table-cell office:value-type="string" calcext:value-type="string">
            <text:p>01/09/2002</text:p>
          </table:table-cell>
          <table:table-cell table:number-columns-repeated="2" office:value-type="float" office:value="1.0264" calcext:value-type="float">
            <text:p>1,0264</text:p>
          </table:table-cell>
          <table:table-cell office:value-type="float" office:value="3.36554544054153" calcext:value-type="float">
            <text:p>3,36554544054153</text:p>
          </table:table-cell>
          <table:table-cell office:value-type="float" office:value="3.3655454405" calcext:value-type="float">
            <text:p>3,3655454405</text:p>
          </table:table-cell>
        </table:table-row>
        <table:table-row table:style-name="ro1">
          <table:table-cell office:value-type="string" calcext:value-type="string">
            <text:p>01/10/2002</text:p>
          </table:table-cell>
          <table:table-cell table:number-columns-repeated="2" office:value-type="float" office:value="1.0421" calcext:value-type="float">
            <text:p>1,0421</text:p>
          </table:table-cell>
          <table:table-cell office:value-type="float" office:value="3.27898035906229" calcext:value-type="float">
            <text:p>3,27898035906229</text:p>
          </table:table-cell>
          <table:table-cell office:value-type="float" office:value="3.2789803591" calcext:value-type="float">
            <text:p>3,2789803591</text:p>
          </table:table-cell>
        </table:table-row>
        <table:table-row table:style-name="ro1">
          <table:table-cell office:value-type="string" calcext:value-type="string">
            <text:p>01/11/2002</text:p>
          </table:table-cell>
          <table:table-cell table:number-columns-repeated="2" office:value-type="float" office:value="1.0584" calcext:value-type="float">
            <text:p>1,0584</text:p>
          </table:table-cell>
          <table:table-cell office:value-type="float" office:value="3.14651219562642" calcext:value-type="float">
            <text:p>3,14651219562642</text:p>
          </table:table-cell>
          <table:table-cell office:value-type="float" office:value="3.1465121956" calcext:value-type="float">
            <text:p>3,1465121956</text:p>
          </table:table-cell>
        </table:table-row>
        <table:table-row table:style-name="ro1">
          <table:table-cell office:value-type="string" calcext:value-type="string">
            <text:p>01/12/2002</text:p>
          </table:table-cell>
          <table:table-cell table:number-columns-repeated="2" office:value-type="float" office:value="1.027" calcext:value-type="float">
            <text:p>1,027</text:p>
          </table:table-cell>
          <table:table-cell office:value-type="float" office:value="2.9728951205843" calcext:value-type="float">
            <text:p>2,9728951205843</text:p>
          </table:table-cell>
          <table:table-cell office:value-type="float" office:value="2.9728951206" calcext:value-type="float">
            <text:p>2,9728951206</text:p>
          </table:table-cell>
        </table:table-row>
        <table:table-row table:style-name="ro1">
          <table:table-cell office:value-type="string" calcext:value-type="string">
            <text:p>01/01/2003</text:p>
          </table:table-cell>
          <table:table-cell table:number-columns-repeated="2" office:value-type="float" office:value="1.0217" calcext:value-type="float">
            <text:p>1,0217</text:p>
          </table:table-cell>
          <table:table-cell office:value-type="float" office:value="2.89473721575881" calcext:value-type="float">
            <text:p>2,89473721575881</text:p>
          </table:table-cell>
          <table:table-cell office:value-type="float" office:value="2.8947372158" calcext:value-type="float">
            <text:p>2,8947372158</text:p>
          </table:table-cell>
        </table:table-row>
        <table:table-row table:style-name="ro1">
          <table:table-cell office:value-type="string" calcext:value-type="string">
            <text:p>01/02/2003</text:p>
          </table:table-cell>
          <table:table-cell table:number-columns-repeated="2" office:value-type="float" office:value="1.0159" calcext:value-type="float">
            <text:p>1,0159</text:p>
          </table:table-cell>
          <table:table-cell office:value-type="float" office:value="2.83325556989215" calcext:value-type="float">
            <text:p>2,83325556989215</text:p>
          </table:table-cell>
          <table:table-cell office:value-type="float" office:value="2.8332555699" calcext:value-type="float">
            <text:p>2,8332555699</text:p>
          </table:table-cell>
        </table:table-row>
        <table:table-row table:style-name="ro1">
          <table:table-cell office:value-type="string" calcext:value-type="string">
            <text:p>01/03/2003</text:p>
          </table:table-cell>
          <table:table-cell table:number-columns-repeated="2" office:value-type="float" office:value="1.0166" calcext:value-type="float">
            <text:p>1,0166</text:p>
          </table:table-cell>
          <table:table-cell office:value-type="float" office:value="2.78891187114101" calcext:value-type="float">
            <text:p>2,78891187114101</text:p>
          </table:table-cell>
          <table:table-cell office:value-type="float" office:value="2.7889118711" calcext:value-type="float">
            <text:p>2,7889118711</text:p>
          </table:table-cell>
        </table:table-row>
        <table:table-row table:style-name="ro1">
          <table:table-cell office:value-type="string" calcext:value-type="string">
            <text:p>01/04/2003</text:p>
          </table:table-cell>
          <table:table-cell table:number-columns-repeated="2" office:value-type="float" office:value="1.0041" calcext:value-type="float">
            <text:p>1,0041</text:p>
          </table:table-cell>
          <table:table-cell office:value-type="float" office:value="2.74337189764018" calcext:value-type="float">
            <text:p>2,74337189764018</text:p>
          </table:table-cell>
          <table:table-cell office:value-type="float" office:value="2.7433718976" calcext:value-type="float">
            <text:p>2,7433718976</text:p>
          </table:table-cell>
        </table:table-row>
        <table:table-row table:style-name="ro1">
          <table:table-cell office:value-type="string" calcext:value-type="string">
            <text:p>01/05/2003</text:p>
          </table:table-cell>
          <table:table-cell table:number-columns-repeated="2" office:value-type="float" office:value="0.9933" calcext:value-type="float">
            <text:p>0,9933</text:p>
          </table:table-cell>
          <table:table-cell office:value-type="float" office:value="2.73217000063757" calcext:value-type="float">
            <text:p>2,73217000063757</text:p>
          </table:table-cell>
          <table:table-cell office:value-type="float" office:value="2.7321700006" calcext:value-type="float">
            <text:p>2,7321700006</text:p>
          </table:table-cell>
        </table:table-row>
        <table:table-row table:style-name="ro1">
          <table:table-cell office:value-type="string" calcext:value-type="string">
            <text:p>01/06/2003</text:p>
          </table:table-cell>
          <table:table-cell table:number-columns-repeated="2" office:value-type="float" office:value="0.993" calcext:value-type="float">
            <text:p>0,993</text:p>
          </table:table-cell>
          <table:table-cell office:value-type="float" office:value="2.75059901403158" calcext:value-type="float">
            <text:p>2,75059901403158</text:p>
          </table:table-cell>
          <table:table-cell office:value-type="float" office:value="2.750599014" calcext:value-type="float">
            <text:p>2,750599014</text:p>
          </table:table-cell>
        </table:table-row>
        <table:table-row table:style-name="ro1">
          <table:table-cell office:value-type="string" calcext:value-type="string">
            <text:p>01/07/2003</text:p>
          </table:table-cell>
          <table:table-cell table:number-columns-repeated="2" office:value-type="float" office:value="0.998" calcext:value-type="float">
            <text:p>0,998</text:p>
          </table:table-cell>
          <table:table-cell office:value-type="float" office:value="2.76998893658769" calcext:value-type="float">
            <text:p>2,76998893658769</text:p>
          </table:table-cell>
          <table:table-cell office:value-type="float" office:value="2.7699889366" calcext:value-type="float">
            <text:p>2,7699889366</text:p>
          </table:table-cell>
        </table:table-row>
        <table:table-row table:style-name="ro1">
          <table:table-cell office:value-type="string" calcext:value-type="string">
            <text:p>01/08/2003</text:p>
          </table:table-cell>
          <table:table-cell table:number-columns-repeated="2" office:value-type="float" office:value="1.0062" calcext:value-type="float">
            <text:p>1,0062</text:p>
          </table:table-cell>
          <table:table-cell office:value-type="float" office:value="2.77554001662093" calcext:value-type="float">
            <text:p>2,77554001662093</text:p>
          </table:table-cell>
          <table:table-cell office:value-type="float" office:value="2.7755400166" calcext:value-type="float">
            <text:p>2,7755400166</text:p>
          </table:table-cell>
        </table:table-row>
        <table:table-row table:style-name="ro1">
          <table:table-cell office:value-type="string" calcext:value-type="string">
            <text:p>01/09/2003</text:p>
          </table:table-cell>
          <table:table-cell table:number-columns-repeated="2" office:value-type="float" office:value="1.0105" calcext:value-type="float">
            <text:p>1,0105</text:p>
          </table:table-cell>
          <table:table-cell office:value-type="float" office:value="2.75843770286318" calcext:value-type="float">
            <text:p>2,75843770286318</text:p>
          </table:table-cell>
          <table:table-cell office:value-type="float" office:value="2.7584377029" calcext:value-type="float">
            <text:p>2,7584377029</text:p>
          </table:table-cell>
        </table:table-row>
        <table:table-row table:style-name="ro1">
          <table:table-cell office:value-type="string" calcext:value-type="string">
            <text:p>01/10/2003</text:p>
          </table:table-cell>
          <table:table-cell table:number-columns-repeated="2" office:value-type="float" office:value="1.0044" calcext:value-type="float">
            <text:p>1,0044</text:p>
          </table:table-cell>
          <table:table-cell office:value-type="float" office:value="2.729775064684" calcext:value-type="float">
            <text:p>2,729775064684</text:p>
          </table:table-cell>
          <table:table-cell office:value-type="float" office:value="2.7297750647" calcext:value-type="float">
            <text:p>2,7297750647</text:p>
          </table:table-cell>
        </table:table-row>
        <table:table-row table:style-name="ro1">
          <table:table-cell office:value-type="string" calcext:value-type="string">
            <text:p>01/11/2003</text:p>
          </table:table-cell>
          <table:table-cell table:number-columns-repeated="2" office:value-type="float" office:value="1.0048" calcext:value-type="float">
            <text:p>1,0048</text:p>
          </table:table-cell>
          <table:table-cell office:value-type="float" office:value="2.71781667133015" calcext:value-type="float">
            <text:p>2,71781667133015</text:p>
          </table:table-cell>
          <table:table-cell office:value-type="float" office:value="2.7178166713" calcext:value-type="float">
            <text:p>2,7178166713</text:p>
          </table:table-cell>
        </table:table-row>
        <table:table-row table:style-name="ro1">
          <table:table-cell office:value-type="string" calcext:value-type="string">
            <text:p>01/12/2003</text:p>
          </table:table-cell>
          <table:table-cell table:number-columns-repeated="2" office:value-type="float" office:value="1.006" calcext:value-type="float">
            <text:p>1,006</text:p>
          </table:table-cell>
          <table:table-cell office:value-type="float" office:value="2.70483347067093" calcext:value-type="float">
            <text:p>2,70483347067093</text:p>
          </table:table-cell>
          <table:table-cell office:value-type="float" office:value="2.7048334707" calcext:value-type="float">
            <text:p>2,7048334707</text:p>
          </table:table-cell>
        </table:table-row>
        <table:table-row table:style-name="ro1">
          <table:table-cell office:value-type="string" calcext:value-type="string">
            <text:p>01/01/2004</text:p>
          </table:table-cell>
          <table:table-cell table:number-columns-repeated="2" office:value-type="float" office:value="1.008" calcext:value-type="float">
            <text:p>1,008</text:p>
          </table:table-cell>
          <table:table-cell office:value-type="float" office:value="2.68870126309238" calcext:value-type="float">
            <text:p>2,68870126309238</text:p>
          </table:table-cell>
          <table:table-cell office:value-type="float" office:value="2.6887012631" calcext:value-type="float">
            <text:p>2,6887012631</text:p>
          </table:table-cell>
        </table:table-row>
        <table:table-row table:style-name="ro1">
          <table:table-cell office:value-type="string" calcext:value-type="string">
            <text:p>01/02/2004</text:p>
          </table:table-cell>
          <table:table-cell table:number-columns-repeated="2" office:value-type="float" office:value="1.0039" calcext:value-type="float">
            <text:p>1,0039</text:p>
          </table:table-cell>
          <table:table-cell office:value-type="float" office:value="2.66736236417895" calcext:value-type="float">
            <text:p>2,66736236417895</text:p>
          </table:table-cell>
          <table:table-cell office:value-type="float" office:value="2.6673623642" calcext:value-type="float">
            <text:p>2,6673623642</text:p>
          </table:table-cell>
        </table:table-row>
        <table:table-row table:style-name="ro1">
          <table:table-cell office:value-type="string" calcext:value-type="string">
            <text:p>01/03/2004</text:p>
          </table:table-cell>
          <table:table-cell table:number-columns-repeated="2" office:value-type="float" office:value="1.0057" calcext:value-type="float">
            <text:p>1,0057</text:p>
          </table:table-cell>
          <table:table-cell office:value-type="float" office:value="2.65700006392962" calcext:value-type="float">
            <text:p>2,65700006392962</text:p>
          </table:table-cell>
          <table:table-cell office:value-type="float" office:value="2.6570000639" calcext:value-type="float">
            <text:p>2,6570000639</text:p>
          </table:table-cell>
        </table:table-row>
        <table:table-row table:style-name="ro1">
          <table:table-cell office:value-type="string" calcext:value-type="string">
            <text:p>01/04/2004</text:p>
          </table:table-cell>
          <table:table-cell table:number-columns-repeated="2" office:value-type="float" office:value="1.0041" calcext:value-type="float">
            <text:p>1,0041</text:p>
          </table:table-cell>
          <table:table-cell office:value-type="float" office:value="2.64194100022832" calcext:value-type="float">
            <text:p>2,64194100022832</text:p>
          </table:table-cell>
          <table:table-cell office:value-type="float" office:value="2.6419410002" calcext:value-type="float">
            <text:p>2,6419410002</text:p>
          </table:table-cell>
        </table:table-row>
        <table:table-row table:style-name="ro1">
          <table:table-cell office:value-type="string" calcext:value-type="string">
            <text:p>01/05/2004</text:p>
          </table:table-cell>
          <table:table-cell table:number-columns-repeated="2" office:value-type="float" office:value="1.004" calcext:value-type="float">
            <text:p>1,004</text:p>
          </table:table-cell>
          <table:table-cell office:value-type="float" office:value="2.63115327181388" calcext:value-type="float">
            <text:p>2,63115327181388</text:p>
          </table:table-cell>
          <table:table-cell office:value-type="float" office:value="2.6311532718" calcext:value-type="float">
            <text:p>2,6311532718</text:p>
          </table:table-cell>
        </table:table-row>
        <table:table-row table:style-name="ro1">
          <table:table-cell office:value-type="string" calcext:value-type="string">
            <text:p>01/06/2004</text:p>
          </table:table-cell>
          <table:table-cell table:number-columns-repeated="2" office:value-type="float" office:value="1.005" calcext:value-type="float">
            <text:p>1,005</text:p>
          </table:table-cell>
          <table:table-cell office:value-type="float" office:value="2.62067058945606" calcext:value-type="float">
            <text:p>2,62067058945606</text:p>
          </table:table-cell>
          <table:table-cell office:value-type="float" office:value="2.6206705895" calcext:value-type="float">
            <text:p>2,6206705895</text:p>
          </table:table-cell>
        </table:table-row>
        <table:table-row table:style-name="ro1">
          <table:table-cell office:value-type="string" calcext:value-type="string">
            <text:p>01/07/2004</text:p>
          </table:table-cell>
          <table:table-cell table:number-columns-repeated="2" office:value-type="float" office:value="1.0073" calcext:value-type="float">
            <text:p>1,0073</text:p>
          </table:table-cell>
          <table:table-cell office:value-type="float" office:value="2.60763242731946" calcext:value-type="float">
            <text:p>2,60763242731946</text:p>
          </table:table-cell>
          <table:table-cell office:value-type="float" office:value="2.6076324273" calcext:value-type="float">
            <text:p>2,6076324273</text:p>
          </table:table-cell>
        </table:table-row>
        <table:table-row table:style-name="ro1">
          <table:table-cell office:value-type="string" calcext:value-type="string">
            <text:p>01/08/2004</text:p>
          </table:table-cell>
          <table:table-cell table:number-columns-repeated="2" office:value-type="float" office:value="1.005" calcext:value-type="float">
            <text:p>1,005</text:p>
          </table:table-cell>
          <table:table-cell office:value-type="float" office:value="2.58873466427029" calcext:value-type="float">
            <text:p>2,58873466427029</text:p>
          </table:table-cell>
          <table:table-cell office:value-type="float" office:value="2.5887346643" calcext:value-type="float">
            <text:p>2,5887346643</text:p>
          </table:table-cell>
        </table:table-row>
        <table:table-row table:style-name="ro1">
          <table:table-cell office:value-type="string" calcext:value-type="string">
            <text:p>01/09/2004</text:p>
          </table:table-cell>
          <table:table-cell table:number-columns-repeated="2" office:value-type="float" office:value="1.0017" calcext:value-type="float">
            <text:p>1,0017</text:p>
          </table:table-cell>
          <table:table-cell office:value-type="float" office:value="2.57585538733362" calcext:value-type="float">
            <text:p>2,57585538733362</text:p>
          </table:table-cell>
          <table:table-cell office:value-type="float" office:value="2.5758553873" calcext:value-type="float">
            <text:p>2,5758553873</text:p>
          </table:table-cell>
        </table:table-row>
        <table:table-row table:style-name="ro1">
          <table:table-cell office:value-type="string" calcext:value-type="string">
            <text:p>01/10/2004</text:p>
          </table:table-cell>
          <table:table-cell table:number-columns-repeated="2" office:value-type="float" office:value="1.0017" calcext:value-type="float">
            <text:p>1,0017</text:p>
          </table:table-cell>
          <table:table-cell office:value-type="float" office:value="2.57148386476352" calcext:value-type="float">
            <text:p>2,57148386476352</text:p>
          </table:table-cell>
          <table:table-cell office:value-type="float" office:value="2.5714838648" calcext:value-type="float">
            <text:p>2,5714838648</text:p>
          </table:table-cell>
        </table:table-row>
        <table:table-row table:style-name="ro1">
          <table:table-cell office:value-type="string" calcext:value-type="string">
            <text:p>01/11/2004</text:p>
          </table:table-cell>
          <table:table-cell table:number-columns-repeated="2" office:value-type="float" office:value="1.0044" calcext:value-type="float">
            <text:p>1,0044</text:p>
          </table:table-cell>
          <table:table-cell office:value-type="float" office:value="2.56711976116953" calcext:value-type="float">
            <text:p>2,56711976116953</text:p>
          </table:table-cell>
          <table:table-cell office:value-type="float" office:value="2.5671197612" calcext:value-type="float">
            <text:p>2,5671197612</text:p>
          </table:table-cell>
        </table:table-row>
        <table:table-row table:style-name="ro1">
          <table:table-cell office:value-type="string" calcext:value-type="string">
            <text:p>01/12/2004</text:p>
          </table:table-cell>
          <table:table-cell table:number-columns-repeated="2" office:value-type="float" office:value="1.0086" calcext:value-type="float">
            <text:p>1,0086</text:p>
          </table:table-cell>
          <table:table-cell office:value-type="float" office:value="2.5558739159394" calcext:value-type="float">
            <text:p>2,5558739159394</text:p>
          </table:table-cell>
          <table:table-cell office:value-type="float" office:value="2.5558739159" calcext:value-type="float">
            <text:p>2,5558739159</text:p>
          </table:table-cell>
        </table:table-row>
        <table:table-row table:style-name="ro1">
          <table:table-cell office:value-type="string" calcext:value-type="string">
            <text:p>01/01/2005</text:p>
          </table:table-cell>
          <table:table-cell table:number-columns-repeated="2" office:value-type="float" office:value="1.0057" calcext:value-type="float">
            <text:p>1,0057</text:p>
          </table:table-cell>
          <table:table-cell office:value-type="float" office:value="2.53408082087983" calcext:value-type="float">
            <text:p>2,53408082087983</text:p>
          </table:table-cell>
          <table:table-cell office:value-type="float" office:value="2.5340808209" calcext:value-type="float">
            <text:p>2,5340808209</text:p>
          </table:table-cell>
        </table:table-row>
        <table:table-row table:style-name="ro1">
          <table:table-cell office:value-type="string" calcext:value-type="string">
            <text:p>01/02/2005</text:p>
          </table:table-cell>
          <table:table-cell table:number-columns-repeated="2" office:value-type="float" office:value="1.0044" calcext:value-type="float">
            <text:p>1,0044</text:p>
          </table:table-cell>
          <table:table-cell office:value-type="float" office:value="2.51971842585247" calcext:value-type="float">
            <text:p>2,51971842585247</text:p>
          </table:table-cell>
          <table:table-cell office:value-type="float" office:value="2.5197184259" calcext:value-type="float">
            <text:p>2,5197184259</text:p>
          </table:table-cell>
        </table:table-row>
        <table:table-row table:style-name="ro1">
          <table:table-cell office:value-type="string" calcext:value-type="string">
            <text:p>01/03/2005</text:p>
          </table:table-cell>
          <table:table-cell table:number-columns-repeated="2" office:value-type="float" office:value="1.0073" calcext:value-type="float">
            <text:p>1,0073</text:p>
          </table:table-cell>
          <table:table-cell office:value-type="float" office:value="2.50868023282803" calcext:value-type="float">
            <text:p>2,50868023282803</text:p>
          </table:table-cell>
          <table:table-cell office:value-type="float" office:value="2.5086802328" calcext:value-type="float">
            <text:p>2,5086802328</text:p>
          </table:table-cell>
        </table:table-row>
        <table:table-row table:style-name="ro1">
          <table:table-cell office:value-type="string" calcext:value-type="string">
            <text:p>01/04/2005</text:p>
          </table:table-cell>
          <table:table-cell table:number-columns-repeated="2" office:value-type="float" office:value="1.0091" calcext:value-type="float">
            <text:p>1,0091</text:p>
          </table:table-cell>
          <table:table-cell office:value-type="float" office:value="2.49049958585132" calcext:value-type="float">
            <text:p>2,49049958585132</text:p>
          </table:table-cell>
          <table:table-cell office:value-type="float" office:value="2.4904995859" calcext:value-type="float">
            <text:p>2,4904995859</text:p>
          </table:table-cell>
        </table:table-row>
        <table:table-row table:style-name="ro1">
          <table:table-cell office:value-type="string" calcext:value-type="string">
            <text:p>01/05/2005</text:p>
          </table:table-cell>
          <table:table-cell table:number-columns-repeated="2" office:value-type="float" office:value="1.007" calcext:value-type="float">
            <text:p>1,007</text:p>
          </table:table-cell>
          <table:table-cell office:value-type="float" office:value="2.46804041804709" calcext:value-type="float">
            <text:p>2,46804041804709</text:p>
          </table:table-cell>
          <table:table-cell office:value-type="float" office:value="2.468040418" calcext:value-type="float">
            <text:p>2,468040418</text:p>
          </table:table-cell>
        </table:table-row>
        <table:table-row table:style-name="ro1">
          <table:table-cell office:value-type="string" calcext:value-type="string">
            <text:p>01/06/2005</text:p>
          </table:table-cell>
          <table:table-cell table:number-columns-repeated="2" office:value-type="float" office:value="0.9989" calcext:value-type="float">
            <text:p>0,9989</text:p>
          </table:table-cell>
          <table:table-cell office:value-type="float" office:value="2.45088422844795" calcext:value-type="float">
            <text:p>2,45088422844795</text:p>
          </table:table-cell>
          <table:table-cell office:value-type="float" office:value="2.4508842284" calcext:value-type="float">
            <text:p>2,4508842284</text:p>
          </table:table-cell>
        </table:table-row>
        <table:table-row table:style-name="ro1">
          <table:table-cell office:value-type="string" calcext:value-type="string">
            <text:p>01/07/2005</text:p>
          </table:table-cell>
          <table:table-cell table:number-columns-repeated="2" office:value-type="float" office:value="1.0003" calcext:value-type="float">
            <text:p>1,0003</text:p>
          </table:table-cell>
          <table:table-cell office:value-type="float" office:value="2.45358316993488" calcext:value-type="float">
            <text:p>2,45358316993488</text:p>
          </table:table-cell>
          <table:table-cell office:value-type="float" office:value="2.4535831699" calcext:value-type="float">
            <text:p>2,4535831699</text:p>
          </table:table-cell>
        </table:table-row>
        <table:table-row table:style-name="ro1">
          <table:table-cell office:value-type="string" calcext:value-type="string">
            <text:p>01/08/2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45284731574016" calcext:value-type="float">
            <text:p>2,45284731574016</text:p>
          </table:table-cell>
          <table:table-cell office:value-type="float" office:value="2.4528473157" calcext:value-type="float">
            <text:p>2,4528473157</text:p>
          </table:table-cell>
        </table:table-row>
        <table:table-row table:style-name="ro1">
          <table:table-cell office:value-type="string" calcext:value-type="string">
            <text:p>01/09/2005</text:p>
          </table:table-cell>
          <table:table-cell table:number-columns-repeated="2" office:value-type="float" office:value="1.0015" calcext:value-type="float">
            <text:p>1,0015</text:p>
          </table:table-cell>
          <table:table-cell office:value-type="float" office:value="2.45284731574016" calcext:value-type="float">
            <text:p>2,45284731574016</text:p>
          </table:table-cell>
          <table:table-cell office:value-type="float" office:value="2.4528473157" calcext:value-type="float">
            <text:p>2,4528473157</text:p>
          </table:table-cell>
        </table:table-row>
        <table:table-row table:style-name="ro1">
          <table:table-cell office:value-type="string" calcext:value-type="string">
            <text:p>01/10/2005</text:p>
          </table:table-cell>
          <table:table-cell table:number-columns-repeated="2" office:value-type="float" office:value="1.0058" calcext:value-type="float">
            <text:p>1,0058</text:p>
          </table:table-cell>
          <table:table-cell office:value-type="float" office:value="2.44917355540705" calcext:value-type="float">
            <text:p>2,44917355540705</text:p>
          </table:table-cell>
          <table:table-cell office:value-type="float" office:value="2.4491735554" calcext:value-type="float">
            <text:p>2,4491735554</text:p>
          </table:table-cell>
        </table:table-row>
        <table:table-row table:style-name="ro1">
          <table:table-cell office:value-type="string" calcext:value-type="string">
            <text:p>01/11/2005</text:p>
          </table:table-cell>
          <table:table-cell table:number-columns-repeated="2" office:value-type="float" office:value="1.0054" calcext:value-type="float">
            <text:p>1,0054</text:p>
          </table:table-cell>
          <table:table-cell office:value-type="float" office:value="2.43505026387657" calcext:value-type="float">
            <text:p>2,43505026387657</text:p>
          </table:table-cell>
          <table:table-cell office:value-type="float" office:value="2.4350502639" calcext:value-type="float">
            <text:p>2,4350502639</text:p>
          </table:table-cell>
        </table:table-row>
        <table:table-row table:style-name="ro1">
          <table:table-cell office:value-type="string" calcext:value-type="string">
            <text:p>01/12/2005</text:p>
          </table:table-cell>
          <table:table-cell table:number-columns-repeated="2" office:value-type="float" office:value="1.004" calcext:value-type="float">
            <text:p>1,004</text:p>
          </table:table-cell>
          <table:table-cell office:value-type="float" office:value="2.42197161714399" calcext:value-type="float">
            <text:p>2,42197161714399</text:p>
          </table:table-cell>
          <table:table-cell office:value-type="float" office:value="2.4219716171" calcext:value-type="float">
            <text:p>2,4219716171</text:p>
          </table:table-cell>
        </table:table-row>
        <table:table-row table:style-name="ro1">
          <table:table-cell office:value-type="string" calcext:value-type="string">
            <text:p>01/01/2006</text:p>
          </table:table-cell>
          <table:table-cell table:number-columns-repeated="2" office:value-type="float" office:value="1.0038" calcext:value-type="float">
            <text:p>1,0038</text:p>
          </table:table-cell>
          <table:table-cell office:value-type="float" office:value="2.41232232783266" calcext:value-type="float">
            <text:p>2,41232232783266</text:p>
          </table:table-cell>
          <table:table-cell office:value-type="float" office:value="2.4123223278" calcext:value-type="float">
            <text:p>2,4123223278</text:p>
          </table:table-cell>
        </table:table-row>
        <table:table-row table:style-name="ro1">
          <table:table-cell office:value-type="string" calcext:value-type="string">
            <text:p>01/02/2006</text:p>
          </table:table-cell>
          <table:table-cell table:number-columns-repeated="2" office:value-type="float" office:value="1.0023" calcext:value-type="float">
            <text:p>1,0023</text:p>
          </table:table-cell>
          <table:table-cell office:value-type="float" office:value="2.40319020505346" calcext:value-type="float">
            <text:p>2,40319020505346</text:p>
          </table:table-cell>
          <table:table-cell office:value-type="float" office:value="2.4031902051" calcext:value-type="float">
            <text:p>2,4031902051</text:p>
          </table:table-cell>
        </table:table-row>
        <table:table-row table:style-name="ro1">
          <table:table-cell office:value-type="string" calcext:value-type="string">
            <text:p>01/03/2006</text:p>
          </table:table-cell>
          <table:table-cell table:number-columns-repeated="2" office:value-type="float" office:value="1.0027" calcext:value-type="float">
            <text:p>1,0027</text:p>
          </table:table-cell>
          <table:table-cell office:value-type="float" office:value="2.3976755512855" calcext:value-type="float">
            <text:p>2,3976755512855</text:p>
          </table:table-cell>
          <table:table-cell office:value-type="float" office:value="2.3976755513" calcext:value-type="float">
            <text:p>2,3976755513</text:p>
          </table:table-cell>
        </table:table-row>
        <table:table-row table:style-name="ro1">
          <table:table-cell office:value-type="string" calcext:value-type="string">
            <text:p>01/04/2006</text:p>
          </table:table-cell>
          <table:table-cell table:number-columns-repeated="2" office:value-type="float" office:value="1.0012" calcext:value-type="float">
            <text:p>1,0012</text:p>
          </table:table-cell>
          <table:table-cell office:value-type="float" office:value="2.39121925928543" calcext:value-type="float">
            <text:p>2,39121925928543</text:p>
          </table:table-cell>
          <table:table-cell office:value-type="float" office:value="2.3912192593" calcext:value-type="float">
            <text:p>2,3912192593</text:p>
          </table:table-cell>
        </table:table-row>
        <table:table-row table:style-name="ro1">
          <table:table-cell office:value-type="string" calcext:value-type="string">
            <text:p>01/05/2006</text:p>
          </table:table-cell>
          <table:table-cell table:number-columns-repeated="2" office:value-type="float" office:value="1.0013" calcext:value-type="float">
            <text:p>1,0013</text:p>
          </table:table-cell>
          <table:table-cell office:value-type="float" office:value="2.38835323540295" calcext:value-type="float">
            <text:p>2,38835323540295</text:p>
          </table:table-cell>
          <table:table-cell office:value-type="float" office:value="2.3883532354" calcext:value-type="float">
            <text:p>2,3883532354</text:p>
          </table:table-cell>
        </table:table-row>
        <table:table-row table:style-name="ro1">
          <table:table-cell office:value-type="string" calcext:value-type="string">
            <text:p>01/06/2006</text:p>
          </table:table-cell>
          <table:table-cell table:number-columns-repeated="2" office:value-type="float" office:value="0.9993" calcext:value-type="float">
            <text:p>0,9993</text:p>
          </table:table-cell>
          <table:table-cell office:value-type="float" office:value="2.38525240727349" calcext:value-type="float">
            <text:p>2,38525240727349</text:p>
          </table:table-cell>
          <table:table-cell office:value-type="float" office:value="2.3852524073" calcext:value-type="float">
            <text:p>2,3852524073</text:p>
          </table:table-cell>
        </table:table-row>
        <table:table-row table:style-name="ro1">
          <table:table-cell office:value-type="string" calcext:value-type="string">
            <text:p>01/07/2006</text:p>
          </table:table-cell>
          <table:table-cell table:number-columns-repeated="2" office:value-type="float" office:value="1.0011" calcext:value-type="float">
            <text:p>1,0011</text:p>
          </table:table-cell>
          <table:table-cell office:value-type="float" office:value="2.38692325355098" calcext:value-type="float">
            <text:p>2,38692325355098</text:p>
          </table:table-cell>
          <table:table-cell office:value-type="float" office:value="2.3869232536" calcext:value-type="float">
            <text:p>2,3869232536</text:p>
          </table:table-cell>
        </table:table-row>
        <table:table-row table:style-name="ro1">
          <table:table-cell office:value-type="string" calcext:value-type="string">
            <text:p>01/08/2006</text:p>
          </table:table-cell>
          <table:table-cell table:number-columns-repeated="2" office:value-type="float" office:value="0.9998" calcext:value-type="float">
            <text:p>0,9998</text:p>
          </table:table-cell>
          <table:table-cell office:value-type="float" office:value="2.38430052297571" calcext:value-type="float">
            <text:p>2,38430052297571</text:p>
          </table:table-cell>
          <table:table-cell office:value-type="float" office:value="2.384300523" calcext:value-type="float">
            <text:p>2,384300523</text:p>
          </table:table-cell>
        </table:table-row>
        <table:table-row table:style-name="ro1">
          <table:table-cell office:value-type="string" calcext:value-type="string">
            <text:p>01/09/2006</text:p>
          </table:table-cell>
          <table:table-cell table:number-columns-repeated="2" office:value-type="float" office:value="1.0016" calcext:value-type="float">
            <text:p>1,0016</text:p>
          </table:table-cell>
          <table:table-cell office:value-type="float" office:value="2.3847774784714" calcext:value-type="float">
            <text:p>2,3847774784714</text:p>
          </table:table-cell>
          <table:table-cell office:value-type="float" office:value="2.3847774785" calcext:value-type="float">
            <text:p>2,3847774785</text:p>
          </table:table-cell>
        </table:table-row>
        <table:table-row table:style-name="ro1">
          <table:table-cell office:value-type="string" calcext:value-type="string">
            <text:p>01/10/2006</text:p>
          </table:table-cell>
          <table:table-cell table:number-columns-repeated="2" office:value-type="float" office:value="1.0043" calcext:value-type="float">
            <text:p>1,0043</text:p>
          </table:table-cell>
          <table:table-cell office:value-type="float" office:value="2.38096792978375" calcext:value-type="float">
            <text:p>2,38096792978375</text:p>
          </table:table-cell>
          <table:table-cell office:value-type="float" office:value="2.3809679298" calcext:value-type="float">
            <text:p>2,3809679298</text:p>
          </table:table-cell>
        </table:table-row>
        <table:table-row table:style-name="ro1">
          <table:table-cell office:value-type="string" calcext:value-type="string">
            <text:p>01/11/2006</text:p>
          </table:table-cell>
          <table:table-cell table:number-columns-repeated="2" office:value-type="float" office:value="1.0042" calcext:value-type="float">
            <text:p>1,0042</text:p>
          </table:table-cell>
          <table:table-cell office:value-type="float" office:value="2.3707736032896" calcext:value-type="float">
            <text:p>2,3707736032896</text:p>
          </table:table-cell>
          <table:table-cell office:value-type="float" office:value="2.3707736033" calcext:value-type="float">
            <text:p>2,3707736033</text:p>
          </table:table-cell>
        </table:table-row>
        <table:table-row table:style-name="ro1">
          <table:table-cell office:value-type="string" calcext:value-type="string">
            <text:p>01/12/2006</text:p>
          </table:table-cell>
          <table:table-cell table:number-columns-repeated="2" office:value-type="float" office:value="1.0062" calcext:value-type="float">
            <text:p>1,0062</text:p>
          </table:table-cell>
          <table:table-cell office:value-type="float" office:value="2.3608579996909" calcext:value-type="float">
            <text:p>2,3608579996909</text:p>
          </table:table-cell>
          <table:table-cell office:value-type="float" office:value="2.3608579997" calcext:value-type="float">
            <text:p>2,3608579997</text:p>
          </table:table-cell>
        </table:table-row>
        <table:table-row table:style-name="ro1">
          <table:table-cell office:value-type="string" calcext:value-type="string">
            <text:p>01/01/2007</text:p>
          </table:table-cell>
          <table:table-cell table:number-columns-repeated="2" office:value-type="float" office:value="1.0049" calcext:value-type="float">
            <text:p>1,0049</text:p>
          </table:table-cell>
          <table:table-cell office:value-type="float" office:value="2.34631087228275" calcext:value-type="float">
            <text:p>2,34631087228275</text:p>
          </table:table-cell>
          <table:table-cell office:value-type="float" office:value="2.3463108723" calcext:value-type="float">
            <text:p>2,3463108723</text:p>
          </table:table-cell>
        </table:table-row>
        <table:table-row table:style-name="ro1">
          <table:table-cell office:value-type="string" calcext:value-type="string">
            <text:p>01/02/2007</text:p>
          </table:table-cell>
          <table:table-cell table:number-columns-repeated="2" office:value-type="float" office:value="1.0042" calcext:value-type="float">
            <text:p>1,0042</text:p>
          </table:table-cell>
          <table:table-cell office:value-type="float" office:value="2.33487000923749" calcext:value-type="float">
            <text:p>2,33487000923749</text:p>
          </table:table-cell>
          <table:table-cell office:value-type="float" office:value="2.3348700092" calcext:value-type="float">
            <text:p>2,3348700092</text:p>
          </table:table-cell>
        </table:table-row>
        <table:table-row table:style-name="ro1">
          <table:table-cell office:value-type="string" calcext:value-type="string">
            <text:p>01/03/2007</text:p>
          </table:table-cell>
          <table:table-cell table:number-columns-repeated="2" office:value-type="float" office:value="1.0044" calcext:value-type="float">
            <text:p>1,0044</text:p>
          </table:table-cell>
          <table:table-cell office:value-type="float" office:value="2.32510457004331" calcext:value-type="float">
            <text:p>2,32510457004331</text:p>
          </table:table-cell>
          <table:table-cell office:value-type="float" office:value="2.32510457" calcext:value-type="float">
            <text:p>2,32510457</text:p>
          </table:table-cell>
        </table:table-row>
        <table:table-row table:style-name="ro1">
          <table:table-cell office:value-type="string" calcext:value-type="string">
            <text:p>01/04/2007</text:p>
          </table:table-cell>
          <table:table-cell table:number-columns-repeated="2" office:value-type="float" office:value="1.0026" calcext:value-type="float">
            <text:p>1,0026</text:p>
          </table:table-cell>
          <table:table-cell office:value-type="float" office:value="2.31491892676554" calcext:value-type="float">
            <text:p>2,31491892676554</text:p>
          </table:table-cell>
          <table:table-cell office:value-type="float" office:value="2.3149189268" calcext:value-type="float">
            <text:p>2,3149189268</text:p>
          </table:table-cell>
        </table:table-row>
        <table:table-row table:style-name="ro1">
          <table:table-cell office:value-type="string" calcext:value-type="string">
            <text:p>01/05/2007</text:p>
          </table:table-cell>
          <table:table-cell table:number-columns-repeated="2" office:value-type="float" office:value="1.0026" calcext:value-type="float">
            <text:p>1,0026</text:p>
          </table:table-cell>
          <table:table-cell office:value-type="float" office:value="2.30891574582639" calcext:value-type="float">
            <text:p>2,30891574582639</text:p>
          </table:table-cell>
          <table:table-cell office:value-type="float" office:value="2.3089157458" calcext:value-type="float">
            <text:p>2,3089157458</text:p>
          </table:table-cell>
        </table:table-row>
        <table:table-row table:style-name="ro1">
          <table:table-cell office:value-type="string" calcext:value-type="string">
            <text:p>01/06/2007</text:p>
          </table:table-cell>
          <table:table-cell table:number-columns-repeated="2" office:value-type="float" office:value="1.0031" calcext:value-type="float">
            <text:p>1,0031</text:p>
          </table:table-cell>
          <table:table-cell office:value-type="float" office:value="2.30292813268142" calcext:value-type="float">
            <text:p>2,30292813268142</text:p>
          </table:table-cell>
          <table:table-cell office:value-type="float" office:value="2.3029281327" calcext:value-type="float">
            <text:p>2,3029281327</text:p>
          </table:table-cell>
        </table:table-row>
        <table:table-row table:style-name="ro1">
          <table:table-cell office:value-type="string" calcext:value-type="string">
            <text:p>01/07/2007</text:p>
          </table:table-cell>
          <table:table-cell table:number-columns-repeated="2" office:value-type="float" office:value="1.0032" calcext:value-type="float">
            <text:p>1,0032</text:p>
          </table:table-cell>
          <table:table-cell office:value-type="float" office:value="2.29581111821495" calcext:value-type="float">
            <text:p>2,29581111821495</text:p>
          </table:table-cell>
          <table:table-cell office:value-type="float" office:value="2.2958111182" calcext:value-type="float">
            <text:p>2,2958111182</text:p>
          </table:table-cell>
        </table:table-row>
        <table:table-row table:style-name="ro1">
          <table:table-cell office:value-type="string" calcext:value-type="string">
            <text:p>01/08/2007</text:p>
          </table:table-cell>
          <table:table-cell table:number-columns-repeated="2" office:value-type="float" office:value="1.0059" calcext:value-type="float">
            <text:p>1,0059</text:p>
          </table:table-cell>
          <table:table-cell office:value-type="float" office:value="2.28848795675334" calcext:value-type="float">
            <text:p>2,28848795675334</text:p>
          </table:table-cell>
          <table:table-cell office:value-type="float" office:value="2.2884879568" calcext:value-type="float">
            <text:p>2,2884879568</text:p>
          </table:table-cell>
        </table:table-row>
        <table:table-row table:style-name="ro1">
          <table:table-cell office:value-type="string" calcext:value-type="string">
            <text:p>01/09/2007</text:p>
          </table:table-cell>
          <table:table-cell table:number-columns-repeated="2" office:value-type="float" office:value="1.0025" calcext:value-type="float">
            <text:p>1,0025</text:p>
          </table:table-cell>
          <table:table-cell office:value-type="float" office:value="2.27506507282368" calcext:value-type="float">
            <text:p>2,27506507282368</text:p>
          </table:table-cell>
          <table:table-cell office:value-type="float" office:value="2.2750650728" calcext:value-type="float">
            <text:p>2,2750650728</text:p>
          </table:table-cell>
        </table:table-row>
        <table:table-row table:style-name="ro1">
          <table:table-cell office:value-type="string" calcext:value-type="string">
            <text:p>01/10/2007</text:p>
          </table:table-cell>
          <table:table-cell table:number-columns-repeated="2" office:value-type="float" office:value="1.003" calcext:value-type="float">
            <text:p>1,003</text:p>
          </table:table-cell>
          <table:table-cell office:value-type="float" office:value="2.26939159383908" calcext:value-type="float">
            <text:p>2,26939159383908</text:p>
          </table:table-cell>
          <table:table-cell office:value-type="float" office:value="2.2693915938" calcext:value-type="float">
            <text:p>2,2693915938</text:p>
          </table:table-cell>
        </table:table-row>
        <table:table-row table:style-name="ro1">
          <table:table-cell office:value-type="string" calcext:value-type="string">
            <text:p>01/11/2007</text:p>
          </table:table-cell>
          <table:table-cell table:number-columns-repeated="2" office:value-type="float" office:value="1.0043" calcext:value-type="float">
            <text:p>1,0043</text:p>
          </table:table-cell>
          <table:table-cell office:value-type="float" office:value="2.26260378249161" calcext:value-type="float">
            <text:p>2,26260378249161</text:p>
          </table:table-cell>
          <table:table-cell office:value-type="float" office:value="2.2626037825" calcext:value-type="float">
            <text:p>2,2626037825</text:p>
          </table:table-cell>
        </table:table-row>
        <table:table-row table:style-name="ro1">
          <table:table-cell office:value-type="string" calcext:value-type="string">
            <text:p>01/12/2007</text:p>
          </table:table-cell>
          <table:table-cell table:number-columns-repeated="2" office:value-type="float" office:value="1.0097" calcext:value-type="float">
            <text:p>1,0097</text:p>
          </table:table-cell>
          <table:table-cell office:value-type="float" office:value="2.25291624264822" calcext:value-type="float">
            <text:p>2,25291624264822</text:p>
          </table:table-cell>
          <table:table-cell office:value-type="float" office:value="2.2529162426" calcext:value-type="float">
            <text:p>2,2529162426</text:p>
          </table:table-cell>
        </table:table-row>
        <table:table-row table:style-name="ro1">
          <table:table-cell office:value-type="string" calcext:value-type="string">
            <text:p>01/01/2008</text:p>
          </table:table-cell>
          <table:table-cell table:number-columns-repeated="2" office:value-type="float" office:value="1.0069" calcext:value-type="float">
            <text:p>1,0069</text:p>
          </table:table-cell>
          <table:table-cell office:value-type="float" office:value="2.23127289556128" calcext:value-type="float">
            <text:p>2,23127289556128</text:p>
          </table:table-cell>
          <table:table-cell office:value-type="float" office:value="2.2312728956" calcext:value-type="float">
            <text:p>2,2312728956</text:p>
          </table:table-cell>
        </table:table-row>
        <table:table-row table:style-name="ro1">
          <table:table-cell office:value-type="string" calcext:value-type="string">
            <text:p>01/02/2008</text:p>
          </table:table-cell>
          <table:table-cell table:number-columns-repeated="2" office:value-type="float" office:value="1.0051" calcext:value-type="float">
            <text:p>1,0051</text:p>
          </table:table-cell>
          <table:table-cell office:value-type="float" office:value="2.21598261551423" calcext:value-type="float">
            <text:p>2,21598261551423</text:p>
          </table:table-cell>
          <table:table-cell office:value-type="float" office:value="2.2159826155" calcext:value-type="float">
            <text:p>2,2159826155</text:p>
          </table:table-cell>
        </table:table-row>
        <table:table-row table:style-name="ro1">
          <table:table-cell office:value-type="string" calcext:value-type="string">
            <text:p>01/03/2008</text:p>
          </table:table-cell>
          <table:table-cell table:number-columns-repeated="2" office:value-type="float" office:value="1.0051" calcext:value-type="float">
            <text:p>1,0051</text:p>
          </table:table-cell>
          <table:table-cell office:value-type="float" office:value="2.20473844942218" calcext:value-type="float">
            <text:p>2,20473844942218</text:p>
          </table:table-cell>
          <table:table-cell office:value-type="float" office:value="2.2047384494" calcext:value-type="float">
            <text:p>2,2047384494</text:p>
          </table:table-cell>
        </table:table-row>
        <table:table-row table:style-name="ro1">
          <table:table-cell office:value-type="string" calcext:value-type="string">
            <text:p>01/04/2008</text:p>
          </table:table-cell>
          <table:table-cell table:number-columns-repeated="2" office:value-type="float" office:value="1.0064" calcext:value-type="float">
            <text:p>1,0064</text:p>
          </table:table-cell>
          <table:table-cell office:value-type="float" office:value="2.19355133760042" calcext:value-type="float">
            <text:p>2,19355133760042</text:p>
          </table:table-cell>
          <table:table-cell office:value-type="float" office:value="2.1935513376" calcext:value-type="float">
            <text:p>2,1935513376</text:p>
          </table:table-cell>
        </table:table-row>
        <table:table-row table:style-name="ro1">
          <table:table-cell office:value-type="string" calcext:value-type="string">
            <text:p>01/05/2008</text:p>
          </table:table-cell>
          <table:table-cell table:number-columns-repeated="2" office:value-type="float" office:value="1.0096" calcext:value-type="float">
            <text:p>1,0096</text:p>
          </table:table-cell>
          <table:table-cell office:value-type="float" office:value="2.17960188553301" calcext:value-type="float">
            <text:p>2,17960188553301</text:p>
          </table:table-cell>
          <table:table-cell office:value-type="float" office:value="2.1796018855" calcext:value-type="float">
            <text:p>2,1796018855</text:p>
          </table:table-cell>
        </table:table-row>
        <table:table-row table:style-name="ro1">
          <table:table-cell office:value-type="string" calcext:value-type="string">
            <text:p>01/06/2008</text:p>
          </table:table-cell>
          <table:table-cell table:number-columns-repeated="2" office:value-type="float" office:value="1.0091" calcext:value-type="float">
            <text:p>1,0091</text:p>
          </table:table-cell>
          <table:table-cell office:value-type="float" office:value="2.15887666950575" calcext:value-type="float">
            <text:p>2,15887666950575</text:p>
          </table:table-cell>
          <table:table-cell office:value-type="float" office:value="2.1588766695" calcext:value-type="float">
            <text:p>2,1588766695</text:p>
          </table:table-cell>
        </table:table-row>
        <table:table-row table:style-name="ro1">
          <table:table-cell office:value-type="string" calcext:value-type="string">
            <text:p>01/07/2008</text:p>
          </table:table-cell>
          <table:table-cell table:number-columns-repeated="2" office:value-type="float" office:value="1.0058" calcext:value-type="float">
            <text:p>1,0058</text:p>
          </table:table-cell>
          <table:table-cell office:value-type="float" office:value="2.13940805619438" calcext:value-type="float">
            <text:p>2,13940805619438</text:p>
          </table:table-cell>
          <table:table-cell office:value-type="float" office:value="2.1394080562" calcext:value-type="float">
            <text:p>2,1394080562</text:p>
          </table:table-cell>
        </table:table-row>
        <table:table-row table:style-name="ro1">
          <table:table-cell office:value-type="string" calcext:value-type="string">
            <text:p>01/08/2008</text:p>
          </table:table-cell>
          <table:table-cell table:number-columns-repeated="2" office:value-type="float" office:value="1.0021" calcext:value-type="float">
            <text:p>1,0021</text:p>
          </table:table-cell>
          <table:table-cell office:value-type="float" office:value="2.12707104413838" calcext:value-type="float">
            <text:p>2,12707104413838</text:p>
          </table:table-cell>
          <table:table-cell office:value-type="float" office:value="2.1270710441" calcext:value-type="float">
            <text:p>2,1270710441</text:p>
          </table:table-cell>
        </table:table-row>
        <table:table-row table:style-name="ro1">
          <table:table-cell office:value-type="string" calcext:value-type="string">
            <text:p>01/09/2008</text:p>
          </table:table-cell>
          <table:table-cell table:number-columns-repeated="2" office:value-type="float" office:value="1.0015" calcext:value-type="float">
            <text:p>1,0015</text:p>
          </table:table-cell>
          <table:table-cell office:value-type="float" office:value="2.12261355567147" calcext:value-type="float">
            <text:p>2,12261355567147</text:p>
          </table:table-cell>
          <table:table-cell office:value-type="float" office:value="2.1226135557" calcext:value-type="float">
            <text:p>2,1226135557</text:p>
          </table:table-cell>
        </table:table-row>
        <table:table-row table:style-name="ro1">
          <table:table-cell office:value-type="string" calcext:value-type="string">
            <text:p>01/10/2008</text:p>
          </table:table-cell>
          <table:table-cell table:number-columns-repeated="2" office:value-type="float" office:value="1.005" calcext:value-type="float">
            <text:p>1,005</text:p>
          </table:table-cell>
          <table:table-cell office:value-type="float" office:value="2.11943440406537" calcext:value-type="float">
            <text:p>2,11943440406537</text:p>
          </table:table-cell>
          <table:table-cell office:value-type="float" office:value="2.1194344041" calcext:value-type="float">
            <text:p>2,1194344041</text:p>
          </table:table-cell>
        </table:table-row>
        <table:table-row table:style-name="ro1">
          <table:table-cell office:value-type="string" calcext:value-type="string">
            <text:p>01/11/2008</text:p>
          </table:table-cell>
          <table:table-cell table:number-columns-repeated="2" office:value-type="float" office:value="1.0038" calcext:value-type="float">
            <text:p>1,0038</text:p>
          </table:table-cell>
          <table:table-cell office:value-type="float" office:value="2.1088899542939" calcext:value-type="float">
            <text:p>2,1088899542939</text:p>
          </table:table-cell>
          <table:table-cell office:value-type="float" office:value="2.1088899543" calcext:value-type="float">
            <text:p>2,1088899543</text:p>
          </table:table-cell>
        </table:table-row>
        <table:table-row table:style-name="ro1">
          <table:table-cell office:value-type="string" calcext:value-type="string">
            <text:p>01/12/2008</text:p>
          </table:table-cell>
          <table:table-cell table:number-columns-repeated="2" office:value-type="float" office:value="1.0029" calcext:value-type="float">
            <text:p>1,0029</text:p>
          </table:table-cell>
          <table:table-cell office:value-type="float" office:value="2.10090650955758" calcext:value-type="float">
            <text:p>2,10090650955758</text:p>
          </table:table-cell>
          <table:table-cell office:value-type="float" office:value="2.1009065096" calcext:value-type="float">
            <text:p>2,1009065096</text:p>
          </table:table-cell>
        </table:table-row>
        <table:table-row table:style-name="ro1">
          <table:table-cell office:value-type="string" calcext:value-type="string">
            <text:p>01/01/2009</text:p>
          </table:table-cell>
          <table:table-cell table:number-columns-repeated="2" office:value-type="float" office:value="1.0064" calcext:value-type="float">
            <text:p>1,0064</text:p>
          </table:table-cell>
          <table:table-cell office:value-type="float" office:value="2.09483149821276" calcext:value-type="float">
            <text:p>2,09483149821276</text:p>
          </table:table-cell>
          <table:table-cell office:value-type="float" office:value="2.0948314982" calcext:value-type="float">
            <text:p>2,0948314982</text:p>
          </table:table-cell>
        </table:table-row>
        <table:table-row table:style-name="ro1">
          <table:table-cell office:value-type="string" calcext:value-type="string">
            <text:p>01/02/2009</text:p>
          </table:table-cell>
          <table:table-cell table:number-columns-repeated="2" office:value-type="float" office:value="1.0031" calcext:value-type="float">
            <text:p>1,0031</text:p>
          </table:table-cell>
          <table:table-cell office:value-type="float" office:value="2.08150983526705" calcext:value-type="float">
            <text:p>2,08150983526705</text:p>
          </table:table-cell>
          <table:table-cell office:value-type="float" office:value="2.0815098353" calcext:value-type="float">
            <text:p>2,0815098353</text:p>
          </table:table-cell>
        </table:table-row>
        <table:table-row table:style-name="ro1">
          <table:table-cell office:value-type="string" calcext:value-type="string">
            <text:p>01/03/2009</text:p>
          </table:table-cell>
          <table:table-cell table:number-columns-repeated="2" office:value-type="float" office:value="1.002" calcext:value-type="float">
            <text:p>1,002</text:p>
          </table:table-cell>
          <table:table-cell office:value-type="float" office:value="2.07507709626862" calcext:value-type="float">
            <text:p>2,07507709626862</text:p>
          </table:table-cell>
          <table:table-cell office:value-type="float" office:value="2.0750770963" calcext:value-type="float">
            <text:p>2,0750770963</text:p>
          </table:table-cell>
        </table:table-row>
        <table:table-row table:style-name="ro1">
          <table:table-cell office:value-type="string" calcext:value-type="string">
            <text:p>01/04/2009</text:p>
          </table:table-cell>
          <table:table-cell table:number-columns-repeated="2" office:value-type="float" office:value="1.0055" calcext:value-type="float">
            <text:p>1,0055</text:p>
          </table:table-cell>
          <table:table-cell office:value-type="float" office:value="2.07093522581699" calcext:value-type="float">
            <text:p>2,07093522581699</text:p>
          </table:table-cell>
          <table:table-cell office:value-type="float" office:value="2.0709352258" calcext:value-type="float">
            <text:p>2,0709352258</text:p>
          </table:table-cell>
        </table:table-row>
        <table:table-row table:style-name="ro1">
          <table:table-cell office:value-type="string" calcext:value-type="string">
            <text:p>01/05/2009</text:p>
          </table:table-cell>
          <table:table-cell table:number-columns-repeated="2" office:value-type="float" office:value="1.006" calcext:value-type="float">
            <text:p>1,006</text:p>
          </table:table-cell>
          <table:table-cell office:value-type="float" office:value="2.0596073851984" calcext:value-type="float">
            <text:p>2,0596073851984</text:p>
          </table:table-cell>
          <table:table-cell office:value-type="float" office:value="2.0596073852" calcext:value-type="float">
            <text:p>2,0596073852</text:p>
          </table:table-cell>
        </table:table-row>
        <table:table-row table:style-name="ro1">
          <table:table-cell office:value-type="string" calcext:value-type="string">
            <text:p>01/06/2009</text:p>
          </table:table-cell>
          <table:table-cell table:number-columns-repeated="2" office:value-type="float" office:value="1.0042" calcext:value-type="float">
            <text:p>1,0042</text:p>
          </table:table-cell>
          <table:table-cell office:value-type="float" office:value="2.04732344453121" calcext:value-type="float">
            <text:p>2,04732344453121</text:p>
          </table:table-cell>
          <table:table-cell office:value-type="float" office:value="2.0473234445" calcext:value-type="float">
            <text:p>2,0473234445</text:p>
          </table:table-cell>
        </table:table-row>
        <table:table-row table:style-name="ro1">
          <table:table-cell office:value-type="string" calcext:value-type="string">
            <text:p>01/07/2009</text:p>
          </table:table-cell>
          <table:table-cell table:number-columns-repeated="2" office:value-type="float" office:value="1.0023" calcext:value-type="float">
            <text:p>1,0023</text:p>
          </table:table-cell>
          <table:table-cell office:value-type="float" office:value="2.03876064980204" calcext:value-type="float">
            <text:p>2,03876064980204</text:p>
          </table:table-cell>
          <table:table-cell office:value-type="float" office:value="2.0387606498" calcext:value-type="float">
            <text:p>2,0387606498</text:p>
          </table:table-cell>
        </table:table-row>
        <table:table-row table:style-name="ro1">
          <table:table-cell office:value-type="string" calcext:value-type="string">
            <text:p>01/08/2009</text:p>
          </table:table-cell>
          <table:table-cell table:number-columns-repeated="2" office:value-type="float" office:value="1.0008" calcext:value-type="float">
            <text:p>1,0008</text:p>
          </table:table-cell>
          <table:table-cell office:value-type="float" office:value="2.03408226060265" calcext:value-type="float">
            <text:p>2,03408226060265</text:p>
          </table:table-cell>
          <table:table-cell office:value-type="float" office:value="2.0340822606" calcext:value-type="float">
            <text:p>2,0340822606</text:p>
          </table:table-cell>
        </table:table-row>
        <table:table-row table:style-name="ro1">
          <table:table-cell office:value-type="string" calcext:value-type="string">
            <text:p>01/09/2009</text:p>
          </table:table-cell>
          <table:table-cell table:number-columns-repeated="2" office:value-type="float" office:value="1.0016" calcext:value-type="float">
            <text:p>1,0016</text:p>
          </table:table-cell>
          <table:table-cell office:value-type="float" office:value="2.0324562955662" calcext:value-type="float">
            <text:p>2,0324562955662</text:p>
          </table:table-cell>
          <table:table-cell office:value-type="float" office:value="2.0324562956" calcext:value-type="float">
            <text:p>2,0324562956</text:p>
          </table:table-cell>
        </table:table-row>
        <table:table-row table:style-name="ro1">
          <table:table-cell office:value-type="string" calcext:value-type="string">
            <text:p>01/10/2009</text:p>
          </table:table-cell>
          <table:table-cell table:number-columns-repeated="2" office:value-type="float" office:value="1.0024" calcext:value-type="float">
            <text:p>1,0024</text:p>
          </table:table-cell>
          <table:table-cell office:value-type="float" office:value="2.02920956026977" calcext:value-type="float">
            <text:p>2,02920956026977</text:p>
          </table:table-cell>
          <table:table-cell office:value-type="float" office:value="2.0292095603" calcext:value-type="float">
            <text:p>2,0292095603</text:p>
          </table:table-cell>
        </table:table-row>
        <table:table-row table:style-name="ro1">
          <table:table-cell office:value-type="string" calcext:value-type="string">
            <text:p>01/11/2009</text:p>
          </table:table-cell>
          <table:table-cell table:number-columns-repeated="2" office:value-type="float" office:value="1.0037" calcext:value-type="float">
            <text:p>1,0037</text:p>
          </table:table-cell>
          <table:table-cell office:value-type="float" office:value="2.02435111758756" calcext:value-type="float">
            <text:p>2,02435111758756</text:p>
          </table:table-cell>
          <table:table-cell office:value-type="float" office:value="2.0243511176" calcext:value-type="float">
            <text:p>2,0243511176</text:p>
          </table:table-cell>
        </table:table-row>
        <table:table-row table:style-name="ro1">
          <table:table-cell office:value-type="string" calcext:value-type="string">
            <text:p>01/12/2009</text:p>
          </table:table-cell>
          <table:table-cell table:number-columns-repeated="2" office:value-type="float" office:value="1.0024" calcext:value-type="float">
            <text:p>1,0024</text:p>
          </table:table-cell>
          <table:table-cell office:value-type="float" office:value="2.01688862965783" calcext:value-type="float">
            <text:p>2,01688862965783</text:p>
          </table:table-cell>
          <table:table-cell office:value-type="float" office:value="2.0168886297" calcext:value-type="float">
            <text:p>2,0168886297</text:p>
          </table:table-cell>
        </table:table-row>
        <table:table-row table:style-name="ro1">
          <table:table-cell office:value-type="string" calcext:value-type="string">
            <text:p>01/01/2010</text:p>
          </table:table-cell>
          <table:table-cell table:number-columns-repeated="2" office:value-type="float" office:value="1.0088" calcext:value-type="float">
            <text:p>1,0088</text:p>
          </table:table-cell>
          <table:table-cell office:value-type="float" office:value="2.01205968641044" calcext:value-type="float">
            <text:p>2,01205968641044</text:p>
          </table:table-cell>
          <table:table-cell office:value-type="float" office:value="2.0120596864" calcext:value-type="float">
            <text:p>2,0120596864</text:p>
          </table:table-cell>
        </table:table-row>
        <table:table-row table:style-name="ro1">
          <table:table-cell office:value-type="string" calcext:value-type="string">
            <text:p>01/02/2010</text:p>
          </table:table-cell>
          <table:table-cell table:number-columns-repeated="2" office:value-type="float" office:value="1.007" calcext:value-type="float">
            <text:p>1,007</text:p>
          </table:table-cell>
          <table:table-cell office:value-type="float" office:value="1.99450801587078" calcext:value-type="float">
            <text:p>1,99450801587078</text:p>
          </table:table-cell>
          <table:table-cell office:value-type="float" office:value="1.9945080159" calcext:value-type="float">
            <text:p>1,9945080159</text:p>
          </table:table-cell>
        </table:table-row>
        <table:table-row table:style-name="ro1">
          <table:table-cell office:value-type="string" calcext:value-type="string">
            <text:p>01/03/2010</text:p>
          </table:table-cell>
          <table:table-cell table:number-columns-repeated="2" office:value-type="float" office:value="1.0071" calcext:value-type="float">
            <text:p>1,0071</text:p>
          </table:table-cell>
          <table:table-cell office:value-type="float" office:value="1.98064351129174" calcext:value-type="float">
            <text:p>1,98064351129174</text:p>
          </table:table-cell>
          <table:table-cell office:value-type="float" office:value="1.9806435113" calcext:value-type="float">
            <text:p>1,9806435113</text:p>
          </table:table-cell>
        </table:table-row>
        <table:table-row table:style-name="ro1">
          <table:table-cell office:value-type="string" calcext:value-type="string">
            <text:p>01/04/2010</text:p>
          </table:table-cell>
          <table:table-cell table:number-columns-repeated="2" office:value-type="float" office:value="1.0073" calcext:value-type="float">
            <text:p>1,0073</text:p>
          </table:table-cell>
          <table:table-cell office:value-type="float" office:value="1.96668008270454" calcext:value-type="float">
            <text:p>1,96668008270454</text:p>
          </table:table-cell>
          <table:table-cell office:value-type="float" office:value="1.9666800827" calcext:value-type="float">
            <text:p>1,9666800827</text:p>
          </table:table-cell>
        </table:table-row>
        <table:table-row table:style-name="ro1">
          <table:table-cell office:value-type="string" calcext:value-type="string">
            <text:p>01/05/2010</text:p>
          </table:table-cell>
          <table:table-cell table:number-columns-repeated="2" office:value-type="float" office:value="1.0043" calcext:value-type="float">
            <text:p>1,0043</text:p>
          </table:table-cell>
          <table:table-cell office:value-type="float" office:value="1.95242736295497" calcext:value-type="float">
            <text:p>1,95242736295497</text:p>
          </table:table-cell>
          <table:table-cell office:value-type="float" office:value="1.952427363" calcext:value-type="float">
            <text:p>1,952427363</text:p>
          </table:table-cell>
        </table:table-row>
        <table:table-row table:style-name="ro1">
          <table:table-cell office:value-type="string" calcext:value-type="string">
            <text:p>01/06/2010</text:p>
          </table:table-cell>
          <table:table-cell table:number-columns-repeated="2" office:value-type="float" office:value="0.9989" calcext:value-type="float">
            <text:p>0,9989</text:p>
          </table:table-cell>
          <table:table-cell office:value-type="float" office:value="1.9440678711092" calcext:value-type="float">
            <text:p>1,9440678711092</text:p>
          </table:table-cell>
          <table:table-cell office:value-type="float" office:value="1.9440678711" calcext:value-type="float">
            <text:p>1,9440678711</text:p>
          </table:table-cell>
        </table:table-row>
        <table:table-row table:style-name="ro1">
          <table:table-cell office:value-type="string" calcext:value-type="string">
            <text:p>01/07/2010</text:p>
          </table:table-cell>
          <table:table-cell table:number-columns-repeated="2" office:value-type="float" office:value="0.9993" calcext:value-type="float">
            <text:p>0,9993</text:p>
          </table:table-cell>
          <table:table-cell office:value-type="float" office:value="1.94620870067995" calcext:value-type="float">
            <text:p>1,94620870067995</text:p>
          </table:table-cell>
          <table:table-cell office:value-type="float" office:value="1.9462087007" calcext:value-type="float">
            <text:p>1,9462087007</text:p>
          </table:table-cell>
        </table:table-row>
        <table:table-row table:style-name="ro1">
          <table:table-cell office:value-type="string" calcext:value-type="string">
            <text:p>01/08/2010</text:p>
          </table:table-cell>
          <table:table-cell table:number-columns-repeated="2" office:value-type="float" office:value="0.9993" calcext:value-type="float">
            <text:p>0,9993</text:p>
          </table:table-cell>
          <table:table-cell office:value-type="float" office:value="1.94757200108071" calcext:value-type="float">
            <text:p>1,94757200108071</text:p>
          </table:table-cell>
          <table:table-cell office:value-type="float" office:value="1.9475720011" calcext:value-type="float">
            <text:p>1,9475720011</text:p>
          </table:table-cell>
        </table:table-row>
        <table:table-row table:style-name="ro1">
          <table:table-cell office:value-type="string" calcext:value-type="string">
            <text:p>01/09/2010</text:p>
          </table:table-cell>
          <table:table-cell table:number-columns-repeated="2" office:value-type="float" office:value="1.0054" calcext:value-type="float">
            <text:p>1,0054</text:p>
          </table:table-cell>
          <table:table-cell office:value-type="float" office:value="1.94893625646023" calcext:value-type="float">
            <text:p>1,94893625646023</text:p>
          </table:table-cell>
          <table:table-cell office:value-type="float" office:value="1.9489362565" calcext:value-type="float">
            <text:p>1,9489362565</text:p>
          </table:table-cell>
        </table:table-row>
        <table:table-row table:style-name="ro1">
          <table:table-cell office:value-type="string" calcext:value-type="string">
            <text:p>01/10/2010</text:p>
          </table:table-cell>
          <table:table-cell table:number-columns-repeated="2" office:value-type="float" office:value="1.0092" calcext:value-type="float">
            <text:p>1,0092</text:p>
          </table:table-cell>
          <table:table-cell office:value-type="float" office:value="1.93846852641758" calcext:value-type="float">
            <text:p>1,93846852641758</text:p>
          </table:table-cell>
          <table:table-cell office:value-type="float" office:value="1.9384685264" calcext:value-type="float">
            <text:p>1,9384685264</text:p>
          </table:table-cell>
        </table:table-row>
        <table:table-row table:style-name="ro1">
          <table:table-cell office:value-type="string" calcext:value-type="string">
            <text:p>01/11/2010</text:p>
          </table:table-cell>
          <table:table-cell table:number-columns-repeated="2" office:value-type="float" office:value="1.0103" calcext:value-type="float">
            <text:p>1,0103</text:p>
          </table:table-cell>
          <table:table-cell office:value-type="float" office:value="1.92079719224889" calcext:value-type="float">
            <text:p>1,92079719224889</text:p>
          </table:table-cell>
          <table:table-cell office:value-type="float" office:value="1.9207971922" calcext:value-type="float">
            <text:p>1,9207971922</text:p>
          </table:table-cell>
        </table:table-row>
        <table:table-row table:style-name="ro1">
          <table:table-cell office:value-type="string" calcext:value-type="string">
            <text:p>01/12/2010</text:p>
          </table:table-cell>
          <table:table-cell table:number-columns-repeated="2" office:value-type="float" office:value="1.006" calcext:value-type="float">
            <text:p>1,006</text:p>
          </table:table-cell>
          <table:table-cell office:value-type="float" office:value="1.90121468103424" calcext:value-type="float">
            <text:p>1,90121468103424</text:p>
          </table:table-cell>
          <table:table-cell office:value-type="float" office:value="1.901214681" calcext:value-type="float">
            <text:p>1,901214681</text:p>
          </table:table-cell>
        </table:table-row>
        <table:table-row table:style-name="ro1">
          <table:table-cell office:value-type="string" calcext:value-type="string">
            <text:p>01/01/2011</text:p>
          </table:table-cell>
          <table:table-cell table:number-columns-repeated="2" office:value-type="float" office:value="1.0094" calcext:value-type="float">
            <text:p>1,0094</text:p>
          </table:table-cell>
          <table:table-cell office:value-type="float" office:value="1.88987542846346" calcext:value-type="float">
            <text:p>1,88987542846346</text:p>
          </table:table-cell>
          <table:table-cell office:value-type="float" office:value="1.8898754285" calcext:value-type="float">
            <text:p>1,8898754285</text:p>
          </table:table-cell>
        </table:table-row>
        <table:table-row table:style-name="ro1">
          <table:table-cell office:value-type="string" calcext:value-type="string">
            <text:p>01/02/2011</text:p>
          </table:table-cell>
          <table:table-cell table:number-columns-repeated="2" office:value-type="float" office:value="1.0054" calcext:value-type="float">
            <text:p>1,0054</text:p>
          </table:table-cell>
          <table:table-cell office:value-type="float" office:value="1.87227603374625" calcext:value-type="float">
            <text:p>1,87227603374625</text:p>
          </table:table-cell>
          <table:table-cell office:value-type="float" office:value="1.8722760337" calcext:value-type="float">
            <text:p>1,8722760337</text:p>
          </table:table-cell>
        </table:table-row>
        <table:table-row table:style-name="ro1">
          <table:table-cell office:value-type="string" calcext:value-type="string">
            <text:p>01/03/2011</text:p>
          </table:table-cell>
          <table:table-cell table:number-columns-repeated="2" office:value-type="float" office:value="1.0066" calcext:value-type="float">
            <text:p>1,0066</text:p>
          </table:table-cell>
          <table:table-cell office:value-type="float" office:value="1.86222004550055" calcext:value-type="float">
            <text:p>1,86222004550055</text:p>
          </table:table-cell>
          <table:table-cell office:value-type="float" office:value="1.8622200455" calcext:value-type="float">
            <text:p>1,8622200455</text:p>
          </table:table-cell>
        </table:table-row>
        <table:table-row table:style-name="ro1">
          <table:table-cell office:value-type="string" calcext:value-type="string">
            <text:p>01/04/2011</text:p>
          </table:table-cell>
          <table:table-cell table:number-columns-repeated="2" office:value-type="float" office:value="1.0072" calcext:value-type="float">
            <text:p>1,0072</text:p>
          </table:table-cell>
          <table:table-cell office:value-type="float" office:value="1.85000997963496" calcext:value-type="float">
            <text:p>1,85000997963496</text:p>
          </table:table-cell>
          <table:table-cell office:value-type="float" office:value="1.8500099796" calcext:value-type="float">
            <text:p>1,8500099796</text:p>
          </table:table-cell>
        </table:table-row>
        <table:table-row table:style-name="ro1">
          <table:table-cell office:value-type="string" calcext:value-type="string">
            <text:p>01/05/2011</text:p>
          </table:table-cell>
          <table:table-cell table:number-columns-repeated="2" office:value-type="float" office:value="1.0057" calcext:value-type="float">
            <text:p>1,0057</text:p>
          </table:table-cell>
          <table:table-cell office:value-type="float" office:value="1.83678512672256" calcext:value-type="float">
            <text:p>1,83678512672256</text:p>
          </table:table-cell>
          <table:table-cell office:value-type="float" office:value="1.8367851267" calcext:value-type="float">
            <text:p>1,8367851267</text:p>
          </table:table-cell>
        </table:table-row>
        <table:table-row table:style-name="ro1">
          <table:table-cell office:value-type="string" calcext:value-type="string">
            <text:p>01/06/2011</text:p>
          </table:table-cell>
          <table:table-cell table:number-columns-repeated="2" office:value-type="float" office:value="1.0022" calcext:value-type="float">
            <text:p>1,0022</text:p>
          </table:table-cell>
          <table:table-cell office:value-type="float" office:value="1.82637479041718" calcext:value-type="float">
            <text:p>1,82637479041718</text:p>
          </table:table-cell>
          <table:table-cell office:value-type="float" office:value="1.8263747904" calcext:value-type="float">
            <text:p>1,8263747904</text:p>
          </table:table-cell>
        </table:table-row>
        <table:table-row table:style-name="ro1">
          <table:table-cell office:value-type="string" calcext:value-type="string">
            <text:p>01/07/20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8223655861277" calcext:value-type="float">
            <text:p>1,8223655861277</text:p>
          </table:table-cell>
          <table:table-cell office:value-type="float" office:value="1.8223655861" calcext:value-type="float">
            <text:p>1,8223655861</text:p>
          </table:table-cell>
        </table:table-row>
        <table:table-row table:style-name="ro1">
          <table:table-cell office:value-type="string" calcext:value-type="string">
            <text:p>01/08/2011</text:p>
          </table:table-cell>
          <table:table-cell table:number-columns-repeated="2" office:value-type="float" office:value="1.0042" calcext:value-type="float">
            <text:p>1,0042</text:p>
          </table:table-cell>
          <table:table-cell office:value-type="float" office:value="1.8223655861277" calcext:value-type="float">
            <text:p>1,8223655861277</text:p>
          </table:table-cell>
          <table:table-cell office:value-type="float" office:value="1.8223655861" calcext:value-type="float">
            <text:p>1,8223655861</text:p>
          </table:table-cell>
        </table:table-row>
        <table:table-row table:style-name="ro1">
          <table:table-cell office:value-type="string" calcext:value-type="string">
            <text:p>01/09/2011</text:p>
          </table:table-cell>
          <table:table-cell table:number-columns-repeated="2" office:value-type="float" office:value="1.0045" calcext:value-type="float">
            <text:p>1,0045</text:p>
          </table:table-cell>
          <table:table-cell office:value-type="float" office:value="1.81474366274417" calcext:value-type="float">
            <text:p>1,81474366274417</text:p>
          </table:table-cell>
          <table:table-cell office:value-type="float" office:value="1.8147436627" calcext:value-type="float">
            <text:p>1,8147436627</text:p>
          </table:table-cell>
        </table:table-row>
        <table:table-row table:style-name="ro1">
          <table:table-cell office:value-type="string" calcext:value-type="string">
            <text:p>01/10/2011</text:p>
          </table:table-cell>
          <table:table-cell table:number-columns-repeated="2" office:value-type="float" office:value="1.0032" calcext:value-type="float">
            <text:p>1,0032</text:p>
          </table:table-cell>
          <table:table-cell office:value-type="float" office:value="1.8066139001933" calcext:value-type="float">
            <text:p>1,8066139001933</text:p>
          </table:table-cell>
          <table:table-cell office:value-type="float" office:value="1.8066139002" calcext:value-type="float">
            <text:p>1,8066139002</text:p>
          </table:table-cell>
        </table:table-row>
        <table:table-row table:style-name="ro1">
          <table:table-cell office:value-type="string" calcext:value-type="string">
            <text:p>01/11/2011</text:p>
          </table:table-cell>
          <table:table-cell table:number-columns-repeated="2" office:value-type="float" office:value="1.0057" calcext:value-type="float">
            <text:p>1,0057</text:p>
          </table:table-cell>
          <table:table-cell office:value-type="float" office:value="1.80085117642873" calcext:value-type="float">
            <text:p>1,80085117642873</text:p>
          </table:table-cell>
          <table:table-cell office:value-type="float" office:value="1.8008511764" calcext:value-type="float">
            <text:p>1,8008511764</text:p>
          </table:table-cell>
        </table:table-row>
        <table:table-row table:style-name="ro1">
          <table:table-cell office:value-type="string" calcext:value-type="string">
            <text:p>01/12/2011</text:p>
          </table:table-cell>
          <table:table-cell table:number-columns-repeated="2" office:value-type="float" office:value="1.0051" calcext:value-type="float">
            <text:p>1,0051</text:p>
          </table:table-cell>
          <table:table-cell office:value-type="float" office:value="1.79064450276298" calcext:value-type="float">
            <text:p>1,79064450276298</text:p>
          </table:table-cell>
          <table:table-cell office:value-type="float" office:value="1.7906445028" calcext:value-type="float">
            <text:p>1,7906445028</text:p>
          </table:table-cell>
        </table:table-row>
        <table:table-row table:style-name="ro1">
          <table:table-cell office:value-type="string" calcext:value-type="string">
            <text:p>01/01/2012</text:p>
          </table:table-cell>
          <table:table-cell table:number-columns-repeated="2" office:value-type="float" office:value="1.0051" calcext:value-type="float">
            <text:p>1,0051</text:p>
          </table:table-cell>
          <table:table-cell office:value-type="float" office:value="1.78155855413688" calcext:value-type="float">
            <text:p>1,78155855413688</text:p>
          </table:table-cell>
          <table:table-cell office:value-type="float" office:value="1.7815585541" calcext:value-type="float">
            <text:p>1,7815585541</text:p>
          </table:table-cell>
        </table:table-row>
        <table:table-row table:style-name="ro1">
          <table:table-cell office:value-type="string" calcext:value-type="string">
            <text:p>01/02/2012</text:p>
          </table:table-cell>
          <table:table-cell table:number-columns-repeated="2" office:value-type="float" office:value="1.0039" calcext:value-type="float">
            <text:p>1,0039</text:p>
          </table:table-cell>
          <table:table-cell office:value-type="float" office:value="1.7725187087224" calcext:value-type="float">
            <text:p>1,7725187087224</text:p>
          </table:table-cell>
          <table:table-cell office:value-type="float" office:value="1.7725187087" calcext:value-type="float">
            <text:p>1,7725187087</text:p>
          </table:table-cell>
        </table:table-row>
        <table:table-row table:style-name="ro1">
          <table:table-cell office:value-type="string" calcext:value-type="string">
            <text:p>01/03/2012</text:p>
          </table:table-cell>
          <table:table-cell table:number-columns-repeated="2" office:value-type="float" office:value="1.0018" calcext:value-type="float">
            <text:p>1,0018</text:p>
          </table:table-cell>
          <table:table-cell office:value-type="float" office:value="1.76563274103237" calcext:value-type="float">
            <text:p>1,76563274103237</text:p>
          </table:table-cell>
          <table:table-cell office:value-type="float" office:value="1.765632741" calcext:value-type="float">
            <text:p>1,765632741</text:p>
          </table:table-cell>
        </table:table-row>
        <table:table-row table:style-name="ro1">
          <table:table-cell office:value-type="string" calcext:value-type="string">
            <text:p>01/04/2012</text:p>
          </table:table-cell>
          <table:table-cell table:number-columns-repeated="2" office:value-type="float" office:value="1.0064" calcext:value-type="float">
            <text:p>1,0064</text:p>
          </table:table-cell>
          <table:table-cell office:value-type="float" office:value="1.76246031246992" calcext:value-type="float">
            <text:p>1,76246031246992</text:p>
          </table:table-cell>
          <table:table-cell office:value-type="float" office:value="1.7624603125" calcext:value-type="float">
            <text:p>1,7624603125</text:p>
          </table:table-cell>
        </table:table-row>
        <table:table-row table:style-name="ro1">
          <table:table-cell office:value-type="string" calcext:value-type="string">
            <text:p>01/05/2012</text:p>
          </table:table-cell>
          <table:table-cell table:number-columns-repeated="2" office:value-type="float" office:value="1.0055" calcext:value-type="float">
            <text:p>1,0055</text:p>
          </table:table-cell>
          <table:table-cell office:value-type="float" office:value="1.75125229776423" calcext:value-type="float">
            <text:p>1,75125229776423</text:p>
          </table:table-cell>
          <table:table-cell office:value-type="float" office:value="1.7512522978" calcext:value-type="float">
            <text:p>1,7512522978</text:p>
          </table:table-cell>
        </table:table-row>
        <table:table-row table:style-name="ro1">
          <table:table-cell office:value-type="string" calcext:value-type="string">
            <text:p>01/06/2012</text:p>
          </table:table-cell>
          <table:table-cell table:number-columns-repeated="2" office:value-type="float" office:value="1.0026" calcext:value-type="float">
            <text:p>1,0026</text:p>
          </table:table-cell>
          <table:table-cell office:value-type="float" office:value="1.74167309573767" calcext:value-type="float">
            <text:p>1,74167309573767</text:p>
          </table:table-cell>
          <table:table-cell office:value-type="float" office:value="1.7416730957" calcext:value-type="float">
            <text:p>1,7416730957</text:p>
          </table:table-cell>
        </table:table-row>
        <table:table-row table:style-name="ro1">
          <table:table-cell office:value-type="string" calcext:value-type="string">
            <text:p>01/07/2012</text:p>
          </table:table-cell>
          <table:table-cell table:number-columns-repeated="2" office:value-type="float" office:value="1.0043" calcext:value-type="float">
            <text:p>1,0043</text:p>
          </table:table-cell>
          <table:table-cell office:value-type="float" office:value="1.73715648886662" calcext:value-type="float">
            <text:p>1,73715648886662</text:p>
          </table:table-cell>
          <table:table-cell office:value-type="float" office:value="1.7371564889" calcext:value-type="float">
            <text:p>1,7371564889</text:p>
          </table:table-cell>
        </table:table-row>
        <table:table-row table:style-name="ro1">
          <table:table-cell office:value-type="string" calcext:value-type="string">
            <text:p>01/08/2012</text:p>
          </table:table-cell>
          <table:table-cell table:number-columns-repeated="2" office:value-type="float" office:value="1.0045" calcext:value-type="float">
            <text:p>1,0045</text:p>
          </table:table-cell>
          <table:table-cell office:value-type="float" office:value="1.72971869846323" calcext:value-type="float">
            <text:p>1,72971869846323</text:p>
          </table:table-cell>
          <table:table-cell office:value-type="float" office:value="1.7297186985" calcext:value-type="float">
            <text:p>1,7297186985</text:p>
          </table:table-cell>
        </table:table-row>
        <table:table-row table:style-name="ro1">
          <table:table-cell office:value-type="string" calcext:value-type="string">
            <text:p>01/09/2012</text:p>
          </table:table-cell>
          <table:table-cell table:number-columns-repeated="2" office:value-type="float" office:value="1.0063" calcext:value-type="float">
            <text:p>1,0063</text:p>
          </table:table-cell>
          <table:table-cell office:value-type="float" office:value="1.72196983420929" calcext:value-type="float">
            <text:p>1,72196983420929</text:p>
          </table:table-cell>
          <table:table-cell office:value-type="float" office:value="1.7219698342" calcext:value-type="float">
            <text:p>1,7219698342</text:p>
          </table:table-cell>
        </table:table-row>
        <table:table-row table:style-name="ro1">
          <table:table-cell office:value-type="string" calcext:value-type="string">
            <text:p>01/10/2012</text:p>
          </table:table-cell>
          <table:table-cell table:number-columns-repeated="2" office:value-type="float" office:value="1.0071" calcext:value-type="float">
            <text:p>1,0071</text:p>
          </table:table-cell>
          <table:table-cell office:value-type="float" office:value="1.71118934135873" calcext:value-type="float">
            <text:p>1,71118934135873</text:p>
          </table:table-cell>
          <table:table-cell office:value-type="float" office:value="1.7111893414" calcext:value-type="float">
            <text:p>1,7111893414</text:p>
          </table:table-cell>
        </table:table-row>
        <table:table-row table:style-name="ro1">
          <table:table-cell office:value-type="string" calcext:value-type="string">
            <text:p>01/11/2012</text:p>
          </table:table-cell>
          <table:table-cell table:number-columns-repeated="2" office:value-type="float" office:value="1.0054" calcext:value-type="float">
            <text:p>1,0054</text:p>
          </table:table-cell>
          <table:table-cell office:value-type="float" office:value="1.69912554995406" calcext:value-type="float">
            <text:p>1,69912554995406</text:p>
          </table:table-cell>
          <table:table-cell office:value-type="float" office:value="1.69912555" calcext:value-type="float">
            <text:p>1,69912555</text:p>
          </table:table-cell>
        </table:table-row>
        <table:table-row table:style-name="ro1">
          <table:table-cell office:value-type="string" calcext:value-type="string">
            <text:p>01/12/2012</text:p>
          </table:table-cell>
          <table:table-cell table:number-columns-repeated="2" office:value-type="float" office:value="1.0074" calcext:value-type="float">
            <text:p>1,0074</text:p>
          </table:table-cell>
          <table:table-cell office:value-type="float" office:value="1.68999955237126" calcext:value-type="float">
            <text:p>1,68999955237126</text:p>
          </table:table-cell>
          <table:table-cell office:value-type="float" office:value="1.6899995524" calcext:value-type="float">
            <text:p>1,6899995524</text:p>
          </table:table-cell>
        </table:table-row>
        <table:table-row table:style-name="ro1">
          <table:table-cell office:value-type="string" calcext:value-type="string">
            <text:p>01/01/2013</text:p>
          </table:table-cell>
          <table:table-cell table:number-columns-repeated="2" office:value-type="float" office:value="1.0092" calcext:value-type="float">
            <text:p>1,0092</text:p>
          </table:table-cell>
          <table:table-cell office:value-type="float" office:value="1.67758542026133" calcext:value-type="float">
            <text:p>1,67758542026133</text:p>
          </table:table-cell>
          <table:table-cell office:value-type="float" office:value="1.6775854203" calcext:value-type="float">
            <text:p>1,6775854203</text:p>
          </table:table-cell>
        </table:table-row>
        <table:table-row table:style-name="ro1">
          <table:table-cell office:value-type="string" calcext:value-type="string">
            <text:p>01/02/2013</text:p>
          </table:table-cell>
          <table:table-cell table:number-columns-repeated="2" office:value-type="float" office:value="1.0052" calcext:value-type="float">
            <text:p>1,0052</text:p>
          </table:table-cell>
          <table:table-cell office:value-type="float" office:value="1.66229233081781" calcext:value-type="float">
            <text:p>1,66229233081781</text:p>
          </table:table-cell>
          <table:table-cell office:value-type="float" office:value="1.6622923308" calcext:value-type="float">
            <text:p>1,6622923308</text:p>
          </table:table-cell>
        </table:table-row>
        <table:table-row table:style-name="ro1">
          <table:table-cell office:value-type="string" calcext:value-type="string">
            <text:p>01/03/2013</text:p>
          </table:table-cell>
          <table:table-cell table:number-columns-repeated="2" office:value-type="float" office:value="1.006" calcext:value-type="float">
            <text:p>1,006</text:p>
          </table:table-cell>
          <table:table-cell office:value-type="float" office:value="1.6536931265597" calcext:value-type="float">
            <text:p>1,6536931265597</text:p>
          </table:table-cell>
          <table:table-cell office:value-type="float" office:value="1.6536931266" calcext:value-type="float">
            <text:p>1,6536931266</text:p>
          </table:table-cell>
        </table:table-row>
        <table:table-row table:style-name="ro1">
          <table:table-cell office:value-type="string" calcext:value-type="string">
            <text:p>01/04/2013</text:p>
          </table:table-cell>
          <table:table-cell table:number-columns-repeated="2" office:value-type="float" office:value="1.0059" calcext:value-type="float">
            <text:p>1,0059</text:p>
          </table:table-cell>
          <table:table-cell office:value-type="float" office:value="1.64383014568559" calcext:value-type="float">
            <text:p>1,64383014568559</text:p>
          </table:table-cell>
          <table:table-cell office:value-type="float" office:value="1.6438301457" calcext:value-type="float">
            <text:p>1,6438301457</text:p>
          </table:table-cell>
        </table:table-row>
        <table:table-row table:style-name="ro1">
          <table:table-cell office:value-type="string" calcext:value-type="string">
            <text:p>01/05/2013</text:p>
          </table:table-cell>
          <table:table-cell table:number-columns-repeated="2" office:value-type="float" office:value="1.0035" calcext:value-type="float">
            <text:p>1,0035</text:p>
          </table:table-cell>
          <table:table-cell office:value-type="float" office:value="1.63418843392543" calcext:value-type="float">
            <text:p>1,63418843392543</text:p>
          </table:table-cell>
          <table:table-cell office:value-type="float" office:value="1.6341884339" calcext:value-type="float">
            <text:p>1,6341884339</text:p>
          </table:table-cell>
        </table:table-row>
        <table:table-row table:style-name="ro1">
          <table:table-cell office:value-type="string" calcext:value-type="string">
            <text:p>01/06/2013</text:p>
          </table:table-cell>
          <table:table-cell table:number-columns-repeated="2" office:value-type="float" office:value="1.0028" calcext:value-type="float">
            <text:p>1,0028</text:p>
          </table:table-cell>
          <table:table-cell office:value-type="float" office:value="1.62848872339355" calcext:value-type="float">
            <text:p>1,62848872339355</text:p>
          </table:table-cell>
          <table:table-cell office:value-type="float" office:value="1.6284887234" calcext:value-type="float">
            <text:p>1,6284887234</text:p>
          </table:table-cell>
        </table:table-row>
        <table:table-row table:style-name="ro1">
          <table:table-cell office:value-type="string" calcext:value-type="string">
            <text:p>01/07/2013</text:p>
          </table:table-cell>
          <table:table-cell table:number-columns-repeated="2" office:value-type="float" office:value="0.9987" calcext:value-type="float">
            <text:p>0,9987</text:p>
          </table:table-cell>
          <table:table-cell office:value-type="float" office:value="1.62394168667087" calcext:value-type="float">
            <text:p>1,62394168667087</text:p>
          </table:table-cell>
          <table:table-cell office:value-type="float" office:value="1.6239416867" calcext:value-type="float">
            <text:p>1,6239416867</text:p>
          </table:table-cell>
        </table:table-row>
        <table:table-row table:style-name="ro1">
          <table:table-cell office:value-type="string" calcext:value-type="string">
            <text:p>01/08/2013</text:p>
          </table:table-cell>
          <table:table-cell table:number-columns-repeated="2" office:value-type="float" office:value="1.0016" calcext:value-type="float">
            <text:p>1,0016</text:p>
          </table:table-cell>
          <table:table-cell office:value-type="float" office:value="1.62605555889744" calcext:value-type="float">
            <text:p>1,62605555889744</text:p>
          </table:table-cell>
          <table:table-cell office:value-type="float" office:value="1.6260555589" calcext:value-type="float">
            <text:p>1,6260555589</text:p>
          </table:table-cell>
        </table:table-row>
        <table:table-row table:style-name="ro1">
          <table:table-cell office:value-type="string" calcext:value-type="string">
            <text:p>01/09/2013</text:p>
          </table:table-cell>
          <table:table-cell table:number-columns-repeated="2" office:value-type="float" office:value="1.0027" calcext:value-type="float">
            <text:p>1,0027</text:p>
          </table:table-cell>
          <table:table-cell office:value-type="float" office:value="1.62345802605575" calcext:value-type="float">
            <text:p>1,62345802605575</text:p>
          </table:table-cell>
          <table:table-cell office:value-type="float" office:value="1.6234580261" calcext:value-type="float">
            <text:p>1,6234580261</text:p>
          </table:table-cell>
        </table:table-row>
        <table:table-row table:style-name="ro1">
          <table:table-cell office:value-type="string" calcext:value-type="string">
            <text:p>01/10/2013</text:p>
          </table:table-cell>
          <table:table-cell table:number-columns-repeated="2" office:value-type="float" office:value="1.0061" calcext:value-type="float">
            <text:p>1,0061</text:p>
          </table:table-cell>
          <table:table-cell office:value-type="float" office:value="1.61908649252593" calcext:value-type="float">
            <text:p>1,61908649252593</text:p>
          </table:table-cell>
          <table:table-cell office:value-type="float" office:value="1.6190864925" calcext:value-type="float">
            <text:p>1,6190864925</text:p>
          </table:table-cell>
        </table:table-row>
        <table:table-row table:style-name="ro1">
          <table:table-cell office:value-type="string" calcext:value-type="string">
            <text:p>01/11/2013</text:p>
          </table:table-cell>
          <table:table-cell table:number-columns-repeated="2" office:value-type="float" office:value="1.0054" calcext:value-type="float">
            <text:p>1,0054</text:p>
          </table:table-cell>
          <table:table-cell office:value-type="float" office:value="1.60926994585621" calcext:value-type="float">
            <text:p>1,60926994585621</text:p>
          </table:table-cell>
          <table:table-cell office:value-type="float" office:value="1.6092699459" calcext:value-type="float">
            <text:p>1,6092699459</text:p>
          </table:table-cell>
        </table:table-row>
        <table:table-row table:style-name="ro1">
          <table:table-cell office:value-type="string" calcext:value-type="string">
            <text:p>01/12/2013</text:p>
          </table:table-cell>
          <table:table-cell table:number-columns-repeated="2" office:value-type="float" office:value="1.0072" calcext:value-type="float">
            <text:p>1,0072</text:p>
          </table:table-cell>
          <table:table-cell office:value-type="float" office:value="1.60062656241915" calcext:value-type="float">
            <text:p>1,60062656241915</text:p>
          </table:table-cell>
          <table:table-cell office:value-type="float" office:value="1.6006265624" calcext:value-type="float">
            <text:p>1,6006265624</text:p>
          </table:table-cell>
        </table:table-row>
        <table:table-row table:style-name="ro1">
          <table:table-cell office:value-type="string" calcext:value-type="string">
            <text:p>01/01/2014</text:p>
          </table:table-cell>
          <table:table-cell table:number-columns-repeated="2" office:value-type="float" office:value="1.0063" calcext:value-type="float">
            <text:p>1,0063</text:p>
          </table:table-cell>
          <table:table-cell office:value-type="float" office:value="1.58918443449082" calcext:value-type="float">
            <text:p>1,58918443449082</text:p>
          </table:table-cell>
          <table:table-cell office:value-type="float" office:value="1.5891844345" calcext:value-type="float">
            <text:p>1,5891844345</text:p>
          </table:table-cell>
        </table:table-row>
        <table:table-row table:style-name="ro1">
          <table:table-cell office:value-type="string" calcext:value-type="string">
            <text:p>01/02/2014</text:p>
          </table:table-cell>
          <table:table-cell table:number-columns-repeated="2" office:value-type="float" office:value="1.0064" calcext:value-type="float">
            <text:p>1,0064</text:p>
          </table:table-cell>
          <table:table-cell office:value-type="float" office:value="1.5792352524007" calcext:value-type="float">
            <text:p>1,5792352524007</text:p>
          </table:table-cell>
          <table:table-cell office:value-type="float" office:value="1.5792352524" calcext:value-type="float">
            <text:p>1,5792352524</text:p>
          </table:table-cell>
        </table:table-row>
        <table:table-row table:style-name="ro1">
          <table:table-cell office:value-type="string" calcext:value-type="string">
            <text:p>01/03/2014</text:p>
          </table:table-cell>
          <table:table-cell table:number-columns-repeated="2" office:value-type="float" office:value="1.0082" calcext:value-type="float">
            <text:p>1,0082</text:p>
          </table:table-cell>
          <table:table-cell office:value-type="float" office:value="1.5691924209069" calcext:value-type="float">
            <text:p>1,5691924209069</text:p>
          </table:table-cell>
          <table:table-cell office:value-type="float" office:value="1.5691924209" calcext:value-type="float">
            <text:p>1,5691924209</text:p>
          </table:table-cell>
        </table:table-row>
        <table:table-row table:style-name="ro1">
          <table:table-cell office:value-type="string" calcext:value-type="string">
            <text:p>01/04/2014</text:p>
          </table:table-cell>
          <table:table-cell table:number-columns-repeated="2" office:value-type="float" office:value="1.0078" calcext:value-type="float">
            <text:p>1,0078</text:p>
          </table:table-cell>
          <table:table-cell office:value-type="float" office:value="1.55642969738832" calcext:value-type="float">
            <text:p>1,55642969738832</text:p>
          </table:table-cell>
          <table:table-cell office:value-type="float" office:value="1.5564296974" calcext:value-type="float">
            <text:p>1,5564296974</text:p>
          </table:table-cell>
        </table:table-row>
        <table:table-row table:style-name="ro1">
          <table:table-cell office:value-type="string" calcext:value-type="string">
            <text:p>01/05/2014</text:p>
          </table:table-cell>
          <table:table-cell table:number-columns-repeated="2" office:value-type="float" office:value="1.006" calcext:value-type="float">
            <text:p>1,006</text:p>
          </table:table-cell>
          <table:table-cell office:value-type="float" office:value="1.5443835060412" calcext:value-type="float">
            <text:p>1,5443835060412</text:p>
          </table:table-cell>
          <table:table-cell office:value-type="float" office:value="1.544383506" calcext:value-type="float">
            <text:p>1,544383506</text:p>
          </table:table-cell>
        </table:table-row>
        <table:table-row table:style-name="ro1">
          <table:table-cell office:value-type="string" calcext:value-type="string">
            <text:p>01/06/2014</text:p>
          </table:table-cell>
          <table:table-cell table:number-columns-repeated="2" office:value-type="float" office:value="1.0026" calcext:value-type="float">
            <text:p>1,0026</text:p>
          </table:table-cell>
          <table:table-cell office:value-type="float" office:value="1.53517247121392" calcext:value-type="float">
            <text:p>1,53517247121392</text:p>
          </table:table-cell>
          <table:table-cell office:value-type="float" office:value="1.5351724712" calcext:value-type="float">
            <text:p>1,5351724712</text:p>
          </table:table-cell>
        </table:table-row>
        <table:table-row table:style-name="ro1">
          <table:table-cell office:value-type="string" calcext:value-type="string">
            <text:p>01/07/2014</text:p>
          </table:table-cell>
          <table:table-cell table:number-columns-repeated="2" office:value-type="float" office:value="1.0013" calcext:value-type="float">
            <text:p>1,0013</text:p>
          </table:table-cell>
          <table:table-cell office:value-type="float" office:value="1.53119137364245" calcext:value-type="float">
            <text:p>1,53119137364245</text:p>
          </table:table-cell>
          <table:table-cell office:value-type="float" office:value="1.5311913736" calcext:value-type="float">
            <text:p>1,5311913736</text:p>
          </table:table-cell>
        </table:table-row>
        <table:table-row table:style-name="ro1">
          <table:table-cell office:value-type="string" calcext:value-type="string">
            <text:p>01/08/2014</text:p>
          </table:table-cell>
          <table:table-cell table:number-columns-repeated="2" office:value-type="float" office:value="1.0018" calcext:value-type="float">
            <text:p>1,0018</text:p>
          </table:table-cell>
          <table:table-cell office:value-type="float" office:value="1.52920340921048" calcext:value-type="float">
            <text:p>1,52920340921048</text:p>
          </table:table-cell>
          <table:table-cell office:value-type="float" office:value="1.5292034092" calcext:value-type="float">
            <text:p>1,5292034092</text:p>
          </table:table-cell>
        </table:table-row>
        <table:table-row table:style-name="ro1">
          <table:table-cell office:value-type="string" calcext:value-type="string">
            <text:p>01/09/2014</text:p>
          </table:table-cell>
          <table:table-cell table:number-columns-repeated="2" office:value-type="float" office:value="1.0049" calcext:value-type="float">
            <text:p>1,0049</text:p>
          </table:table-cell>
          <table:table-cell office:value-type="float" office:value="1.52645578879066" calcext:value-type="float">
            <text:p>1,52645578879066</text:p>
          </table:table-cell>
          <table:table-cell office:value-type="float" office:value="1.5264557888" calcext:value-type="float">
            <text:p>1,5264557888</text:p>
          </table:table-cell>
        </table:table-row>
        <table:table-row table:style-name="ro1">
          <table:table-cell office:value-type="string" calcext:value-type="string">
            <text:p>01/10/2014</text:p>
          </table:table-cell>
          <table:table-cell table:number-columns-repeated="2" office:value-type="float" office:value="1.0038" calcext:value-type="float">
            <text:p>1,0038</text:p>
          </table:table-cell>
          <table:table-cell office:value-type="float" office:value="1.51901262691876" calcext:value-type="float">
            <text:p>1,51901262691876</text:p>
          </table:table-cell>
          <table:table-cell office:value-type="float" office:value="1.5190126269" calcext:value-type="float">
            <text:p>1,5190126269</text:p>
          </table:table-cell>
        </table:table-row>
        <table:table-row table:style-name="ro1">
          <table:table-cell office:value-type="string" calcext:value-type="string">
            <text:p>01/11/2014</text:p>
          </table:table-cell>
          <table:table-cell table:number-columns-repeated="2" office:value-type="float" office:value="1.0053" calcext:value-type="float">
            <text:p>1,0053</text:p>
          </table:table-cell>
          <table:table-cell office:value-type="float" office:value="1.51326223044308" calcext:value-type="float">
            <text:p>1,51326223044308</text:p>
          </table:table-cell>
          <table:table-cell office:value-type="float" office:value="1.5132622304" calcext:value-type="float">
            <text:p>1,5132622304</text:p>
          </table:table-cell>
        </table:table-row>
        <table:table-row table:style-name="ro1">
          <table:table-cell office:value-type="string" calcext:value-type="string">
            <text:p>01/12/2014</text:p>
          </table:table-cell>
          <table:table-cell table:number-columns-repeated="2" office:value-type="float" office:value="1.0062" calcext:value-type="float">
            <text:p>1,0062</text:p>
          </table:table-cell>
          <table:table-cell office:value-type="float" office:value="1.50528422405559" calcext:value-type="float">
            <text:p>1,50528422405559</text:p>
          </table:table-cell>
          <table:table-cell office:value-type="float" office:value="1.5052842241" calcext:value-type="float">
            <text:p>1,5052842241</text:p>
          </table:table-cell>
        </table:table-row>
        <table:table-row table:style-name="ro1">
          <table:table-cell office:value-type="string" calcext:value-type="string">
            <text:p>01/01/2015</text:p>
          </table:table-cell>
          <table:table-cell table:number-columns-repeated="2" office:value-type="float" office:value="1.0148" calcext:value-type="float">
            <text:p>1,0148</text:p>
          </table:table-cell>
          <table:table-cell office:value-type="float" office:value="1.49600896845119" calcext:value-type="float">
            <text:p>1,49600896845119</text:p>
          </table:table-cell>
          <table:table-cell office:value-type="float" office:value="1.4960089685" calcext:value-type="float">
            <text:p>1,4960089685</text:p>
          </table:table-cell>
        </table:table-row>
        <table:table-row table:style-name="ro1">
          <table:table-cell office:value-type="string" calcext:value-type="string">
            <text:p>01/02/2015</text:p>
          </table:table-cell>
          <table:table-cell table:number-columns-repeated="2" office:value-type="float" office:value="1.0116" calcext:value-type="float">
            <text:p>1,0116</text:p>
          </table:table-cell>
          <table:table-cell office:value-type="float" office:value="1.47419094250216" calcext:value-type="float">
            <text:p>1,47419094250216</text:p>
          </table:table-cell>
          <table:table-cell office:value-type="float" office:value="1.4741909425" calcext:value-type="float">
            <text:p>1,4741909425</text:p>
          </table:table-cell>
        </table:table-row>
        <table:table-row table:style-name="ro1">
          <table:table-cell office:value-type="string" calcext:value-type="string">
            <text:p>01/03/2015</text:p>
          </table:table-cell>
          <table:table-cell table:number-columns-repeated="2" office:value-type="float" office:value="1.0151" calcext:value-type="float">
            <text:p>1,0151</text:p>
          </table:table-cell>
          <table:table-cell office:value-type="float" office:value="1.45728642002981" calcext:value-type="float">
            <text:p>1,45728642002981</text:p>
          </table:table-cell>
          <table:table-cell office:value-type="float" office:value="1.45728642" calcext:value-type="float">
            <text:p>1,45728642</text:p>
          </table:table-cell>
        </table:table-row>
        <table:table-row table:style-name="ro1">
          <table:table-cell office:value-type="string" calcext:value-type="string">
            <text:p>01/04/2015</text:p>
          </table:table-cell>
          <table:table-cell table:number-columns-repeated="2" office:value-type="float" office:value="1.0071" calcext:value-type="float">
            <text:p>1,0071</text:p>
          </table:table-cell>
          <table:table-cell office:value-type="float" office:value="1.43560872823348" calcext:value-type="float">
            <text:p>1,43560872823348</text:p>
          </table:table-cell>
          <table:table-cell office:value-type="float" office:value="1.4356087282" calcext:value-type="float">
            <text:p>1,4356087282</text:p>
          </table:table-cell>
        </table:table-row>
        <table:table-row table:style-name="ro1">
          <table:table-cell office:value-type="string" calcext:value-type="string">
            <text:p>01/05/2015</text:p>
          </table:table-cell>
          <table:table-cell table:number-columns-repeated="2" office:value-type="float" office:value="1.0099" calcext:value-type="float">
            <text:p>1,0099</text:p>
          </table:table-cell>
          <table:table-cell office:value-type="float" office:value="1.42548776510126" calcext:value-type="float">
            <text:p>1,42548776510126</text:p>
          </table:table-cell>
          <table:table-cell office:value-type="float" office:value="1.4254877651" calcext:value-type="float">
            <text:p>1,4254877651</text:p>
          </table:table-cell>
        </table:table-row>
        <table:table-row table:style-name="ro1">
          <table:table-cell office:value-type="string" calcext:value-type="string">
            <text:p>01/06/2015</text:p>
          </table:table-cell>
          <table:table-cell table:number-columns-repeated="2" office:value-type="float" office:value="1.0077" calcext:value-type="float">
            <text:p>1,0077</text:p>
          </table:table-cell>
          <table:table-cell office:value-type="float" office:value="1.41151377869221" calcext:value-type="float">
            <text:p>1,41151377869221</text:p>
          </table:table-cell>
          <table:table-cell office:value-type="float" office:value="1.4115137787" calcext:value-type="float">
            <text:p>1,4115137787</text:p>
          </table:table-cell>
        </table:table-row>
        <table:table-row table:style-name="ro1">
          <table:table-cell office:value-type="string" calcext:value-type="string">
            <text:p>01/07/2015</text:p>
          </table:table-cell>
          <table:table-cell table:number-columns-repeated="2" office:value-type="float" office:value="1.0058" calcext:value-type="float">
            <text:p>1,0058</text:p>
          </table:table-cell>
          <table:table-cell office:value-type="float" office:value="1.40072817176958" calcext:value-type="float">
            <text:p>1,40072817176958</text:p>
          </table:table-cell>
          <table:table-cell office:value-type="float" office:value="1.4007281718" calcext:value-type="float">
            <text:p>1,4007281718</text:p>
          </table:table-cell>
        </table:table-row>
        <table:table-row table:style-name="ro1">
          <table:table-cell office:value-type="string" calcext:value-type="string">
            <text:p>01/08/2015</text:p>
          </table:table-cell>
          <table:table-cell table:number-columns-repeated="2" office:value-type="float" office:value="1.0025" calcext:value-type="float">
            <text:p>1,0025</text:p>
          </table:table-cell>
          <table:table-cell office:value-type="float" office:value="1.39265079714613" calcext:value-type="float">
            <text:p>1,39265079714613</text:p>
          </table:table-cell>
          <table:table-cell office:value-type="float" office:value="1.3926507971" calcext:value-type="float">
            <text:p>1,3926507971</text:p>
          </table:table-cell>
        </table:table-row>
        <table:table-row table:style-name="ro1">
          <table:table-cell office:value-type="string" calcext:value-type="string">
            <text:p>01/09/2015</text:p>
          </table:table-cell>
          <table:table-cell table:number-columns-repeated="2" office:value-type="float" office:value="1.0051" calcext:value-type="float">
            <text:p>1,0051</text:p>
          </table:table-cell>
          <table:table-cell office:value-type="float" office:value="1.38917785251484" calcext:value-type="float">
            <text:p>1,38917785251484</text:p>
          </table:table-cell>
          <table:table-cell office:value-type="float" office:value="1.3891778525" calcext:value-type="float">
            <text:p>1,3891778525</text:p>
          </table:table-cell>
        </table:table-row>
        <table:table-row table:style-name="ro1">
          <table:table-cell office:value-type="string" calcext:value-type="string">
            <text:p>01/10/2015</text:p>
          </table:table-cell>
          <table:table-cell table:number-columns-repeated="2" office:value-type="float" office:value="1.0077" calcext:value-type="float">
            <text:p>1,0077</text:p>
          </table:table-cell>
          <table:table-cell office:value-type="float" office:value="1.38212899464216" calcext:value-type="float">
            <text:p>1,38212899464216</text:p>
          </table:table-cell>
          <table:table-cell office:value-type="float" office:value="1.3821289946" calcext:value-type="float">
            <text:p>1,3821289946</text:p>
          </table:table-cell>
        </table:table-row>
        <table:table-row table:style-name="ro1">
          <table:table-cell office:value-type="string" calcext:value-type="string">
            <text:p>01/11/2015</text:p>
          </table:table-cell>
          <table:table-cell table:number-columns-repeated="2" office:value-type="float" office:value="1.0111" calcext:value-type="float">
            <text:p>1,0111</text:p>
          </table:table-cell>
          <table:table-cell office:value-type="float" office:value="1.37156792164549" calcext:value-type="float">
            <text:p>1,37156792164549</text:p>
          </table:table-cell>
          <table:table-cell office:value-type="float" office:value="1.3715679216" calcext:value-type="float">
            <text:p>1,3715679216</text:p>
          </table:table-cell>
        </table:table-row>
        <table:table-row table:style-name="ro1">
          <table:table-cell office:value-type="string" calcext:value-type="string">
            <text:p>01/12/2015</text:p>
          </table:table-cell>
          <table:table-cell table:number-columns-repeated="2" office:value-type="float" office:value="1.009" calcext:value-type="float">
            <text:p>1,009</text:p>
          </table:table-cell>
          <table:table-cell office:value-type="float" office:value="1.35651065339283" calcext:value-type="float">
            <text:p>1,35651065339283</text:p>
          </table:table-cell>
          <table:table-cell office:value-type="float" office:value="1.3565106534" calcext:value-type="float">
            <text:p>1,3565106534</text:p>
          </table:table-cell>
        </table:table-row>
        <table:table-row table:style-name="ro1">
          <table:table-cell office:value-type="string" calcext:value-type="string">
            <text:p>01/01/2016</text:p>
          </table:table-cell>
          <table:table-cell table:number-columns-repeated="2" office:value-type="float" office:value="1.0151" calcext:value-type="float">
            <text:p>1,0151</text:p>
          </table:table-cell>
          <table:table-cell office:value-type="float" office:value="1.34441095479963" calcext:value-type="float">
            <text:p>1,34441095479963</text:p>
          </table:table-cell>
          <table:table-cell office:value-type="float" office:value="1.3444109548" calcext:value-type="float">
            <text:p>1,3444109548</text:p>
          </table:table-cell>
        </table:table-row>
        <table:table-row table:style-name="ro1">
          <table:table-cell office:value-type="string" calcext:value-type="string">
            <text:p>01/02/2016</text:p>
          </table:table-cell>
          <table:table-cell table:number-columns-repeated="2" office:value-type="float" office:value="1.0095" calcext:value-type="float">
            <text:p>1,0095</text:p>
          </table:table-cell>
          <table:table-cell office:value-type="float" office:value="1.32441232863721" calcext:value-type="float">
            <text:p>1,32441232863721</text:p>
          </table:table-cell>
          <table:table-cell office:value-type="float" office:value="1.3244123286" calcext:value-type="float">
            <text:p>1,3244123286</text:p>
          </table:table-cell>
        </table:table-row>
        <table:table-row table:style-name="ro1">
          <table:table-cell office:value-type="string" calcext:value-type="string">
            <text:p>01/03/2016</text:p>
          </table:table-cell>
          <table:table-cell table:number-columns-repeated="2" office:value-type="float" office:value="1.0044" calcext:value-type="float">
            <text:p>1,0044</text:p>
          </table:table-cell>
          <table:table-cell office:value-type="float" office:value="1.3119488148957" calcext:value-type="float">
            <text:p>1,3119488148957</text:p>
          </table:table-cell>
          <table:table-cell office:value-type="float" office:value="1.3119488149" calcext:value-type="float">
            <text:p>1,3119488149</text:p>
          </table:table-cell>
        </table:table-row>
        <table:table-row table:style-name="ro1">
          <table:table-cell office:value-type="string" calcext:value-type="string">
            <text:p>01/04/2016</text:p>
          </table:table-cell>
          <table:table-cell table:number-columns-repeated="2" office:value-type="float" office:value="1.0064" calcext:value-type="float">
            <text:p>1,0064</text:p>
          </table:table-cell>
          <table:table-cell office:value-type="float" office:value="1.30620152817174" calcext:value-type="float">
            <text:p>1,30620152817174</text:p>
          </table:table-cell>
          <table:table-cell office:value-type="float" office:value="1.3062015282" calcext:value-type="float">
            <text:p>1,3062015282</text:p>
          </table:table-cell>
        </table:table-row>
        <table:table-row table:style-name="ro1">
          <table:table-cell office:value-type="string" calcext:value-type="string">
            <text:p>01/05/2016</text:p>
          </table:table-cell>
          <table:table-cell table:number-columns-repeated="2" office:value-type="float" office:value="1.0098" calcext:value-type="float">
            <text:p>1,0098</text:p>
          </table:table-cell>
          <table:table-cell office:value-type="float" office:value="1.29789500017065" calcext:value-type="float">
            <text:p>1,29789500017065</text:p>
          </table:table-cell>
          <table:table-cell office:value-type="float" office:value="1.2978950002" calcext:value-type="float">
            <text:p>1,2978950002</text:p>
          </table:table-cell>
        </table:table-row>
        <table:table-row table:style-name="ro1">
          <table:table-cell office:value-type="string" calcext:value-type="string">
            <text:p>01/06/2016</text:p>
          </table:table-cell>
          <table:table-cell table:number-columns-repeated="2" office:value-type="float" office:value="1.0047" calcext:value-type="float">
            <text:p>1,0047</text:p>
          </table:table-cell>
          <table:table-cell office:value-type="float" office:value="1.28529906929159" calcext:value-type="float">
            <text:p>1,28529906929159</text:p>
          </table:table-cell>
          <table:table-cell office:value-type="float" office:value="1.2852990693" calcext:value-type="float">
            <text:p>1,2852990693</text:p>
          </table:table-cell>
        </table:table-row>
        <table:table-row table:style-name="ro1">
          <table:table-cell office:value-type="string" calcext:value-type="string">
            <text:p>01/07/2016</text:p>
          </table:table-cell>
          <table:table-cell table:number-columns-repeated="2" office:value-type="float" office:value="1.0064" calcext:value-type="float">
            <text:p>1,0064</text:p>
          </table:table-cell>
          <table:table-cell office:value-type="float" office:value="1.27928642310301" calcext:value-type="float">
            <text:p>1,27928642310301</text:p>
          </table:table-cell>
          <table:table-cell office:value-type="float" office:value="1.2792864231" calcext:value-type="float">
            <text:p>1,2792864231</text:p>
          </table:table-cell>
        </table:table-row>
        <table:table-row table:style-name="ro1">
          <table:table-cell office:value-type="string" calcext:value-type="string">
            <text:p>01/08/2016</text:p>
          </table:table-cell>
          <table:table-cell table:number-columns-repeated="2" office:value-type="float" office:value="1.0031" calcext:value-type="float">
            <text:p>1,0031</text:p>
          </table:table-cell>
          <table:table-cell office:value-type="float" office:value="1.27115105634242" calcext:value-type="float">
            <text:p>1,27115105634242</text:p>
          </table:table-cell>
          <table:table-cell office:value-type="float" office:value="1.2711510563" calcext:value-type="float">
            <text:p>1,2711510563</text:p>
          </table:table-cell>
        </table:table-row>
        <table:table-row table:style-name="ro1">
          <table:table-cell office:value-type="string" calcext:value-type="string">
            <text:p>01/09/2016</text:p>
          </table:table-cell>
          <table:table-cell table:number-columns-repeated="2" office:value-type="float" office:value="1.0008" calcext:value-type="float">
            <text:p>1,0008</text:p>
          </table:table-cell>
          <table:table-cell office:value-type="float" office:value="1.26722266607758" calcext:value-type="float">
            <text:p>1,26722266607758</text:p>
          </table:table-cell>
          <table:table-cell office:value-type="float" office:value="1.2672226661" calcext:value-type="float">
            <text:p>1,2672226661</text:p>
          </table:table-cell>
        </table:table-row>
        <table:table-row table:style-name="ro1">
          <table:table-cell office:value-type="string" calcext:value-type="string">
            <text:p>01/10/2016</text:p>
          </table:table-cell>
          <table:table-cell table:number-columns-repeated="2" office:value-type="float" office:value="1.0017" calcext:value-type="float">
            <text:p>1,0017</text:p>
          </table:table-cell>
          <table:table-cell office:value-type="float" office:value="1.26620969831892" calcext:value-type="float">
            <text:p>1,26620969831892</text:p>
          </table:table-cell>
          <table:table-cell office:value-type="float" office:value="1.2662096983" calcext:value-type="float">
            <text:p>1,2662096983</text:p>
          </table:table-cell>
        </table:table-row>
        <table:table-row table:style-name="ro1">
          <table:table-cell office:value-type="string" calcext:value-type="string">
            <text:p>01/11/2016</text:p>
          </table:table-cell>
          <table:table-cell table:number-columns-repeated="2" office:value-type="float" office:value="1.0007" calcext:value-type="float">
            <text:p>1,0007</text:p>
          </table:table-cell>
          <table:table-cell office:value-type="float" office:value="1.26406079496748" calcext:value-type="float">
            <text:p>1,26406079496748</text:p>
          </table:table-cell>
          <table:table-cell office:value-type="float" office:value="1.264060795" calcext:value-type="float">
            <text:p>1,264060795</text:p>
          </table:table-cell>
        </table:table-row>
        <table:table-row table:style-name="ro1">
          <table:table-cell office:value-type="string" calcext:value-type="string">
            <text:p>01/12/2016</text:p>
          </table:table-cell>
          <table:table-cell table:number-columns-repeated="2" office:value-type="float" office:value="1.0014" calcext:value-type="float">
            <text:p>1,0014</text:p>
          </table:table-cell>
          <table:table-cell office:value-type="float" office:value="1.26317657136752" calcext:value-type="float">
            <text:p>1,26317657136752</text:p>
          </table:table-cell>
          <table:table-cell office:value-type="float" office:value="1.2631765714" calcext:value-type="float">
            <text:p>1,2631765714</text:p>
          </table:table-cell>
        </table:table-row>
        <table:table-row table:style-name="ro1">
          <table:table-cell office:value-type="string" calcext:value-type="string">
            <text:p>01/01/2017</text:p>
          </table:table-cell>
          <table:table-cell table:number-columns-repeated="2" office:value-type="float" office:value="1.0042" calcext:value-type="float">
            <text:p>1,0042</text:p>
          </table:table-cell>
          <table:table-cell office:value-type="float" office:value="1.26141059653237" calcext:value-type="float">
            <text:p>1,26141059653237</text:p>
          </table:table-cell>
          <table:table-cell office:value-type="float" office:value="1.2614105965" calcext:value-type="float">
            <text:p>1,2614105965</text:p>
          </table:table-cell>
        </table:table-row>
        <table:table-row table:style-name="ro1">
          <table:table-cell office:value-type="string" calcext:value-type="string">
            <text:p>01/02/2017</text:p>
          </table:table-cell>
          <table:table-cell table:number-columns-repeated="2" office:value-type="float" office:value="1.0024" calcext:value-type="float">
            <text:p>1,0024</text:p>
          </table:table-cell>
          <table:table-cell office:value-type="float" office:value="1.25613483024534" calcext:value-type="float">
            <text:p>1,25613483024534</text:p>
          </table:table-cell>
          <table:table-cell office:value-type="float" office:value="1.2561348302" calcext:value-type="float">
            <text:p>1,2561348302</text:p>
          </table:table-cell>
        </table:table-row>
        <table:table-row table:style-name="ro1">
          <table:table-cell office:value-type="string" calcext:value-type="string">
            <text:p>01/03/2017</text:p>
          </table:table-cell>
          <table:table-cell table:number-columns-repeated="2" office:value-type="float" office:value="1.0032" calcext:value-type="float">
            <text:p>1,0032</text:p>
          </table:table-cell>
          <table:table-cell office:value-type="float" office:value="1.25312732466614" calcext:value-type="float">
            <text:p>1,25312732466614</text:p>
          </table:table-cell>
          <table:table-cell office:value-type="float" office:value="1.2531273247" calcext:value-type="float">
            <text:p>1,2531273247</text:p>
          </table:table-cell>
        </table:table-row>
        <table:table-row table:style-name="ro1">
          <table:table-cell office:value-type="string" calcext:value-type="string">
            <text:p>01/04/2017</text:p>
          </table:table-cell>
          <table:table-cell table:number-columns-repeated="2" office:value-type="float" office:value="1.0008" calcext:value-type="float">
            <text:p>1,0008</text:p>
          </table:table-cell>
          <table:table-cell office:value-type="float" office:value="1.24913010831952" calcext:value-type="float">
            <text:p>1,24913010831952</text:p>
          </table:table-cell>
          <table:table-cell office:value-type="float" office:value="1.2491301083" calcext:value-type="float">
            <text:p>1,2491301083</text:p>
          </table:table-cell>
        </table:table-row>
        <table:table-row table:style-name="ro1">
          <table:table-cell office:value-type="string" calcext:value-type="string">
            <text:p>01/05/2017</text:p>
          </table:table-cell>
          <table:table-cell table:number-columns-repeated="2" office:value-type="float" office:value="1.0036" calcext:value-type="float">
            <text:p>1,0036</text:p>
          </table:table-cell>
          <table:table-cell office:value-type="float" office:value="1.24813160303709" calcext:value-type="float">
            <text:p>1,24813160303709</text:p>
          </table:table-cell>
          <table:table-cell office:value-type="float" office:value="1.248131603" calcext:value-type="float">
            <text:p>1,248131603</text:p>
          </table:table-cell>
        </table:table-row>
        <table:table-row table:style-name="ro1">
          <table:table-cell office:value-type="string" calcext:value-type="string">
            <text:p>01/06/2017</text:p>
          </table:table-cell>
          <table:table-cell table:number-columns-repeated="2" office:value-type="float" office:value="0.997" calcext:value-type="float">
            <text:p>0,997</text:p>
          </table:table-cell>
          <table:table-cell office:value-type="float" office:value="1.24365444702779" calcext:value-type="float">
            <text:p>1,24365444702779</text:p>
          </table:table-cell>
          <table:table-cell office:value-type="float" office:value="1.243654447" calcext:value-type="float">
            <text:p>1,243654447</text:p>
          </table:table-cell>
        </table:table-row>
        <table:table-row table:style-name="ro1">
          <table:table-cell office:value-type="string" calcext:value-type="string">
            <text:p>01/07/2017</text:p>
          </table:table-cell>
          <table:table-cell table:number-columns-repeated="2" office:value-type="float" office:value="1.0017" calcext:value-type="float">
            <text:p>1,0017</text:p>
          </table:table-cell>
          <table:table-cell office:value-type="float" office:value="1.24739663693861" calcext:value-type="float">
            <text:p>1,24739663693861</text:p>
          </table:table-cell>
          <table:table-cell office:value-type="float" office:value="1.2473966369" calcext:value-type="float">
            <text:p>1,2473966369</text:p>
          </table:table-cell>
        </table:table-row>
        <table:table-row table:style-name="ro1">
          <table:table-cell office:value-type="string" calcext:value-type="string">
            <text:p>01/08/2017</text:p>
          </table:table-cell>
          <table:table-cell table:number-columns-repeated="2" office:value-type="float" office:value="0.9997" calcext:value-type="float">
            <text:p>0,9997</text:p>
          </table:table-cell>
          <table:table-cell office:value-type="float" office:value="1.24527966151404" calcext:value-type="float">
            <text:p>1,24527966151404</text:p>
          </table:table-cell>
          <table:table-cell office:value-type="float" office:value="1.2452796615" calcext:value-type="float">
            <text:p>1,2452796615</text:p>
          </table:table-cell>
        </table:table-row>
        <table:table-row table:style-name="ro1">
          <table:table-cell office:value-type="string" calcext:value-type="string">
            <text:p>01/09/2017</text:p>
          </table:table-cell>
          <table:table-cell table:number-columns-repeated="2" office:value-type="float" office:value="0.9998" calcext:value-type="float">
            <text:p>0,9998</text:p>
          </table:table-cell>
          <table:table-cell office:value-type="float" office:value="1.2456533575213" calcext:value-type="float">
            <text:p>1,2456533575213</text:p>
          </table:table-cell>
          <table:table-cell office:value-type="float" office:value="1.2456533575" calcext:value-type="float">
            <text:p>1,2456533575</text:p>
          </table:table-cell>
        </table:table-row>
        <table:table-row table:style-name="ro1">
          <table:table-cell office:value-type="string" calcext:value-type="string">
            <text:p>01/10/2017</text:p>
          </table:table-cell>
          <table:table-cell table:number-columns-repeated="2" office:value-type="float" office:value="1.0037" calcext:value-type="float">
            <text:p>1,0037</text:p>
          </table:table-cell>
          <table:table-cell office:value-type="float" office:value="1.24590253802891" calcext:value-type="float">
            <text:p>1,24590253802891</text:p>
          </table:table-cell>
          <table:table-cell office:value-type="float" office:value="1.245902538" calcext:value-type="float">
            <text:p>1,245902538</text:p>
          </table:table-cell>
        </table:table-row>
        <table:table-row table:style-name="ro1">
          <table:table-cell office:value-type="string" calcext:value-type="string">
            <text:p>01/11/2017</text:p>
          </table:table-cell>
          <table:table-cell table:number-columns-repeated="2" office:value-type="float" office:value="1.0018" calcext:value-type="float">
            <text:p>1,0018</text:p>
          </table:table-cell>
          <table:table-cell office:value-type="float" office:value="1.24130969216789" calcext:value-type="float">
            <text:p>1,24130969216789</text:p>
          </table:table-cell>
          <table:table-cell office:value-type="float" office:value="1.2413096922" calcext:value-type="float">
            <text:p>1,2413096922</text:p>
          </table:table-cell>
        </table:table-row>
        <table:table-row table:style-name="ro1">
          <table:table-cell office:value-type="string" calcext:value-type="string">
            <text:p>01/12/2017</text:p>
          </table:table-cell>
          <table:table-cell table:number-columns-repeated="2" office:value-type="float" office:value="1.0026" calcext:value-type="float">
            <text:p>1,0026</text:p>
          </table:table-cell>
          <table:table-cell office:value-type="float" office:value="1.23907934933908" calcext:value-type="float">
            <text:p>1,23907934933908</text:p>
          </table:table-cell>
          <table:table-cell office:value-type="float" office:value="1.2390793493" calcext:value-type="float">
            <text:p>1,2390793493</text:p>
          </table:table-cell>
        </table:table-row>
        <table:table-row table:style-name="ro1">
          <table:table-cell office:value-type="string" calcext:value-type="string">
            <text:p>01/01/2018</text:p>
          </table:table-cell>
          <table:table-cell table:number-columns-repeated="2" office:value-type="float" office:value="1.0023" calcext:value-type="float">
            <text:p>1,0023</text:p>
          </table:table-cell>
          <table:table-cell office:value-type="float" office:value="1.23586609748562" calcext:value-type="float">
            <text:p>1,23586609748562</text:p>
          </table:table-cell>
          <table:table-cell office:value-type="float" office:value="1.2358660975" calcext:value-type="float">
            <text:p>1,2358660975</text:p>
          </table:table-cell>
        </table:table-row>
        <table:table-row table:style-name="ro1">
          <table:table-cell office:value-type="string" calcext:value-type="string">
            <text:p>01/02/2018</text:p>
          </table:table-cell>
          <table:table-cell table:number-columns-repeated="2" office:value-type="float" office:value="1.0018" calcext:value-type="float">
            <text:p>1,0018</text:p>
          </table:table-cell>
          <table:table-cell office:value-type="float" office:value="1.23303012819078" calcext:value-type="float">
            <text:p>1,23303012819078</text:p>
          </table:table-cell>
          <table:table-cell office:value-type="float" office:value="1.2330301282" calcext:value-type="float">
            <text:p>1,2330301282</text:p>
          </table:table-cell>
        </table:table-row>
        <table:table-row table:style-name="ro1">
          <table:table-cell office:value-type="string" calcext:value-type="string">
            <text:p>01/03/2018</text:p>
          </table:table-cell>
          <table:table-cell table:number-columns-repeated="2" office:value-type="float" office:value="1.0007" calcext:value-type="float">
            <text:p>1,0007</text:p>
          </table:table-cell>
          <table:table-cell office:value-type="float" office:value="1.23081466179954" calcext:value-type="float">
            <text:p>1,23081466179954</text:p>
          </table:table-cell>
          <table:table-cell office:value-type="float" office:value="1.2308146618" calcext:value-type="float">
            <text:p>1,2308146618</text:p>
          </table:table-cell>
        </table:table-row>
        <table:table-row table:style-name="ro1">
          <table:table-cell office:value-type="string" calcext:value-type="string">
            <text:p>01/04/2018</text:p>
          </table:table-cell>
          <table:table-cell table:number-columns-repeated="2" office:value-type="float" office:value="1.0021" calcext:value-type="float">
            <text:p>1,0021</text:p>
          </table:table-cell>
          <table:table-cell office:value-type="float" office:value="1.22995369421359" calcext:value-type="float">
            <text:p>1,22995369421359</text:p>
          </table:table-cell>
          <table:table-cell office:value-type="float" office:value="1.2299536942" calcext:value-type="float">
            <text:p>1,2299536942</text:p>
          </table:table-cell>
        </table:table-row>
        <table:table-row table:style-name="ro1">
          <table:table-cell office:value-type="string" calcext:value-type="string">
            <text:p>01/05/2018</text:p>
          </table:table-cell>
          <table:table-cell table:number-columns-repeated="2" office:value-type="float" office:value="1.0043" calcext:value-type="float">
            <text:p>1,0043</text:p>
          </table:table-cell>
          <table:table-cell office:value-type="float" office:value="1.2273762041848" calcext:value-type="float">
            <text:p>1,2273762041848</text:p>
          </table:table-cell>
          <table:table-cell office:value-type="float" office:value="1.2273762042" calcext:value-type="float">
            <text:p>1,2273762042</text:p>
          </table:table-cell>
        </table:table-row>
        <table:table-row table:style-name="ro1">
          <table:table-cell office:value-type="string" calcext:value-type="string">
            <text:p>01/06/2018</text:p>
          </table:table-cell>
          <table:table-cell table:number-columns-repeated="2" office:value-type="float" office:value="1.0143" calcext:value-type="float">
            <text:p>1,0143</text:p>
          </table:table-cell>
          <table:table-cell office:value-type="float" office:value="1.22212108352564" calcext:value-type="float">
            <text:p>1,22212108352564</text:p>
          </table:table-cell>
          <table:table-cell office:value-type="float" office:value="1.2221210835" calcext:value-type="float">
            <text:p>1,2221210835</text:p>
          </table:table-cell>
        </table:table-row>
        <table:table-row table:style-name="ro1">
          <table:table-cell office:value-type="string" calcext:value-type="string">
            <text:p>01/07/2018</text:p>
          </table:table-cell>
          <table:table-cell table:number-columns-repeated="2" office:value-type="float" office:value="1.0025" calcext:value-type="float">
            <text:p>1,0025</text:p>
          </table:table-cell>
          <table:table-cell office:value-type="float" office:value="1.20489114022049" calcext:value-type="float">
            <text:p>1,20489114022049</text:p>
          </table:table-cell>
          <table:table-cell office:value-type="float" office:value="1.2048911402" calcext:value-type="float">
            <text:p>1,2048911402</text:p>
          </table:table-cell>
        </table:table-row>
        <table:table-row table:style-name="ro1">
          <table:table-cell office:value-type="string" calcext:value-type="string">
            <text:p>01/08/20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0188642416009" calcext:value-type="float">
            <text:p>1,20188642416009</text:p>
          </table:table-cell>
          <table:table-cell office:value-type="float" office:value="1.2018864242" calcext:value-type="float">
            <text:p>1,2018864242</text:p>
          </table:table-cell>
        </table:table-row>
        <table:table-row table:style-name="ro1">
          <table:table-cell office:value-type="string" calcext:value-type="string">
            <text:p>01/09/2018</text:p>
          </table:table-cell>
          <table:table-cell table:number-columns-repeated="2" office:value-type="float" office:value="1.003" calcext:value-type="float">
            <text:p>1,003</text:p>
          </table:table-cell>
          <table:table-cell office:value-type="float" office:value="1.20188642416009" calcext:value-type="float">
            <text:p>1,20188642416009</text:p>
          </table:table-cell>
          <table:table-cell office:value-type="float" office:value="1.2018864242" calcext:value-type="float">
            <text:p>1,2018864242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table:number-columns-repeated="2" office:value-type="float" office:value="1.004" calcext:value-type="float">
            <text:p>1,004</text:p>
          </table:table-cell>
          <table:table-cell office:value-type="float" office:value="1.19829154951156" calcext:value-type="float">
            <text:p>1,19829154951156</text:p>
          </table:table-cell>
          <table:table-cell office:value-type="float" office:value="1.1982915495" calcext:value-type="float">
            <text:p>1,1982915495</text:p>
          </table:table-cell>
        </table:table-row>
        <table:table-row table:style-name="ro1">
          <table:table-cell office:value-type="string" calcext:value-type="string">
            <text:p>01/11/2018</text:p>
          </table:table-cell>
          <table:table-cell table:number-columns-repeated="2" office:value-type="float" office:value="0.9975" calcext:value-type="float">
            <text:p>0,9975</text:p>
          </table:table-cell>
          <table:table-cell office:value-type="float" office:value="1.19351747959319" calcext:value-type="float">
            <text:p>1,19351747959319</text:p>
          </table:table-cell>
          <table:table-cell office:value-type="float" office:value="1.1935174796" calcext:value-type="float">
            <text:p>1,1935174796</text:p>
          </table:table-cell>
        </table:table-row>
        <table:table-row table:style-name="ro1">
          <table:table-cell office:value-type="string" calcext:value-type="string">
            <text:p>01/12/2018</text:p>
          </table:table-cell>
          <table:table-cell table:number-columns-repeated="2" office:value-type="float" office:value="1.0014" calcext:value-type="float">
            <text:p>1,0014</text:p>
          </table:table-cell>
          <table:table-cell office:value-type="float" office:value="1.19650875147187" calcext:value-type="float">
            <text:p>1,19650875147187</text:p>
          </table:table-cell>
          <table:table-cell office:value-type="float" office:value="1.1965087515" calcext:value-type="float">
            <text:p>1,1965087515</text:p>
          </table:table-cell>
        </table:table-row>
        <table:table-row table:style-name="ro1">
          <table:table-cell office:value-type="string" calcext:value-type="string">
            <text:p>01/01/2019</text:p>
          </table:table-cell>
          <table:table-cell table:number-columns-repeated="2" office:value-type="float" office:value="1.0036" calcext:value-type="float">
            <text:p>1,0036</text:p>
          </table:table-cell>
          <table:table-cell office:value-type="float" office:value="1.19483598109833" calcext:value-type="float">
            <text:p>1,19483598109833</text:p>
          </table:table-cell>
          <table:table-cell office:value-type="float" office:value="1.1948359811" calcext:value-type="float">
            <text:p>1,1948359811</text:p>
          </table:table-cell>
        </table:table-row>
        <table:table-row table:style-name="ro1">
          <table:table-cell office:value-type="string" calcext:value-type="string">
            <text:p>01/02/2019</text:p>
          </table:table-cell>
          <table:table-cell table:number-columns-repeated="2" office:value-type="float" office:value="1.0054" calcext:value-type="float">
            <text:p>1,0054</text:p>
          </table:table-cell>
          <table:table-cell office:value-type="float" office:value="1.19055000109439" calcext:value-type="float">
            <text:p>1,19055000109439</text:p>
          </table:table-cell>
          <table:table-cell office:value-type="float" office:value="1.1905500011" calcext:value-type="float">
            <text:p>1,1905500011</text:p>
          </table:table-cell>
        </table:table-row>
        <table:table-row table:style-name="ro1">
          <table:table-cell office:value-type="string" calcext:value-type="string">
            <text:p>01/03/2019</text:p>
          </table:table-cell>
          <table:table-cell table:number-columns-repeated="2" office:value-type="float" office:value="1.0077" calcext:value-type="float">
            <text:p>1,0077</text:p>
          </table:table-cell>
          <table:table-cell office:value-type="float" office:value="1.18415556106464" calcext:value-type="float">
            <text:p>1,18415556106464</text:p>
          </table:table-cell>
          <table:table-cell office:value-type="float" office:value="1.1841555611" calcext:value-type="float">
            <text:p>1,1841555611</text:p>
          </table:table-cell>
        </table:table-row>
        <table:table-row table:style-name="ro1">
          <table:table-cell office:value-type="string" calcext:value-type="string">
            <text:p>01/04/2019</text:p>
          </table:table-cell>
          <table:table-cell table:number-columns-repeated="2" office:value-type="float" office:value="1.006" calcext:value-type="float">
            <text:p>1,006</text:p>
          </table:table-cell>
          <table:table-cell office:value-type="float" office:value="1.17510723535243" calcext:value-type="float">
            <text:p>1,17510723535243</text:p>
          </table:table-cell>
          <table:table-cell office:value-type="float" office:value="1.1751072354" calcext:value-type="float">
            <text:p>1,1751072354</text:p>
          </table:table-cell>
        </table:table-row>
        <table:table-row table:style-name="ro1">
          <table:table-cell office:value-type="string" calcext:value-type="string">
            <text:p>01/05/2019</text:p>
          </table:table-cell>
          <table:table-cell table:number-columns-repeated="2" office:value-type="float" office:value="1.0015" calcext:value-type="float">
            <text:p>1,0015</text:p>
          </table:table-cell>
          <table:table-cell office:value-type="float" office:value="1.16809864349148" calcext:value-type="float">
            <text:p>1,16809864349148</text:p>
          </table:table-cell>
          <table:table-cell office:value-type="float" office:value="1.1680986435" calcext:value-type="float">
            <text:p>1,1680986435</text:p>
          </table:table-cell>
        </table:table-row>
        <table:table-row table:style-name="ro1">
          <table:table-cell office:value-type="string" calcext:value-type="string">
            <text:p>01/06/2019</text:p>
          </table:table-cell>
          <table:table-cell table:number-columns-repeated="2" office:value-type="float" office:value="1.0001" calcext:value-type="float">
            <text:p>1,0001</text:p>
          </table:table-cell>
          <table:table-cell office:value-type="float" office:value="1.16634911981176" calcext:value-type="float">
            <text:p>1,16634911981176</text:p>
          </table:table-cell>
          <table:table-cell office:value-type="float" office:value="1.1663491198" calcext:value-type="float">
            <text:p>1,1663491198</text:p>
          </table:table-cell>
        </table:table-row>
        <table:table-row table:style-name="ro1">
          <table:table-cell office:value-type="string" calcext:value-type="string">
            <text:p>01/07/2019</text:p>
          </table:table-cell>
          <table:table-cell table:number-columns-repeated="2" office:value-type="float" office:value="1.001" calcext:value-type="float">
            <text:p>1,001</text:p>
          </table:table-cell>
          <table:table-cell office:value-type="float" office:value="1.1662324965621" calcext:value-type="float">
            <text:p>1,1662324965621</text:p>
          </table:table-cell>
          <table:table-cell office:value-type="float" office:value="1.1662324966" calcext:value-type="float">
            <text:p>1,1662324966</text:p>
          </table:table-cell>
        </table:table-row>
        <table:table-row table:style-name="ro1">
          <table:table-cell office:value-type="string" calcext:value-type="string">
            <text:p>01/08/2019</text:p>
          </table:table-cell>
          <table:table-cell table:number-columns-repeated="2" office:value-type="float" office:value="1.0012" calcext:value-type="float">
            <text:p>1,0012</text:p>
          </table:table-cell>
          <table:table-cell office:value-type="float" office:value="1.16506742913297" calcext:value-type="float">
            <text:p>1,16506742913297</text:p>
          </table:table-cell>
          <table:table-cell office:value-type="float" office:value="1.1650674291" calcext:value-type="float">
            <text:p>1,1650674291</text:p>
          </table:table-cell>
        </table:table-row>
        <table:table-row table:style-name="ro1">
          <table:table-cell office:value-type="string" calcext:value-type="string">
            <text:p>01/09/2019</text:p>
          </table:table-cell>
          <table:table-cell table:number-columns-repeated="2" office:value-type="float" office:value="0.9995" calcext:value-type="float">
            <text:p>0,9995</text:p>
          </table:table-cell>
          <table:table-cell office:value-type="float" office:value="1.16367102390428" calcext:value-type="float">
            <text:p>1,16367102390428</text:p>
          </table:table-cell>
          <table:table-cell office:value-type="float" office:value="1.1636710239" calcext:value-type="float">
            <text:p>1,1636710239</text:p>
          </table:table-cell>
        </table:table-row>
        <table:table-row table:style-name="ro1">
          <table:table-cell office:value-type="string" calcext:value-type="string">
            <text:p>01/10/2019</text:p>
          </table:table-cell>
          <table:table-cell table:number-columns-repeated="2" office:value-type="float" office:value="1.0004" calcext:value-type="float">
            <text:p>1,0004</text:p>
          </table:table-cell>
          <table:table-cell office:value-type="float" office:value="1.16425315047952" calcext:value-type="float">
            <text:p>1,16425315047952</text:p>
          </table:table-cell>
          <table:table-cell office:value-type="float" office:value="1.1642531505" calcext:value-type="float">
            <text:p>1,1642531505</text:p>
          </table:table-cell>
        </table:table-row>
        <table:table-row table:style-name="ro1">
          <table:table-cell office:value-type="string" calcext:value-type="string">
            <text:p>01/11/2019</text:p>
          </table:table-cell>
          <table:table-cell table:number-columns-repeated="2" office:value-type="float" office:value="1.0054" calcext:value-type="float">
            <text:p>1,0054</text:p>
          </table:table-cell>
          <table:table-cell office:value-type="float" office:value="1.16378763542535" calcext:value-type="float">
            <text:p>1,16378763542535</text:p>
          </table:table-cell>
          <table:table-cell office:value-type="float" office:value="1.1637876354" calcext:value-type="float">
            <text:p>1,1637876354</text:p>
          </table:table-cell>
        </table:table-row>
        <table:table-row table:style-name="ro1">
          <table:table-cell office:value-type="string" calcext:value-type="string">
            <text:p>01/12/2019</text:p>
          </table:table-cell>
          <table:table-cell table:number-columns-repeated="2" office:value-type="float" office:value="1.0122" calcext:value-type="float">
            <text:p>1,0122</text:p>
          </table:table-cell>
          <table:table-cell office:value-type="float" office:value="1.15753693597111" calcext:value-type="float">
            <text:p>1,15753693597111</text:p>
          </table:table-cell>
          <table:table-cell office:value-type="float" office:value="1.157536936" calcext:value-type="float">
            <text:p>1,157536936</text:p>
          </table:table-cell>
        </table:table-row>
        <table:table-row table:style-name="ro1">
          <table:table-cell office:value-type="string" calcext:value-type="string">
            <text:p>01/01/2020</text:p>
          </table:table-cell>
          <table:table-cell table:number-columns-repeated="2" office:value-type="float" office:value="1.0019" calcext:value-type="float">
            <text:p>1,0019</text:p>
          </table:table-cell>
          <table:table-cell office:value-type="float" office:value="1.14358519657292" calcext:value-type="float">
            <text:p>1,14358519657292</text:p>
          </table:table-cell>
          <table:table-cell office:value-type="float" office:value="1.1435851966" calcext:value-type="float">
            <text:p>1,1435851966</text:p>
          </table:table-cell>
        </table:table-row>
        <table:table-row table:style-name="ro1">
          <table:table-cell office:value-type="string" calcext:value-type="string">
            <text:p>01/02/2020</text:p>
          </table:table-cell>
          <table:table-cell table:number-columns-repeated="2" office:value-type="float" office:value="1.0017" calcext:value-type="float">
            <text:p>1,0017</text:p>
          </table:table-cell>
          <table:table-cell office:value-type="float" office:value="1.14141650521302" calcext:value-type="float">
            <text:p>1,14141650521302</text:p>
          </table:table-cell>
          <table:table-cell office:value-type="float" office:value="1.1414165052" calcext:value-type="float">
            <text:p>1,1414165052</text:p>
          </table:table-cell>
        </table:table-row>
        <table:table-row table:style-name="ro1">
          <table:table-cell office:value-type="string" calcext:value-type="string">
            <text:p>01/03/2020</text:p>
          </table:table-cell>
          <table:table-cell table:number-columns-repeated="2" office:value-type="float" office:value="1.0018" calcext:value-type="float">
            <text:p>1,0018</text:p>
          </table:table-cell>
          <table:table-cell office:value-type="float" office:value="1.1394793902496" calcext:value-type="float">
            <text:p>1,1394793902496</text:p>
          </table:table-cell>
          <table:table-cell office:value-type="float" office:value="1.1394793902" calcext:value-type="float">
            <text:p>1,1394793902</text:p>
          </table:table-cell>
        </table:table-row>
        <table:table-row table:style-name="ro1">
          <table:table-cell office:value-type="string" calcext:value-type="string">
            <text:p>01/04/2020</text:p>
          </table:table-cell>
          <table:table-cell table:number-columns-repeated="2" office:value-type="float" office:value="0.9977" calcext:value-type="float">
            <text:p>0,9977</text:p>
          </table:table-cell>
          <table:table-cell office:value-type="float" office:value="1.13743201262687" calcext:value-type="float">
            <text:p>1,13743201262687</text:p>
          </table:table-cell>
          <table:table-cell office:value-type="float" office:value="1.1374320126" calcext:value-type="float">
            <text:p>1,1374320126</text:p>
          </table:table-cell>
        </table:table-row>
        <table:table-row table:style-name="ro1">
          <table:table-cell office:value-type="string" calcext:value-type="string">
            <text:p>01/05/2020</text:p>
          </table:table-cell>
          <table:table-cell table:number-columns-repeated="2" office:value-type="float" office:value="0.9975" calcext:value-type="float">
            <text:p>0,9975</text:p>
          </table:table-cell>
          <table:table-cell office:value-type="float" office:value="1.1400541371423" calcext:value-type="float">
            <text:p>1,1400541371423</text:p>
          </table:table-cell>
          <table:table-cell office:value-type="float" office:value="1.1400541371" calcext:value-type="float">
            <text:p>1,1400541371</text:p>
          </table:table-cell>
        </table:table-row>
        <table:table-row table:style-name="ro1">
          <table:table-cell office:value-type="string" calcext:value-type="string">
            <text:p>01/06/2020</text:p>
          </table:table-cell>
          <table:table-cell table:number-columns-repeated="2" office:value-type="float" office:value="1.003" calcext:value-type="float">
            <text:p>1,003</text:p>
          </table:table-cell>
          <table:table-cell office:value-type="float" office:value="1.1429114156815" calcext:value-type="float">
            <text:p>1,1429114156815</text:p>
          </table:table-cell>
          <table:table-cell office:value-type="float" office:value="1.1429114157" calcext:value-type="float">
            <text:p>1,1429114157</text:p>
          </table:table-cell>
        </table:table-row>
        <table:table-row table:style-name="ro1">
          <table:table-cell office:value-type="string" calcext:value-type="string">
            <text:p>01/07/2020</text:p>
          </table:table-cell>
          <table:table-cell table:number-columns-repeated="2" office:value-type="float" office:value="1.0044" calcext:value-type="float">
            <text:p>1,0044</text:p>
          </table:table-cell>
          <table:table-cell office:value-type="float" office:value="1.13949293687089" calcext:value-type="float">
            <text:p>1,13949293687089</text:p>
          </table:table-cell>
          <table:table-cell office:value-type="float" office:value="1.1394929369" calcext:value-type="float">
            <text:p>1,1394929369</text:p>
          </table:table-cell>
        </table:table-row>
        <table:table-row table:style-name="ro1">
          <table:table-cell office:value-type="string" calcext:value-type="string">
            <text:p>01/08/2020</text:p>
          </table:table-cell>
          <table:table-cell table:number-columns-repeated="2" office:value-type="float" office:value="1.0036" calcext:value-type="float">
            <text:p>1,0036</text:p>
          </table:table-cell>
          <table:table-cell office:value-type="float" office:value="1.13450113189057" calcext:value-type="float">
            <text:p>1,13450113189057</text:p>
          </table:table-cell>
          <table:table-cell office:value-type="float" office:value="1.1345011319" calcext:value-type="float">
            <text:p>1,1345011319</text:p>
          </table:table-cell>
        </table:table-row>
        <table:table-row table:style-name="ro1">
          <table:table-cell office:value-type="string" calcext:value-type="string">
            <text:p>01/09/2020</text:p>
          </table:table-cell>
          <table:table-cell table:number-columns-repeated="2" office:value-type="float" office:value="1.0087" calcext:value-type="float">
            <text:p>1,0087</text:p>
          </table:table-cell>
          <table:table-cell office:value-type="float" office:value="1.13043157820902" calcext:value-type="float">
            <text:p>1,13043157820902</text:p>
          </table:table-cell>
          <table:table-cell office:value-type="float" office:value="1.1304315782" calcext:value-type="float">
            <text:p>1,1304315782</text:p>
          </table:table-cell>
        </table:table-row>
        <table:table-row table:style-name="ro1">
          <table:table-cell office:value-type="string" calcext:value-type="string">
            <text:p>01/10/2020</text:p>
          </table:table-cell>
          <table:table-cell table:number-columns-repeated="2" office:value-type="float" office:value="1.0089" calcext:value-type="float">
            <text:p>1,0089</text:p>
          </table:table-cell>
          <table:table-cell office:value-type="float" office:value="1.12068164787253" calcext:value-type="float">
            <text:p>1,12068164787253</text:p>
          </table:table-cell>
          <table:table-cell office:value-type="float" office:value="1.1206816479" calcext:value-type="float">
            <text:p>1,1206816479</text:p>
          </table:table-cell>
        </table:table-row>
        <table:table-row table:style-name="ro1">
          <table:table-cell office:value-type="string" calcext:value-type="string">
            <text:p>01/11/2020</text:p>
          </table:table-cell>
          <table:table-cell table:number-columns-repeated="2" office:value-type="float" office:value="1.0095" calcext:value-type="float">
            <text:p>1,0095</text:p>
          </table:table-cell>
          <table:table-cell office:value-type="float" office:value="1.11079556732335" calcext:value-type="float">
            <text:p>1,11079556732335</text:p>
          </table:table-cell>
          <table:table-cell office:value-type="float" office:value="1.1107955673" calcext:value-type="float">
            <text:p>1,1107955673</text:p>
          </table:table-cell>
        </table:table-row>
        <table:table-row table:style-name="ro1">
          <table:table-cell office:value-type="string" calcext:value-type="string">
            <text:p>01/12/2020</text:p>
          </table:table-cell>
          <table:table-cell table:number-columns-repeated="2" office:value-type="float" office:value="1.0146" calcext:value-type="float">
            <text:p>1,0146</text:p>
          </table:table-cell>
          <table:table-cell office:value-type="float" office:value="1.10034231532774" calcext:value-type="float">
            <text:p>1,10034231532774</text:p>
          </table:table-cell>
          <table:table-cell office:value-type="float" office:value="1.1003423153" calcext:value-type="float">
            <text:p>1,1003423153</text:p>
          </table:table-cell>
        </table:table-row>
        <table:table-row table:style-name="ro1">
          <table:table-cell office:value-type="string" calcext:value-type="string">
            <text:p>01/01/2021</text:p>
          </table:table-cell>
          <table:table-cell table:number-columns-repeated="2" office:value-type="float" office:value="1.0027" calcext:value-type="float">
            <text:p>1,0027</text:p>
          </table:table-cell>
          <table:table-cell office:value-type="float" office:value="1.08450849135397" calcext:value-type="float">
            <text:p>1,08450849135397</text:p>
          </table:table-cell>
          <table:table-cell office:value-type="float" office:value="1.0845084914" calcext:value-type="float">
            <text:p>1,0845084914</text:p>
          </table:table-cell>
        </table:table-row>
        <table:table-row table:style-name="ro1">
          <table:table-cell office:value-type="string" calcext:value-type="string">
            <text:p>01/02/2021</text:p>
          </table:table-cell>
          <table:table-cell table:number-columns-repeated="2" office:value-type="float" office:value="1.0082" calcext:value-type="float">
            <text:p>1,0082</text:p>
          </table:table-cell>
          <table:table-cell office:value-type="float" office:value="1.08158820320532" calcext:value-type="float">
            <text:p>1,08158820320532</text:p>
          </table:table-cell>
          <table:table-cell office:value-type="float" office:value="1.0815882032" calcext:value-type="float">
            <text:p>1,0815882032</text:p>
          </table:table-cell>
        </table:table-row>
        <table:table-row table:style-name="ro1">
          <table:table-cell office:value-type="string" calcext:value-type="string">
            <text:p>01/03/2021</text:p>
          </table:table-cell>
          <table:table-cell table:number-columns-repeated="2" office:value-type="float" office:value="1.0086" calcext:value-type="float">
            <text:p>1,0086</text:p>
          </table:table-cell>
          <table:table-cell office:value-type="float" office:value="1.07279131442702" calcext:value-type="float">
            <text:p>1,07279131442702</text:p>
          </table:table-cell>
          <table:table-cell office:value-type="float" office:value="1.0727913144" calcext:value-type="float">
            <text:p>1,0727913144</text:p>
          </table:table-cell>
        </table:table-row>
        <table:table-row table:style-name="ro1">
          <table:table-cell office:value-type="string" calcext:value-type="string">
            <text:p>01/04/2021</text:p>
          </table:table-cell>
          <table:table-cell table:number-columns-repeated="2" office:value-type="float" office:value="1.0038" calcext:value-type="float">
            <text:p>1,0038</text:p>
          </table:table-cell>
          <table:table-cell office:value-type="float" office:value="1.06364397623143" calcext:value-type="float">
            <text:p>1,06364397623143</text:p>
          </table:table-cell>
          <table:table-cell office:value-type="float" office:value="1.0636439762" calcext:value-type="float">
            <text:p>1,0636439762</text:p>
          </table:table-cell>
        </table:table-row>
        <table:table-row table:style-name="ro1">
          <table:table-cell office:value-type="string" calcext:value-type="string">
            <text:p>01/05/2021</text:p>
          </table:table-cell>
          <table:table-cell table:number-columns-repeated="2" office:value-type="float" office:value="1.0096" calcext:value-type="float">
            <text:p>1,0096</text:p>
          </table:table-cell>
          <table:table-cell office:value-type="float" office:value="1.05961742999744" calcext:value-type="float">
            <text:p>1,05961742999744</text:p>
          </table:table-cell>
          <table:table-cell office:value-type="float" office:value="1.05961743" calcext:value-type="float">
            <text:p>1,05961743</text:p>
          </table:table-cell>
        </table:table-row>
        <table:table-row table:style-name="ro1">
          <table:table-cell office:value-type="string" calcext:value-type="string">
            <text:p>01/06/2021</text:p>
          </table:table-cell>
          <table:table-cell table:number-columns-repeated="2" office:value-type="float" office:value="1.006" calcext:value-type="float">
            <text:p>1,006</text:p>
          </table:table-cell>
          <table:table-cell office:value-type="float" office:value="1.04954182844437" calcext:value-type="float">
            <text:p>1,04954182844437</text:p>
          </table:table-cell>
          <table:table-cell office:value-type="float" office:value="1.0495418284" calcext:value-type="float">
            <text:p>1,0495418284</text:p>
          </table:table-cell>
        </table:table-row>
        <table:table-row table:style-name="ro1">
          <table:table-cell office:value-type="string" calcext:value-type="string">
            <text:p>01/07/2021</text:p>
          </table:table-cell>
          <table:table-cell table:number-columns-repeated="2" office:value-type="float" office:value="1.0102" calcext:value-type="float">
            <text:p>1,0102</text:p>
          </table:table-cell>
          <table:table-cell office:value-type="float" office:value="1.04328213563059" calcext:value-type="float">
            <text:p>1,04328213563059</text:p>
          </table:table-cell>
          <table:table-cell office:value-type="float" office:value="1.0432821356" calcext:value-type="float">
            <text:p>1,0432821356</text:p>
          </table:table-cell>
        </table:table-row>
        <table:table-row table:style-name="ro1">
          <table:table-cell office:value-type="string" calcext:value-type="string">
            <text:p>01/08/2021</text:p>
          </table:table-cell>
          <table:table-cell table:number-columns-repeated="2" office:value-type="float" office:value="1.0088" calcext:value-type="float">
            <text:p>1,0088</text:p>
          </table:table-cell>
          <table:table-cell office:value-type="float" office:value="1.03274810496" calcext:value-type="float">
            <text:p>1,03274810496</text:p>
          </table:table-cell>
          <table:table-cell office:value-type="float" office:value="1.032748105" calcext:value-type="float">
            <text:p>1,032748105</text:p>
          </table:table-cell>
        </table:table-row>
        <table:table-row table:style-name="ro1">
          <table:table-cell office:value-type="string" calcext:value-type="string">
            <text:p>01/09/2021</text:p>
          </table:table-cell>
          <table:table-cell table:number-columns-repeated="2" office:value-type="float" office:value="1.012" calcext:value-type="float">
            <text:p>1,012</text:p>
          </table:table-cell>
          <table:table-cell table:number-columns-repeated="2" office:value-type="float" office:value="1.0237392" calcext:value-type="float">
            <text:p>1,0237392</text:p>
          </table:table-cell>
        </table:table-row>
        <table:table-row table:style-name="ro1">
          <table:table-cell office:value-type="string" calcext:value-type="string">
            <text:p>01/10/2021</text:p>
          </table:table-cell>
          <table:table-cell table:number-columns-repeated="4" office:value-type="float" office:value="1.0116" calcext:value-type="float">
            <text:p>1,01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3430" meta:object-count="0"/>
    <meta:generator>LibreOffice/7.0.6.2$Linux_X86_64 LibreOffice_project/00$Build-2</meta:generator>
  </office:meta>
</office:document-meta>
</file>